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rminated run" table:style-name="ta1">
        <table:shapes>
          <draw:frame draw:z-index="0" draw:style-name="gr1" draw:text-style-name="P1" svg:width="453pt" svg:height="255.26pt" svg:x="487.25pt" svg:y="176.23pt">
            <draw:object draw:notify-on-update-of-ranges="'terminated run'.C1:'terminated run'.C1 'terminated run'.B2:'terminated run'.B1507 'terminated run'.C2:'terminated run'.C1507 'terminated run'.I2:'terminated run'.I9 'terminated run'.J2:'terminated run'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isp_y</text:p>
          </table:table-cell>
          <table:table-cell office:value-type="string" calcext:value-type="string">
            <text:p>forces_y</text:p>
          </table:table-cell>
          <table:table-cell office:value-type="string" calcext:value-type="string">
            <text:p>moments_z</text:p>
          </table:table-cell>
          <table:table-cell office:value-type="string" calcext:value-type="string">
            <text:p>rotation</text:p>
          </table:table-cell>
          <table:table-cell table:number-columns-repeated="7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150.82079555538" calcext:value-type="float">
            <text:p>150.82079555538</text:p>
          </table:table-cell>
          <table:table-cell office:value-type="float" office:value="-203608.0710623" calcext:value-type="float">
            <text:p>-203608.0710623</text:p>
          </table:table-cell>
          <table:table-cell office:value-type="float" office:value="-0.002462380300073" calcext:value-type="float">
            <text:p>-0.00246238030007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10.03937007875" calcext:value-type="float">
            <text:p>310.03937007875</text:p>
          </table:table-cell>
          <table:table-cell office:value-type="float" office:value="-418553.1496063" calcext:value-type="float">
            <text:p>-418553.1496063</text:p>
          </table:table-cell>
          <table:table-cell office:value-type="float" office:value="-0.0049212598425197" calcext:value-type="float">
            <text:p>-0.00492125984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1.64158898903" calcext:value-type="float">
            <text:p>301.64158898903</text:p>
          </table:table-cell>
          <table:table-cell office:value-type="float" office:value="-407216.14219773" calcext:value-type="float">
            <text:p>-407216.14219773</text:p>
          </table:table-cell>
          <table:table-cell office:value-type="float" office:value="-0.004924760601031" calcext:value-type="float">
            <text:p>-0.00492476060103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20.0787401575" calcext:value-type="float">
            <text:p>620.0787401575</text:p>
          </table:table-cell>
          <table:table-cell office:value-type="float" office:value="-837106.2992126" calcext:value-type="float">
            <text:p>-837106.2992126</text:p>
          </table:table-cell>
          <table:table-cell office:value-type="float" office:value="-0.0098425196850394" calcext:value-type="float">
            <text:p>-0.00984251968503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452.46238242268" calcext:value-type="float">
            <text:p>452.46238242268</text:p>
          </table:table-cell>
          <table:table-cell office:value-type="float" office:value="-610824.21333316" calcext:value-type="float">
            <text:p>-610824.21333316</text:p>
          </table:table-cell>
          <table:table-cell office:value-type="float" office:value="-0.007387140901988" calcext:value-type="float">
            <text:p>-0.007387140901988</text:p>
          </table:table-cell>
          <table:table-cell table:number-columns-repeated="3"/>
          <table:table-cell office:value-type="float" office:value="12.5" calcext:value-type="float">
            <text:p>12.5</text:p>
          </table:table-cell>
          <table:table-cell office:value-type="float" office:value="625.00002474845" calcext:value-type="float">
            <text:p>625.0000247484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11713697921999" calcext:value-type="float">
            <text:p>-0.011713697921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39.45075818454" calcext:value-type="float">
            <text:p>539.45075818454</text:p>
          </table:table-cell>
          <table:table-cell office:value-type="float" office:value="-728258.49292292" calcext:value-type="float">
            <text:p>-728258.49292292</text:p>
          </table:table-cell>
          <table:table-cell office:value-type="float" office:value="-0.009591125101715" calcext:value-type="float">
            <text:p>-0.0095911251017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25.00002555988" calcext:value-type="float">
            <text:p>625.00002555988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13565549777037" calcext:value-type="float">
            <text:p>-0.0135655497770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.5" calcext:value-type="float">
            <text:p>12.5</text:p>
          </table:table-cell>
          <table:table-cell office:value-type="float" office:value="582.44276675605" calcext:value-type="float">
            <text:p>582.44276675605</text:p>
          </table:table-cell>
          <table:table-cell office:value-type="float" office:value="-786297.69733" calcext:value-type="float">
            <text:p>-786297.69733</text:p>
          </table:table-cell>
          <table:table-cell office:value-type="float" office:value="-0.011617010279311" calcext:value-type="float">
            <text:p>-0.011617010279311</text:p>
          </table:table-cell>
          <table:table-cell table:number-columns-repeated="3"/>
          <table:table-cell office:value-type="float" office:value="17.5" calcext:value-type="float">
            <text:p>17.5</text:p>
          </table:table-cell>
          <table:table-cell office:value-type="float" office:value="625.00002555988" calcext:value-type="float">
            <text:p>625.00002555988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15417401628889" calcext:value-type="float">
            <text:p>-0.015417401628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91.17316223598" calcext:value-type="float">
            <text:p>591.17316223598</text:p>
          </table:table-cell>
          <table:table-cell office:value-type="float" office:value="-798083.74461671" calcext:value-type="float">
            <text:p>-798083.74461671</text:p>
          </table:table-cell>
          <table:table-cell office:value-type="float" office:value="-0.013504203111144" calcext:value-type="float">
            <text:p>-0.01350420311114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625.00002555987" calcext:value-type="float">
            <text:p>625.00002555987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17269253480741" calcext:value-type="float">
            <text:p>-0.01726925348074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7.5" calcext:value-type="float">
            <text:p>17.5</text:p>
          </table:table-cell>
          <table:table-cell office:value-type="float" office:value="599.90357713835" calcext:value-type="float">
            <text:p>599.90357713835</text:p>
          </table:table-cell>
          <table:table-cell office:value-type="float" office:value="-809869.7910665" calcext:value-type="float">
            <text:p>-809869.7910665</text:p>
          </table:table-cell>
          <table:table-cell office:value-type="float" office:value="-0.015391396023891" calcext:value-type="float">
            <text:p>-0.01539139602389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26.00002555987" calcext:value-type="float">
            <text:p>626.00002555987</text:p>
          </table:table-cell>
          <table:table-cell office:value-type="float" office:value="-843749" calcext:value-type="float">
            <text:p>-8437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08.63398372474" calcext:value-type="float">
            <text:p>608.63398372474</text:p>
          </table:table-cell>
          <table:table-cell office:value-type="float" office:value="-821655.83787463" calcext:value-type="float">
            <text:p>-821655.83787463</text:p>
          </table:table-cell>
          <table:table-cell office:value-type="float" office:value="-0.017278588901993" calcext:value-type="float">
            <text:p>-0.01727858890199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2.5" calcext:value-type="float">
            <text:p>22.5</text:p>
          </table:table-cell>
          <table:table-cell office:value-type="float" office:value="617.36437796368" calcext:value-type="float">
            <text:p>617.36437796368</text:p>
          </table:table-cell>
          <table:table-cell office:value-type="float" office:value="-833441.88521482" calcext:value-type="float">
            <text:p>-833441.88521482</text:p>
          </table:table-cell>
          <table:table-cell office:value-type="float" office:value="-0.019165781728656" calcext:value-type="float">
            <text:p>-0.019165781728656</text:p>
          </table:table-cell>
          <table:table-cell table:number-columns-repeated="7"/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23.75" calcext:value-type="float">
            <text:p>23.75</text:p>
          </table:table-cell>
          <table:table-cell office:value-type="float" office:value="621.72957493779" calcext:value-type="float">
            <text:p>621.72957493779</text:p>
          </table:table-cell>
          <table:table-cell office:value-type="float" office:value="-839334.90889117" calcext:value-type="float">
            <text:p>-839334.90889117</text:p>
          </table:table-cell>
          <table:table-cell office:value-type="float" office:value="-0.020109378141381" calcext:value-type="float">
            <text:p>-0.020109378141381</text:p>
          </table:table-cell>
          <table:table-cell table:number-columns-repeated="7"/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24.375" calcext:value-type="float">
            <text:p>24.375</text:p>
          </table:table-cell>
          <table:table-cell office:value-type="float" office:value="623.91217150134" calcext:value-type="float">
            <text:p>623.91217150134</text:p>
          </table:table-cell>
          <table:table-cell office:value-type="float" office:value="-842281.42081224" calcext:value-type="float">
            <text:p>-842281.42081224</text:p>
          </table:table-cell>
          <table:table-cell office:value-type="float" office:value="-0.020581176339731" calcext:value-type="float">
            <text:p>-0.020581176339731</text:p>
          </table:table-cell>
          <table:table-cell table:number-columns-repeated="7"/>
        </table:table-row>
        <table:table-row table:style-name="ro1">
          <table:table-cell office:value-type="float" office:value="4.90625" calcext:value-type="float">
            <text:p>4.90625</text:p>
          </table:table-cell>
          <table:table-cell office:value-type="float" office:value="24.53125" calcext:value-type="float">
            <text:p>24.53125</text:p>
          </table:table-cell>
          <table:table-cell office:value-type="float" office:value="624.45781573664" calcext:value-type="float">
            <text:p>624.45781573664</text:p>
          </table:table-cell>
          <table:table-cell office:value-type="float" office:value="-843018.04900389" calcext:value-type="float">
            <text:p>-843018.04900389</text:p>
          </table:table-cell>
          <table:table-cell office:value-type="float" office:value="-0.020699125868881" calcext:value-type="float">
            <text:p>-0.020699125868881</text:p>
          </table:table-cell>
          <table:table-cell table:number-columns-repeated="7"/>
        </table:table-row>
        <table:table-row table:style-name="ro1">
          <table:table-cell office:value-type="float" office:value="4.921875" calcext:value-type="float">
            <text:p>4.921875</text:p>
          </table:table-cell>
          <table:table-cell office:value-type="float" office:value="24.609375" calcext:value-type="float">
            <text:p>24.609375</text:p>
          </table:table-cell>
          <table:table-cell office:value-type="float" office:value="624.73064010629" calcext:value-type="float">
            <text:p>624.73064010629</text:p>
          </table:table-cell>
          <table:table-cell office:value-type="float" office:value="-843386.36300267" calcext:value-type="float">
            <text:p>-843386.36300267</text:p>
          </table:table-cell>
          <table:table-cell office:value-type="float" office:value="-0.020758100642838" calcext:value-type="float">
            <text:p>-0.020758100642838</text:p>
          </table:table-cell>
          <table:table-cell table:number-columns-repeated="7"/>
        </table:table-row>
        <table:table-row table:style-name="ro1">
          <table:table-cell office:value-type="float" office:value="4.9296875" calcext:value-type="float">
            <text:p>4.9296875</text:p>
          </table:table-cell>
          <table:table-cell office:value-type="float" office:value="24.6484375" calcext:value-type="float">
            <text:p>24.6484375</text:p>
          </table:table-cell>
          <table:table-cell office:value-type="float" office:value="624.8670522911" calcext:value-type="float">
            <text:p>624.8670522911</text:p>
          </table:table-cell>
          <table:table-cell office:value-type="float" office:value="-843570.52000206" calcext:value-type="float">
            <text:p>-843570.52000206</text:p>
          </table:table-cell>
          <table:table-cell office:value-type="float" office:value="-0.020787588029817" calcext:value-type="float">
            <text:p>-0.020787588029817</text:p>
          </table:table-cell>
          <table:table-cell table:number-columns-repeated="7"/>
        </table:table-row>
        <table:table-row table:style-name="ro1">
          <table:table-cell office:value-type="float" office:value="4.93359375" calcext:value-type="float">
            <text:p>4.93359375</text:p>
          </table:table-cell>
          <table:table-cell office:value-type="float" office:value="24.66796875" calcext:value-type="float">
            <text:p>24.66796875</text:p>
          </table:table-cell>
          <table:table-cell office:value-type="float" office:value="624.93525838351" calcext:value-type="float">
            <text:p>624.93525838351</text:p>
          </table:table-cell>
          <table:table-cell office:value-type="float" office:value="-843662.59850176" calcext:value-type="float">
            <text:p>-843662.59850176</text:p>
          </table:table-cell>
          <table:table-cell office:value-type="float" office:value="-0.020802331723306" calcext:value-type="float">
            <text:p>-0.020802331723306</text:p>
          </table:table-cell>
          <table:table-cell table:number-columns-repeated="7"/>
        </table:table-row>
        <table:table-row table:style-name="ro1">
          <table:table-cell office:value-type="float" office:value="4.935546875" calcext:value-type="float">
            <text:p>4.935546875</text:p>
          </table:table-cell>
          <table:table-cell office:value-type="float" office:value="24.677734375" calcext:value-type="float">
            <text:p>24.677734375</text:p>
          </table:table-cell>
          <table:table-cell office:value-type="float" office:value="624.96936136818" calcext:value-type="float">
            <text:p>624.96936136818</text:p>
          </table:table-cell>
          <table:table-cell office:value-type="float" office:value="-843708.63775426" calcext:value-type="float">
            <text:p>-843708.63775426</text:p>
          </table:table-cell>
          <table:table-cell office:value-type="float" office:value="-0.020809703569794" calcext:value-type="float">
            <text:p>-0.020809703569794</text:p>
          </table:table-cell>
          <table:table-cell table:number-columns-repeated="7"/>
        </table:table-row>
        <table:table-row table:style-name="ro1">
          <table:table-cell office:value-type="float" office:value="4.9365234375" calcext:value-type="float">
            <text:p>4.9365234375</text:p>
          </table:table-cell>
          <table:table-cell office:value-type="float" office:value="24.6826171875" calcext:value-type="float">
            <text:p>24.6826171875</text:p>
          </table:table-cell>
          <table:table-cell office:value-type="float" office:value="624.98641291538" calcext:value-type="float">
            <text:p>624.98641291538</text:p>
          </table:table-cell>
          <table:table-cell office:value-type="float" office:value="-843731.65737815" calcext:value-type="float">
            <text:p>-843731.65737815</text:p>
          </table:table-cell>
          <table:table-cell office:value-type="float" office:value="-0.020813389493267" calcext:value-type="float">
            <text:p>-0.020813389493267</text:p>
          </table:table-cell>
          <table:table-cell table:number-columns-repeated="7"/>
        </table:table-row>
        <table:table-row table:style-name="ro1">
          <table:table-cell office:value-type="float" office:value="4.93701171875" calcext:value-type="float">
            <text:p>4.93701171875</text:p>
          </table:table-cell>
          <table:table-cell office:value-type="float" office:value="24.68505859375" calcext:value-type="float">
            <text:p>24.68505859375</text:p>
          </table:table-cell>
          <table:table-cell office:value-type="float" office:value="624.99493868093" calcext:value-type="float">
            <text:p>624.99493868093</text:p>
          </table:table-cell>
          <table:table-cell office:value-type="float" office:value="-843743.16719044" calcext:value-type="float">
            <text:p>-843743.16719044</text:p>
          </table:table-cell>
          <table:table-cell office:value-type="float" office:value="-0.02081523245497" calcext:value-type="float">
            <text:p>-0.02081523245497</text:p>
          </table:table-cell>
          <table:table-cell table:number-columns-repeated="7"/>
        </table:table-row>
        <table:table-row table:style-name="ro1">
          <table:table-cell office:value-type="float" office:value="4.937255859375" calcext:value-type="float">
            <text:p>4.937255859375</text:p>
          </table:table-cell>
          <table:table-cell office:value-type="float" office:value="24.686279296875" calcext:value-type="float">
            <text:p>24.686279296875</text:p>
          </table:table-cell>
          <table:table-cell office:value-type="float" office:value="624.99920156298" calcext:value-type="float">
            <text:p>624.99920156298</text:p>
          </table:table-cell>
          <table:table-cell office:value-type="float" office:value="-843748.92209661" calcext:value-type="float">
            <text:p>-843748.92209661</text:p>
          </table:table-cell>
          <table:table-cell office:value-type="float" office:value="-0.020816153935818" calcext:value-type="float">
            <text:p>-0.020816153935818</text:p>
          </table:table-cell>
          <table:table-cell table:number-columns-repeated="7"/>
        </table:table-row>
        <table:table-row table:style-name="ro1">
          <table:table-cell office:value-type="float" office:value="4.9372863769531" calcext:value-type="float">
            <text:p>4.9372863769531</text:p>
          </table:table-cell>
          <table:table-cell office:value-type="float" office:value="24.686431884766" calcext:value-type="float">
            <text:p>24.686431884766</text:p>
          </table:table-cell>
          <table:table-cell office:value-type="float" office:value="624.99973441687" calcext:value-type="float">
            <text:p>624.99973441687</text:p>
          </table:table-cell>
          <table:table-cell office:value-type="float" office:value="-843749.64146016" calcext:value-type="float">
            <text:p>-843749.64146016</text:p>
          </table:table-cell>
          <table:table-cell office:value-type="float" office:value="-0.020816269120898" calcext:value-type="float">
            <text:p>-0.020816269120898</text:p>
          </table:table-cell>
          <table:table-cell table:number-columns-repeated="7"/>
        </table:table-row>
        <table:table-row table:style-name="ro1">
          <table:table-cell office:value-type="float" office:value="4.9372940063477" calcext:value-type="float">
            <text:p>4.9372940063477</text:p>
          </table:table-cell>
          <table:table-cell office:value-type="float" office:value="24.686470031738" calcext:value-type="float">
            <text:p>24.686470031738</text:p>
          </table:table-cell>
          <table:table-cell office:value-type="float" office:value="624.9998676308" calcext:value-type="float">
            <text:p>624.9998676308</text:p>
          </table:table-cell>
          <table:table-cell office:value-type="float" office:value="-843749.82130103" calcext:value-type="float">
            <text:p>-843749.82130103</text:p>
          </table:table-cell>
          <table:table-cell office:value-type="float" office:value="-0.020816297917169" calcext:value-type="float">
            <text:p>-0.020816297917169</text:p>
          </table:table-cell>
          <table:table-cell table:number-columns-repeated="7"/>
        </table:table-row>
        <table:table-row table:style-name="ro1">
          <table:table-cell office:value-type="float" office:value="4.9372978210449" calcext:value-type="float">
            <text:p>4.9372978210449</text:p>
          </table:table-cell>
          <table:table-cell office:value-type="float" office:value="24.686489105225" calcext:value-type="float">
            <text:p>24.686489105225</text:p>
          </table:table-cell>
          <table:table-cell office:value-type="float" office:value="624.99993423831" calcext:value-type="float">
            <text:p>624.99993423831</text:p>
          </table:table-cell>
          <table:table-cell office:value-type="float" office:value="-843749.91122144" calcext:value-type="float">
            <text:p>-843749.91122144</text:p>
          </table:table-cell>
          <table:table-cell office:value-type="float" office:value="-0.020816312315308" calcext:value-type="float">
            <text:p>-0.020816312315308</text:p>
          </table:table-cell>
          <table:table-cell table:number-columns-repeated="7"/>
        </table:table-row>
        <table:table-row table:style-name="ro1">
          <table:table-cell office:value-type="float" office:value="4.9372997283936" calcext:value-type="float">
            <text:p>4.9372997283936</text:p>
          </table:table-cell>
          <table:table-cell office:value-type="float" office:value="24.686498641968" calcext:value-type="float">
            <text:p>24.686498641968</text:p>
          </table:table-cell>
          <table:table-cell office:value-type="float" office:value="624.99996754206" calcext:value-type="float">
            <text:p>624.99996754206</text:p>
          </table:table-cell>
          <table:table-cell office:value-type="float" office:value="-843749.95618164" calcext:value-type="float">
            <text:p>-843749.95618164</text:p>
          </table:table-cell>
          <table:table-cell office:value-type="float" office:value="-0.020816319514377" calcext:value-type="float">
            <text:p>-0.020816319514377</text:p>
          </table:table-cell>
          <table:table-cell table:number-columns-repeated="7"/>
        </table:table-row>
        <table:table-row table:style-name="ro1">
          <table:table-cell office:value-type="float" office:value="4.9373006820679" calcext:value-type="float">
            <text:p>4.9373006820679</text:p>
          </table:table-cell>
          <table:table-cell office:value-type="float" office:value="24.686503410339" calcext:value-type="float">
            <text:p>24.686503410339</text:p>
          </table:table-cell>
          <table:table-cell office:value-type="float" office:value="624.99998419394" calcext:value-type="float">
            <text:p>624.99998419394</text:p>
          </table:table-cell>
          <table:table-cell office:value-type="float" office:value="-843749.97866174" calcext:value-type="float">
            <text:p>-843749.97866174</text:p>
          </table:table-cell>
          <table:table-cell office:value-type="float" office:value="-0.020816323113911" calcext:value-type="float">
            <text:p>-0.020816323113911</text:p>
          </table:table-cell>
          <table:table-cell table:number-columns-repeated="7"/>
        </table:table-row>
        <table:table-row table:style-name="ro1">
          <table:table-cell office:value-type="float" office:value="4.937301158905" calcext:value-type="float">
            <text:p>4.937301158905</text:p>
          </table:table-cell>
          <table:table-cell office:value-type="float" office:value="24.686505794525" calcext:value-type="float">
            <text:p>24.686505794525</text:p>
          </table:table-cell>
          <table:table-cell office:value-type="float" office:value="624.99999251986" calcext:value-type="float">
            <text:p>624.99999251986</text:p>
          </table:table-cell>
          <table:table-cell office:value-type="float" office:value="-843749.9899018" calcext:value-type="float">
            <text:p>-843749.9899018</text:p>
          </table:table-cell>
          <table:table-cell office:value-type="float" office:value="-0.020816324913678" calcext:value-type="float">
            <text:p>-0.020816324913678</text:p>
          </table:table-cell>
          <table:table-cell table:number-columns-repeated="7"/>
        </table:table-row>
        <table:table-row table:style-name="ro1">
          <table:table-cell office:value-type="float" office:value="4.9373013973236" calcext:value-type="float">
            <text:p>4.9373013973236</text:p>
          </table:table-cell>
          <table:table-cell office:value-type="float" office:value="24.686506986618" calcext:value-type="float">
            <text:p>24.686506986618</text:p>
          </table:table-cell>
          <table:table-cell office:value-type="float" office:value="624.99999668284" calcext:value-type="float">
            <text:p>624.99999668284</text:p>
          </table:table-cell>
          <table:table-cell office:value-type="float" office:value="-843749.99552182" calcext:value-type="float">
            <text:p>-843749.99552182</text:p>
          </table:table-cell>
          <table:table-cell office:value-type="float" office:value="-0.020816325813562" calcext:value-type="float">
            <text:p>-0.020816325813562</text:p>
          </table:table-cell>
          <table:table-cell table:number-columns-repeated="7"/>
        </table:table-row>
        <table:table-row table:style-name="ro1">
          <table:table-cell office:value-type="float" office:value="4.9373015165329" calcext:value-type="float">
            <text:p>4.9373015165329</text:p>
          </table:table-cell>
          <table:table-cell office:value-type="float" office:value="24.686507582664" calcext:value-type="float">
            <text:p>24.686507582664</text:p>
          </table:table-cell>
          <table:table-cell office:value-type="float" office:value="624.99999876433" calcext:value-type="float">
            <text:p>624.99999876433</text:p>
          </table:table-cell>
          <table:table-cell office:value-type="float" office:value="-843749.99833183" calcext:value-type="float">
            <text:p>-843749.99833183</text:p>
          </table:table-cell>
          <table:table-cell office:value-type="float" office:value="-0.020816326263504" calcext:value-type="float">
            <text:p>-0.020816326263504</text:p>
          </table:table-cell>
          <table:table-cell table:number-columns-repeated="7"/>
        </table:table-row>
        <table:table-row table:style-name="ro1">
          <table:table-cell office:value-type="float" office:value="4.9373015463352" calcext:value-type="float">
            <text:p>4.9373015463352</text:p>
          </table:table-cell>
          <table:table-cell office:value-type="float" office:value="24.686507731676" calcext:value-type="float">
            <text:p>24.686507731676</text:p>
          </table:table-cell>
          <table:table-cell office:value-type="float" office:value="624.99999928469" calcext:value-type="float">
            <text:p>624.99999928469</text:p>
          </table:table-cell>
          <table:table-cell office:value-type="float" office:value="-843749.99903434" calcext:value-type="float">
            <text:p>-843749.99903434</text:p>
          </table:table-cell>
          <table:table-cell office:value-type="float" office:value="-0.020816326375989" calcext:value-type="float">
            <text:p>-0.020816326375989</text:p>
          </table:table-cell>
          <table:table-cell table:number-columns-repeated="7"/>
        </table:table-row>
        <table:table-row table:style-name="ro1">
          <table:table-cell office:value-type="float" office:value="4.9373015612364" calcext:value-type="float">
            <text:p>4.9373015612364</text:p>
          </table:table-cell>
          <table:table-cell office:value-type="float" office:value="24.686507806182" calcext:value-type="float">
            <text:p>24.686507806182</text:p>
          </table:table-cell>
          <table:table-cell office:value-type="float" office:value="624.99999954489" calcext:value-type="float">
            <text:p>624.99999954489</text:p>
          </table:table-cell>
          <table:table-cell office:value-type="float" office:value="-843749.99938559" calcext:value-type="float">
            <text:p>-843749.99938559</text:p>
          </table:table-cell>
          <table:table-cell office:value-type="float" office:value="-0.020816326432232" calcext:value-type="float">
            <text:p>-0.020816326432232</text:p>
          </table:table-cell>
          <table:table-cell table:number-columns-repeated="7"/>
        </table:table-row>
        <table:table-row table:style-name="ro1">
          <table:table-cell office:value-type="float" office:value="4.937301568687" calcext:value-type="float">
            <text:p>4.937301568687</text:p>
          </table:table-cell>
          <table:table-cell office:value-type="float" office:value="24.686507843435" calcext:value-type="float">
            <text:p>24.686507843435</text:p>
          </table:table-cell>
          <table:table-cell office:value-type="float" office:value="624.99999967498" calcext:value-type="float">
            <text:p>624.99999967498</text:p>
          </table:table-cell>
          <table:table-cell office:value-type="float" office:value="-843749.99956121" calcext:value-type="float">
            <text:p>-843749.99956121</text:p>
          </table:table-cell>
          <table:table-cell office:value-type="float" office:value="-0.020816326460353" calcext:value-type="float">
            <text:p>-0.020816326460353</text:p>
          </table:table-cell>
          <table:table-cell table:number-columns-repeated="7"/>
        </table:table-row>
        <table:table-row table:style-name="ro1">
          <table:table-cell office:value-type="float" office:value="4.9373015724123" calcext:value-type="float">
            <text:p>4.9373015724123</text:p>
          </table:table-cell>
          <table:table-cell office:value-type="float" office:value="24.686507862061" calcext:value-type="float">
            <text:p>24.686507862061</text:p>
          </table:table-cell>
          <table:table-cell office:value-type="float" office:value="624.99999974002" calcext:value-type="float">
            <text:p>624.99999974002</text:p>
          </table:table-cell>
          <table:table-cell office:value-type="float" office:value="-843749.99964903" calcext:value-type="float">
            <text:p>-843749.99964903</text:p>
          </table:table-cell>
          <table:table-cell office:value-type="float" office:value="-0.020816326474414" calcext:value-type="float">
            <text:p>-0.020816326474414</text:p>
          </table:table-cell>
          <table:table-cell table:number-columns-repeated="7"/>
        </table:table-row>
        <table:table-row table:style-name="ro1">
          <table:table-cell office:value-type="float" office:value="4.9373015733436" calcext:value-type="float">
            <text:p>4.9373015733436</text:p>
          </table:table-cell>
          <table:table-cell office:value-type="float" office:value="24.686507866718" calcext:value-type="float">
            <text:p>24.686507866718</text:p>
          </table:table-cell>
          <table:table-cell office:value-type="float" office:value="624.99999975629" calcext:value-type="float">
            <text:p>624.99999975629</text:p>
          </table:table-cell>
          <table:table-cell office:value-type="float" office:value="-843749.99967098" calcext:value-type="float">
            <text:p>-843749.99967098</text:p>
          </table:table-cell>
          <table:table-cell office:value-type="float" office:value="-0.020816326477929" calcext:value-type="float">
            <text:p>-0.020816326477929</text:p>
          </table:table-cell>
          <table:table-cell table:number-columns-repeated="7"/>
        </table:table-row>
        <table:table-row table:style-name="ro1">
          <table:table-cell office:value-type="float" office:value="4.9373015742749" calcext:value-type="float">
            <text:p>4.9373015742749</text:p>
          </table:table-cell>
          <table:table-cell office:value-type="float" office:value="24.686507871374" calcext:value-type="float">
            <text:p>24.686507871374</text:p>
          </table:table-cell>
          <table:table-cell office:value-type="float" office:value="624.99999977256" calcext:value-type="float">
            <text:p>624.99999977256</text:p>
          </table:table-cell>
          <table:table-cell office:value-type="float" office:value="-843749.99969293" calcext:value-type="float">
            <text:p>-843749.99969293</text:p>
          </table:table-cell>
          <table:table-cell office:value-type="float" office:value="-0.020816326481445" calcext:value-type="float">
            <text:p>-0.020816326481445</text:p>
          </table:table-cell>
          <table:table-cell table:number-columns-repeated="7"/>
        </table:table-row>
        <table:table-row table:style-name="ro1">
          <table:table-cell office:value-type="float" office:value="4.9373015752062" calcext:value-type="float">
            <text:p>4.9373015752062</text:p>
          </table:table-cell>
          <table:table-cell office:value-type="float" office:value="24.686507876031" calcext:value-type="float">
            <text:p>24.686507876031</text:p>
          </table:table-cell>
          <table:table-cell office:value-type="float" office:value="624.9999997888" calcext:value-type="float">
            <text:p>624.9999997888</text:p>
          </table:table-cell>
          <table:table-cell office:value-type="float" office:value="-843749.99971489" calcext:value-type="float">
            <text:p>-843749.99971489</text:p>
          </table:table-cell>
          <table:table-cell office:value-type="float" office:value="-0.02081632648496" calcext:value-type="float">
            <text:p>-0.02081632648496</text:p>
          </table:table-cell>
          <table:table-cell table:number-columns-repeated="7"/>
        </table:table-row>
        <table:table-row table:style-name="ro1">
          <table:table-cell office:value-type="float" office:value="4.9373015761375" calcext:value-type="float">
            <text:p>4.9373015761375</text:p>
          </table:table-cell>
          <table:table-cell office:value-type="float" office:value="24.686507880688" calcext:value-type="float">
            <text:p>24.686507880688</text:p>
          </table:table-cell>
          <table:table-cell office:value-type="float" office:value="624.99999980507" calcext:value-type="float">
            <text:p>624.99999980507</text:p>
          </table:table-cell>
          <table:table-cell office:value-type="float" office:value="-843749.99973684" calcext:value-type="float">
            <text:p>-843749.99973684</text:p>
          </table:table-cell>
          <table:table-cell office:value-type="float" office:value="-0.020816326488475" calcext:value-type="float">
            <text:p>-0.020816326488475</text:p>
          </table:table-cell>
          <table:table-cell table:number-columns-repeated="7"/>
        </table:table-row>
        <table:table-row table:style-name="ro1">
          <table:table-cell office:value-type="float" office:value="4.9373015770689" calcext:value-type="float">
            <text:p>4.9373015770689</text:p>
          </table:table-cell>
          <table:table-cell office:value-type="float" office:value="24.686507885344" calcext:value-type="float">
            <text:p>24.686507885344</text:p>
          </table:table-cell>
          <table:table-cell office:value-type="float" office:value="624.99999982133" calcext:value-type="float">
            <text:p>624.99999982133</text:p>
          </table:table-cell>
          <table:table-cell office:value-type="float" office:value="-843749.99975879" calcext:value-type="float">
            <text:p>-843749.99975879</text:p>
          </table:table-cell>
          <table:table-cell office:value-type="float" office:value="-0.02081632649199" calcext:value-type="float">
            <text:p>-0.02081632649199</text:p>
          </table:table-cell>
          <table:table-cell table:number-columns-repeated="7"/>
        </table:table-row>
        <table:table-row table:style-name="ro1">
          <table:table-cell office:value-type="float" office:value="4.9373015780002" calcext:value-type="float">
            <text:p>4.9373015780002</text:p>
          </table:table-cell>
          <table:table-cell office:value-type="float" office:value="24.686507890001" calcext:value-type="float">
            <text:p>24.686507890001</text:p>
          </table:table-cell>
          <table:table-cell office:value-type="float" office:value="624.9999998376" calcext:value-type="float">
            <text:p>624.9999998376</text:p>
          </table:table-cell>
          <table:table-cell office:value-type="float" office:value="-843749.99978075" calcext:value-type="float">
            <text:p>-843749.99978075</text:p>
          </table:table-cell>
          <table:table-cell office:value-type="float" office:value="-0.020816326495505" calcext:value-type="float">
            <text:p>-0.020816326495505</text:p>
          </table:table-cell>
          <table:table-cell table:number-columns-repeated="7"/>
        </table:table-row>
        <table:table-row table:style-name="ro1">
          <table:table-cell office:value-type="float" office:value="4.9373015789315" calcext:value-type="float">
            <text:p>4.9373015789315</text:p>
          </table:table-cell>
          <table:table-cell office:value-type="float" office:value="24.686507894658" calcext:value-type="float">
            <text:p>24.686507894658</text:p>
          </table:table-cell>
          <table:table-cell office:value-type="float" office:value="624.99999985385" calcext:value-type="float">
            <text:p>624.99999985385</text:p>
          </table:table-cell>
          <table:table-cell office:value-type="float" office:value="-843749.9998027" calcext:value-type="float">
            <text:p>-843749.9998027</text:p>
          </table:table-cell>
          <table:table-cell office:value-type="float" office:value="-0.02081632649902" calcext:value-type="float">
            <text:p>-0.02081632649902</text:p>
          </table:table-cell>
          <table:table-cell table:number-columns-repeated="7"/>
        </table:table-row>
        <table:table-row table:style-name="ro1">
          <table:table-cell office:value-type="float" office:value="4.9373015798628" calcext:value-type="float">
            <text:p>4.9373015798628</text:p>
          </table:table-cell>
          <table:table-cell office:value-type="float" office:value="24.686507899314" calcext:value-type="float">
            <text:p>24.686507899314</text:p>
          </table:table-cell>
          <table:table-cell office:value-type="float" office:value="624.99999987011" calcext:value-type="float">
            <text:p>624.99999987011</text:p>
          </table:table-cell>
          <table:table-cell office:value-type="float" office:value="-843749.99982465" calcext:value-type="float">
            <text:p>-843749.99982465</text:p>
          </table:table-cell>
          <table:table-cell office:value-type="float" office:value="-0.020816326502536" calcext:value-type="float">
            <text:p>-0.020816326502536</text:p>
          </table:table-cell>
          <table:table-cell table:number-columns-repeated="7"/>
        </table:table-row>
        <table:table-row table:style-name="ro1">
          <table:table-cell office:value-type="float" office:value="4.9373015807942" calcext:value-type="float">
            <text:p>4.9373015807942</text:p>
          </table:table-cell>
          <table:table-cell office:value-type="float" office:value="24.686507903971" calcext:value-type="float">
            <text:p>24.686507903971</text:p>
          </table:table-cell>
          <table:table-cell office:value-type="float" office:value="624.99999988638" calcext:value-type="float">
            <text:p>624.99999988638</text:p>
          </table:table-cell>
          <table:table-cell office:value-type="float" office:value="-843749.99984661" calcext:value-type="float">
            <text:p>-843749.99984661</text:p>
          </table:table-cell>
          <table:table-cell office:value-type="float" office:value="-0.020816326506051" calcext:value-type="float">
            <text:p>-0.020816326506051</text:p>
          </table:table-cell>
          <table:table-cell table:number-columns-repeated="7"/>
        </table:table-row>
        <table:table-row table:style-name="ro1">
          <table:table-cell office:value-type="float" office:value="4.9373015817255" calcext:value-type="float">
            <text:p>4.9373015817255</text:p>
          </table:table-cell>
          <table:table-cell office:value-type="float" office:value="24.686507908627" calcext:value-type="float">
            <text:p>24.686507908627</text:p>
          </table:table-cell>
          <table:table-cell office:value-type="float" office:value="624.99999990265" calcext:value-type="float">
            <text:p>624.99999990265</text:p>
          </table:table-cell>
          <table:table-cell office:value-type="float" office:value="-843749.99986856" calcext:value-type="float">
            <text:p>-843749.99986856</text:p>
          </table:table-cell>
          <table:table-cell office:value-type="float" office:value="-0.020816326509566" calcext:value-type="float">
            <text:p>-0.020816326509566</text:p>
          </table:table-cell>
          <table:table-cell table:number-columns-repeated="7"/>
        </table:table-row>
        <table:table-row table:style-name="ro1">
          <table:table-cell office:value-type="float" office:value="4.9373015826568" calcext:value-type="float">
            <text:p>4.9373015826568</text:p>
          </table:table-cell>
          <table:table-cell office:value-type="float" office:value="24.686507913284" calcext:value-type="float">
            <text:p>24.686507913284</text:p>
          </table:table-cell>
          <table:table-cell office:value-type="float" office:value="624.9999999189" calcext:value-type="float">
            <text:p>624.9999999189</text:p>
          </table:table-cell>
          <table:table-cell office:value-type="float" office:value="-843749.99989051" calcext:value-type="float">
            <text:p>-843749.99989051</text:p>
          </table:table-cell>
          <table:table-cell office:value-type="float" office:value="-0.020816326513081" calcext:value-type="float">
            <text:p>-0.020816326513081</text:p>
          </table:table-cell>
          <table:table-cell table:number-columns-repeated="7"/>
        </table:table-row>
        <table:table-row table:style-name="ro1">
          <table:table-cell office:value-type="float" office:value="4.9373015835881" calcext:value-type="float">
            <text:p>4.9373015835881</text:p>
          </table:table-cell>
          <table:table-cell office:value-type="float" office:value="24.686507917941" calcext:value-type="float">
            <text:p>24.686507917941</text:p>
          </table:table-cell>
          <table:table-cell office:value-type="float" office:value="624.99999993516" calcext:value-type="float">
            <text:p>624.99999993516</text:p>
          </table:table-cell>
          <table:table-cell office:value-type="float" office:value="-843749.99991247" calcext:value-type="float">
            <text:p>-843749.99991247</text:p>
          </table:table-cell>
          <table:table-cell office:value-type="float" office:value="-0.020816326516596" calcext:value-type="float">
            <text:p>-0.020816326516596</text:p>
          </table:table-cell>
          <table:table-cell table:number-columns-repeated="7"/>
        </table:table-row>
        <table:table-row table:style-name="ro1">
          <table:table-cell office:value-type="float" office:value="4.9373015845194" calcext:value-type="float">
            <text:p>4.9373015845194</text:p>
          </table:table-cell>
          <table:table-cell office:value-type="float" office:value="24.686507922597" calcext:value-type="float">
            <text:p>24.686507922597</text:p>
          </table:table-cell>
          <table:table-cell office:value-type="float" office:value="624.99999995143" calcext:value-type="float">
            <text:p>624.99999995143</text:p>
          </table:table-cell>
          <table:table-cell office:value-type="float" office:value="-843749.99993442" calcext:value-type="float">
            <text:p>-843749.99993442</text:p>
          </table:table-cell>
          <table:table-cell office:value-type="float" office:value="-0.020816326520111" calcext:value-type="float">
            <text:p>-0.020816326520111</text:p>
          </table:table-cell>
          <table:table-cell table:number-columns-repeated="7"/>
        </table:table-row>
        <table:table-row table:style-name="ro1">
          <table:table-cell office:value-type="float" office:value="4.9373015854508" calcext:value-type="float">
            <text:p>4.9373015854508</text:p>
          </table:table-cell>
          <table:table-cell office:value-type="float" office:value="24.686507927254" calcext:value-type="float">
            <text:p>24.686507927254</text:p>
          </table:table-cell>
          <table:table-cell office:value-type="float" office:value="624.99999996769" calcext:value-type="float">
            <text:p>624.99999996769</text:p>
          </table:table-cell>
          <table:table-cell office:value-type="float" office:value="-843749.99995637" calcext:value-type="float">
            <text:p>-843749.99995637</text:p>
          </table:table-cell>
          <table:table-cell office:value-type="float" office:value="-0.020816326523627" calcext:value-type="float">
            <text:p>-0.020816326523627</text:p>
          </table:table-cell>
          <table:table-cell table:number-columns-repeated="7"/>
        </table:table-row>
        <table:table-row table:style-name="ro1">
          <table:table-cell office:value-type="float" office:value="4.9373015863821" calcext:value-type="float">
            <text:p>4.9373015863821</text:p>
          </table:table-cell>
          <table:table-cell office:value-type="float" office:value="24.68650793191" calcext:value-type="float">
            <text:p>24.68650793191</text:p>
          </table:table-cell>
          <table:table-cell office:value-type="float" office:value="624.99999998395" calcext:value-type="float">
            <text:p>624.99999998395</text:p>
          </table:table-cell>
          <table:table-cell office:value-type="float" office:value="-843749.99997833" calcext:value-type="float">
            <text:p>-843749.99997833</text:p>
          </table:table-cell>
          <table:table-cell office:value-type="float" office:value="-0.020816326527142" calcext:value-type="float">
            <text:p>-0.020816326527142</text:p>
          </table:table-cell>
          <table:table-cell table:number-columns-repeated="7"/>
        </table:table-row>
        <table:table-row table:style-name="ro1">
          <table:table-cell office:value-type="float" office:value="4.9373015868478" calcext:value-type="float">
            <text:p>4.9373015868478</text:p>
          </table:table-cell>
          <table:table-cell office:value-type="float" office:value="24.686507934239" calcext:value-type="float">
            <text:p>24.686507934239</text:p>
          </table:table-cell>
          <table:table-cell office:value-type="float" office:value="625.00000012442" calcext:value-type="float">
            <text:p>625.00000012442</text:p>
          </table:table-cell>
          <table:table-cell office:value-type="float" office:value="-843750.00016795" calcext:value-type="float">
            <text:p>-843750.00016795</text:p>
          </table:table-cell>
          <table:table-cell office:value-type="float" office:value="-0.020816326529435" calcext:value-type="float">
            <text:p>-0.020816326529435</text:p>
          </table:table-cell>
          <table:table-cell table:number-columns-repeated="7"/>
        </table:table-row>
        <table:table-row table:style-name="ro1">
          <table:table-cell office:value-type="float" office:value="4.9373015869642" calcext:value-type="float">
            <text:p>4.9373015869642</text:p>
          </table:table-cell>
          <table:table-cell office:value-type="float" office:value="24.686507934821" calcext:value-type="float">
            <text:p>24.686507934821</text:p>
          </table:table-cell>
          <table:table-cell office:value-type="float" office:value="625.00000015953" calcext:value-type="float">
            <text:p>625.00000015953</text:p>
          </table:table-cell>
          <table:table-cell office:value-type="float" office:value="-843750.00021536" calcext:value-type="float">
            <text:p>-843750.00021536</text:p>
          </table:table-cell>
          <table:table-cell office:value-type="float" office:value="-0.020816326530008" calcext:value-type="float">
            <text:p>-0.020816326530008</text:p>
          </table:table-cell>
          <table:table-cell table:number-columns-repeated="7"/>
        </table:table-row>
        <table:table-row table:style-name="ro1">
          <table:table-cell office:value-type="float" office:value="4.937301587197" calcext:value-type="float">
            <text:p>4.937301587197</text:p>
          </table:table-cell>
          <table:table-cell office:value-type="float" office:value="24.686507935985" calcext:value-type="float">
            <text:p>24.686507935985</text:p>
          </table:table-cell>
          <table:table-cell office:value-type="float" office:value="624.99999999818" calcext:value-type="float">
            <text:p>624.99999999818</text:p>
          </table:table-cell>
          <table:table-cell office:value-type="float" office:value="-843749.99999753" calcext:value-type="float">
            <text:p>-843749.99999753</text:p>
          </table:table-cell>
          <table:table-cell office:value-type="float" office:value="-0.020816326530218" calcext:value-type="float">
            <text:p>-0.020816326530218</text:p>
          </table:table-cell>
          <table:table-cell table:number-columns-repeated="7"/>
        </table:table-row>
        <table:table-row table:style-name="ro1">
          <table:table-cell office:value-type="float" office:value="4.9373015876627" calcext:value-type="float">
            <text:p>4.9373015876627</text:p>
          </table:table-cell>
          <table:table-cell office:value-type="float" office:value="24.686507938313" calcext:value-type="float">
            <text:p>24.686507938313</text:p>
          </table:table-cell>
          <table:table-cell office:value-type="float" office:value="625.00000013865" calcext:value-type="float">
            <text:p>625.00000013865</text:p>
          </table:table-cell>
          <table:table-cell office:value-type="float" office:value="-843750.00018716" calcext:value-type="float">
            <text:p>-843750.00018716</text:p>
          </table:table-cell>
          <table:table-cell office:value-type="float" office:value="-0.020816326532511" calcext:value-type="float">
            <text:p>-0.020816326532511</text:p>
          </table:table-cell>
          <table:table-cell table:number-columns-repeated="7"/>
        </table:table-row>
        <table:table-row table:style-name="ro1">
          <table:table-cell office:value-type="float" office:value="4.9373015877791" calcext:value-type="float">
            <text:p>4.9373015877791</text:p>
          </table:table-cell>
          <table:table-cell office:value-type="float" office:value="24.686507938895" calcext:value-type="float">
            <text:p>24.686507938895</text:p>
          </table:table-cell>
          <table:table-cell office:value-type="float" office:value="625.00000017375" calcext:value-type="float">
            <text:p>625.00000017375</text:p>
          </table:table-cell>
          <table:table-cell office:value-type="float" office:value="-843750.00023457" calcext:value-type="float">
            <text:p>-843750.00023457</text:p>
          </table:table-cell>
          <table:table-cell office:value-type="float" office:value="-0.020816326533084" calcext:value-type="float">
            <text:p>-0.020816326533084</text:p>
          </table:table-cell>
          <table:table-cell table:number-columns-repeated="7"/>
        </table:table-row>
        <table:table-row table:style-name="ro1">
          <table:table-cell office:value-type="float" office:value="4.9373015880119" calcext:value-type="float">
            <text:p>4.9373015880119</text:p>
          </table:table-cell>
          <table:table-cell office:value-type="float" office:value="24.68650794006" calcext:value-type="float">
            <text:p>24.68650794006</text:p>
          </table:table-cell>
          <table:table-cell office:value-type="float" office:value="625.0000000124" calcext:value-type="float">
            <text:p>625.0000000124</text:p>
          </table:table-cell>
          <table:table-cell office:value-type="float" office:value="-843750.00001674" calcext:value-type="float">
            <text:p>-843750.00001674</text:p>
          </table:table-cell>
          <table:table-cell office:value-type="float" office:value="-0.020816326533293" calcext:value-type="float">
            <text:p>-0.020816326533293</text:p>
          </table:table-cell>
          <table:table-cell table:number-columns-repeated="7"/>
        </table:table-row>
        <table:table-row table:style-name="ro1">
          <table:table-cell office:value-type="float" office:value="4.9373015884776" calcext:value-type="float">
            <text:p>4.9373015884776</text:p>
          </table:table-cell>
          <table:table-cell office:value-type="float" office:value="24.686507942388" calcext:value-type="float">
            <text:p>24.686507942388</text:p>
          </table:table-cell>
          <table:table-cell office:value-type="float" office:value="625.00000015286" calcext:value-type="float">
            <text:p>625.00000015286</text:p>
          </table:table-cell>
          <table:table-cell office:value-type="float" office:value="-843750.00020637" calcext:value-type="float">
            <text:p>-843750.00020637</text:p>
          </table:table-cell>
          <table:table-cell office:value-type="float" office:value="-0.020816326535587" calcext:value-type="float">
            <text:p>-0.020816326535587</text:p>
          </table:table-cell>
          <table:table-cell table:number-columns-repeated="7"/>
        </table:table-row>
        <table:table-row table:style-name="ro1">
          <table:table-cell office:value-type="float" office:value="4.937301588594" calcext:value-type="float">
            <text:p>4.937301588594</text:p>
          </table:table-cell>
          <table:table-cell office:value-type="float" office:value="24.68650794297" calcext:value-type="float">
            <text:p>24.68650794297</text:p>
          </table:table-cell>
          <table:table-cell office:value-type="float" office:value="625.00000018799" calcext:value-type="float">
            <text:p>625.00000018799</text:p>
          </table:table-cell>
          <table:table-cell office:value-type="float" office:value="-843750.00025378" calcext:value-type="float">
            <text:p>-843750.00025378</text:p>
          </table:table-cell>
          <table:table-cell office:value-type="float" office:value="-0.02081632653616" calcext:value-type="float">
            <text:p>-0.02081632653616</text:p>
          </table:table-cell>
          <table:table-cell table:number-columns-repeated="7"/>
        </table:table-row>
        <table:table-row table:style-name="ro1">
          <table:table-cell office:value-type="float" office:value="4.9373015888268" calcext:value-type="float">
            <text:p>4.9373015888268</text:p>
          </table:table-cell>
          <table:table-cell office:value-type="float" office:value="24.686507944134" calcext:value-type="float">
            <text:p>24.686507944134</text:p>
          </table:table-cell>
          <table:table-cell office:value-type="float" office:value="625.00000009349" calcext:value-type="float">
            <text:p>625.00000009349</text:p>
          </table:table-cell>
          <table:table-cell office:value-type="float" office:value="-843750.00012622" calcext:value-type="float">
            <text:p>-843750.00012622</text:p>
          </table:table-cell>
          <table:table-cell office:value-type="float" office:value="-0.020816326536877" calcext:value-type="float">
            <text:p>-0.020816326536877</text:p>
          </table:table-cell>
          <table:table-cell table:number-columns-repeated="7"/>
        </table:table-row>
        <table:table-row table:style-name="ro1">
          <table:table-cell office:value-type="float" office:value="4.9373015890596" calcext:value-type="float">
            <text:p>4.9373015890596</text:p>
          </table:table-cell>
          <table:table-cell office:value-type="float" office:value="24.686507945298" calcext:value-type="float">
            <text:p>24.686507945298</text:p>
          </table:table-cell>
          <table:table-cell office:value-type="float" office:value="625.0000001134" calcext:value-type="float">
            <text:p>625.0000001134</text:p>
          </table:table-cell>
          <table:table-cell office:value-type="float" office:value="-843750.00015308" calcext:value-type="float">
            <text:p>-843750.00015308</text:p>
          </table:table-cell>
          <table:table-cell office:value-type="float" office:value="-0.02081632653782" calcext:value-type="float">
            <text:p>-0.02081632653782</text:p>
          </table:table-cell>
          <table:table-cell table:number-columns-repeated="7"/>
        </table:table-row>
        <table:table-row table:style-name="ro1">
          <table:table-cell office:value-type="float" office:value="4.9373015892925" calcext:value-type="float">
            <text:p>4.9373015892925</text:p>
          </table:table-cell>
          <table:table-cell office:value-type="float" office:value="24.686507946462" calcext:value-type="float">
            <text:p>24.686507946462</text:p>
          </table:table-cell>
          <table:table-cell office:value-type="float" office:value="625.00000005429" calcext:value-type="float">
            <text:p>625.00000005429</text:p>
          </table:table-cell>
          <table:table-cell office:value-type="float" office:value="-843750.00007328" calcext:value-type="float">
            <text:p>-843750.00007328</text:p>
          </table:table-cell>
          <table:table-cell office:value-type="float" office:value="-0.020816326538443" calcext:value-type="float">
            <text:p>-0.020816326538443</text:p>
          </table:table-cell>
          <table:table-cell table:number-columns-repeated="7"/>
        </table:table-row>
        <table:table-row table:style-name="ro1">
          <table:table-cell office:value-type="float" office:value="4.9373015895253" calcext:value-type="float">
            <text:p>4.9373015895253</text:p>
          </table:table-cell>
          <table:table-cell office:value-type="float" office:value="24.686507947627" calcext:value-type="float">
            <text:p>24.686507947627</text:p>
          </table:table-cell>
          <table:table-cell office:value-type="float" office:value="625.00000012451" calcext:value-type="float">
            <text:p>625.00000012451</text:p>
          </table:table-cell>
          <table:table-cell office:value-type="float" office:value="-843750.00016809" calcext:value-type="float">
            <text:p>-843750.00016809</text:p>
          </table:table-cell>
          <table:table-cell office:value-type="float" office:value="-0.02081632653959" calcext:value-type="float">
            <text:p>-0.02081632653959</text:p>
          </table:table-cell>
          <table:table-cell table:number-columns-repeated="7"/>
        </table:table-row>
        <table:table-row table:style-name="ro1">
          <table:table-cell office:value-type="float" office:value="4.937301589991" calcext:value-type="float">
            <text:p>4.937301589991</text:p>
          </table:table-cell>
          <table:table-cell office:value-type="float" office:value="24.686507949955" calcext:value-type="float">
            <text:p>24.686507949955</text:p>
          </table:table-cell>
          <table:table-cell office:value-type="float" office:value="625.00000001384" calcext:value-type="float">
            <text:p>625.00000001384</text:p>
          </table:table-cell>
          <table:table-cell office:value-type="float" office:value="-843750.00001868" calcext:value-type="float">
            <text:p>-843750.00001868</text:p>
          </table:table-cell>
          <table:table-cell office:value-type="float" office:value="-0.020816326540866" calcext:value-type="float">
            <text:p>-0.020816326540866</text:p>
          </table:table-cell>
          <table:table-cell table:number-columns-repeated="7"/>
        </table:table-row>
        <table:table-row table:style-name="ro1">
          <table:table-cell office:value-type="float" office:value="4.9373015909223" calcext:value-type="float">
            <text:p>4.9373015909223</text:p>
          </table:table-cell>
          <table:table-cell office:value-type="float" office:value="24.686507954611" calcext:value-type="float">
            <text:p>24.68650795461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54426" calcext:value-type="float">
            <text:p>-0.02081632654426</text:p>
          </table:table-cell>
          <table:table-cell table:number-columns-repeated="7"/>
        </table:table-row>
        <table:table-row table:style-name="ro1">
          <table:table-cell office:value-type="float" office:value="4.9373015918536" calcext:value-type="float">
            <text:p>4.9373015918536</text:p>
          </table:table-cell>
          <table:table-cell office:value-type="float" office:value="24.686507959268" calcext:value-type="float">
            <text:p>24.68650795926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547775" calcext:value-type="float">
            <text:p>-0.020816326547775</text:p>
          </table:table-cell>
          <table:table-cell table:number-columns-repeated="7"/>
        </table:table-row>
        <table:table-row table:style-name="ro1">
          <table:table-cell office:value-type="float" office:value="4.9373015927849" calcext:value-type="float">
            <text:p>4.9373015927849</text:p>
          </table:table-cell>
          <table:table-cell office:value-type="float" office:value="24.686507963925" calcext:value-type="float">
            <text:p>24.68650796392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551158" calcext:value-type="float">
            <text:p>-0.020816326551158</text:p>
          </table:table-cell>
          <table:table-cell table:number-columns-repeated="7"/>
        </table:table-row>
        <table:table-row table:style-name="ro1">
          <table:table-cell office:value-type="float" office:value="4.9373015937163" calcext:value-type="float">
            <text:p>4.9373015937163</text:p>
          </table:table-cell>
          <table:table-cell office:value-type="float" office:value="24.686507968581" calcext:value-type="float">
            <text:p>24.68650796858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554674" calcext:value-type="float">
            <text:p>-0.020816326554674</text:p>
          </table:table-cell>
          <table:table-cell table:number-columns-repeated="7"/>
        </table:table-row>
        <table:table-row table:style-name="ro1">
          <table:table-cell office:value-type="float" office:value="4.9373015946476" calcext:value-type="float">
            <text:p>4.9373015946476</text:p>
          </table:table-cell>
          <table:table-cell office:value-type="float" office:value="24.686507973238" calcext:value-type="float">
            <text:p>24.68650797323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558057" calcext:value-type="float">
            <text:p>-0.020816326558057</text:p>
          </table:table-cell>
          <table:table-cell table:number-columns-repeated="7"/>
        </table:table-row>
        <table:table-row table:style-name="ro1">
          <table:table-cell office:value-type="float" office:value="4.9373015955789" calcext:value-type="float">
            <text:p>4.9373015955789</text:p>
          </table:table-cell>
          <table:table-cell office:value-type="float" office:value="24.686507977895" calcext:value-type="float">
            <text:p>24.68650797789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561572" calcext:value-type="float">
            <text:p>-0.020816326561572</text:p>
          </table:table-cell>
          <table:table-cell table:number-columns-repeated="7"/>
        </table:table-row>
        <table:table-row table:style-name="ro1">
          <table:table-cell office:value-type="float" office:value="4.9373015965102" calcext:value-type="float">
            <text:p>4.9373015965102</text:p>
          </table:table-cell>
          <table:table-cell office:value-type="float" office:value="24.686507982551" calcext:value-type="float">
            <text:p>24.68650798255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564956" calcext:value-type="float">
            <text:p>-0.020816326564956</text:p>
          </table:table-cell>
          <table:table-cell table:number-columns-repeated="7"/>
        </table:table-row>
        <table:table-row table:style-name="ro1">
          <table:table-cell office:value-type="float" office:value="4.9373015974415" calcext:value-type="float">
            <text:p>4.9373015974415</text:p>
          </table:table-cell>
          <table:table-cell office:value-type="float" office:value="24.686507987208" calcext:value-type="float">
            <text:p>24.68650798720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568471" calcext:value-type="float">
            <text:p>-0.020816326568471</text:p>
          </table:table-cell>
          <table:table-cell table:number-columns-repeated="7"/>
        </table:table-row>
        <table:table-row table:style-name="ro1">
          <table:table-cell office:value-type="float" office:value="4.9373015983729" calcext:value-type="float">
            <text:p>4.9373015983729</text:p>
          </table:table-cell>
          <table:table-cell office:value-type="float" office:value="24.686507991864" calcext:value-type="float">
            <text:p>24.68650799186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571854" calcext:value-type="float">
            <text:p>-0.020816326571854</text:p>
          </table:table-cell>
          <table:table-cell table:number-columns-repeated="7"/>
        </table:table-row>
        <table:table-row table:style-name="ro1">
          <table:table-cell office:value-type="float" office:value="4.9373015993042" calcext:value-type="float">
            <text:p>4.9373015993042</text:p>
          </table:table-cell>
          <table:table-cell office:value-type="float" office:value="24.686507996521" calcext:value-type="float">
            <text:p>24.68650799652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57537" calcext:value-type="float">
            <text:p>-0.02081632657537</text:p>
          </table:table-cell>
          <table:table-cell table:number-columns-repeated="7"/>
        </table:table-row>
        <table:table-row table:style-name="ro1">
          <table:table-cell office:value-type="float" office:value="4.9373016002355" calcext:value-type="float">
            <text:p>4.9373016002355</text:p>
          </table:table-cell>
          <table:table-cell office:value-type="float" office:value="24.686508001178" calcext:value-type="float">
            <text:p>24.68650800117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578753" calcext:value-type="float">
            <text:p>-0.020816326578753</text:p>
          </table:table-cell>
          <table:table-cell table:number-columns-repeated="7"/>
        </table:table-row>
        <table:table-row table:style-name="ro1">
          <table:table-cell office:value-type="float" office:value="4.9373016011668" calcext:value-type="float">
            <text:p>4.9373016011668</text:p>
          </table:table-cell>
          <table:table-cell office:value-type="float" office:value="24.686508005834" calcext:value-type="float">
            <text:p>24.6865080058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582268" calcext:value-type="float">
            <text:p>-0.020816326582268</text:p>
          </table:table-cell>
          <table:table-cell table:number-columns-repeated="7"/>
        </table:table-row>
        <table:table-row table:style-name="ro1">
          <table:table-cell office:value-type="float" office:value="4.9373016020982" calcext:value-type="float">
            <text:p>4.9373016020982</text:p>
          </table:table-cell>
          <table:table-cell office:value-type="float" office:value="24.686508010491" calcext:value-type="float">
            <text:p>24.68650801049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585652" calcext:value-type="float">
            <text:p>-0.020816326585652</text:p>
          </table:table-cell>
          <table:table-cell table:number-columns-repeated="7"/>
        </table:table-row>
        <table:table-row table:style-name="ro1">
          <table:table-cell office:value-type="float" office:value="4.9373016030295" calcext:value-type="float">
            <text:p>4.9373016030295</text:p>
          </table:table-cell>
          <table:table-cell office:value-type="float" office:value="24.686508015147" calcext:value-type="float">
            <text:p>24.68650801514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589167" calcext:value-type="float">
            <text:p>-0.020816326589167</text:p>
          </table:table-cell>
          <table:table-cell table:number-columns-repeated="7"/>
        </table:table-row>
        <table:table-row table:style-name="ro1">
          <table:table-cell office:value-type="float" office:value="4.9373016039608" calcext:value-type="float">
            <text:p>4.9373016039608</text:p>
          </table:table-cell>
          <table:table-cell office:value-type="float" office:value="24.686508019804" calcext:value-type="float">
            <text:p>24.68650801980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59255" calcext:value-type="float">
            <text:p>-0.02081632659255</text:p>
          </table:table-cell>
          <table:table-cell table:number-columns-repeated="7"/>
        </table:table-row>
        <table:table-row table:style-name="ro1">
          <table:table-cell office:value-type="float" office:value="4.9373016048921" calcext:value-type="float">
            <text:p>4.9373016048921</text:p>
          </table:table-cell>
          <table:table-cell office:value-type="float" office:value="24.686508024461" calcext:value-type="float">
            <text:p>24.68650802446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596066" calcext:value-type="float">
            <text:p>-0.020816326596066</text:p>
          </table:table-cell>
          <table:table-cell table:number-columns-repeated="7"/>
        </table:table-row>
        <table:table-row table:style-name="ro1">
          <table:table-cell office:value-type="float" office:value="4.9373016058234" calcext:value-type="float">
            <text:p>4.9373016058234</text:p>
          </table:table-cell>
          <table:table-cell office:value-type="float" office:value="24.686508029117" calcext:value-type="float">
            <text:p>24.68650802911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599449" calcext:value-type="float">
            <text:p>-0.020816326599449</text:p>
          </table:table-cell>
          <table:table-cell table:number-columns-repeated="7"/>
        </table:table-row>
        <table:table-row table:style-name="ro1">
          <table:table-cell office:value-type="float" office:value="4.9373016067548" calcext:value-type="float">
            <text:p>4.9373016067548</text:p>
          </table:table-cell>
          <table:table-cell office:value-type="float" office:value="24.686508033774" calcext:value-type="float">
            <text:p>24.68650803377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02964" calcext:value-type="float">
            <text:p>-0.020816326602964</text:p>
          </table:table-cell>
          <table:table-cell table:number-columns-repeated="7"/>
        </table:table-row>
        <table:table-row table:style-name="ro1">
          <table:table-cell office:value-type="float" office:value="4.9373016076861" calcext:value-type="float">
            <text:p>4.9373016076861</text:p>
          </table:table-cell>
          <table:table-cell office:value-type="float" office:value="24.68650803843" calcext:value-type="float">
            <text:p>24.6865080384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06348" calcext:value-type="float">
            <text:p>-0.020816326606348</text:p>
          </table:table-cell>
          <table:table-cell table:number-columns-repeated="7"/>
        </table:table-row>
        <table:table-row table:style-name="ro1">
          <table:table-cell office:value-type="float" office:value="4.9373016086174" calcext:value-type="float">
            <text:p>4.9373016086174</text:p>
          </table:table-cell>
          <table:table-cell office:value-type="float" office:value="24.686508043087" calcext:value-type="float">
            <text:p>24.68650804308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09863" calcext:value-type="float">
            <text:p>-0.020816326609863</text:p>
          </table:table-cell>
          <table:table-cell table:number-columns-repeated="7"/>
        </table:table-row>
        <table:table-row table:style-name="ro1">
          <table:table-cell office:value-type="float" office:value="4.9373016095487" calcext:value-type="float">
            <text:p>4.9373016095487</text:p>
          </table:table-cell>
          <table:table-cell office:value-type="float" office:value="24.686508047744" calcext:value-type="float">
            <text:p>24.68650804774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13247" calcext:value-type="float">
            <text:p>-0.020816326613247</text:p>
          </table:table-cell>
          <table:table-cell table:number-columns-repeated="7"/>
        </table:table-row>
        <table:table-row table:style-name="ro1">
          <table:table-cell office:value-type="float" office:value="4.9373016104801" calcext:value-type="float">
            <text:p>4.9373016104801</text:p>
          </table:table-cell>
          <table:table-cell office:value-type="float" office:value="24.6865080524" calcext:value-type="float">
            <text:p>24.686508052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16762" calcext:value-type="float">
            <text:p>-0.020816326616762</text:p>
          </table:table-cell>
          <table:table-cell table:number-columns-repeated="7"/>
        </table:table-row>
        <table:table-row table:style-name="ro1">
          <table:table-cell office:value-type="float" office:value="4.9373016114114" calcext:value-type="float">
            <text:p>4.9373016114114</text:p>
          </table:table-cell>
          <table:table-cell office:value-type="float" office:value="24.686508057057" calcext:value-type="float">
            <text:p>24.68650805705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20145" calcext:value-type="float">
            <text:p>-0.020816326620145</text:p>
          </table:table-cell>
          <table:table-cell table:number-columns-repeated="7"/>
        </table:table-row>
        <table:table-row table:style-name="ro1">
          <table:table-cell office:value-type="float" office:value="4.9373016123427" calcext:value-type="float">
            <text:p>4.9373016123427</text:p>
          </table:table-cell>
          <table:table-cell office:value-type="float" office:value="24.686508061714" calcext:value-type="float">
            <text:p>24.68650806171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2366" calcext:value-type="float">
            <text:p>-0.02081632662366</text:p>
          </table:table-cell>
          <table:table-cell table:number-columns-repeated="7"/>
        </table:table-row>
        <table:table-row table:style-name="ro1">
          <table:table-cell office:value-type="float" office:value="4.937301613274" calcext:value-type="float">
            <text:p>4.937301613274</text:p>
          </table:table-cell>
          <table:table-cell office:value-type="float" office:value="24.68650806637" calcext:value-type="float">
            <text:p>24.6865080663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27044" calcext:value-type="float">
            <text:p>-0.020816326627044</text:p>
          </table:table-cell>
          <table:table-cell table:number-columns-repeated="7"/>
        </table:table-row>
        <table:table-row table:style-name="ro1">
          <table:table-cell office:value-type="float" office:value="4.9373016142054" calcext:value-type="float">
            <text:p>4.9373016142054</text:p>
          </table:table-cell>
          <table:table-cell office:value-type="float" office:value="24.686508071027" calcext:value-type="float">
            <text:p>24.68650807102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30559" calcext:value-type="float">
            <text:p>-0.020816326630559</text:p>
          </table:table-cell>
          <table:table-cell table:number-columns-repeated="7"/>
        </table:table-row>
        <table:table-row table:style-name="ro1">
          <table:table-cell office:value-type="float" office:value="4.9373016151367" calcext:value-type="float">
            <text:p>4.9373016151367</text:p>
          </table:table-cell>
          <table:table-cell office:value-type="float" office:value="24.686508075683" calcext:value-type="float">
            <text:p>24.68650807568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33943" calcext:value-type="float">
            <text:p>-0.020816326633943</text:p>
          </table:table-cell>
          <table:table-cell table:number-columns-repeated="7"/>
        </table:table-row>
        <table:table-row table:style-name="ro1">
          <table:table-cell office:value-type="float" office:value="4.937301616068" calcext:value-type="float">
            <text:p>4.937301616068</text:p>
          </table:table-cell>
          <table:table-cell office:value-type="float" office:value="24.68650808034" calcext:value-type="float">
            <text:p>24.6865080803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37458" calcext:value-type="float">
            <text:p>-0.020816326637458</text:p>
          </table:table-cell>
          <table:table-cell table:number-columns-repeated="7"/>
        </table:table-row>
        <table:table-row table:style-name="ro1">
          <table:table-cell office:value-type="float" office:value="4.9373016169993" calcext:value-type="float">
            <text:p>4.9373016169993</text:p>
          </table:table-cell>
          <table:table-cell office:value-type="float" office:value="24.686508084997" calcext:value-type="float">
            <text:p>24.68650808499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40841" calcext:value-type="float">
            <text:p>-0.020816326640841</text:p>
          </table:table-cell>
          <table:table-cell table:number-columns-repeated="7"/>
        </table:table-row>
        <table:table-row table:style-name="ro1">
          <table:table-cell office:value-type="float" office:value="4.9373016179306" calcext:value-type="float">
            <text:p>4.9373016179306</text:p>
          </table:table-cell>
          <table:table-cell office:value-type="float" office:value="24.686508089653" calcext:value-type="float">
            <text:p>24.68650808965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44356" calcext:value-type="float">
            <text:p>-0.020816326644356</text:p>
          </table:table-cell>
          <table:table-cell table:number-columns-repeated="7"/>
        </table:table-row>
        <table:table-row table:style-name="ro1">
          <table:table-cell office:value-type="float" office:value="4.937301618862" calcext:value-type="float">
            <text:p>4.937301618862</text:p>
          </table:table-cell>
          <table:table-cell office:value-type="float" office:value="24.68650809431" calcext:value-type="float">
            <text:p>24.68650809431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4774" calcext:value-type="float">
            <text:p>-0.02081632664774</text:p>
          </table:table-cell>
          <table:table-cell table:number-columns-repeated="7"/>
        </table:table-row>
        <table:table-row table:style-name="ro1">
          <table:table-cell office:value-type="float" office:value="4.9373016197933" calcext:value-type="float">
            <text:p>4.9373016197933</text:p>
          </table:table-cell>
          <table:table-cell office:value-type="float" office:value="24.686508098966" calcext:value-type="float">
            <text:p>24.68650809896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51255" calcext:value-type="float">
            <text:p>-0.020816326651255</text:p>
          </table:table-cell>
          <table:table-cell table:number-columns-repeated="7"/>
        </table:table-row>
        <table:table-row table:style-name="ro1">
          <table:table-cell office:value-type="float" office:value="4.9373016207246" calcext:value-type="float">
            <text:p>4.9373016207246</text:p>
          </table:table-cell>
          <table:table-cell office:value-type="float" office:value="24.686508103623" calcext:value-type="float">
            <text:p>24.68650810362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54639" calcext:value-type="float">
            <text:p>-0.020816326654639</text:p>
          </table:table-cell>
          <table:table-cell table:number-columns-repeated="7"/>
        </table:table-row>
        <table:table-row table:style-name="ro1">
          <table:table-cell office:value-type="float" office:value="4.9373016216559" calcext:value-type="float">
            <text:p>4.9373016216559</text:p>
          </table:table-cell>
          <table:table-cell office:value-type="float" office:value="24.68650810828" calcext:value-type="float">
            <text:p>24.6865081082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58154" calcext:value-type="float">
            <text:p>-0.020816326658154</text:p>
          </table:table-cell>
          <table:table-cell table:number-columns-repeated="7"/>
        </table:table-row>
        <table:table-row table:style-name="ro1">
          <table:table-cell office:value-type="float" office:value="4.9373016225873" calcext:value-type="float">
            <text:p>4.9373016225873</text:p>
          </table:table-cell>
          <table:table-cell office:value-type="float" office:value="24.686508112936" calcext:value-type="float">
            <text:p>24.68650811293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61537" calcext:value-type="float">
            <text:p>-0.020816326661537</text:p>
          </table:table-cell>
          <table:table-cell table:number-columns-repeated="7"/>
        </table:table-row>
        <table:table-row table:style-name="ro1">
          <table:table-cell office:value-type="float" office:value="4.9373016235186" calcext:value-type="float">
            <text:p>4.9373016235186</text:p>
          </table:table-cell>
          <table:table-cell office:value-type="float" office:value="24.686508117593" calcext:value-type="float">
            <text:p>24.68650811759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65053" calcext:value-type="float">
            <text:p>-0.020816326665053</text:p>
          </table:table-cell>
          <table:table-cell table:number-columns-repeated="7"/>
        </table:table-row>
        <table:table-row table:style-name="ro1">
          <table:table-cell office:value-type="float" office:value="4.9373016244499" calcext:value-type="float">
            <text:p>4.9373016244499</text:p>
          </table:table-cell>
          <table:table-cell office:value-type="float" office:value="24.68650812225" calcext:value-type="float">
            <text:p>24.6865081222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68436" calcext:value-type="float">
            <text:p>-0.020816326668436</text:p>
          </table:table-cell>
          <table:table-cell table:number-columns-repeated="7"/>
        </table:table-row>
        <table:table-row table:style-name="ro1">
          <table:table-cell office:value-type="float" office:value="4.9373016253812" calcext:value-type="float">
            <text:p>4.9373016253812</text:p>
          </table:table-cell>
          <table:table-cell office:value-type="float" office:value="24.686508126906" calcext:value-type="float">
            <text:p>24.68650812690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71951" calcext:value-type="float">
            <text:p>-0.020816326671951</text:p>
          </table:table-cell>
          <table:table-cell table:number-columns-repeated="7"/>
        </table:table-row>
        <table:table-row table:style-name="ro1">
          <table:table-cell office:value-type="float" office:value="4.9373016263125" calcext:value-type="float">
            <text:p>4.9373016263125</text:p>
          </table:table-cell>
          <table:table-cell office:value-type="float" office:value="24.686508131563" calcext:value-type="float">
            <text:p>24.68650813156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75335" calcext:value-type="float">
            <text:p>-0.020816326675335</text:p>
          </table:table-cell>
          <table:table-cell table:number-columns-repeated="7"/>
        </table:table-row>
        <table:table-row table:style-name="ro1">
          <table:table-cell office:value-type="float" office:value="4.9373016272439" calcext:value-type="float">
            <text:p>4.9373016272439</text:p>
          </table:table-cell>
          <table:table-cell office:value-type="float" office:value="24.686508136219" calcext:value-type="float">
            <text:p>24.686508136219</text:p>
          </table:table-cell>
          <table:table-cell office:value-type="float" office:value="625.00000001625" calcext:value-type="float">
            <text:p>625.00000001625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7885" calcext:value-type="float">
            <text:p>-0.02081632667885</text:p>
          </table:table-cell>
          <table:table-cell table:number-columns-repeated="7"/>
        </table:table-row>
        <table:table-row table:style-name="ro1">
          <table:table-cell office:value-type="float" office:value="4.9373016281752" calcext:value-type="float">
            <text:p>4.9373016281752</text:p>
          </table:table-cell>
          <table:table-cell office:value-type="float" office:value="24.686508140876" calcext:value-type="float">
            <text:p>24.68650814087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82233" calcext:value-type="float">
            <text:p>-0.020816326682233</text:p>
          </table:table-cell>
          <table:table-cell table:number-columns-repeated="7"/>
        </table:table-row>
        <table:table-row table:style-name="ro1">
          <table:table-cell office:value-type="float" office:value="4.9373016291065" calcext:value-type="float">
            <text:p>4.9373016291065</text:p>
          </table:table-cell>
          <table:table-cell office:value-type="float" office:value="24.686508145533" calcext:value-type="float">
            <text:p>24.68650814553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85749" calcext:value-type="float">
            <text:p>-0.020816326685749</text:p>
          </table:table-cell>
          <table:table-cell table:number-columns-repeated="7"/>
        </table:table-row>
        <table:table-row table:style-name="ro1">
          <table:table-cell office:value-type="float" office:value="4.9373016300378" calcext:value-type="float">
            <text:p>4.9373016300378</text:p>
          </table:table-cell>
          <table:table-cell office:value-type="float" office:value="24.686508150189" calcext:value-type="float">
            <text:p>24.68650815018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89132" calcext:value-type="float">
            <text:p>-0.020816326689132</text:p>
          </table:table-cell>
          <table:table-cell table:number-columns-repeated="7"/>
        </table:table-row>
        <table:table-row table:style-name="ro1">
          <table:table-cell office:value-type="float" office:value="4.9373016309692" calcext:value-type="float">
            <text:p>4.9373016309692</text:p>
          </table:table-cell>
          <table:table-cell office:value-type="float" office:value="24.686508154846" calcext:value-type="float">
            <text:p>24.68650815484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92647" calcext:value-type="float">
            <text:p>-0.020816326692647</text:p>
          </table:table-cell>
          <table:table-cell table:number-columns-repeated="7"/>
        </table:table-row>
        <table:table-row table:style-name="ro1">
          <table:table-cell office:value-type="float" office:value="4.9373016319005" calcext:value-type="float">
            <text:p>4.9373016319005</text:p>
          </table:table-cell>
          <table:table-cell office:value-type="float" office:value="24.686508159502" calcext:value-type="float">
            <text:p>24.68650815950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696031" calcext:value-type="float">
            <text:p>-0.020816326696031</text:p>
          </table:table-cell>
          <table:table-cell table:number-columns-repeated="7"/>
        </table:table-row>
        <table:table-row table:style-name="ro1">
          <table:table-cell office:value-type="float" office:value="4.9373016328318" calcext:value-type="float">
            <text:p>4.9373016328318</text:p>
          </table:table-cell>
          <table:table-cell office:value-type="float" office:value="24.686508164159" calcext:value-type="float">
            <text:p>24.68650816415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699546" calcext:value-type="float">
            <text:p>-0.020816326699546</text:p>
          </table:table-cell>
          <table:table-cell table:number-columns-repeated="7"/>
        </table:table-row>
        <table:table-row table:style-name="ro1">
          <table:table-cell office:value-type="float" office:value="4.9373016337631" calcext:value-type="float">
            <text:p>4.9373016337631</text:p>
          </table:table-cell>
          <table:table-cell office:value-type="float" office:value="24.686508168816" calcext:value-type="float">
            <text:p>24.68650816881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02929" calcext:value-type="float">
            <text:p>-0.020816326702929</text:p>
          </table:table-cell>
          <table:table-cell table:number-columns-repeated="7"/>
        </table:table-row>
        <table:table-row table:style-name="ro1">
          <table:table-cell office:value-type="float" office:value="4.9373016346944" calcext:value-type="float">
            <text:p>4.9373016346944</text:p>
          </table:table-cell>
          <table:table-cell office:value-type="float" office:value="24.686508173472" calcext:value-type="float">
            <text:p>24.68650817347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06445" calcext:value-type="float">
            <text:p>-0.020816326706445</text:p>
          </table:table-cell>
          <table:table-cell table:number-columns-repeated="7"/>
        </table:table-row>
        <table:table-row table:style-name="ro1">
          <table:table-cell office:value-type="float" office:value="4.9373016356258" calcext:value-type="float">
            <text:p>4.9373016356258</text:p>
          </table:table-cell>
          <table:table-cell office:value-type="float" office:value="24.686508178129" calcext:value-type="float">
            <text:p>24.68650817812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09828" calcext:value-type="float">
            <text:p>-0.020816326709828</text:p>
          </table:table-cell>
          <table:table-cell table:number-columns-repeated="7"/>
        </table:table-row>
        <table:table-row table:style-name="ro1">
          <table:table-cell office:value-type="float" office:value="4.9373016365571" calcext:value-type="float">
            <text:p>4.9373016365571</text:p>
          </table:table-cell>
          <table:table-cell office:value-type="float" office:value="24.686508182785" calcext:value-type="float">
            <text:p>24.68650818278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13343" calcext:value-type="float">
            <text:p>-0.020816326713343</text:p>
          </table:table-cell>
          <table:table-cell table:number-columns-repeated="7"/>
        </table:table-row>
        <table:table-row table:style-name="ro1">
          <table:table-cell office:value-type="float" office:value="4.9373016374884" calcext:value-type="float">
            <text:p>4.9373016374884</text:p>
          </table:table-cell>
          <table:table-cell office:value-type="float" office:value="24.686508187442" calcext:value-type="float">
            <text:p>24.68650818744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16727" calcext:value-type="float">
            <text:p>-0.020816326716727</text:p>
          </table:table-cell>
          <table:table-cell table:number-columns-repeated="7"/>
        </table:table-row>
        <table:table-row table:style-name="ro1">
          <table:table-cell office:value-type="float" office:value="4.9373016384197" calcext:value-type="float">
            <text:p>4.9373016384197</text:p>
          </table:table-cell>
          <table:table-cell office:value-type="float" office:value="24.686508192099" calcext:value-type="float">
            <text:p>24.68650819209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20242" calcext:value-type="float">
            <text:p>-0.020816326720242</text:p>
          </table:table-cell>
          <table:table-cell table:number-columns-repeated="7"/>
        </table:table-row>
        <table:table-row table:style-name="ro1">
          <table:table-cell office:value-type="float" office:value="4.9373016393511" calcext:value-type="float">
            <text:p>4.9373016393511</text:p>
          </table:table-cell>
          <table:table-cell office:value-type="float" office:value="24.686508196755" calcext:value-type="float">
            <text:p>24.68650819675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23626" calcext:value-type="float">
            <text:p>-0.020816326723626</text:p>
          </table:table-cell>
          <table:table-cell table:number-columns-repeated="7"/>
        </table:table-row>
        <table:table-row table:style-name="ro1">
          <table:table-cell office:value-type="float" office:value="4.9373016402824" calcext:value-type="float">
            <text:p>4.9373016402824</text:p>
          </table:table-cell>
          <table:table-cell office:value-type="float" office:value="24.686508201412" calcext:value-type="float">
            <text:p>24.68650820141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27141" calcext:value-type="float">
            <text:p>-0.020816326727141</text:p>
          </table:table-cell>
          <table:table-cell table:number-columns-repeated="7"/>
        </table:table-row>
        <table:table-row table:style-name="ro1">
          <table:table-cell office:value-type="float" office:value="4.9373016412137" calcext:value-type="float">
            <text:p>4.9373016412137</text:p>
          </table:table-cell>
          <table:table-cell office:value-type="float" office:value="24.686508206069" calcext:value-type="float">
            <text:p>24.68650820606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30524" calcext:value-type="float">
            <text:p>-0.020816326730524</text:p>
          </table:table-cell>
          <table:table-cell table:number-columns-repeated="7"/>
        </table:table-row>
        <table:table-row table:style-name="ro1">
          <table:table-cell office:value-type="float" office:value="4.937301642145" calcext:value-type="float">
            <text:p>4.937301642145</text:p>
          </table:table-cell>
          <table:table-cell office:value-type="float" office:value="24.686508210725" calcext:value-type="float">
            <text:p>24.68650821072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34039" calcext:value-type="float">
            <text:p>-0.020816326734039</text:p>
          </table:table-cell>
          <table:table-cell table:number-columns-repeated="7"/>
        </table:table-row>
        <table:table-row table:style-name="ro1">
          <table:table-cell office:value-type="float" office:value="4.9373016430764" calcext:value-type="float">
            <text:p>4.9373016430764</text:p>
          </table:table-cell>
          <table:table-cell office:value-type="float" office:value="24.686508215382" calcext:value-type="float">
            <text:p>24.68650821538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37423" calcext:value-type="float">
            <text:p>-0.020816326737423</text:p>
          </table:table-cell>
          <table:table-cell table:number-columns-repeated="7"/>
        </table:table-row>
        <table:table-row table:style-name="ro1">
          <table:table-cell office:value-type="float" office:value="4.9373016440077" calcext:value-type="float">
            <text:p>4.9373016440077</text:p>
          </table:table-cell>
          <table:table-cell office:value-type="float" office:value="24.686508220038" calcext:value-type="float">
            <text:p>24.68650822003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40938" calcext:value-type="float">
            <text:p>-0.020816326740938</text:p>
          </table:table-cell>
          <table:table-cell table:number-columns-repeated="7"/>
        </table:table-row>
        <table:table-row table:style-name="ro1">
          <table:table-cell office:value-type="float" office:value="4.937301644939" calcext:value-type="float">
            <text:p>4.937301644939</text:p>
          </table:table-cell>
          <table:table-cell office:value-type="float" office:value="24.686508224695" calcext:value-type="float">
            <text:p>24.68650822469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44322" calcext:value-type="float">
            <text:p>-0.020816326744322</text:p>
          </table:table-cell>
          <table:table-cell table:number-columns-repeated="7"/>
        </table:table-row>
        <table:table-row table:style-name="ro1">
          <table:table-cell office:value-type="float" office:value="4.9373016458703" calcext:value-type="float">
            <text:p>4.9373016458703</text:p>
          </table:table-cell>
          <table:table-cell office:value-type="float" office:value="24.686508229352" calcext:value-type="float">
            <text:p>24.68650822935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47837" calcext:value-type="float">
            <text:p>-0.020816326747837</text:p>
          </table:table-cell>
          <table:table-cell table:number-columns-repeated="7"/>
        </table:table-row>
        <table:table-row table:style-name="ro1">
          <table:table-cell office:value-type="float" office:value="4.9373016468016" calcext:value-type="float">
            <text:p>4.9373016468016</text:p>
          </table:table-cell>
          <table:table-cell office:value-type="float" office:value="24.686508234008" calcext:value-type="float">
            <text:p>24.68650823400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5122" calcext:value-type="float">
            <text:p>-0.02081632675122</text:p>
          </table:table-cell>
          <table:table-cell table:number-columns-repeated="7"/>
        </table:table-row>
        <table:table-row table:style-name="ro1">
          <table:table-cell office:value-type="float" office:value="4.937301647733" calcext:value-type="float">
            <text:p>4.937301647733</text:p>
          </table:table-cell>
          <table:table-cell office:value-type="float" office:value="24.686508238665" calcext:value-type="float">
            <text:p>24.68650823866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54735" calcext:value-type="float">
            <text:p>-0.020816326754735</text:p>
          </table:table-cell>
          <table:table-cell table:number-columns-repeated="7"/>
        </table:table-row>
        <table:table-row table:style-name="ro1">
          <table:table-cell office:value-type="float" office:value="4.9373016486643" calcext:value-type="float">
            <text:p>4.9373016486643</text:p>
          </table:table-cell>
          <table:table-cell office:value-type="float" office:value="24.686508243321" calcext:value-type="float">
            <text:p>24.68650824332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58119" calcext:value-type="float">
            <text:p>-0.020816326758119</text:p>
          </table:table-cell>
          <table:table-cell table:number-columns-repeated="7"/>
        </table:table-row>
        <table:table-row table:style-name="ro1">
          <table:table-cell office:value-type="float" office:value="4.9373016495956" calcext:value-type="float">
            <text:p>4.9373016495956</text:p>
          </table:table-cell>
          <table:table-cell office:value-type="float" office:value="24.686508247978" calcext:value-type="float">
            <text:p>24.68650824797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61634" calcext:value-type="float">
            <text:p>-0.020816326761634</text:p>
          </table:table-cell>
          <table:table-cell table:number-columns-repeated="7"/>
        </table:table-row>
        <table:table-row table:style-name="ro1">
          <table:table-cell office:value-type="float" office:value="4.9373016505269" calcext:value-type="float">
            <text:p>4.9373016505269</text:p>
          </table:table-cell>
          <table:table-cell office:value-type="float" office:value="24.686508252635" calcext:value-type="float">
            <text:p>24.68650825263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65018" calcext:value-type="float">
            <text:p>-0.020816326765018</text:p>
          </table:table-cell>
          <table:table-cell table:number-columns-repeated="7"/>
        </table:table-row>
        <table:table-row table:style-name="ro1">
          <table:table-cell office:value-type="float" office:value="4.9373016514583" calcext:value-type="float">
            <text:p>4.9373016514583</text:p>
          </table:table-cell>
          <table:table-cell office:value-type="float" office:value="24.686508257291" calcext:value-type="float">
            <text:p>24.68650825729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68533" calcext:value-type="float">
            <text:p>-0.020816326768533</text:p>
          </table:table-cell>
          <table:table-cell table:number-columns-repeated="7"/>
        </table:table-row>
        <table:table-row table:style-name="ro1">
          <table:table-cell office:value-type="float" office:value="4.9373016523896" calcext:value-type="float">
            <text:p>4.9373016523896</text:p>
          </table:table-cell>
          <table:table-cell office:value-type="float" office:value="24.686508261948" calcext:value-type="float">
            <text:p>24.68650826194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71916" calcext:value-type="float">
            <text:p>-0.020816326771916</text:p>
          </table:table-cell>
          <table:table-cell table:number-columns-repeated="7"/>
        </table:table-row>
        <table:table-row table:style-name="ro1">
          <table:table-cell office:value-type="float" office:value="4.9373016533209" calcext:value-type="float">
            <text:p>4.9373016533209</text:p>
          </table:table-cell>
          <table:table-cell office:value-type="float" office:value="24.686508266605" calcext:value-type="float">
            <text:p>24.68650826660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75431" calcext:value-type="float">
            <text:p>-0.020816326775431</text:p>
          </table:table-cell>
          <table:table-cell table:number-columns-repeated="7"/>
        </table:table-row>
        <table:table-row table:style-name="ro1">
          <table:table-cell office:value-type="float" office:value="4.9373016542522" calcext:value-type="float">
            <text:p>4.9373016542522</text:p>
          </table:table-cell>
          <table:table-cell office:value-type="float" office:value="24.686508271261" calcext:value-type="float">
            <text:p>24.68650827126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78815" calcext:value-type="float">
            <text:p>-0.020816326778815</text:p>
          </table:table-cell>
          <table:table-cell table:number-columns-repeated="7"/>
        </table:table-row>
        <table:table-row table:style-name="ro1">
          <table:table-cell office:value-type="float" office:value="4.9373016551835" calcext:value-type="float">
            <text:p>4.9373016551835</text:p>
          </table:table-cell>
          <table:table-cell office:value-type="float" office:value="24.686508275918" calcext:value-type="float">
            <text:p>24.68650827591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8233" calcext:value-type="float">
            <text:p>-0.02081632678233</text:p>
          </table:table-cell>
          <table:table-cell table:number-columns-repeated="7"/>
        </table:table-row>
        <table:table-row table:style-name="ro1">
          <table:table-cell office:value-type="float" office:value="4.9373016561149" calcext:value-type="float">
            <text:p>4.9373016561149</text:p>
          </table:table-cell>
          <table:table-cell office:value-type="float" office:value="24.686508280574" calcext:value-type="float">
            <text:p>24.686508280574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85714" calcext:value-type="float">
            <text:p>-0.020816326785714</text:p>
          </table:table-cell>
          <table:table-cell table:number-columns-repeated="7"/>
        </table:table-row>
        <table:table-row table:style-name="ro1">
          <table:table-cell office:value-type="float" office:value="4.9373016570462" calcext:value-type="float">
            <text:p>4.9373016570462</text:p>
          </table:table-cell>
          <table:table-cell office:value-type="float" office:value="24.686508285231" calcext:value-type="float">
            <text:p>24.68650828523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89229" calcext:value-type="float">
            <text:p>-0.020816326789229</text:p>
          </table:table-cell>
          <table:table-cell table:number-columns-repeated="7"/>
        </table:table-row>
        <table:table-row table:style-name="ro1">
          <table:table-cell office:value-type="float" office:value="4.9373016579775" calcext:value-type="float">
            <text:p>4.9373016579775</text:p>
          </table:table-cell>
          <table:table-cell office:value-type="float" office:value="24.686508289888" calcext:value-type="float">
            <text:p>24.68650828988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92612" calcext:value-type="float">
            <text:p>-0.020816326792612</text:p>
          </table:table-cell>
          <table:table-cell table:number-columns-repeated="7"/>
        </table:table-row>
        <table:table-row table:style-name="ro1">
          <table:table-cell office:value-type="float" office:value="4.9373016589088" calcext:value-type="float">
            <text:p>4.9373016589088</text:p>
          </table:table-cell>
          <table:table-cell office:value-type="float" office:value="24.686508294544" calcext:value-type="float">
            <text:p>24.68650829454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796128" calcext:value-type="float">
            <text:p>-0.020816326796128</text:p>
          </table:table-cell>
          <table:table-cell table:number-columns-repeated="7"/>
        </table:table-row>
        <table:table-row table:style-name="ro1">
          <table:table-cell office:value-type="float" office:value="4.9373016598402" calcext:value-type="float">
            <text:p>4.9373016598402</text:p>
          </table:table-cell>
          <table:table-cell office:value-type="float" office:value="24.686508299201" calcext:value-type="float">
            <text:p>24.68650829920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799511" calcext:value-type="float">
            <text:p>-0.020816326799511</text:p>
          </table:table-cell>
          <table:table-cell table:number-columns-repeated="7"/>
        </table:table-row>
        <table:table-row table:style-name="ro1">
          <table:table-cell office:value-type="float" office:value="4.9373016607715" calcext:value-type="float">
            <text:p>4.9373016607715</text:p>
          </table:table-cell>
          <table:table-cell office:value-type="float" office:value="24.686508303857" calcext:value-type="float">
            <text:p>24.68650830385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03026" calcext:value-type="float">
            <text:p>-0.020816326803026</text:p>
          </table:table-cell>
          <table:table-cell table:number-columns-repeated="7"/>
        </table:table-row>
        <table:table-row table:style-name="ro1">
          <table:table-cell office:value-type="float" office:value="4.9373016617028" calcext:value-type="float">
            <text:p>4.9373016617028</text:p>
          </table:table-cell>
          <table:table-cell office:value-type="float" office:value="24.686508308514" calcext:value-type="float">
            <text:p>24.68650830851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0641" calcext:value-type="float">
            <text:p>-0.02081632680641</text:p>
          </table:table-cell>
          <table:table-cell table:number-columns-repeated="7"/>
        </table:table-row>
        <table:table-row table:style-name="ro1">
          <table:table-cell office:value-type="float" office:value="4.9373016626341" calcext:value-type="float">
            <text:p>4.9373016626341</text:p>
          </table:table-cell>
          <table:table-cell office:value-type="float" office:value="24.686508313171" calcext:value-type="float">
            <text:p>24.68650831317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09925" calcext:value-type="float">
            <text:p>-0.020816326809925</text:p>
          </table:table-cell>
          <table:table-cell table:number-columns-repeated="7"/>
        </table:table-row>
        <table:table-row table:style-name="ro1">
          <table:table-cell office:value-type="float" office:value="4.9373016635654" calcext:value-type="float">
            <text:p>4.9373016635654</text:p>
          </table:table-cell>
          <table:table-cell office:value-type="float" office:value="24.686508317827" calcext:value-type="float">
            <text:p>24.68650831782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13308" calcext:value-type="float">
            <text:p>-0.020816326813308</text:p>
          </table:table-cell>
          <table:table-cell table:number-columns-repeated="7"/>
        </table:table-row>
        <table:table-row table:style-name="ro1">
          <table:table-cell office:value-type="float" office:value="4.9373016644968" calcext:value-type="float">
            <text:p>4.9373016644968</text:p>
          </table:table-cell>
          <table:table-cell office:value-type="float" office:value="24.686508322484" calcext:value-type="float">
            <text:p>24.68650832248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16824" calcext:value-type="float">
            <text:p>-0.020816326816824</text:p>
          </table:table-cell>
          <table:table-cell table:number-columns-repeated="7"/>
        </table:table-row>
        <table:table-row table:style-name="ro1">
          <table:table-cell office:value-type="float" office:value="4.9373016654281" calcext:value-type="float">
            <text:p>4.9373016654281</text:p>
          </table:table-cell>
          <table:table-cell office:value-type="float" office:value="24.68650832714" calcext:value-type="float">
            <text:p>24.6865083271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20207" calcext:value-type="float">
            <text:p>-0.020816326820207</text:p>
          </table:table-cell>
          <table:table-cell table:number-columns-repeated="7"/>
        </table:table-row>
        <table:table-row table:style-name="ro1">
          <table:table-cell office:value-type="float" office:value="4.9373016663594" calcext:value-type="float">
            <text:p>4.9373016663594</text:p>
          </table:table-cell>
          <table:table-cell office:value-type="float" office:value="24.686508331797" calcext:value-type="float">
            <text:p>24.68650833179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23722" calcext:value-type="float">
            <text:p>-0.020816326823722</text:p>
          </table:table-cell>
          <table:table-cell table:number-columns-repeated="7"/>
        </table:table-row>
        <table:table-row table:style-name="ro1">
          <table:table-cell office:value-type="float" office:value="4.9373016672907" calcext:value-type="float">
            <text:p>4.9373016672907</text:p>
          </table:table-cell>
          <table:table-cell office:value-type="float" office:value="24.686508336454" calcext:value-type="float">
            <text:p>24.68650833645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27106" calcext:value-type="float">
            <text:p>-0.020816326827106</text:p>
          </table:table-cell>
          <table:table-cell table:number-columns-repeated="7"/>
        </table:table-row>
        <table:table-row table:style-name="ro1">
          <table:table-cell office:value-type="float" office:value="4.9373016682221" calcext:value-type="float">
            <text:p>4.9373016682221</text:p>
          </table:table-cell>
          <table:table-cell office:value-type="float" office:value="24.68650834111" calcext:value-type="float">
            <text:p>24.6865083411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30621" calcext:value-type="float">
            <text:p>-0.020816326830621</text:p>
          </table:table-cell>
          <table:table-cell table:number-columns-repeated="7"/>
        </table:table-row>
        <table:table-row table:style-name="ro1">
          <table:table-cell office:value-type="float" office:value="4.9373016691534" calcext:value-type="float">
            <text:p>4.9373016691534</text:p>
          </table:table-cell>
          <table:table-cell office:value-type="float" office:value="24.686508345767" calcext:value-type="float">
            <text:p>24.68650834576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34004" calcext:value-type="float">
            <text:p>-0.020816326834004</text:p>
          </table:table-cell>
          <table:table-cell table:number-columns-repeated="7"/>
        </table:table-row>
        <table:table-row table:style-name="ro1">
          <table:table-cell office:value-type="float" office:value="4.9373016700847" calcext:value-type="float">
            <text:p>4.9373016700847</text:p>
          </table:table-cell>
          <table:table-cell office:value-type="float" office:value="24.686508350424" calcext:value-type="float">
            <text:p>24.68650835042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3752" calcext:value-type="float">
            <text:p>-0.02081632683752</text:p>
          </table:table-cell>
          <table:table-cell table:number-columns-repeated="7"/>
        </table:table-row>
        <table:table-row table:style-name="ro1">
          <table:table-cell office:value-type="float" office:value="4.937301671016" calcext:value-type="float">
            <text:p>4.937301671016</text:p>
          </table:table-cell>
          <table:table-cell office:value-type="float" office:value="24.68650835508" calcext:value-type="float">
            <text:p>24.6865083550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40903" calcext:value-type="float">
            <text:p>-0.020816326840903</text:p>
          </table:table-cell>
          <table:table-cell table:number-columns-repeated="7"/>
        </table:table-row>
        <table:table-row table:style-name="ro1">
          <table:table-cell office:value-type="float" office:value="4.9373016719474" calcext:value-type="float">
            <text:p>4.9373016719474</text:p>
          </table:table-cell>
          <table:table-cell office:value-type="float" office:value="24.686508359737" calcext:value-type="float">
            <text:p>24.68650835973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44418" calcext:value-type="float">
            <text:p>-0.020816326844418</text:p>
          </table:table-cell>
          <table:table-cell table:number-columns-repeated="7"/>
        </table:table-row>
        <table:table-row table:style-name="ro1">
          <table:table-cell office:value-type="float" office:value="4.9373016728787" calcext:value-type="float">
            <text:p>4.9373016728787</text:p>
          </table:table-cell>
          <table:table-cell office:value-type="float" office:value="24.686508364393" calcext:value-type="float">
            <text:p>24.68650836439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47802" calcext:value-type="float">
            <text:p>-0.020816326847802</text:p>
          </table:table-cell>
          <table:table-cell table:number-columns-repeated="7"/>
        </table:table-row>
        <table:table-row table:style-name="ro1">
          <table:table-cell office:value-type="float" office:value="4.93730167381" calcext:value-type="float">
            <text:p>4.93730167381</text:p>
          </table:table-cell>
          <table:table-cell office:value-type="float" office:value="24.68650836905" calcext:value-type="float">
            <text:p>24.6865083690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51317" calcext:value-type="float">
            <text:p>-0.020816326851317</text:p>
          </table:table-cell>
          <table:table-cell table:number-columns-repeated="7"/>
        </table:table-row>
        <table:table-row table:style-name="ro1">
          <table:table-cell office:value-type="float" office:value="4.9373016747413" calcext:value-type="float">
            <text:p>4.9373016747413</text:p>
          </table:table-cell>
          <table:table-cell office:value-type="float" office:value="24.686508373707" calcext:value-type="float">
            <text:p>24.686508373707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54701" calcext:value-type="float">
            <text:p>-0.020816326854701</text:p>
          </table:table-cell>
          <table:table-cell table:number-columns-repeated="7"/>
        </table:table-row>
        <table:table-row table:style-name="ro1">
          <table:table-cell office:value-type="float" office:value="4.9373016756726" calcext:value-type="float">
            <text:p>4.9373016756726</text:p>
          </table:table-cell>
          <table:table-cell office:value-type="float" office:value="24.686508378363" calcext:value-type="float">
            <text:p>24.68650837836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58216" calcext:value-type="float">
            <text:p>-0.020816326858216</text:p>
          </table:table-cell>
          <table:table-cell table:number-columns-repeated="7"/>
        </table:table-row>
        <table:table-row table:style-name="ro1">
          <table:table-cell office:value-type="float" office:value="4.937301676604" calcext:value-type="float">
            <text:p>4.937301676604</text:p>
          </table:table-cell>
          <table:table-cell office:value-type="float" office:value="24.68650838302" calcext:value-type="float">
            <text:p>24.6865083830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61599" calcext:value-type="float">
            <text:p>-0.020816326861599</text:p>
          </table:table-cell>
          <table:table-cell table:number-columns-repeated="7"/>
        </table:table-row>
        <table:table-row table:style-name="ro1">
          <table:table-cell office:value-type="float" office:value="4.9373016775353" calcext:value-type="float">
            <text:p>4.9373016775353</text:p>
          </table:table-cell>
          <table:table-cell office:value-type="float" office:value="24.686508387676" calcext:value-type="float">
            <text:p>24.68650838767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65114" calcext:value-type="float">
            <text:p>-0.020816326865114</text:p>
          </table:table-cell>
          <table:table-cell table:number-columns-repeated="7"/>
        </table:table-row>
        <table:table-row table:style-name="ro1">
          <table:table-cell office:value-type="float" office:value="4.9373016784666" calcext:value-type="float">
            <text:p>4.9373016784666</text:p>
          </table:table-cell>
          <table:table-cell office:value-type="float" office:value="24.686508392333" calcext:value-type="float">
            <text:p>24.68650839233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68498" calcext:value-type="float">
            <text:p>-0.020816326868498</text:p>
          </table:table-cell>
          <table:table-cell table:number-columns-repeated="7"/>
        </table:table-row>
        <table:table-row table:style-name="ro1">
          <table:table-cell office:value-type="float" office:value="4.9373016793979" calcext:value-type="float">
            <text:p>4.9373016793979</text:p>
          </table:table-cell>
          <table:table-cell office:value-type="float" office:value="24.68650839699" calcext:value-type="float">
            <text:p>24.6865083969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72013" calcext:value-type="float">
            <text:p>-0.020816326872013</text:p>
          </table:table-cell>
          <table:table-cell table:number-columns-repeated="7"/>
        </table:table-row>
        <table:table-row table:style-name="ro1">
          <table:table-cell office:value-type="float" office:value="4.9373016803293" calcext:value-type="float">
            <text:p>4.9373016803293</text:p>
          </table:table-cell>
          <table:table-cell office:value-type="float" office:value="24.686508401646" calcext:value-type="float">
            <text:p>24.68650840164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75397" calcext:value-type="float">
            <text:p>-0.020816326875397</text:p>
          </table:table-cell>
          <table:table-cell table:number-columns-repeated="7"/>
        </table:table-row>
        <table:table-row table:style-name="ro1">
          <table:table-cell office:value-type="float" office:value="4.9373016812606" calcext:value-type="float">
            <text:p>4.9373016812606</text:p>
          </table:table-cell>
          <table:table-cell office:value-type="float" office:value="24.686508406303" calcext:value-type="float">
            <text:p>24.68650840630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78912" calcext:value-type="float">
            <text:p>-0.020816326878912</text:p>
          </table:table-cell>
          <table:table-cell table:number-columns-repeated="7"/>
        </table:table-row>
        <table:table-row table:style-name="ro1">
          <table:table-cell office:value-type="float" office:value="4.9373016821919" calcext:value-type="float">
            <text:p>4.9373016821919</text:p>
          </table:table-cell>
          <table:table-cell office:value-type="float" office:value="24.68650841096" calcext:value-type="float">
            <text:p>24.6865084109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82295" calcext:value-type="float">
            <text:p>-0.020816326882295</text:p>
          </table:table-cell>
          <table:table-cell table:number-columns-repeated="7"/>
        </table:table-row>
        <table:table-row table:style-name="ro1">
          <table:table-cell office:value-type="float" office:value="4.9373016831232" calcext:value-type="float">
            <text:p>4.9373016831232</text:p>
          </table:table-cell>
          <table:table-cell office:value-type="float" office:value="24.686508415616" calcext:value-type="float">
            <text:p>24.68650841561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8581" calcext:value-type="float">
            <text:p>-0.02081632688581</text:p>
          </table:table-cell>
          <table:table-cell table:number-columns-repeated="7"/>
        </table:table-row>
        <table:table-row table:style-name="ro1">
          <table:table-cell office:value-type="float" office:value="4.9373016840545" calcext:value-type="float">
            <text:p>4.9373016840545</text:p>
          </table:table-cell>
          <table:table-cell office:value-type="float" office:value="24.686508420273" calcext:value-type="float">
            <text:p>24.68650842027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89194" calcext:value-type="float">
            <text:p>-0.020816326889194</text:p>
          </table:table-cell>
          <table:table-cell table:number-columns-repeated="7"/>
        </table:table-row>
        <table:table-row table:style-name="ro1">
          <table:table-cell office:value-type="float" office:value="4.9373016849859" calcext:value-type="float">
            <text:p>4.9373016849859</text:p>
          </table:table-cell>
          <table:table-cell office:value-type="float" office:value="24.686508424929" calcext:value-type="float">
            <text:p>24.68650842492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92709" calcext:value-type="float">
            <text:p>-0.020816326892709</text:p>
          </table:table-cell>
          <table:table-cell table:number-columns-repeated="7"/>
        </table:table-row>
        <table:table-row table:style-name="ro1">
          <table:table-cell office:value-type="float" office:value="4.9373016859172" calcext:value-type="float">
            <text:p>4.9373016859172</text:p>
          </table:table-cell>
          <table:table-cell office:value-type="float" office:value="24.686508429586" calcext:value-type="float">
            <text:p>24.68650842958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896093" calcext:value-type="float">
            <text:p>-0.020816326896093</text:p>
          </table:table-cell>
          <table:table-cell table:number-columns-repeated="7"/>
        </table:table-row>
        <table:table-row table:style-name="ro1">
          <table:table-cell office:value-type="float" office:value="4.9373016868485" calcext:value-type="float">
            <text:p>4.9373016868485</text:p>
          </table:table-cell>
          <table:table-cell office:value-type="float" office:value="24.686508434243" calcext:value-type="float">
            <text:p>24.68650843424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899608" calcext:value-type="float">
            <text:p>-0.020816326899608</text:p>
          </table:table-cell>
          <table:table-cell table:number-columns-repeated="7"/>
        </table:table-row>
        <table:table-row table:style-name="ro1">
          <table:table-cell office:value-type="float" office:value="4.9373016877798" calcext:value-type="float">
            <text:p>4.9373016877798</text:p>
          </table:table-cell>
          <table:table-cell office:value-type="float" office:value="24.686508438899" calcext:value-type="float">
            <text:p>24.68650843889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02991" calcext:value-type="float">
            <text:p>-0.020816326902991</text:p>
          </table:table-cell>
          <table:table-cell table:number-columns-repeated="7"/>
        </table:table-row>
        <table:table-row table:style-name="ro1">
          <table:table-cell office:value-type="float" office:value="4.9373016887112" calcext:value-type="float">
            <text:p>4.9373016887112</text:p>
          </table:table-cell>
          <table:table-cell office:value-type="float" office:value="24.686508443556" calcext:value-type="float">
            <text:p>24.68650844355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06507" calcext:value-type="float">
            <text:p>-0.020816326906507</text:p>
          </table:table-cell>
          <table:table-cell table:number-columns-repeated="7"/>
        </table:table-row>
        <table:table-row table:style-name="ro1">
          <table:table-cell office:value-type="float" office:value="4.9373016896425" calcext:value-type="float">
            <text:p>4.9373016896425</text:p>
          </table:table-cell>
          <table:table-cell office:value-type="float" office:value="24.686508448212" calcext:value-type="float">
            <text:p>24.68650844821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0989" calcext:value-type="float">
            <text:p>-0.02081632690989</text:p>
          </table:table-cell>
          <table:table-cell table:number-columns-repeated="7"/>
        </table:table-row>
        <table:table-row table:style-name="ro1">
          <table:table-cell office:value-type="float" office:value="4.9373016905738" calcext:value-type="float">
            <text:p>4.9373016905738</text:p>
          </table:table-cell>
          <table:table-cell office:value-type="float" office:value="24.686508452869" calcext:value-type="float">
            <text:p>24.68650845286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13405" calcext:value-type="float">
            <text:p>-0.020816326913405</text:p>
          </table:table-cell>
          <table:table-cell table:number-columns-repeated="7"/>
        </table:table-row>
        <table:table-row table:style-name="ro1">
          <table:table-cell office:value-type="float" office:value="4.9373016915051" calcext:value-type="float">
            <text:p>4.9373016915051</text:p>
          </table:table-cell>
          <table:table-cell office:value-type="float" office:value="24.686508457526" calcext:value-type="float">
            <text:p>24.68650845752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16789" calcext:value-type="float">
            <text:p>-0.020816326916789</text:p>
          </table:table-cell>
          <table:table-cell table:number-columns-repeated="7"/>
        </table:table-row>
        <table:table-row table:style-name="ro1">
          <table:table-cell office:value-type="float" office:value="4.9373016924364" calcext:value-type="float">
            <text:p>4.9373016924364</text:p>
          </table:table-cell>
          <table:table-cell office:value-type="float" office:value="24.686508462182" calcext:value-type="float">
            <text:p>24.68650846218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20304" calcext:value-type="float">
            <text:p>-0.020816326920304</text:p>
          </table:table-cell>
          <table:table-cell table:number-columns-repeated="7"/>
        </table:table-row>
        <table:table-row table:style-name="ro1">
          <table:table-cell office:value-type="float" office:value="4.9373016933678" calcext:value-type="float">
            <text:p>4.9373016933678</text:p>
          </table:table-cell>
          <table:table-cell office:value-type="float" office:value="24.686508466839" calcext:value-type="float">
            <text:p>24.68650846683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23687" calcext:value-type="float">
            <text:p>-0.020816326923687</text:p>
          </table:table-cell>
          <table:table-cell table:number-columns-repeated="7"/>
        </table:table-row>
        <table:table-row table:style-name="ro1">
          <table:table-cell office:value-type="float" office:value="4.9373016942991" calcext:value-type="float">
            <text:p>4.9373016942991</text:p>
          </table:table-cell>
          <table:table-cell office:value-type="float" office:value="24.686508471495" calcext:value-type="float">
            <text:p>24.68650847149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27203" calcext:value-type="float">
            <text:p>-0.020816326927203</text:p>
          </table:table-cell>
          <table:table-cell table:number-columns-repeated="7"/>
        </table:table-row>
        <table:table-row table:style-name="ro1">
          <table:table-cell office:value-type="float" office:value="4.9373016952304" calcext:value-type="float">
            <text:p>4.9373016952304</text:p>
          </table:table-cell>
          <table:table-cell office:value-type="float" office:value="24.686508476152" calcext:value-type="float">
            <text:p>24.68650847615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30586" calcext:value-type="float">
            <text:p>-0.020816326930586</text:p>
          </table:table-cell>
          <table:table-cell table:number-columns-repeated="7"/>
        </table:table-row>
        <table:table-row table:style-name="ro1">
          <table:table-cell office:value-type="float" office:value="4.9373016961617" calcext:value-type="float">
            <text:p>4.9373016961617</text:p>
          </table:table-cell>
          <table:table-cell office:value-type="float" office:value="24.686508480809" calcext:value-type="float">
            <text:p>24.68650848080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34101" calcext:value-type="float">
            <text:p>-0.020816326934101</text:p>
          </table:table-cell>
          <table:table-cell table:number-columns-repeated="7"/>
        </table:table-row>
        <table:table-row table:style-name="ro1">
          <table:table-cell office:value-type="float" office:value="4.9373016970931" calcext:value-type="float">
            <text:p>4.9373016970931</text:p>
          </table:table-cell>
          <table:table-cell office:value-type="float" office:value="24.686508485465" calcext:value-type="float">
            <text:p>24.68650848546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37485" calcext:value-type="float">
            <text:p>-0.020816326937485</text:p>
          </table:table-cell>
          <table:table-cell table:number-columns-repeated="7"/>
        </table:table-row>
        <table:table-row table:style-name="ro1">
          <table:table-cell office:value-type="float" office:value="4.9373016980244" calcext:value-type="float">
            <text:p>4.9373016980244</text:p>
          </table:table-cell>
          <table:table-cell office:value-type="float" office:value="24.686508490122" calcext:value-type="float">
            <text:p>24.68650849012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41" calcext:value-type="float">
            <text:p>-0.020816326941</text:p>
          </table:table-cell>
          <table:table-cell table:number-columns-repeated="7"/>
        </table:table-row>
        <table:table-row table:style-name="ro1">
          <table:table-cell office:value-type="float" office:value="4.9373016989557" calcext:value-type="float">
            <text:p>4.9373016989557</text:p>
          </table:table-cell>
          <table:table-cell office:value-type="float" office:value="24.686508494779" calcext:value-type="float">
            <text:p>24.68650849477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44383" calcext:value-type="float">
            <text:p>-0.020816326944383</text:p>
          </table:table-cell>
          <table:table-cell table:number-columns-repeated="7"/>
        </table:table-row>
        <table:table-row table:style-name="ro1">
          <table:table-cell office:value-type="float" office:value="4.937301699887" calcext:value-type="float">
            <text:p>4.937301699887</text:p>
          </table:table-cell>
          <table:table-cell office:value-type="float" office:value="24.686508499435" calcext:value-type="float">
            <text:p>24.68650849943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47899" calcext:value-type="float">
            <text:p>-0.020816326947899</text:p>
          </table:table-cell>
          <table:table-cell table:number-columns-repeated="7"/>
        </table:table-row>
        <table:table-row table:style-name="ro1">
          <table:table-cell office:value-type="float" office:value="4.9373017008184" calcext:value-type="float">
            <text:p>4.9373017008184</text:p>
          </table:table-cell>
          <table:table-cell office:value-type="float" office:value="24.686508504092" calcext:value-type="float">
            <text:p>24.68650850409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51282" calcext:value-type="float">
            <text:p>-0.020816326951282</text:p>
          </table:table-cell>
          <table:table-cell table:number-columns-repeated="7"/>
        </table:table-row>
        <table:table-row table:style-name="ro1">
          <table:table-cell office:value-type="float" office:value="4.9373017017497" calcext:value-type="float">
            <text:p>4.9373017017497</text:p>
          </table:table-cell>
          <table:table-cell office:value-type="float" office:value="24.686508508748" calcext:value-type="float">
            <text:p>24.68650850874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54797" calcext:value-type="float">
            <text:p>-0.020816326954797</text:p>
          </table:table-cell>
          <table:table-cell table:number-columns-repeated="7"/>
        </table:table-row>
        <table:table-row table:style-name="ro1">
          <table:table-cell office:value-type="float" office:value="4.937301702681" calcext:value-type="float">
            <text:p>4.937301702681</text:p>
          </table:table-cell>
          <table:table-cell office:value-type="float" office:value="24.686508513405" calcext:value-type="float">
            <text:p>24.68650851340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58181" calcext:value-type="float">
            <text:p>-0.020816326958181</text:p>
          </table:table-cell>
          <table:table-cell table:number-columns-repeated="7"/>
        </table:table-row>
        <table:table-row table:style-name="ro1">
          <table:table-cell office:value-type="float" office:value="4.9373017036123" calcext:value-type="float">
            <text:p>4.9373017036123</text:p>
          </table:table-cell>
          <table:table-cell office:value-type="float" office:value="24.686508518062" calcext:value-type="float">
            <text:p>24.68650851806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61696" calcext:value-type="float">
            <text:p>-0.020816326961696</text:p>
          </table:table-cell>
          <table:table-cell table:number-columns-repeated="7"/>
        </table:table-row>
        <table:table-row table:style-name="ro1">
          <table:table-cell office:value-type="float" office:value="4.9373017045436" calcext:value-type="float">
            <text:p>4.9373017045436</text:p>
          </table:table-cell>
          <table:table-cell office:value-type="float" office:value="24.686508522718" calcext:value-type="float">
            <text:p>24.68650852271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6508" calcext:value-type="float">
            <text:p>-0.02081632696508</text:p>
          </table:table-cell>
          <table:table-cell table:number-columns-repeated="7"/>
        </table:table-row>
        <table:table-row table:style-name="ro1">
          <table:table-cell office:value-type="float" office:value="4.937301705475" calcext:value-type="float">
            <text:p>4.937301705475</text:p>
          </table:table-cell>
          <table:table-cell office:value-type="float" office:value="24.686508527375" calcext:value-type="float">
            <text:p>24.68650852737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68595" calcext:value-type="float">
            <text:p>-0.020816326968595</text:p>
          </table:table-cell>
          <table:table-cell table:number-columns-repeated="7"/>
        </table:table-row>
        <table:table-row table:style-name="ro1">
          <table:table-cell office:value-type="float" office:value="4.9373017064063" calcext:value-type="float">
            <text:p>4.9373017064063</text:p>
          </table:table-cell>
          <table:table-cell office:value-type="float" office:value="24.686508532031" calcext:value-type="float">
            <text:p>24.68650853203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71978" calcext:value-type="float">
            <text:p>-0.020816326971978</text:p>
          </table:table-cell>
          <table:table-cell table:number-columns-repeated="7"/>
        </table:table-row>
        <table:table-row table:style-name="ro1">
          <table:table-cell office:value-type="float" office:value="4.9373017073376" calcext:value-type="float">
            <text:p>4.9373017073376</text:p>
          </table:table-cell>
          <table:table-cell office:value-type="float" office:value="24.686508536688" calcext:value-type="float">
            <text:p>24.68650853668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75493" calcext:value-type="float">
            <text:p>-0.020816326975493</text:p>
          </table:table-cell>
          <table:table-cell table:number-columns-repeated="7"/>
        </table:table-row>
        <table:table-row table:style-name="ro1">
          <table:table-cell office:value-type="float" office:value="4.9373017082689" calcext:value-type="float">
            <text:p>4.9373017082689</text:p>
          </table:table-cell>
          <table:table-cell office:value-type="float" office:value="24.686508541345" calcext:value-type="float">
            <text:p>24.686508541345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78877" calcext:value-type="float">
            <text:p>-0.020816326978877</text:p>
          </table:table-cell>
          <table:table-cell table:number-columns-repeated="7"/>
        </table:table-row>
        <table:table-row table:style-name="ro1">
          <table:table-cell office:value-type="float" office:value="4.9373017092003" calcext:value-type="float">
            <text:p>4.9373017092003</text:p>
          </table:table-cell>
          <table:table-cell office:value-type="float" office:value="24.686508546001" calcext:value-type="float">
            <text:p>24.68650854600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82392" calcext:value-type="float">
            <text:p>-0.020816326982392</text:p>
          </table:table-cell>
          <table:table-cell table:number-columns-repeated="7"/>
        </table:table-row>
        <table:table-row table:style-name="ro1">
          <table:table-cell office:value-type="float" office:value="4.9373017101316" calcext:value-type="float">
            <text:p>4.9373017101316</text:p>
          </table:table-cell>
          <table:table-cell office:value-type="float" office:value="24.686508550658" calcext:value-type="float">
            <text:p>24.68650855065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85776" calcext:value-type="float">
            <text:p>-0.020816326985776</text:p>
          </table:table-cell>
          <table:table-cell table:number-columns-repeated="7"/>
        </table:table-row>
        <table:table-row table:style-name="ro1">
          <table:table-cell office:value-type="float" office:value="4.9373017110629" calcext:value-type="float">
            <text:p>4.9373017110629</text:p>
          </table:table-cell>
          <table:table-cell office:value-type="float" office:value="24.686508555315" calcext:value-type="float">
            <text:p>24.68650855531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89291" calcext:value-type="float">
            <text:p>-0.020816326989291</text:p>
          </table:table-cell>
          <table:table-cell table:number-columns-repeated="7"/>
        </table:table-row>
        <table:table-row table:style-name="ro1">
          <table:table-cell office:value-type="float" office:value="4.9373017119942" calcext:value-type="float">
            <text:p>4.9373017119942</text:p>
          </table:table-cell>
          <table:table-cell office:value-type="float" office:value="24.686508559971" calcext:value-type="float">
            <text:p>24.68650855997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92674" calcext:value-type="float">
            <text:p>-0.020816326992674</text:p>
          </table:table-cell>
          <table:table-cell table:number-columns-repeated="7"/>
        </table:table-row>
        <table:table-row table:style-name="ro1">
          <table:table-cell office:value-type="float" office:value="4.9373017129255" calcext:value-type="float">
            <text:p>4.9373017129255</text:p>
          </table:table-cell>
          <table:table-cell office:value-type="float" office:value="24.686508564628" calcext:value-type="float">
            <text:p>24.68650856462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6996189" calcext:value-type="float">
            <text:p>-0.020816326996189</text:p>
          </table:table-cell>
          <table:table-cell table:number-columns-repeated="7"/>
        </table:table-row>
        <table:table-row table:style-name="ro1">
          <table:table-cell office:value-type="float" office:value="4.9373017138569" calcext:value-type="float">
            <text:p>4.9373017138569</text:p>
          </table:table-cell>
          <table:table-cell office:value-type="float" office:value="24.686508569284" calcext:value-type="float">
            <text:p>24.68650856928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6999573" calcext:value-type="float">
            <text:p>-0.020816326999573</text:p>
          </table:table-cell>
          <table:table-cell table:number-columns-repeated="7"/>
        </table:table-row>
        <table:table-row table:style-name="ro1">
          <table:table-cell office:value-type="float" office:value="4.9373017147882" calcext:value-type="float">
            <text:p>4.9373017147882</text:p>
          </table:table-cell>
          <table:table-cell office:value-type="float" office:value="24.686508573941" calcext:value-type="float">
            <text:p>24.68650857394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03088" calcext:value-type="float">
            <text:p>-0.020816327003088</text:p>
          </table:table-cell>
          <table:table-cell table:number-columns-repeated="7"/>
        </table:table-row>
        <table:table-row table:style-name="ro1">
          <table:table-cell office:value-type="float" office:value="4.9373017157195" calcext:value-type="float">
            <text:p>4.9373017157195</text:p>
          </table:table-cell>
          <table:table-cell office:value-type="float" office:value="24.686508578598" calcext:value-type="float">
            <text:p>24.68650857859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06472" calcext:value-type="float">
            <text:p>-0.020816327006472</text:p>
          </table:table-cell>
          <table:table-cell table:number-columns-repeated="7"/>
        </table:table-row>
        <table:table-row table:style-name="ro1">
          <table:table-cell office:value-type="float" office:value="4.9373017166508" calcext:value-type="float">
            <text:p>4.9373017166508</text:p>
          </table:table-cell>
          <table:table-cell office:value-type="float" office:value="24.686508583254" calcext:value-type="float">
            <text:p>24.68650858325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09987" calcext:value-type="float">
            <text:p>-0.020816327009987</text:p>
          </table:table-cell>
          <table:table-cell table:number-columns-repeated="7"/>
        </table:table-row>
        <table:table-row table:style-name="ro1">
          <table:table-cell office:value-type="float" office:value="4.9373017175822" calcext:value-type="float">
            <text:p>4.9373017175822</text:p>
          </table:table-cell>
          <table:table-cell office:value-type="float" office:value="24.686508587911" calcext:value-type="float">
            <text:p>24.68650858791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1337" calcext:value-type="float">
            <text:p>-0.02081632701337</text:p>
          </table:table-cell>
          <table:table-cell table:number-columns-repeated="7"/>
        </table:table-row>
        <table:table-row table:style-name="ro1">
          <table:table-cell office:value-type="float" office:value="4.9373017185135" calcext:value-type="float">
            <text:p>4.9373017185135</text:p>
          </table:table-cell>
          <table:table-cell office:value-type="float" office:value="24.686508592567" calcext:value-type="float">
            <text:p>24.68650859256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16885" calcext:value-type="float">
            <text:p>-0.020816327016885</text:p>
          </table:table-cell>
          <table:table-cell table:number-columns-repeated="7"/>
        </table:table-row>
        <table:table-row table:style-name="ro1">
          <table:table-cell office:value-type="float" office:value="4.9373017194448" calcext:value-type="float">
            <text:p>4.9373017194448</text:p>
          </table:table-cell>
          <table:table-cell office:value-type="float" office:value="24.686508597224" calcext:value-type="float">
            <text:p>24.68650859722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20269" calcext:value-type="float">
            <text:p>-0.020816327020269</text:p>
          </table:table-cell>
          <table:table-cell table:number-columns-repeated="7"/>
        </table:table-row>
        <table:table-row table:style-name="ro1">
          <table:table-cell office:value-type="float" office:value="4.9373017203761" calcext:value-type="float">
            <text:p>4.9373017203761</text:p>
          </table:table-cell>
          <table:table-cell office:value-type="float" office:value="24.686508601881" calcext:value-type="float">
            <text:p>24.68650860188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23784" calcext:value-type="float">
            <text:p>-0.020816327023784</text:p>
          </table:table-cell>
          <table:table-cell table:number-columns-repeated="7"/>
        </table:table-row>
        <table:table-row table:style-name="ro1">
          <table:table-cell office:value-type="float" office:value="4.9373017213074" calcext:value-type="float">
            <text:p>4.9373017213074</text:p>
          </table:table-cell>
          <table:table-cell office:value-type="float" office:value="24.686508606537" calcext:value-type="float">
            <text:p>24.68650860653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27168" calcext:value-type="float">
            <text:p>-0.020816327027168</text:p>
          </table:table-cell>
          <table:table-cell table:number-columns-repeated="7"/>
        </table:table-row>
        <table:table-row table:style-name="ro1">
          <table:table-cell office:value-type="float" office:value="4.9373017222388" calcext:value-type="float">
            <text:p>4.9373017222388</text:p>
          </table:table-cell>
          <table:table-cell office:value-type="float" office:value="24.686508611194" calcext:value-type="float">
            <text:p>24.68650861119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30683" calcext:value-type="float">
            <text:p>-0.020816327030683</text:p>
          </table:table-cell>
          <table:table-cell table:number-columns-repeated="7"/>
        </table:table-row>
        <table:table-row table:style-name="ro1">
          <table:table-cell office:value-type="float" office:value="4.9373017231701" calcext:value-type="float">
            <text:p>4.9373017231701</text:p>
          </table:table-cell>
          <table:table-cell office:value-type="float" office:value="24.68650861585" calcext:value-type="float">
            <text:p>24.6865086158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34066" calcext:value-type="float">
            <text:p>-0.020816327034066</text:p>
          </table:table-cell>
          <table:table-cell table:number-columns-repeated="7"/>
        </table:table-row>
        <table:table-row table:style-name="ro1">
          <table:table-cell office:value-type="float" office:value="4.9373017241014" calcext:value-type="float">
            <text:p>4.9373017241014</text:p>
          </table:table-cell>
          <table:table-cell office:value-type="float" office:value="24.686508620507" calcext:value-type="float">
            <text:p>24.68650862050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37582" calcext:value-type="float">
            <text:p>-0.020816327037582</text:p>
          </table:table-cell>
          <table:table-cell table:number-columns-repeated="7"/>
        </table:table-row>
        <table:table-row table:style-name="ro1">
          <table:table-cell office:value-type="float" office:value="4.9373017250327" calcext:value-type="float">
            <text:p>4.9373017250327</text:p>
          </table:table-cell>
          <table:table-cell office:value-type="float" office:value="24.686508625164" calcext:value-type="float">
            <text:p>24.68650862516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40965" calcext:value-type="float">
            <text:p>-0.020816327040965</text:p>
          </table:table-cell>
          <table:table-cell table:number-columns-repeated="7"/>
        </table:table-row>
        <table:table-row table:style-name="ro1">
          <table:table-cell office:value-type="float" office:value="4.9373017259641" calcext:value-type="float">
            <text:p>4.9373017259641</text:p>
          </table:table-cell>
          <table:table-cell office:value-type="float" office:value="24.68650862982" calcext:value-type="float">
            <text:p>24.6865086298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4448" calcext:value-type="float">
            <text:p>-0.02081632704448</text:p>
          </table:table-cell>
          <table:table-cell table:number-columns-repeated="7"/>
        </table:table-row>
        <table:table-row table:style-name="ro1">
          <table:table-cell office:value-type="float" office:value="4.9373017268954" calcext:value-type="float">
            <text:p>4.9373017268954</text:p>
          </table:table-cell>
          <table:table-cell office:value-type="float" office:value="24.686508634477" calcext:value-type="float">
            <text:p>24.68650863447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47864" calcext:value-type="float">
            <text:p>-0.020816327047864</text:p>
          </table:table-cell>
          <table:table-cell table:number-columns-repeated="7"/>
        </table:table-row>
        <table:table-row table:style-name="ro1">
          <table:table-cell office:value-type="float" office:value="4.9373017278267" calcext:value-type="float">
            <text:p>4.9373017278267</text:p>
          </table:table-cell>
          <table:table-cell office:value-type="float" office:value="24.686508639134" calcext:value-type="float">
            <text:p>24.6865086391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51379" calcext:value-type="float">
            <text:p>-0.020816327051379</text:p>
          </table:table-cell>
          <table:table-cell table:number-columns-repeated="7"/>
        </table:table-row>
        <table:table-row table:style-name="ro1">
          <table:table-cell office:value-type="float" office:value="4.937301728758" calcext:value-type="float">
            <text:p>4.937301728758</text:p>
          </table:table-cell>
          <table:table-cell office:value-type="float" office:value="24.68650864379" calcext:value-type="float">
            <text:p>24.6865086437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54762" calcext:value-type="float">
            <text:p>-0.020816327054762</text:p>
          </table:table-cell>
          <table:table-cell table:number-columns-repeated="7"/>
        </table:table-row>
        <table:table-row table:style-name="ro1">
          <table:table-cell office:value-type="float" office:value="4.9373017296894" calcext:value-type="float">
            <text:p>4.9373017296894</text:p>
          </table:table-cell>
          <table:table-cell office:value-type="float" office:value="24.686508648447" calcext:value-type="float">
            <text:p>24.68650864844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58278" calcext:value-type="float">
            <text:p>-0.020816327058278</text:p>
          </table:table-cell>
          <table:table-cell table:number-columns-repeated="7"/>
        </table:table-row>
        <table:table-row table:style-name="ro1">
          <table:table-cell office:value-type="float" office:value="4.9373017306207" calcext:value-type="float">
            <text:p>4.9373017306207</text:p>
          </table:table-cell>
          <table:table-cell office:value-type="float" office:value="24.686508653103" calcext:value-type="float">
            <text:p>24.68650865310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61661" calcext:value-type="float">
            <text:p>-0.020816327061661</text:p>
          </table:table-cell>
          <table:table-cell table:number-columns-repeated="7"/>
        </table:table-row>
        <table:table-row table:style-name="ro1">
          <table:table-cell office:value-type="float" office:value="4.937301731552" calcext:value-type="float">
            <text:p>4.937301731552</text:p>
          </table:table-cell>
          <table:table-cell office:value-type="float" office:value="24.68650865776" calcext:value-type="float">
            <text:p>24.6865086577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65176" calcext:value-type="float">
            <text:p>-0.020816327065176</text:p>
          </table:table-cell>
          <table:table-cell table:number-columns-repeated="7"/>
        </table:table-row>
        <table:table-row table:style-name="ro1">
          <table:table-cell office:value-type="float" office:value="4.9373017324833" calcext:value-type="float">
            <text:p>4.9373017324833</text:p>
          </table:table-cell>
          <table:table-cell office:value-type="float" office:value="24.686508662417" calcext:value-type="float">
            <text:p>24.68650866241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6856" calcext:value-type="float">
            <text:p>-0.02081632706856</text:p>
          </table:table-cell>
          <table:table-cell table:number-columns-repeated="7"/>
        </table:table-row>
        <table:table-row table:style-name="ro1">
          <table:table-cell office:value-type="float" office:value="4.9373017334146" calcext:value-type="float">
            <text:p>4.9373017334146</text:p>
          </table:table-cell>
          <table:table-cell office:value-type="float" office:value="24.686508667073" calcext:value-type="float">
            <text:p>24.68650866707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72075" calcext:value-type="float">
            <text:p>-0.020816327072075</text:p>
          </table:table-cell>
          <table:table-cell table:number-columns-repeated="7"/>
        </table:table-row>
        <table:table-row table:style-name="ro1">
          <table:table-cell office:value-type="float" office:value="4.937301734346" calcext:value-type="float">
            <text:p>4.937301734346</text:p>
          </table:table-cell>
          <table:table-cell office:value-type="float" office:value="24.68650867173" calcext:value-type="float">
            <text:p>24.6865086717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75458" calcext:value-type="float">
            <text:p>-0.020816327075458</text:p>
          </table:table-cell>
          <table:table-cell table:number-columns-repeated="7"/>
        </table:table-row>
        <table:table-row table:style-name="ro1">
          <table:table-cell office:value-type="float" office:value="4.9373017352773" calcext:value-type="float">
            <text:p>4.9373017352773</text:p>
          </table:table-cell>
          <table:table-cell office:value-type="float" office:value="24.686508676386" calcext:value-type="float">
            <text:p>24.68650867638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78974" calcext:value-type="float">
            <text:p>-0.020816327078974</text:p>
          </table:table-cell>
          <table:table-cell table:number-columns-repeated="7"/>
        </table:table-row>
        <table:table-row table:style-name="ro1">
          <table:table-cell office:value-type="float" office:value="4.9373017362086" calcext:value-type="float">
            <text:p>4.9373017362086</text:p>
          </table:table-cell>
          <table:table-cell office:value-type="float" office:value="24.686508681043" calcext:value-type="float">
            <text:p>24.68650868104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82357" calcext:value-type="float">
            <text:p>-0.020816327082357</text:p>
          </table:table-cell>
          <table:table-cell table:number-columns-repeated="7"/>
        </table:table-row>
        <table:table-row table:style-name="ro1">
          <table:table-cell office:value-type="float" office:value="4.9373017371399" calcext:value-type="float">
            <text:p>4.9373017371399</text:p>
          </table:table-cell>
          <table:table-cell office:value-type="float" office:value="24.6865086857" calcext:value-type="float">
            <text:p>24.686508685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85872" calcext:value-type="float">
            <text:p>-0.020816327085872</text:p>
          </table:table-cell>
          <table:table-cell table:number-columns-repeated="7"/>
        </table:table-row>
        <table:table-row table:style-name="ro1">
          <table:table-cell office:value-type="float" office:value="4.9373017380713" calcext:value-type="float">
            <text:p>4.9373017380713</text:p>
          </table:table-cell>
          <table:table-cell office:value-type="float" office:value="24.686508690356" calcext:value-type="float">
            <text:p>24.68650869035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89256" calcext:value-type="float">
            <text:p>-0.020816327089256</text:p>
          </table:table-cell>
          <table:table-cell table:number-columns-repeated="7"/>
        </table:table-row>
        <table:table-row table:style-name="ro1">
          <table:table-cell office:value-type="float" office:value="4.9373017390026" calcext:value-type="float">
            <text:p>4.9373017390026</text:p>
          </table:table-cell>
          <table:table-cell office:value-type="float" office:value="24.686508695013" calcext:value-type="float">
            <text:p>24.68650869501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92771" calcext:value-type="float">
            <text:p>-0.020816327092771</text:p>
          </table:table-cell>
          <table:table-cell table:number-columns-repeated="7"/>
        </table:table-row>
        <table:table-row table:style-name="ro1">
          <table:table-cell office:value-type="float" office:value="4.9373017399339" calcext:value-type="float">
            <text:p>4.9373017399339</text:p>
          </table:table-cell>
          <table:table-cell office:value-type="float" office:value="24.68650869967" calcext:value-type="float">
            <text:p>24.6865086996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096155" calcext:value-type="float">
            <text:p>-0.020816327096155</text:p>
          </table:table-cell>
          <table:table-cell table:number-columns-repeated="7"/>
        </table:table-row>
        <table:table-row table:style-name="ro1">
          <table:table-cell office:value-type="float" office:value="4.9373017408652" calcext:value-type="float">
            <text:p>4.9373017408652</text:p>
          </table:table-cell>
          <table:table-cell office:value-type="float" office:value="24.686508704326" calcext:value-type="float">
            <text:p>24.68650870432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09967" calcext:value-type="float">
            <text:p>-0.02081632709967</text:p>
          </table:table-cell>
          <table:table-cell table:number-columns-repeated="7"/>
        </table:table-row>
        <table:table-row table:style-name="ro1">
          <table:table-cell office:value-type="float" office:value="4.9373017417965" calcext:value-type="float">
            <text:p>4.9373017417965</text:p>
          </table:table-cell>
          <table:table-cell office:value-type="float" office:value="24.686508708983" calcext:value-type="float">
            <text:p>24.68650870898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03053" calcext:value-type="float">
            <text:p>-0.020816327103053</text:p>
          </table:table-cell>
          <table:table-cell table:number-columns-repeated="7"/>
        </table:table-row>
        <table:table-row table:style-name="ro1">
          <table:table-cell office:value-type="float" office:value="4.9373017427279" calcext:value-type="float">
            <text:p>4.9373017427279</text:p>
          </table:table-cell>
          <table:table-cell office:value-type="float" office:value="24.686508713639" calcext:value-type="float">
            <text:p>24.68650871363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06568" calcext:value-type="float">
            <text:p>-0.020816327106568</text:p>
          </table:table-cell>
          <table:table-cell table:number-columns-repeated="7"/>
        </table:table-row>
        <table:table-row table:style-name="ro1">
          <table:table-cell office:value-type="float" office:value="4.9373017436592" calcext:value-type="float">
            <text:p>4.9373017436592</text:p>
          </table:table-cell>
          <table:table-cell office:value-type="float" office:value="24.686508718296" calcext:value-type="float">
            <text:p>24.68650871829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09952" calcext:value-type="float">
            <text:p>-0.020816327109952</text:p>
          </table:table-cell>
          <table:table-cell table:number-columns-repeated="7"/>
        </table:table-row>
        <table:table-row table:style-name="ro1">
          <table:table-cell office:value-type="float" office:value="4.9373017445905" calcext:value-type="float">
            <text:p>4.9373017445905</text:p>
          </table:table-cell>
          <table:table-cell office:value-type="float" office:value="24.686508722953" calcext:value-type="float">
            <text:p>24.68650872295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13467" calcext:value-type="float">
            <text:p>-0.020816327113467</text:p>
          </table:table-cell>
          <table:table-cell table:number-columns-repeated="7"/>
        </table:table-row>
        <table:table-row table:style-name="ro1">
          <table:table-cell office:value-type="float" office:value="4.9373017455218" calcext:value-type="float">
            <text:p>4.9373017455218</text:p>
          </table:table-cell>
          <table:table-cell office:value-type="float" office:value="24.686508727609" calcext:value-type="float">
            <text:p>24.68650872760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16851" calcext:value-type="float">
            <text:p>-0.020816327116851</text:p>
          </table:table-cell>
          <table:table-cell table:number-columns-repeated="7"/>
        </table:table-row>
        <table:table-row table:style-name="ro1">
          <table:table-cell office:value-type="float" office:value="4.9373017464532" calcext:value-type="float">
            <text:p>4.9373017464532</text:p>
          </table:table-cell>
          <table:table-cell office:value-type="float" office:value="24.686508732266" calcext:value-type="float">
            <text:p>24.68650873226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20366" calcext:value-type="float">
            <text:p>-0.020816327120366</text:p>
          </table:table-cell>
          <table:table-cell table:number-columns-repeated="7"/>
        </table:table-row>
        <table:table-row table:style-name="ro1">
          <table:table-cell office:value-type="float" office:value="4.9373017473845" calcext:value-type="float">
            <text:p>4.9373017473845</text:p>
          </table:table-cell>
          <table:table-cell office:value-type="float" office:value="24.686508736922" calcext:value-type="float">
            <text:p>24.68650873692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23749" calcext:value-type="float">
            <text:p>-0.020816327123749</text:p>
          </table:table-cell>
          <table:table-cell table:number-columns-repeated="7"/>
        </table:table-row>
        <table:table-row table:style-name="ro1">
          <table:table-cell office:value-type="float" office:value="4.9373017483158" calcext:value-type="float">
            <text:p>4.9373017483158</text:p>
          </table:table-cell>
          <table:table-cell office:value-type="float" office:value="24.686508741579" calcext:value-type="float">
            <text:p>24.68650874157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27264" calcext:value-type="float">
            <text:p>-0.020816327127264</text:p>
          </table:table-cell>
          <table:table-cell table:number-columns-repeated="7"/>
        </table:table-row>
        <table:table-row table:style-name="ro1">
          <table:table-cell office:value-type="float" office:value="4.9373017492471" calcext:value-type="float">
            <text:p>4.9373017492471</text:p>
          </table:table-cell>
          <table:table-cell office:value-type="float" office:value="24.686508746236" calcext:value-type="float">
            <text:p>24.68650874623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30648" calcext:value-type="float">
            <text:p>-0.020816327130648</text:p>
          </table:table-cell>
          <table:table-cell table:number-columns-repeated="7"/>
        </table:table-row>
        <table:table-row table:style-name="ro1">
          <table:table-cell office:value-type="float" office:value="4.9373017501784" calcext:value-type="float">
            <text:p>4.9373017501784</text:p>
          </table:table-cell>
          <table:table-cell office:value-type="float" office:value="24.686508750892" calcext:value-type="float">
            <text:p>24.68650875089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34163" calcext:value-type="float">
            <text:p>-0.020816327134163</text:p>
          </table:table-cell>
          <table:table-cell table:number-columns-repeated="7"/>
        </table:table-row>
        <table:table-row table:style-name="ro1">
          <table:table-cell office:value-type="float" office:value="4.9373017511098" calcext:value-type="float">
            <text:p>4.9373017511098</text:p>
          </table:table-cell>
          <table:table-cell office:value-type="float" office:value="24.686508755549" calcext:value-type="float">
            <text:p>24.68650875554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37547" calcext:value-type="float">
            <text:p>-0.020816327137547</text:p>
          </table:table-cell>
          <table:table-cell table:number-columns-repeated="7"/>
        </table:table-row>
        <table:table-row table:style-name="ro1">
          <table:table-cell office:value-type="float" office:value="4.9373017520411" calcext:value-type="float">
            <text:p>4.9373017520411</text:p>
          </table:table-cell>
          <table:table-cell office:value-type="float" office:value="24.686508760205" calcext:value-type="float">
            <text:p>24.68650876020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41062" calcext:value-type="float">
            <text:p>-0.020816327141062</text:p>
          </table:table-cell>
          <table:table-cell table:number-columns-repeated="7"/>
        </table:table-row>
        <table:table-row table:style-name="ro1">
          <table:table-cell office:value-type="float" office:value="4.9373017529724" calcext:value-type="float">
            <text:p>4.9373017529724</text:p>
          </table:table-cell>
          <table:table-cell office:value-type="float" office:value="24.686508764862" calcext:value-type="float">
            <text:p>24.68650876486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44445" calcext:value-type="float">
            <text:p>-0.020816327144445</text:p>
          </table:table-cell>
          <table:table-cell table:number-columns-repeated="7"/>
        </table:table-row>
        <table:table-row table:style-name="ro1">
          <table:table-cell office:value-type="float" office:value="4.9373017539037" calcext:value-type="float">
            <text:p>4.9373017539037</text:p>
          </table:table-cell>
          <table:table-cell office:value-type="float" office:value="24.686508769519" calcext:value-type="float">
            <text:p>24.68650876951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47961" calcext:value-type="float">
            <text:p>-0.020816327147961</text:p>
          </table:table-cell>
          <table:table-cell table:number-columns-repeated="7"/>
        </table:table-row>
        <table:table-row table:style-name="ro1">
          <table:table-cell office:value-type="float" office:value="4.9373017548351" calcext:value-type="float">
            <text:p>4.9373017548351</text:p>
          </table:table-cell>
          <table:table-cell office:value-type="float" office:value="24.686508774175" calcext:value-type="float">
            <text:p>24.68650877417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51344" calcext:value-type="float">
            <text:p>-0.020816327151344</text:p>
          </table:table-cell>
          <table:table-cell table:number-columns-repeated="7"/>
        </table:table-row>
        <table:table-row table:style-name="ro1">
          <table:table-cell office:value-type="float" office:value="4.9373017557664" calcext:value-type="float">
            <text:p>4.9373017557664</text:p>
          </table:table-cell>
          <table:table-cell office:value-type="float" office:value="24.686508778832" calcext:value-type="float">
            <text:p>24.68650877883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54859" calcext:value-type="float">
            <text:p>-0.020816327154859</text:p>
          </table:table-cell>
          <table:table-cell table:number-columns-repeated="7"/>
        </table:table-row>
        <table:table-row table:style-name="ro1">
          <table:table-cell office:value-type="float" office:value="4.9373017566977" calcext:value-type="float">
            <text:p>4.9373017566977</text:p>
          </table:table-cell>
          <table:table-cell office:value-type="float" office:value="24.686508783489" calcext:value-type="float">
            <text:p>24.68650878348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58243" calcext:value-type="float">
            <text:p>-0.020816327158243</text:p>
          </table:table-cell>
          <table:table-cell table:number-columns-repeated="7"/>
        </table:table-row>
        <table:table-row table:style-name="ro1">
          <table:table-cell office:value-type="float" office:value="4.937301757629" calcext:value-type="float">
            <text:p>4.937301757629</text:p>
          </table:table-cell>
          <table:table-cell office:value-type="float" office:value="24.686508788145" calcext:value-type="float">
            <text:p>24.68650878814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61758" calcext:value-type="float">
            <text:p>-0.020816327161758</text:p>
          </table:table-cell>
          <table:table-cell table:number-columns-repeated="7"/>
        </table:table-row>
        <table:table-row table:style-name="ro1">
          <table:table-cell office:value-type="float" office:value="4.9373017585604" calcext:value-type="float">
            <text:p>4.9373017585604</text:p>
          </table:table-cell>
          <table:table-cell office:value-type="float" office:value="24.686508792802" calcext:value-type="float">
            <text:p>24.68650879280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65141" calcext:value-type="float">
            <text:p>-0.020816327165141</text:p>
          </table:table-cell>
          <table:table-cell table:number-columns-repeated="7"/>
        </table:table-row>
        <table:table-row table:style-name="ro1">
          <table:table-cell office:value-type="float" office:value="4.9373017594917" calcext:value-type="float">
            <text:p>4.9373017594917</text:p>
          </table:table-cell>
          <table:table-cell office:value-type="float" office:value="24.686508797458" calcext:value-type="float">
            <text:p>24.68650879745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68657" calcext:value-type="float">
            <text:p>-0.020816327168657</text:p>
          </table:table-cell>
          <table:table-cell table:number-columns-repeated="7"/>
        </table:table-row>
        <table:table-row table:style-name="ro1">
          <table:table-cell office:value-type="float" office:value="4.937301760423" calcext:value-type="float">
            <text:p>4.937301760423</text:p>
          </table:table-cell>
          <table:table-cell office:value-type="float" office:value="24.686508802115" calcext:value-type="float">
            <text:p>24.68650880211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7204" calcext:value-type="float">
            <text:p>-0.02081632717204</text:p>
          </table:table-cell>
          <table:table-cell table:number-columns-repeated="7"/>
        </table:table-row>
        <table:table-row table:style-name="ro1">
          <table:table-cell office:value-type="float" office:value="4.9373017613543" calcext:value-type="float">
            <text:p>4.9373017613543</text:p>
          </table:table-cell>
          <table:table-cell office:value-type="float" office:value="24.686508806772" calcext:value-type="float">
            <text:p>24.68650880677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75555" calcext:value-type="float">
            <text:p>-0.020816327175555</text:p>
          </table:table-cell>
          <table:table-cell table:number-columns-repeated="7"/>
        </table:table-row>
        <table:table-row table:style-name="ro1">
          <table:table-cell office:value-type="float" office:value="4.9373017622856" calcext:value-type="float">
            <text:p>4.9373017622856</text:p>
          </table:table-cell>
          <table:table-cell office:value-type="float" office:value="24.686508811428" calcext:value-type="float">
            <text:p>24.68650881142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78939" calcext:value-type="float">
            <text:p>-0.020816327178939</text:p>
          </table:table-cell>
          <table:table-cell table:number-columns-repeated="7"/>
        </table:table-row>
        <table:table-row table:style-name="ro1">
          <table:table-cell office:value-type="float" office:value="4.937301763217" calcext:value-type="float">
            <text:p>4.937301763217</text:p>
          </table:table-cell>
          <table:table-cell office:value-type="float" office:value="24.686508816085" calcext:value-type="float">
            <text:p>24.68650881608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82454" calcext:value-type="float">
            <text:p>-0.020816327182454</text:p>
          </table:table-cell>
          <table:table-cell table:number-columns-repeated="7"/>
        </table:table-row>
        <table:table-row table:style-name="ro1">
          <table:table-cell office:value-type="float" office:value="4.9373017641483" calcext:value-type="float">
            <text:p>4.9373017641483</text:p>
          </table:table-cell>
          <table:table-cell office:value-type="float" office:value="24.686508820741" calcext:value-type="float">
            <text:p>24.68650882074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85837" calcext:value-type="float">
            <text:p>-0.020816327185837</text:p>
          </table:table-cell>
          <table:table-cell table:number-columns-repeated="7"/>
        </table:table-row>
        <table:table-row table:style-name="ro1">
          <table:table-cell office:value-type="float" office:value="4.9373017650796" calcext:value-type="float">
            <text:p>4.9373017650796</text:p>
          </table:table-cell>
          <table:table-cell office:value-type="float" office:value="24.686508825398" calcext:value-type="float">
            <text:p>24.68650882539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89353" calcext:value-type="float">
            <text:p>-0.020816327189353</text:p>
          </table:table-cell>
          <table:table-cell table:number-columns-repeated="7"/>
        </table:table-row>
        <table:table-row table:style-name="ro1">
          <table:table-cell office:value-type="float" office:value="4.9373017660109" calcext:value-type="float">
            <text:p>4.9373017660109</text:p>
          </table:table-cell>
          <table:table-cell office:value-type="float" office:value="24.686508830055" calcext:value-type="float">
            <text:p>24.68650883005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92736" calcext:value-type="float">
            <text:p>-0.020816327192736</text:p>
          </table:table-cell>
          <table:table-cell table:number-columns-repeated="7"/>
        </table:table-row>
        <table:table-row table:style-name="ro1">
          <table:table-cell office:value-type="float" office:value="4.9373017669423" calcext:value-type="float">
            <text:p>4.9373017669423</text:p>
          </table:table-cell>
          <table:table-cell office:value-type="float" office:value="24.686508834711" calcext:value-type="float">
            <text:p>24.68650883471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196251" calcext:value-type="float">
            <text:p>-0.020816327196251</text:p>
          </table:table-cell>
          <table:table-cell table:number-columns-repeated="7"/>
        </table:table-row>
        <table:table-row table:style-name="ro1">
          <table:table-cell office:value-type="float" office:value="4.9373017678736" calcext:value-type="float">
            <text:p>4.9373017678736</text:p>
          </table:table-cell>
          <table:table-cell office:value-type="float" office:value="24.686508839368" calcext:value-type="float">
            <text:p>24.68650883936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199635" calcext:value-type="float">
            <text:p>-0.020816327199635</text:p>
          </table:table-cell>
          <table:table-cell table:number-columns-repeated="7"/>
        </table:table-row>
        <table:table-row table:style-name="ro1">
          <table:table-cell office:value-type="float" office:value="4.9373017688049" calcext:value-type="float">
            <text:p>4.9373017688049</text:p>
          </table:table-cell>
          <table:table-cell office:value-type="float" office:value="24.686508844025" calcext:value-type="float">
            <text:p>24.68650884402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0315" calcext:value-type="float">
            <text:p>-0.02081632720315</text:p>
          </table:table-cell>
          <table:table-cell table:number-columns-repeated="7"/>
        </table:table-row>
        <table:table-row table:style-name="ro1">
          <table:table-cell office:value-type="float" office:value="4.9373017697362" calcext:value-type="float">
            <text:p>4.9373017697362</text:p>
          </table:table-cell>
          <table:table-cell office:value-type="float" office:value="24.686508848681" calcext:value-type="float">
            <text:p>24.68650884868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06534" calcext:value-type="float">
            <text:p>-0.020816327206534</text:p>
          </table:table-cell>
          <table:table-cell table:number-columns-repeated="7"/>
        </table:table-row>
        <table:table-row table:style-name="ro1">
          <table:table-cell office:value-type="float" office:value="4.9373017706675" calcext:value-type="float">
            <text:p>4.9373017706675</text:p>
          </table:table-cell>
          <table:table-cell office:value-type="float" office:value="24.686508853338" calcext:value-type="float">
            <text:p>24.68650885333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10049" calcext:value-type="float">
            <text:p>-0.020816327210049</text:p>
          </table:table-cell>
          <table:table-cell table:number-columns-repeated="7"/>
        </table:table-row>
        <table:table-row table:style-name="ro1">
          <table:table-cell office:value-type="float" office:value="4.9373017715989" calcext:value-type="float">
            <text:p>4.9373017715989</text:p>
          </table:table-cell>
          <table:table-cell office:value-type="float" office:value="24.686508857994" calcext:value-type="float">
            <text:p>24.68650885799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13432" calcext:value-type="float">
            <text:p>-0.020816327213432</text:p>
          </table:table-cell>
          <table:table-cell table:number-columns-repeated="7"/>
        </table:table-row>
        <table:table-row table:style-name="ro1">
          <table:table-cell office:value-type="float" office:value="4.9373017725302" calcext:value-type="float">
            <text:p>4.9373017725302</text:p>
          </table:table-cell>
          <table:table-cell office:value-type="float" office:value="24.686508862651" calcext:value-type="float">
            <text:p>24.68650886265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16947" calcext:value-type="float">
            <text:p>-0.020816327216947</text:p>
          </table:table-cell>
          <table:table-cell table:number-columns-repeated="7"/>
        </table:table-row>
        <table:table-row table:style-name="ro1">
          <table:table-cell office:value-type="float" office:value="4.9373017734615" calcext:value-type="float">
            <text:p>4.9373017734615</text:p>
          </table:table-cell>
          <table:table-cell office:value-type="float" office:value="24.686508867308" calcext:value-type="float">
            <text:p>24.68650886730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20331" calcext:value-type="float">
            <text:p>-0.020816327220331</text:p>
          </table:table-cell>
          <table:table-cell table:number-columns-repeated="7"/>
        </table:table-row>
        <table:table-row table:style-name="ro1">
          <table:table-cell office:value-type="float" office:value="4.9373017743928" calcext:value-type="float">
            <text:p>4.9373017743928</text:p>
          </table:table-cell>
          <table:table-cell office:value-type="float" office:value="24.686508871964" calcext:value-type="float">
            <text:p>24.68650887196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23846" calcext:value-type="float">
            <text:p>-0.020816327223846</text:p>
          </table:table-cell>
          <table:table-cell table:number-columns-repeated="7"/>
        </table:table-row>
        <table:table-row table:style-name="ro1">
          <table:table-cell office:value-type="float" office:value="4.9373017753242" calcext:value-type="float">
            <text:p>4.9373017753242</text:p>
          </table:table-cell>
          <table:table-cell office:value-type="float" office:value="24.686508876621" calcext:value-type="float">
            <text:p>24.68650887662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2723" calcext:value-type="float">
            <text:p>-0.02081632722723</text:p>
          </table:table-cell>
          <table:table-cell table:number-columns-repeated="7"/>
        </table:table-row>
        <table:table-row table:style-name="ro1">
          <table:table-cell office:value-type="float" office:value="4.9373017762555" calcext:value-type="float">
            <text:p>4.9373017762555</text:p>
          </table:table-cell>
          <table:table-cell office:value-type="float" office:value="24.686508881277" calcext:value-type="float">
            <text:p>24.68650888127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30745" calcext:value-type="float">
            <text:p>-0.020816327230745</text:p>
          </table:table-cell>
          <table:table-cell table:number-columns-repeated="7"/>
        </table:table-row>
        <table:table-row table:style-name="ro1">
          <table:table-cell office:value-type="float" office:value="4.9373017771868" calcext:value-type="float">
            <text:p>4.9373017771868</text:p>
          </table:table-cell>
          <table:table-cell office:value-type="float" office:value="24.686508885934" calcext:value-type="float">
            <text:p>24.68650888593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34128" calcext:value-type="float">
            <text:p>-0.020816327234128</text:p>
          </table:table-cell>
          <table:table-cell table:number-columns-repeated="7"/>
        </table:table-row>
        <table:table-row table:style-name="ro1">
          <table:table-cell office:value-type="float" office:value="4.9373017781181" calcext:value-type="float">
            <text:p>4.9373017781181</text:p>
          </table:table-cell>
          <table:table-cell office:value-type="float" office:value="24.686508890591" calcext:value-type="float">
            <text:p>24.68650889059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37643" calcext:value-type="float">
            <text:p>-0.020816327237643</text:p>
          </table:table-cell>
          <table:table-cell table:number-columns-repeated="7"/>
        </table:table-row>
        <table:table-row table:style-name="ro1">
          <table:table-cell office:value-type="float" office:value="4.9373017790494" calcext:value-type="float">
            <text:p>4.9373017790494</text:p>
          </table:table-cell>
          <table:table-cell office:value-type="float" office:value="24.686508895247" calcext:value-type="float">
            <text:p>24.68650889524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41027" calcext:value-type="float">
            <text:p>-0.020816327241027</text:p>
          </table:table-cell>
          <table:table-cell table:number-columns-repeated="7"/>
        </table:table-row>
        <table:table-row table:style-name="ro1">
          <table:table-cell office:value-type="float" office:value="4.9373017799808" calcext:value-type="float">
            <text:p>4.9373017799808</text:p>
          </table:table-cell>
          <table:table-cell office:value-type="float" office:value="24.686508899904" calcext:value-type="float">
            <text:p>24.68650889990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44542" calcext:value-type="float">
            <text:p>-0.020816327244542</text:p>
          </table:table-cell>
          <table:table-cell table:number-columns-repeated="7"/>
        </table:table-row>
        <table:table-row table:style-name="ro1">
          <table:table-cell office:value-type="float" office:value="4.9373017809121" calcext:value-type="float">
            <text:p>4.9373017809121</text:p>
          </table:table-cell>
          <table:table-cell office:value-type="float" office:value="24.68650890456" calcext:value-type="float">
            <text:p>24.6865089045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47926" calcext:value-type="float">
            <text:p>-0.020816327247926</text:p>
          </table:table-cell>
          <table:table-cell table:number-columns-repeated="7"/>
        </table:table-row>
        <table:table-row table:style-name="ro1">
          <table:table-cell office:value-type="float" office:value="4.9373017818434" calcext:value-type="float">
            <text:p>4.9373017818434</text:p>
          </table:table-cell>
          <table:table-cell office:value-type="float" office:value="24.686508909217" calcext:value-type="float">
            <text:p>24.68650890921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51441" calcext:value-type="float">
            <text:p>-0.020816327251441</text:p>
          </table:table-cell>
          <table:table-cell table:number-columns-repeated="7"/>
        </table:table-row>
        <table:table-row table:style-name="ro1">
          <table:table-cell office:value-type="float" office:value="4.9373017827747" calcext:value-type="float">
            <text:p>4.9373017827747</text:p>
          </table:table-cell>
          <table:table-cell office:value-type="float" office:value="24.686508913874" calcext:value-type="float">
            <text:p>24.68650891387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54824" calcext:value-type="float">
            <text:p>-0.020816327254824</text:p>
          </table:table-cell>
          <table:table-cell table:number-columns-repeated="7"/>
        </table:table-row>
        <table:table-row table:style-name="ro1">
          <table:table-cell office:value-type="float" office:value="4.9373017837061" calcext:value-type="float">
            <text:p>4.9373017837061</text:p>
          </table:table-cell>
          <table:table-cell office:value-type="float" office:value="24.68650891853" calcext:value-type="float">
            <text:p>24.6865089185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58339" calcext:value-type="float">
            <text:p>-0.020816327258339</text:p>
          </table:table-cell>
          <table:table-cell table:number-columns-repeated="7"/>
        </table:table-row>
        <table:table-row table:style-name="ro1">
          <table:table-cell office:value-type="float" office:value="4.9373017846374" calcext:value-type="float">
            <text:p>4.9373017846374</text:p>
          </table:table-cell>
          <table:table-cell office:value-type="float" office:value="24.686508923187" calcext:value-type="float">
            <text:p>24.68650892318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61723" calcext:value-type="float">
            <text:p>-0.020816327261723</text:p>
          </table:table-cell>
          <table:table-cell table:number-columns-repeated="7"/>
        </table:table-row>
        <table:table-row table:style-name="ro1">
          <table:table-cell office:value-type="float" office:value="4.9373017855687" calcext:value-type="float">
            <text:p>4.9373017855687</text:p>
          </table:table-cell>
          <table:table-cell office:value-type="float" office:value="24.686508927844" calcext:value-type="float">
            <text:p>24.68650892784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65238" calcext:value-type="float">
            <text:p>-0.020816327265238</text:p>
          </table:table-cell>
          <table:table-cell table:number-columns-repeated="7"/>
        </table:table-row>
        <table:table-row table:style-name="ro1">
          <table:table-cell office:value-type="float" office:value="4.9373017865" calcext:value-type="float">
            <text:p>4.9373017865</text:p>
          </table:table-cell>
          <table:table-cell office:value-type="float" office:value="24.6865089325" calcext:value-type="float">
            <text:p>24.686508932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68622" calcext:value-type="float">
            <text:p>-0.020816327268622</text:p>
          </table:table-cell>
          <table:table-cell table:number-columns-repeated="7"/>
        </table:table-row>
        <table:table-row table:style-name="ro1">
          <table:table-cell office:value-type="float" office:value="4.9373017874314" calcext:value-type="float">
            <text:p>4.9373017874314</text:p>
          </table:table-cell>
          <table:table-cell office:value-type="float" office:value="24.686508937157" calcext:value-type="float">
            <text:p>24.686508937157</text:p>
          </table:table-cell>
          <table:table-cell office:value-type="float" office:value="625.00000001625" calcext:value-type="float">
            <text:p>625.00000001625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72137" calcext:value-type="float">
            <text:p>-0.020816327272137</text:p>
          </table:table-cell>
          <table:table-cell table:number-columns-repeated="7"/>
        </table:table-row>
        <table:table-row table:style-name="ro1">
          <table:table-cell office:value-type="float" office:value="4.9373017883627" calcext:value-type="float">
            <text:p>4.9373017883627</text:p>
          </table:table-cell>
          <table:table-cell office:value-type="float" office:value="24.686508941813" calcext:value-type="float">
            <text:p>24.68650894181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7552" calcext:value-type="float">
            <text:p>-0.02081632727552</text:p>
          </table:table-cell>
          <table:table-cell table:number-columns-repeated="7"/>
        </table:table-row>
        <table:table-row table:style-name="ro1">
          <table:table-cell office:value-type="float" office:value="4.937301789294" calcext:value-type="float">
            <text:p>4.937301789294</text:p>
          </table:table-cell>
          <table:table-cell office:value-type="float" office:value="24.68650894647" calcext:value-type="float">
            <text:p>24.6865089464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79036" calcext:value-type="float">
            <text:p>-0.020816327279036</text:p>
          </table:table-cell>
          <table:table-cell table:number-columns-repeated="7"/>
        </table:table-row>
        <table:table-row table:style-name="ro1">
          <table:table-cell office:value-type="float" office:value="4.9373017902253" calcext:value-type="float">
            <text:p>4.9373017902253</text:p>
          </table:table-cell>
          <table:table-cell office:value-type="float" office:value="24.686508951127" calcext:value-type="float">
            <text:p>24.68650895112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82419" calcext:value-type="float">
            <text:p>-0.020816327282419</text:p>
          </table:table-cell>
          <table:table-cell table:number-columns-repeated="7"/>
        </table:table-row>
        <table:table-row table:style-name="ro1">
          <table:table-cell office:value-type="float" office:value="4.9373017911566" calcext:value-type="float">
            <text:p>4.9373017911566</text:p>
          </table:table-cell>
          <table:table-cell office:value-type="float" office:value="24.686508955783" calcext:value-type="float">
            <text:p>24.68650895578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85934" calcext:value-type="float">
            <text:p>-0.020816327285934</text:p>
          </table:table-cell>
          <table:table-cell table:number-columns-repeated="7"/>
        </table:table-row>
        <table:table-row table:style-name="ro1">
          <table:table-cell office:value-type="float" office:value="4.937301792088" calcext:value-type="float">
            <text:p>4.937301792088</text:p>
          </table:table-cell>
          <table:table-cell office:value-type="float" office:value="24.68650896044" calcext:value-type="float">
            <text:p>24.6865089604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89318" calcext:value-type="float">
            <text:p>-0.020816327289318</text:p>
          </table:table-cell>
          <table:table-cell table:number-columns-repeated="7"/>
        </table:table-row>
        <table:table-row table:style-name="ro1">
          <table:table-cell office:value-type="float" office:value="4.9373017930193" calcext:value-type="float">
            <text:p>4.9373017930193</text:p>
          </table:table-cell>
          <table:table-cell office:value-type="float" office:value="24.686508965096" calcext:value-type="float">
            <text:p>24.68650896509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92833" calcext:value-type="float">
            <text:p>-0.020816327292833</text:p>
          </table:table-cell>
          <table:table-cell table:number-columns-repeated="7"/>
        </table:table-row>
        <table:table-row table:style-name="ro1">
          <table:table-cell office:value-type="float" office:value="4.9373017939506" calcext:value-type="float">
            <text:p>4.9373017939506</text:p>
          </table:table-cell>
          <table:table-cell office:value-type="float" office:value="24.686508969753" calcext:value-type="float">
            <text:p>24.68650896975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296216" calcext:value-type="float">
            <text:p>-0.020816327296216</text:p>
          </table:table-cell>
          <table:table-cell table:number-columns-repeated="7"/>
        </table:table-row>
        <table:table-row table:style-name="ro1">
          <table:table-cell office:value-type="float" office:value="4.9373017948819" calcext:value-type="float">
            <text:p>4.9373017948819</text:p>
          </table:table-cell>
          <table:table-cell office:value-type="float" office:value="24.68650897441" calcext:value-type="float">
            <text:p>24.6865089744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299732" calcext:value-type="float">
            <text:p>-0.020816327299732</text:p>
          </table:table-cell>
          <table:table-cell table:number-columns-repeated="7"/>
        </table:table-row>
        <table:table-row table:style-name="ro1">
          <table:table-cell office:value-type="float" office:value="4.9373017958133" calcext:value-type="float">
            <text:p>4.9373017958133</text:p>
          </table:table-cell>
          <table:table-cell office:value-type="float" office:value="24.686508979066" calcext:value-type="float">
            <text:p>24.68650897906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03115" calcext:value-type="float">
            <text:p>-0.020816327303115</text:p>
          </table:table-cell>
          <table:table-cell table:number-columns-repeated="7"/>
        </table:table-row>
        <table:table-row table:style-name="ro1">
          <table:table-cell office:value-type="float" office:value="4.9373017967446" calcext:value-type="float">
            <text:p>4.9373017967446</text:p>
          </table:table-cell>
          <table:table-cell office:value-type="float" office:value="24.686508983723" calcext:value-type="float">
            <text:p>24.68650898372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0663" calcext:value-type="float">
            <text:p>-0.02081632730663</text:p>
          </table:table-cell>
          <table:table-cell table:number-columns-repeated="7"/>
        </table:table-row>
        <table:table-row table:style-name="ro1">
          <table:table-cell office:value-type="float" office:value="4.9373017976759" calcext:value-type="float">
            <text:p>4.9373017976759</text:p>
          </table:table-cell>
          <table:table-cell office:value-type="float" office:value="24.68650898838" calcext:value-type="float">
            <text:p>24.6865089883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10014" calcext:value-type="float">
            <text:p>-0.020816327310014</text:p>
          </table:table-cell>
          <table:table-cell table:number-columns-repeated="7"/>
        </table:table-row>
        <table:table-row table:style-name="ro1">
          <table:table-cell office:value-type="float" office:value="4.9373017986072" calcext:value-type="float">
            <text:p>4.9373017986072</text:p>
          </table:table-cell>
          <table:table-cell office:value-type="float" office:value="24.686508993036" calcext:value-type="float">
            <text:p>24.68650899303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13529" calcext:value-type="float">
            <text:p>-0.020816327313529</text:p>
          </table:table-cell>
          <table:table-cell table:number-columns-repeated="7"/>
        </table:table-row>
        <table:table-row table:style-name="ro1">
          <table:table-cell office:value-type="float" office:value="4.9373017995385" calcext:value-type="float">
            <text:p>4.9373017995385</text:p>
          </table:table-cell>
          <table:table-cell office:value-type="float" office:value="24.686508997693" calcext:value-type="float">
            <text:p>24.68650899769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16912" calcext:value-type="float">
            <text:p>-0.020816327316912</text:p>
          </table:table-cell>
          <table:table-cell table:number-columns-repeated="7"/>
        </table:table-row>
        <table:table-row table:style-name="ro1">
          <table:table-cell office:value-type="float" office:value="4.9373018004699" calcext:value-type="float">
            <text:p>4.9373018004699</text:p>
          </table:table-cell>
          <table:table-cell office:value-type="float" office:value="24.686509002349" calcext:value-type="float">
            <text:p>24.68650900234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20428" calcext:value-type="float">
            <text:p>-0.020816327320428</text:p>
          </table:table-cell>
          <table:table-cell table:number-columns-repeated="7"/>
        </table:table-row>
        <table:table-row table:style-name="ro1">
          <table:table-cell office:value-type="float" office:value="4.9373018014012" calcext:value-type="float">
            <text:p>4.9373018014012</text:p>
          </table:table-cell>
          <table:table-cell office:value-type="float" office:value="24.686509007006" calcext:value-type="float">
            <text:p>24.68650900700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23811" calcext:value-type="float">
            <text:p>-0.020816327323811</text:p>
          </table:table-cell>
          <table:table-cell table:number-columns-repeated="7"/>
        </table:table-row>
        <table:table-row table:style-name="ro1">
          <table:table-cell office:value-type="float" office:value="4.9373018023325" calcext:value-type="float">
            <text:p>4.9373018023325</text:p>
          </table:table-cell>
          <table:table-cell office:value-type="float" office:value="24.686509011663" calcext:value-type="float">
            <text:p>24.68650901166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27326" calcext:value-type="float">
            <text:p>-0.020816327327326</text:p>
          </table:table-cell>
          <table:table-cell table:number-columns-repeated="7"/>
        </table:table-row>
        <table:table-row table:style-name="ro1">
          <table:table-cell office:value-type="float" office:value="4.9373018032638" calcext:value-type="float">
            <text:p>4.9373018032638</text:p>
          </table:table-cell>
          <table:table-cell office:value-type="float" office:value="24.686509016319" calcext:value-type="float">
            <text:p>24.68650901631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3071" calcext:value-type="float">
            <text:p>-0.02081632733071</text:p>
          </table:table-cell>
          <table:table-cell table:number-columns-repeated="7"/>
        </table:table-row>
        <table:table-row table:style-name="ro1">
          <table:table-cell office:value-type="float" office:value="4.9373018041952" calcext:value-type="float">
            <text:p>4.9373018041952</text:p>
          </table:table-cell>
          <table:table-cell office:value-type="float" office:value="24.686509020976" calcext:value-type="float">
            <text:p>24.68650902097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34225" calcext:value-type="float">
            <text:p>-0.020816327334225</text:p>
          </table:table-cell>
          <table:table-cell table:number-columns-repeated="7"/>
        </table:table-row>
        <table:table-row table:style-name="ro1">
          <table:table-cell office:value-type="float" office:value="4.9373018051265" calcext:value-type="float">
            <text:p>4.9373018051265</text:p>
          </table:table-cell>
          <table:table-cell office:value-type="float" office:value="24.686509025632" calcext:value-type="float">
            <text:p>24.68650902563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37609" calcext:value-type="float">
            <text:p>-0.020816327337609</text:p>
          </table:table-cell>
          <table:table-cell table:number-columns-repeated="7"/>
        </table:table-row>
        <table:table-row table:style-name="ro1">
          <table:table-cell office:value-type="float" office:value="4.9373018060578" calcext:value-type="float">
            <text:p>4.9373018060578</text:p>
          </table:table-cell>
          <table:table-cell office:value-type="float" office:value="24.686509030289" calcext:value-type="float">
            <text:p>24.68650903028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41124" calcext:value-type="float">
            <text:p>-0.020816327341124</text:p>
          </table:table-cell>
          <table:table-cell table:number-columns-repeated="7"/>
        </table:table-row>
        <table:table-row table:style-name="ro1">
          <table:table-cell office:value-type="float" office:value="4.9373018069891" calcext:value-type="float">
            <text:p>4.9373018069891</text:p>
          </table:table-cell>
          <table:table-cell office:value-type="float" office:value="24.686509034946" calcext:value-type="float">
            <text:p>24.68650903494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44507" calcext:value-type="float">
            <text:p>-0.020816327344507</text:p>
          </table:table-cell>
          <table:table-cell table:number-columns-repeated="7"/>
        </table:table-row>
        <table:table-row table:style-name="ro1">
          <table:table-cell office:value-type="float" office:value="4.9373018079204" calcext:value-type="float">
            <text:p>4.9373018079204</text:p>
          </table:table-cell>
          <table:table-cell office:value-type="float" office:value="24.686509039602" calcext:value-type="float">
            <text:p>24.68650903960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48022" calcext:value-type="float">
            <text:p>-0.020816327348022</text:p>
          </table:table-cell>
          <table:table-cell table:number-columns-repeated="7"/>
        </table:table-row>
        <table:table-row table:style-name="ro1">
          <table:table-cell office:value-type="float" office:value="4.9373018088518" calcext:value-type="float">
            <text:p>4.9373018088518</text:p>
          </table:table-cell>
          <table:table-cell office:value-type="float" office:value="24.686509044259" calcext:value-type="float">
            <text:p>24.68650904425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51406" calcext:value-type="float">
            <text:p>-0.020816327351406</text:p>
          </table:table-cell>
          <table:table-cell table:number-columns-repeated="7"/>
        </table:table-row>
        <table:table-row table:style-name="ro1">
          <table:table-cell office:value-type="float" office:value="4.9373018097831" calcext:value-type="float">
            <text:p>4.9373018097831</text:p>
          </table:table-cell>
          <table:table-cell office:value-type="float" office:value="24.686509048915" calcext:value-type="float">
            <text:p>24.68650904891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54921" calcext:value-type="float">
            <text:p>-0.020816327354921</text:p>
          </table:table-cell>
          <table:table-cell table:number-columns-repeated="7"/>
        </table:table-row>
        <table:table-row table:style-name="ro1">
          <table:table-cell office:value-type="float" office:value="4.9373018107144" calcext:value-type="float">
            <text:p>4.9373018107144</text:p>
          </table:table-cell>
          <table:table-cell office:value-type="float" office:value="24.686509053572" calcext:value-type="float">
            <text:p>24.68650905357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58305" calcext:value-type="float">
            <text:p>-0.020816327358305</text:p>
          </table:table-cell>
          <table:table-cell table:number-columns-repeated="7"/>
        </table:table-row>
        <table:table-row table:style-name="ro1">
          <table:table-cell office:value-type="float" office:value="4.9373018116457" calcext:value-type="float">
            <text:p>4.9373018116457</text:p>
          </table:table-cell>
          <table:table-cell office:value-type="float" office:value="24.686509058229" calcext:value-type="float">
            <text:p>24.68650905822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6182" calcext:value-type="float">
            <text:p>-0.02081632736182</text:p>
          </table:table-cell>
          <table:table-cell table:number-columns-repeated="7"/>
        </table:table-row>
        <table:table-row table:style-name="ro1">
          <table:table-cell office:value-type="float" office:value="4.9373018125771" calcext:value-type="float">
            <text:p>4.9373018125771</text:p>
          </table:table-cell>
          <table:table-cell office:value-type="float" office:value="24.686509062885" calcext:value-type="float">
            <text:p>24.68650906288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65203" calcext:value-type="float">
            <text:p>-0.020816327365203</text:p>
          </table:table-cell>
          <table:table-cell table:number-columns-repeated="7"/>
        </table:table-row>
        <table:table-row table:style-name="ro1">
          <table:table-cell office:value-type="float" office:value="4.9373018135084" calcext:value-type="float">
            <text:p>4.9373018135084</text:p>
          </table:table-cell>
          <table:table-cell office:value-type="float" office:value="24.686509067542" calcext:value-type="float">
            <text:p>24.68650906754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68718" calcext:value-type="float">
            <text:p>-0.020816327368718</text:p>
          </table:table-cell>
          <table:table-cell table:number-columns-repeated="7"/>
        </table:table-row>
        <table:table-row table:style-name="ro1">
          <table:table-cell office:value-type="float" office:value="4.9373018144397" calcext:value-type="float">
            <text:p>4.9373018144397</text:p>
          </table:table-cell>
          <table:table-cell office:value-type="float" office:value="24.686509072199" calcext:value-type="float">
            <text:p>24.68650907219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72102" calcext:value-type="float">
            <text:p>-0.020816327372102</text:p>
          </table:table-cell>
          <table:table-cell table:number-columns-repeated="7"/>
        </table:table-row>
        <table:table-row table:style-name="ro1">
          <table:table-cell office:value-type="float" office:value="4.937301815371" calcext:value-type="float">
            <text:p>4.937301815371</text:p>
          </table:table-cell>
          <table:table-cell office:value-type="float" office:value="24.686509076855" calcext:value-type="float">
            <text:p>24.68650907685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75617" calcext:value-type="float">
            <text:p>-0.020816327375617</text:p>
          </table:table-cell>
          <table:table-cell table:number-columns-repeated="7"/>
        </table:table-row>
        <table:table-row table:style-name="ro1">
          <table:table-cell office:value-type="float" office:value="4.9373018163024" calcext:value-type="float">
            <text:p>4.9373018163024</text:p>
          </table:table-cell>
          <table:table-cell office:value-type="float" office:value="24.686509081512" calcext:value-type="float">
            <text:p>24.68650908151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79001" calcext:value-type="float">
            <text:p>-0.020816327379001</text:p>
          </table:table-cell>
          <table:table-cell table:number-columns-repeated="7"/>
        </table:table-row>
        <table:table-row table:style-name="ro1">
          <table:table-cell office:value-type="float" office:value="4.9373018172337" calcext:value-type="float">
            <text:p>4.9373018172337</text:p>
          </table:table-cell>
          <table:table-cell office:value-type="float" office:value="24.686509086168" calcext:value-type="float">
            <text:p>24.68650908616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82516" calcext:value-type="float">
            <text:p>-0.020816327382516</text:p>
          </table:table-cell>
          <table:table-cell table:number-columns-repeated="7"/>
        </table:table-row>
        <table:table-row table:style-name="ro1">
          <table:table-cell office:value-type="float" office:value="4.937301818165" calcext:value-type="float">
            <text:p>4.937301818165</text:p>
          </table:table-cell>
          <table:table-cell office:value-type="float" office:value="24.686509090825" calcext:value-type="float">
            <text:p>24.68650909082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85899" calcext:value-type="float">
            <text:p>-0.020816327385899</text:p>
          </table:table-cell>
          <table:table-cell table:number-columns-repeated="7"/>
        </table:table-row>
        <table:table-row table:style-name="ro1">
          <table:table-cell office:value-type="float" office:value="4.9373018190963" calcext:value-type="float">
            <text:p>4.9373018190963</text:p>
          </table:table-cell>
          <table:table-cell office:value-type="float" office:value="24.686509095482" calcext:value-type="float">
            <text:p>24.68650909548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89415" calcext:value-type="float">
            <text:p>-0.020816327389415</text:p>
          </table:table-cell>
          <table:table-cell table:number-columns-repeated="7"/>
        </table:table-row>
        <table:table-row table:style-name="ro1">
          <table:table-cell office:value-type="float" office:value="4.9373018200276" calcext:value-type="float">
            <text:p>4.9373018200276</text:p>
          </table:table-cell>
          <table:table-cell office:value-type="float" office:value="24.686509100138" calcext:value-type="float">
            <text:p>24.68650910013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92798" calcext:value-type="float">
            <text:p>-0.020816327392798</text:p>
          </table:table-cell>
          <table:table-cell table:number-columns-repeated="7"/>
        </table:table-row>
        <table:table-row table:style-name="ro1">
          <table:table-cell office:value-type="float" office:value="4.937301820959" calcext:value-type="float">
            <text:p>4.937301820959</text:p>
          </table:table-cell>
          <table:table-cell office:value-type="float" office:value="24.686509104795" calcext:value-type="float">
            <text:p>24.68650910479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396313" calcext:value-type="float">
            <text:p>-0.020816327396313</text:p>
          </table:table-cell>
          <table:table-cell table:number-columns-repeated="7"/>
        </table:table-row>
        <table:table-row table:style-name="ro1">
          <table:table-cell office:value-type="float" office:value="4.9373018218903" calcext:value-type="float">
            <text:p>4.9373018218903</text:p>
          </table:table-cell>
          <table:table-cell office:value-type="float" office:value="24.686509109451" calcext:value-type="float">
            <text:p>24.68650910945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399697" calcext:value-type="float">
            <text:p>-0.020816327399697</text:p>
          </table:table-cell>
          <table:table-cell table:number-columns-repeated="7"/>
        </table:table-row>
        <table:table-row table:style-name="ro1">
          <table:table-cell office:value-type="float" office:value="4.9373018228216" calcext:value-type="float">
            <text:p>4.9373018228216</text:p>
          </table:table-cell>
          <table:table-cell office:value-type="float" office:value="24.686509114108" calcext:value-type="float">
            <text:p>24.68650911410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03212" calcext:value-type="float">
            <text:p>-0.020816327403212</text:p>
          </table:table-cell>
          <table:table-cell table:number-columns-repeated="7"/>
        </table:table-row>
        <table:table-row table:style-name="ro1">
          <table:table-cell office:value-type="float" office:value="4.9373018237529" calcext:value-type="float">
            <text:p>4.9373018237529</text:p>
          </table:table-cell>
          <table:table-cell office:value-type="float" office:value="24.686509118765" calcext:value-type="float">
            <text:p>24.68650911876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06595" calcext:value-type="float">
            <text:p>-0.020816327406595</text:p>
          </table:table-cell>
          <table:table-cell table:number-columns-repeated="7"/>
        </table:table-row>
        <table:table-row table:style-name="ro1">
          <table:table-cell office:value-type="float" office:value="4.9373018246843" calcext:value-type="float">
            <text:p>4.9373018246843</text:p>
          </table:table-cell>
          <table:table-cell office:value-type="float" office:value="24.686509123421" calcext:value-type="float">
            <text:p>24.68650912342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10111" calcext:value-type="float">
            <text:p>-0.020816327410111</text:p>
          </table:table-cell>
          <table:table-cell table:number-columns-repeated="7"/>
        </table:table-row>
        <table:table-row table:style-name="ro1">
          <table:table-cell office:value-type="float" office:value="4.9373018256156" calcext:value-type="float">
            <text:p>4.9373018256156</text:p>
          </table:table-cell>
          <table:table-cell office:value-type="float" office:value="24.686509128078" calcext:value-type="float">
            <text:p>24.68650912807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13494" calcext:value-type="float">
            <text:p>-0.020816327413494</text:p>
          </table:table-cell>
          <table:table-cell table:number-columns-repeated="7"/>
        </table:table-row>
        <table:table-row table:style-name="ro1">
          <table:table-cell office:value-type="float" office:value="4.9373018265469" calcext:value-type="float">
            <text:p>4.9373018265469</text:p>
          </table:table-cell>
          <table:table-cell office:value-type="float" office:value="24.686509132734" calcext:value-type="float">
            <text:p>24.6865091327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17009" calcext:value-type="float">
            <text:p>-0.020816327417009</text:p>
          </table:table-cell>
          <table:table-cell table:number-columns-repeated="7"/>
        </table:table-row>
        <table:table-row table:style-name="ro1">
          <table:table-cell office:value-type="float" office:value="4.9373018274782" calcext:value-type="float">
            <text:p>4.9373018274782</text:p>
          </table:table-cell>
          <table:table-cell office:value-type="float" office:value="24.686509137391" calcext:value-type="float">
            <text:p>24.68650913739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20393" calcext:value-type="float">
            <text:p>-0.020816327420393</text:p>
          </table:table-cell>
          <table:table-cell table:number-columns-repeated="7"/>
        </table:table-row>
        <table:table-row table:style-name="ro1">
          <table:table-cell office:value-type="float" office:value="4.9373018284095" calcext:value-type="float">
            <text:p>4.9373018284095</text:p>
          </table:table-cell>
          <table:table-cell office:value-type="float" office:value="24.686509142048" calcext:value-type="float">
            <text:p>24.68650914204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23908" calcext:value-type="float">
            <text:p>-0.020816327423908</text:p>
          </table:table-cell>
          <table:table-cell table:number-columns-repeated="7"/>
        </table:table-row>
        <table:table-row table:style-name="ro1">
          <table:table-cell office:value-type="float" office:value="4.9373018293409" calcext:value-type="float">
            <text:p>4.9373018293409</text:p>
          </table:table-cell>
          <table:table-cell office:value-type="float" office:value="24.686509146704" calcext:value-type="float">
            <text:p>24.68650914670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27291" calcext:value-type="float">
            <text:p>-0.020816327427291</text:p>
          </table:table-cell>
          <table:table-cell table:number-columns-repeated="7"/>
        </table:table-row>
        <table:table-row table:style-name="ro1">
          <table:table-cell office:value-type="float" office:value="4.9373018302722" calcext:value-type="float">
            <text:p>4.9373018302722</text:p>
          </table:table-cell>
          <table:table-cell office:value-type="float" office:value="24.686509151361" calcext:value-type="float">
            <text:p>24.68650915136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30807" calcext:value-type="float">
            <text:p>-0.020816327430807</text:p>
          </table:table-cell>
          <table:table-cell table:number-columns-repeated="7"/>
        </table:table-row>
        <table:table-row table:style-name="ro1">
          <table:table-cell office:value-type="float" office:value="4.9373018312035" calcext:value-type="float">
            <text:p>4.9373018312035</text:p>
          </table:table-cell>
          <table:table-cell office:value-type="float" office:value="24.686509156018" calcext:value-type="float">
            <text:p>24.68650915601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3419" calcext:value-type="float">
            <text:p>-0.02081632743419</text:p>
          </table:table-cell>
          <table:table-cell table:number-columns-repeated="7"/>
        </table:table-row>
        <table:table-row table:style-name="ro1">
          <table:table-cell office:value-type="float" office:value="4.9373018321348" calcext:value-type="float">
            <text:p>4.9373018321348</text:p>
          </table:table-cell>
          <table:table-cell office:value-type="float" office:value="24.686509160674" calcext:value-type="float">
            <text:p>24.68650916067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37705" calcext:value-type="float">
            <text:p>-0.020816327437705</text:p>
          </table:table-cell>
          <table:table-cell table:number-columns-repeated="7"/>
        </table:table-row>
        <table:table-row table:style-name="ro1">
          <table:table-cell office:value-type="float" office:value="4.9373018330662" calcext:value-type="float">
            <text:p>4.9373018330662</text:p>
          </table:table-cell>
          <table:table-cell office:value-type="float" office:value="24.686509165331" calcext:value-type="float">
            <text:p>24.68650916533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41089" calcext:value-type="float">
            <text:p>-0.020816327441089</text:p>
          </table:table-cell>
          <table:table-cell table:number-columns-repeated="7"/>
        </table:table-row>
        <table:table-row table:style-name="ro1">
          <table:table-cell office:value-type="float" office:value="4.9373018339975" calcext:value-type="float">
            <text:p>4.9373018339975</text:p>
          </table:table-cell>
          <table:table-cell office:value-type="float" office:value="24.686509169987" calcext:value-type="float">
            <text:p>24.68650916998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44604" calcext:value-type="float">
            <text:p>-0.020816327444604</text:p>
          </table:table-cell>
          <table:table-cell table:number-columns-repeated="7"/>
        </table:table-row>
        <table:table-row table:style-name="ro1">
          <table:table-cell office:value-type="float" office:value="4.9373018349288" calcext:value-type="float">
            <text:p>4.9373018349288</text:p>
          </table:table-cell>
          <table:table-cell office:value-type="float" office:value="24.686509174644" calcext:value-type="float">
            <text:p>24.68650917464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47988" calcext:value-type="float">
            <text:p>-0.020816327447988</text:p>
          </table:table-cell>
          <table:table-cell table:number-columns-repeated="7"/>
        </table:table-row>
        <table:table-row table:style-name="ro1">
          <table:table-cell office:value-type="float" office:value="4.9373018358601" calcext:value-type="float">
            <text:p>4.9373018358601</text:p>
          </table:table-cell>
          <table:table-cell office:value-type="float" office:value="24.686509179301" calcext:value-type="float">
            <text:p>24.68650917930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51503" calcext:value-type="float">
            <text:p>-0.020816327451503</text:p>
          </table:table-cell>
          <table:table-cell table:number-columns-repeated="7"/>
        </table:table-row>
        <table:table-row table:style-name="ro1">
          <table:table-cell office:value-type="float" office:value="4.9373018367914" calcext:value-type="float">
            <text:p>4.9373018367914</text:p>
          </table:table-cell>
          <table:table-cell office:value-type="float" office:value="24.686509183957" calcext:value-type="float">
            <text:p>24.68650918395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54886" calcext:value-type="float">
            <text:p>-0.020816327454886</text:p>
          </table:table-cell>
          <table:table-cell table:number-columns-repeated="7"/>
        </table:table-row>
        <table:table-row table:style-name="ro1">
          <table:table-cell office:value-type="float" office:value="4.9373018377228" calcext:value-type="float">
            <text:p>4.9373018377228</text:p>
          </table:table-cell>
          <table:table-cell office:value-type="float" office:value="24.686509188614" calcext:value-type="float">
            <text:p>24.68650918861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58401" calcext:value-type="float">
            <text:p>-0.020816327458401</text:p>
          </table:table-cell>
          <table:table-cell table:number-columns-repeated="7"/>
        </table:table-row>
        <table:table-row table:style-name="ro1">
          <table:table-cell office:value-type="float" office:value="4.9373018386541" calcext:value-type="float">
            <text:p>4.9373018386541</text:p>
          </table:table-cell>
          <table:table-cell office:value-type="float" office:value="24.68650919327" calcext:value-type="float">
            <text:p>24.6865091932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61785" calcext:value-type="float">
            <text:p>-0.020816327461785</text:p>
          </table:table-cell>
          <table:table-cell table:number-columns-repeated="7"/>
        </table:table-row>
        <table:table-row table:style-name="ro1">
          <table:table-cell office:value-type="float" office:value="4.9373018395854" calcext:value-type="float">
            <text:p>4.9373018395854</text:p>
          </table:table-cell>
          <table:table-cell office:value-type="float" office:value="24.686509197927" calcext:value-type="float">
            <text:p>24.68650919792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653" calcext:value-type="float">
            <text:p>-0.0208163274653</text:p>
          </table:table-cell>
          <table:table-cell table:number-columns-repeated="7"/>
        </table:table-row>
        <table:table-row table:style-name="ro1">
          <table:table-cell office:value-type="float" office:value="4.9373018405167" calcext:value-type="float">
            <text:p>4.9373018405167</text:p>
          </table:table-cell>
          <table:table-cell office:value-type="float" office:value="24.686509202584" calcext:value-type="float">
            <text:p>24.68650920258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68684" calcext:value-type="float">
            <text:p>-0.020816327468684</text:p>
          </table:table-cell>
          <table:table-cell table:number-columns-repeated="7"/>
        </table:table-row>
        <table:table-row table:style-name="ro1">
          <table:table-cell office:value-type="float" office:value="4.9373018414481" calcext:value-type="float">
            <text:p>4.9373018414481</text:p>
          </table:table-cell>
          <table:table-cell office:value-type="float" office:value="24.68650920724" calcext:value-type="float">
            <text:p>24.6865092072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72199" calcext:value-type="float">
            <text:p>-0.020816327472199</text:p>
          </table:table-cell>
          <table:table-cell table:number-columns-repeated="7"/>
        </table:table-row>
        <table:table-row table:style-name="ro1">
          <table:table-cell office:value-type="float" office:value="4.9373018423794" calcext:value-type="float">
            <text:p>4.9373018423794</text:p>
          </table:table-cell>
          <table:table-cell office:value-type="float" office:value="24.686509211897" calcext:value-type="float">
            <text:p>24.68650921189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75582" calcext:value-type="float">
            <text:p>-0.020816327475582</text:p>
          </table:table-cell>
          <table:table-cell table:number-columns-repeated="7"/>
        </table:table-row>
        <table:table-row table:style-name="ro1">
          <table:table-cell office:value-type="float" office:value="4.9373018433107" calcext:value-type="float">
            <text:p>4.9373018433107</text:p>
          </table:table-cell>
          <table:table-cell office:value-type="float" office:value="24.686509216554" calcext:value-type="float">
            <text:p>24.68650921655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79097" calcext:value-type="float">
            <text:p>-0.020816327479097</text:p>
          </table:table-cell>
          <table:table-cell table:number-columns-repeated="7"/>
        </table:table-row>
        <table:table-row table:style-name="ro1">
          <table:table-cell office:value-type="float" office:value="4.937301844242" calcext:value-type="float">
            <text:p>4.937301844242</text:p>
          </table:table-cell>
          <table:table-cell office:value-type="float" office:value="24.68650922121" calcext:value-type="float">
            <text:p>24.6865092212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82481" calcext:value-type="float">
            <text:p>-0.020816327482481</text:p>
          </table:table-cell>
          <table:table-cell table:number-columns-repeated="7"/>
        </table:table-row>
        <table:table-row table:style-name="ro1">
          <table:table-cell office:value-type="float" office:value="4.9373018451734" calcext:value-type="float">
            <text:p>4.9373018451734</text:p>
          </table:table-cell>
          <table:table-cell office:value-type="float" office:value="24.686509225867" calcext:value-type="float">
            <text:p>24.68650922586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85996" calcext:value-type="float">
            <text:p>-0.020816327485996</text:p>
          </table:table-cell>
          <table:table-cell table:number-columns-repeated="7"/>
        </table:table-row>
        <table:table-row table:style-name="ro1">
          <table:table-cell office:value-type="float" office:value="4.9373018461047" calcext:value-type="float">
            <text:p>4.9373018461047</text:p>
          </table:table-cell>
          <table:table-cell office:value-type="float" office:value="24.686509230523" calcext:value-type="float">
            <text:p>24.68650923052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8938" calcext:value-type="float">
            <text:p>-0.02081632748938</text:p>
          </table:table-cell>
          <table:table-cell table:number-columns-repeated="7"/>
        </table:table-row>
        <table:table-row table:style-name="ro1">
          <table:table-cell office:value-type="float" office:value="4.937301847036" calcext:value-type="float">
            <text:p>4.937301847036</text:p>
          </table:table-cell>
          <table:table-cell office:value-type="float" office:value="24.68650923518" calcext:value-type="float">
            <text:p>24.6865092351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92895" calcext:value-type="float">
            <text:p>-0.020816327492895</text:p>
          </table:table-cell>
          <table:table-cell table:number-columns-repeated="7"/>
        </table:table-row>
        <table:table-row table:style-name="ro1">
          <table:table-cell office:value-type="float" office:value="4.9373018479673" calcext:value-type="float">
            <text:p>4.9373018479673</text:p>
          </table:table-cell>
          <table:table-cell office:value-type="float" office:value="24.686509239837" calcext:value-type="float">
            <text:p>24.68650923983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496278" calcext:value-type="float">
            <text:p>-0.020816327496278</text:p>
          </table:table-cell>
          <table:table-cell table:number-columns-repeated="7"/>
        </table:table-row>
        <table:table-row table:style-name="ro1">
          <table:table-cell office:value-type="float" office:value="4.9373018488986" calcext:value-type="float">
            <text:p>4.9373018488986</text:p>
          </table:table-cell>
          <table:table-cell office:value-type="float" office:value="24.686509244493" calcext:value-type="float">
            <text:p>24.68650924449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499793" calcext:value-type="float">
            <text:p>-0.020816327499793</text:p>
          </table:table-cell>
          <table:table-cell table:number-columns-repeated="7"/>
        </table:table-row>
        <table:table-row table:style-name="ro1">
          <table:table-cell office:value-type="float" office:value="4.93730184983" calcext:value-type="float">
            <text:p>4.93730184983</text:p>
          </table:table-cell>
          <table:table-cell office:value-type="float" office:value="24.68650924915" calcext:value-type="float">
            <text:p>24.6865092491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03177" calcext:value-type="float">
            <text:p>-0.020816327503177</text:p>
          </table:table-cell>
          <table:table-cell table:number-columns-repeated="7"/>
        </table:table-row>
        <table:table-row table:style-name="ro1">
          <table:table-cell office:value-type="float" office:value="4.9373018507613" calcext:value-type="float">
            <text:p>4.9373018507613</text:p>
          </table:table-cell>
          <table:table-cell office:value-type="float" office:value="24.686509253806" calcext:value-type="float">
            <text:p>24.68650925380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06692" calcext:value-type="float">
            <text:p>-0.020816327506692</text:p>
          </table:table-cell>
          <table:table-cell table:number-columns-repeated="7"/>
        </table:table-row>
        <table:table-row table:style-name="ro1">
          <table:table-cell office:value-type="float" office:value="4.9373018516926" calcext:value-type="float">
            <text:p>4.9373018516926</text:p>
          </table:table-cell>
          <table:table-cell office:value-type="float" office:value="24.686509258463" calcext:value-type="float">
            <text:p>24.68650925846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10076" calcext:value-type="float">
            <text:p>-0.020816327510076</text:p>
          </table:table-cell>
          <table:table-cell table:number-columns-repeated="7"/>
        </table:table-row>
        <table:table-row table:style-name="ro1">
          <table:table-cell office:value-type="float" office:value="4.9373018526239" calcext:value-type="float">
            <text:p>4.9373018526239</text:p>
          </table:table-cell>
          <table:table-cell office:value-type="float" office:value="24.68650926312" calcext:value-type="float">
            <text:p>24.6865092631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13591" calcext:value-type="float">
            <text:p>-0.020816327513591</text:p>
          </table:table-cell>
          <table:table-cell table:number-columns-repeated="7"/>
        </table:table-row>
        <table:table-row table:style-name="ro1">
          <table:table-cell office:value-type="float" office:value="4.9373018535553" calcext:value-type="float">
            <text:p>4.9373018535553</text:p>
          </table:table-cell>
          <table:table-cell office:value-type="float" office:value="24.686509267776" calcext:value-type="float">
            <text:p>24.68650926777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16974" calcext:value-type="float">
            <text:p>-0.020816327516974</text:p>
          </table:table-cell>
          <table:table-cell table:number-columns-repeated="7"/>
        </table:table-row>
        <table:table-row table:style-name="ro1">
          <table:table-cell office:value-type="float" office:value="4.9373018544866" calcext:value-type="float">
            <text:p>4.9373018544866</text:p>
          </table:table-cell>
          <table:table-cell office:value-type="float" office:value="24.686509272433" calcext:value-type="float">
            <text:p>24.68650927243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2049" calcext:value-type="float">
            <text:p>-0.02081632752049</text:p>
          </table:table-cell>
          <table:table-cell table:number-columns-repeated="7"/>
        </table:table-row>
        <table:table-row table:style-name="ro1">
          <table:table-cell office:value-type="float" office:value="4.9373018554179" calcext:value-type="float">
            <text:p>4.9373018554179</text:p>
          </table:table-cell>
          <table:table-cell office:value-type="float" office:value="24.686509277089" calcext:value-type="float">
            <text:p>24.68650927708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23873" calcext:value-type="float">
            <text:p>-0.020816327523873</text:p>
          </table:table-cell>
          <table:table-cell table:number-columns-repeated="7"/>
        </table:table-row>
        <table:table-row table:style-name="ro1">
          <table:table-cell office:value-type="float" office:value="4.9373018563492" calcext:value-type="float">
            <text:p>4.9373018563492</text:p>
          </table:table-cell>
          <table:table-cell office:value-type="float" office:value="24.686509281746" calcext:value-type="float">
            <text:p>24.68650928174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27388" calcext:value-type="float">
            <text:p>-0.020816327527388</text:p>
          </table:table-cell>
          <table:table-cell table:number-columns-repeated="7"/>
        </table:table-row>
        <table:table-row table:style-name="ro1">
          <table:table-cell office:value-type="float" office:value="4.9373018572805" calcext:value-type="float">
            <text:p>4.9373018572805</text:p>
          </table:table-cell>
          <table:table-cell office:value-type="float" office:value="24.686509286403" calcext:value-type="float">
            <text:p>24.68650928640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30772" calcext:value-type="float">
            <text:p>-0.020816327530772</text:p>
          </table:table-cell>
          <table:table-cell table:number-columns-repeated="7"/>
        </table:table-row>
        <table:table-row table:style-name="ro1">
          <table:table-cell office:value-type="float" office:value="4.9373018582119" calcext:value-type="float">
            <text:p>4.9373018582119</text:p>
          </table:table-cell>
          <table:table-cell office:value-type="float" office:value="24.686509291059" calcext:value-type="float">
            <text:p>24.68650929105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34287" calcext:value-type="float">
            <text:p>-0.020816327534287</text:p>
          </table:table-cell>
          <table:table-cell table:number-columns-repeated="7"/>
        </table:table-row>
        <table:table-row table:style-name="ro1">
          <table:table-cell office:value-type="float" office:value="4.9373018591432" calcext:value-type="float">
            <text:p>4.9373018591432</text:p>
          </table:table-cell>
          <table:table-cell office:value-type="float" office:value="24.686509295716" calcext:value-type="float">
            <text:p>24.68650929571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3767" calcext:value-type="float">
            <text:p>-0.02081632753767</text:p>
          </table:table-cell>
          <table:table-cell table:number-columns-repeated="7"/>
        </table:table-row>
        <table:table-row table:style-name="ro1">
          <table:table-cell office:value-type="float" office:value="4.9373018600745" calcext:value-type="float">
            <text:p>4.9373018600745</text:p>
          </table:table-cell>
          <table:table-cell office:value-type="float" office:value="24.686509300373" calcext:value-type="float">
            <text:p>24.68650930037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41186" calcext:value-type="float">
            <text:p>-0.020816327541186</text:p>
          </table:table-cell>
          <table:table-cell table:number-columns-repeated="7"/>
        </table:table-row>
        <table:table-row table:style-name="ro1">
          <table:table-cell office:value-type="float" office:value="4.9373018610058" calcext:value-type="float">
            <text:p>4.9373018610058</text:p>
          </table:table-cell>
          <table:table-cell office:value-type="float" office:value="24.686509305029" calcext:value-type="float">
            <text:p>24.68650930502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44569" calcext:value-type="float">
            <text:p>-0.020816327544569</text:p>
          </table:table-cell>
          <table:table-cell table:number-columns-repeated="7"/>
        </table:table-row>
        <table:table-row table:style-name="ro1">
          <table:table-cell office:value-type="float" office:value="4.9373018619372" calcext:value-type="float">
            <text:p>4.9373018619372</text:p>
          </table:table-cell>
          <table:table-cell office:value-type="float" office:value="24.686509309686" calcext:value-type="float">
            <text:p>24.68650930968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48084" calcext:value-type="float">
            <text:p>-0.020816327548084</text:p>
          </table:table-cell>
          <table:table-cell table:number-columns-repeated="7"/>
        </table:table-row>
        <table:table-row table:style-name="ro1">
          <table:table-cell office:value-type="float" office:value="4.9373018628685" calcext:value-type="float">
            <text:p>4.9373018628685</text:p>
          </table:table-cell>
          <table:table-cell office:value-type="float" office:value="24.686509314342" calcext:value-type="float">
            <text:p>24.68650931434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51468" calcext:value-type="float">
            <text:p>-0.020816327551468</text:p>
          </table:table-cell>
          <table:table-cell table:number-columns-repeated="7"/>
        </table:table-row>
        <table:table-row table:style-name="ro1">
          <table:table-cell office:value-type="float" office:value="4.9373018637998" calcext:value-type="float">
            <text:p>4.9373018637998</text:p>
          </table:table-cell>
          <table:table-cell office:value-type="float" office:value="24.686509318999" calcext:value-type="float">
            <text:p>24.68650931899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54983" calcext:value-type="float">
            <text:p>-0.020816327554983</text:p>
          </table:table-cell>
          <table:table-cell table:number-columns-repeated="7"/>
        </table:table-row>
        <table:table-row table:style-name="ro1">
          <table:table-cell office:value-type="float" office:value="4.9373018647311" calcext:value-type="float">
            <text:p>4.9373018647311</text:p>
          </table:table-cell>
          <table:table-cell office:value-type="float" office:value="24.686509323656" calcext:value-type="float">
            <text:p>24.68650932365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58366" calcext:value-type="float">
            <text:p>-0.020816327558366</text:p>
          </table:table-cell>
          <table:table-cell table:number-columns-repeated="7"/>
        </table:table-row>
        <table:table-row table:style-name="ro1">
          <table:table-cell office:value-type="float" office:value="4.9373018656624" calcext:value-type="float">
            <text:p>4.9373018656624</text:p>
          </table:table-cell>
          <table:table-cell office:value-type="float" office:value="24.686509328312" calcext:value-type="float">
            <text:p>24.68650932831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61882" calcext:value-type="float">
            <text:p>-0.020816327561882</text:p>
          </table:table-cell>
          <table:table-cell table:number-columns-repeated="7"/>
        </table:table-row>
        <table:table-row table:style-name="ro1">
          <table:table-cell office:value-type="float" office:value="4.9373018665938" calcext:value-type="float">
            <text:p>4.9373018665938</text:p>
          </table:table-cell>
          <table:table-cell office:value-type="float" office:value="24.686509332969" calcext:value-type="float">
            <text:p>24.68650933296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65265" calcext:value-type="float">
            <text:p>-0.020816327565265</text:p>
          </table:table-cell>
          <table:table-cell table:number-columns-repeated="7"/>
        </table:table-row>
        <table:table-row table:style-name="ro1">
          <table:table-cell office:value-type="float" office:value="4.9373018675251" calcext:value-type="float">
            <text:p>4.9373018675251</text:p>
          </table:table-cell>
          <table:table-cell office:value-type="float" office:value="24.686509337625" calcext:value-type="float">
            <text:p>24.68650933762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6878" calcext:value-type="float">
            <text:p>-0.02081632756878</text:p>
          </table:table-cell>
          <table:table-cell table:number-columns-repeated="7"/>
        </table:table-row>
        <table:table-row table:style-name="ro1">
          <table:table-cell office:value-type="float" office:value="4.9373018684564" calcext:value-type="float">
            <text:p>4.9373018684564</text:p>
          </table:table-cell>
          <table:table-cell office:value-type="float" office:value="24.686509342282" calcext:value-type="float">
            <text:p>24.68650934228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72164" calcext:value-type="float">
            <text:p>-0.020816327572164</text:p>
          </table:table-cell>
          <table:table-cell table:number-columns-repeated="7"/>
        </table:table-row>
        <table:table-row table:style-name="ro1">
          <table:table-cell office:value-type="float" office:value="4.9373018693877" calcext:value-type="float">
            <text:p>4.9373018693877</text:p>
          </table:table-cell>
          <table:table-cell office:value-type="float" office:value="24.686509346939" calcext:value-type="float">
            <text:p>24.68650934693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75679" calcext:value-type="float">
            <text:p>-0.020816327575679</text:p>
          </table:table-cell>
          <table:table-cell table:number-columns-repeated="7"/>
        </table:table-row>
        <table:table-row table:style-name="ro1">
          <table:table-cell office:value-type="float" office:value="4.9373018703191" calcext:value-type="float">
            <text:p>4.9373018703191</text:p>
          </table:table-cell>
          <table:table-cell office:value-type="float" office:value="24.686509351595" calcext:value-type="float">
            <text:p>24.68650935159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79063" calcext:value-type="float">
            <text:p>-0.020816327579063</text:p>
          </table:table-cell>
          <table:table-cell table:number-columns-repeated="7"/>
        </table:table-row>
        <table:table-row table:style-name="ro1">
          <table:table-cell office:value-type="float" office:value="4.9373018712504" calcext:value-type="float">
            <text:p>4.9373018712504</text:p>
          </table:table-cell>
          <table:table-cell office:value-type="float" office:value="24.686509356252" calcext:value-type="float">
            <text:p>24.68650935625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82578" calcext:value-type="float">
            <text:p>-0.020816327582578</text:p>
          </table:table-cell>
          <table:table-cell table:number-columns-repeated="7"/>
        </table:table-row>
        <table:table-row table:style-name="ro1">
          <table:table-cell office:value-type="float" office:value="4.9373018721817" calcext:value-type="float">
            <text:p>4.9373018721817</text:p>
          </table:table-cell>
          <table:table-cell office:value-type="float" office:value="24.686509360909" calcext:value-type="float">
            <text:p>24.68650936090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85961" calcext:value-type="float">
            <text:p>-0.020816327585961</text:p>
          </table:table-cell>
          <table:table-cell table:number-columns-repeated="7"/>
        </table:table-row>
        <table:table-row table:style-name="ro1">
          <table:table-cell office:value-type="float" office:value="4.937301873113" calcext:value-type="float">
            <text:p>4.937301873113</text:p>
          </table:table-cell>
          <table:table-cell office:value-type="float" office:value="24.686509365565" calcext:value-type="float">
            <text:p>24.68650936556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89476" calcext:value-type="float">
            <text:p>-0.020816327589476</text:p>
          </table:table-cell>
          <table:table-cell table:number-columns-repeated="7"/>
        </table:table-row>
        <table:table-row table:style-name="ro1">
          <table:table-cell office:value-type="float" office:value="4.9373018740444" calcext:value-type="float">
            <text:p>4.9373018740444</text:p>
          </table:table-cell>
          <table:table-cell office:value-type="float" office:value="24.686509370222" calcext:value-type="float">
            <text:p>24.68650937022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9286" calcext:value-type="float">
            <text:p>-0.02081632759286</text:p>
          </table:table-cell>
          <table:table-cell table:number-columns-repeated="7"/>
        </table:table-row>
        <table:table-row table:style-name="ro1">
          <table:table-cell office:value-type="float" office:value="4.9373018749757" calcext:value-type="float">
            <text:p>4.9373018749757</text:p>
          </table:table-cell>
          <table:table-cell office:value-type="float" office:value="24.686509374878" calcext:value-type="float">
            <text:p>24.68650937487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596375" calcext:value-type="float">
            <text:p>-0.020816327596375</text:p>
          </table:table-cell>
          <table:table-cell table:number-columns-repeated="7"/>
        </table:table-row>
        <table:table-row table:style-name="ro1">
          <table:table-cell office:value-type="float" office:value="4.937301875907" calcext:value-type="float">
            <text:p>4.937301875907</text:p>
          </table:table-cell>
          <table:table-cell office:value-type="float" office:value="24.686509379535" calcext:value-type="float">
            <text:p>24.68650937953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599759" calcext:value-type="float">
            <text:p>-0.020816327599759</text:p>
          </table:table-cell>
          <table:table-cell table:number-columns-repeated="7"/>
        </table:table-row>
        <table:table-row table:style-name="ro1">
          <table:table-cell office:value-type="float" office:value="4.9373018768383" calcext:value-type="float">
            <text:p>4.9373018768383</text:p>
          </table:table-cell>
          <table:table-cell office:value-type="float" office:value="24.686509384192" calcext:value-type="float">
            <text:p>24.68650938419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03274" calcext:value-type="float">
            <text:p>-0.020816327603274</text:p>
          </table:table-cell>
          <table:table-cell table:number-columns-repeated="7"/>
        </table:table-row>
        <table:table-row table:style-name="ro1">
          <table:table-cell office:value-type="float" office:value="4.9373018777696" calcext:value-type="float">
            <text:p>4.9373018777696</text:p>
          </table:table-cell>
          <table:table-cell office:value-type="float" office:value="24.686509388848" calcext:value-type="float">
            <text:p>24.68650938884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06657" calcext:value-type="float">
            <text:p>-0.020816327606657</text:p>
          </table:table-cell>
          <table:table-cell table:number-columns-repeated="7"/>
        </table:table-row>
        <table:table-row table:style-name="ro1">
          <table:table-cell office:value-type="float" office:value="4.937301878701" calcext:value-type="float">
            <text:p>4.937301878701</text:p>
          </table:table-cell>
          <table:table-cell office:value-type="float" office:value="24.686509393505" calcext:value-type="float">
            <text:p>24.68650939350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10172" calcext:value-type="float">
            <text:p>-0.020816327610172</text:p>
          </table:table-cell>
          <table:table-cell table:number-columns-repeated="7"/>
        </table:table-row>
        <table:table-row table:style-name="ro1">
          <table:table-cell office:value-type="float" office:value="4.9373018796323" calcext:value-type="float">
            <text:p>4.9373018796323</text:p>
          </table:table-cell>
          <table:table-cell office:value-type="float" office:value="24.686509398161" calcext:value-type="float">
            <text:p>24.68650939816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13556" calcext:value-type="float">
            <text:p>-0.020816327613556</text:p>
          </table:table-cell>
          <table:table-cell table:number-columns-repeated="7"/>
        </table:table-row>
        <table:table-row table:style-name="ro1">
          <table:table-cell office:value-type="float" office:value="4.9373018805636" calcext:value-type="float">
            <text:p>4.9373018805636</text:p>
          </table:table-cell>
          <table:table-cell office:value-type="float" office:value="24.686509402818" calcext:value-type="float">
            <text:p>24.68650940281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17071" calcext:value-type="float">
            <text:p>-0.020816327617071</text:p>
          </table:table-cell>
          <table:table-cell table:number-columns-repeated="7"/>
        </table:table-row>
        <table:table-row table:style-name="ro1">
          <table:table-cell office:value-type="float" office:value="4.9373018814949" calcext:value-type="float">
            <text:p>4.9373018814949</text:p>
          </table:table-cell>
          <table:table-cell office:value-type="float" office:value="24.686509407475" calcext:value-type="float">
            <text:p>24.68650940747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20455" calcext:value-type="float">
            <text:p>-0.020816327620455</text:p>
          </table:table-cell>
          <table:table-cell table:number-columns-repeated="7"/>
        </table:table-row>
        <table:table-row table:style-name="ro1">
          <table:table-cell office:value-type="float" office:value="4.9373018824263" calcext:value-type="float">
            <text:p>4.9373018824263</text:p>
          </table:table-cell>
          <table:table-cell office:value-type="float" office:value="24.686509412131" calcext:value-type="float">
            <text:p>24.68650941213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2397" calcext:value-type="float">
            <text:p>-0.02081632762397</text:p>
          </table:table-cell>
          <table:table-cell table:number-columns-repeated="7"/>
        </table:table-row>
        <table:table-row table:style-name="ro1">
          <table:table-cell office:value-type="float" office:value="4.9373018833576" calcext:value-type="float">
            <text:p>4.9373018833576</text:p>
          </table:table-cell>
          <table:table-cell office:value-type="float" office:value="24.686509416788" calcext:value-type="float">
            <text:p>24.68650941678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27353" calcext:value-type="float">
            <text:p>-0.020816327627353</text:p>
          </table:table-cell>
          <table:table-cell table:number-columns-repeated="7"/>
        </table:table-row>
        <table:table-row table:style-name="ro1">
          <table:table-cell office:value-type="float" office:value="4.9373018842889" calcext:value-type="float">
            <text:p>4.9373018842889</text:p>
          </table:table-cell>
          <table:table-cell office:value-type="float" office:value="24.686509421444" calcext:value-type="float">
            <text:p>24.68650942144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30869" calcext:value-type="float">
            <text:p>-0.020816327630869</text:p>
          </table:table-cell>
          <table:table-cell table:number-columns-repeated="7"/>
        </table:table-row>
        <table:table-row table:style-name="ro1">
          <table:table-cell office:value-type="float" office:value="4.9373018852202" calcext:value-type="float">
            <text:p>4.9373018852202</text:p>
          </table:table-cell>
          <table:table-cell office:value-type="float" office:value="24.686509426101" calcext:value-type="float">
            <text:p>24.68650942610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34252" calcext:value-type="float">
            <text:p>-0.020816327634252</text:p>
          </table:table-cell>
          <table:table-cell table:number-columns-repeated="7"/>
        </table:table-row>
        <table:table-row table:style-name="ro1">
          <table:table-cell office:value-type="float" office:value="4.9373018861515" calcext:value-type="float">
            <text:p>4.9373018861515</text:p>
          </table:table-cell>
          <table:table-cell office:value-type="float" office:value="24.686509430758" calcext:value-type="float">
            <text:p>24.68650943075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37767" calcext:value-type="float">
            <text:p>-0.020816327637767</text:p>
          </table:table-cell>
          <table:table-cell table:number-columns-repeated="7"/>
        </table:table-row>
        <table:table-row table:style-name="ro1">
          <table:table-cell office:value-type="float" office:value="4.9373018870829" calcext:value-type="float">
            <text:p>4.9373018870829</text:p>
          </table:table-cell>
          <table:table-cell office:value-type="float" office:value="24.686509435414" calcext:value-type="float">
            <text:p>24.68650943541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41151" calcext:value-type="float">
            <text:p>-0.020816327641151</text:p>
          </table:table-cell>
          <table:table-cell table:number-columns-repeated="7"/>
        </table:table-row>
        <table:table-row table:style-name="ro1">
          <table:table-cell office:value-type="float" office:value="4.9373018880142" calcext:value-type="float">
            <text:p>4.9373018880142</text:p>
          </table:table-cell>
          <table:table-cell office:value-type="float" office:value="24.686509440071" calcext:value-type="float">
            <text:p>24.68650944007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44666" calcext:value-type="float">
            <text:p>-0.020816327644666</text:p>
          </table:table-cell>
          <table:table-cell table:number-columns-repeated="7"/>
        </table:table-row>
        <table:table-row table:style-name="ro1">
          <table:table-cell office:value-type="float" office:value="4.9373018889455" calcext:value-type="float">
            <text:p>4.9373018889455</text:p>
          </table:table-cell>
          <table:table-cell office:value-type="float" office:value="24.686509444728" calcext:value-type="float">
            <text:p>24.68650944472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48049" calcext:value-type="float">
            <text:p>-0.020816327648049</text:p>
          </table:table-cell>
          <table:table-cell table:number-columns-repeated="7"/>
        </table:table-row>
        <table:table-row table:style-name="ro1">
          <table:table-cell office:value-type="float" office:value="4.9373018898768" calcext:value-type="float">
            <text:p>4.9373018898768</text:p>
          </table:table-cell>
          <table:table-cell office:value-type="float" office:value="24.686509449384" calcext:value-type="float">
            <text:p>24.68650944938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51565" calcext:value-type="float">
            <text:p>-0.020816327651565</text:p>
          </table:table-cell>
          <table:table-cell table:number-columns-repeated="7"/>
        </table:table-row>
        <table:table-row table:style-name="ro1">
          <table:table-cell office:value-type="float" office:value="4.9373018908082" calcext:value-type="float">
            <text:p>4.9373018908082</text:p>
          </table:table-cell>
          <table:table-cell office:value-type="float" office:value="24.686509454041" calcext:value-type="float">
            <text:p>24.68650945404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54948" calcext:value-type="float">
            <text:p>-0.020816327654948</text:p>
          </table:table-cell>
          <table:table-cell table:number-columns-repeated="7"/>
        </table:table-row>
        <table:table-row table:style-name="ro1">
          <table:table-cell office:value-type="float" office:value="4.9373018917395" calcext:value-type="float">
            <text:p>4.9373018917395</text:p>
          </table:table-cell>
          <table:table-cell office:value-type="float" office:value="24.686509458697" calcext:value-type="float">
            <text:p>24.68650945869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58463" calcext:value-type="float">
            <text:p>-0.020816327658463</text:p>
          </table:table-cell>
          <table:table-cell table:number-columns-repeated="7"/>
        </table:table-row>
        <table:table-row table:style-name="ro1">
          <table:table-cell office:value-type="float" office:value="4.9373018926708" calcext:value-type="float">
            <text:p>4.9373018926708</text:p>
          </table:table-cell>
          <table:table-cell office:value-type="float" office:value="24.686509463354" calcext:value-type="float">
            <text:p>24.68650946335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61847" calcext:value-type="float">
            <text:p>-0.020816327661847</text:p>
          </table:table-cell>
          <table:table-cell table:number-columns-repeated="7"/>
        </table:table-row>
        <table:table-row table:style-name="ro1">
          <table:table-cell office:value-type="float" office:value="4.9373018936021" calcext:value-type="float">
            <text:p>4.9373018936021</text:p>
          </table:table-cell>
          <table:table-cell office:value-type="float" office:value="24.686509468011" calcext:value-type="float">
            <text:p>24.68650946801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65362" calcext:value-type="float">
            <text:p>-0.020816327665362</text:p>
          </table:table-cell>
          <table:table-cell table:number-columns-repeated="7"/>
        </table:table-row>
        <table:table-row table:style-name="ro1">
          <table:table-cell office:value-type="float" office:value="4.9373018945334" calcext:value-type="float">
            <text:p>4.9373018945334</text:p>
          </table:table-cell>
          <table:table-cell office:value-type="float" office:value="24.686509472667" calcext:value-type="float">
            <text:p>24.68650947266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68745" calcext:value-type="float">
            <text:p>-0.020816327668745</text:p>
          </table:table-cell>
          <table:table-cell table:number-columns-repeated="7"/>
        </table:table-row>
        <table:table-row table:style-name="ro1">
          <table:table-cell office:value-type="float" office:value="4.9373018954648" calcext:value-type="float">
            <text:p>4.9373018954648</text:p>
          </table:table-cell>
          <table:table-cell office:value-type="float" office:value="24.686509477324" calcext:value-type="float">
            <text:p>24.68650947732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72261" calcext:value-type="float">
            <text:p>-0.020816327672261</text:p>
          </table:table-cell>
          <table:table-cell table:number-columns-repeated="7"/>
        </table:table-row>
        <table:table-row table:style-name="ro1">
          <table:table-cell office:value-type="float" office:value="4.9373018963961" calcext:value-type="float">
            <text:p>4.9373018963961</text:p>
          </table:table-cell>
          <table:table-cell office:value-type="float" office:value="24.68650948198" calcext:value-type="float">
            <text:p>24.6865094819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75644" calcext:value-type="float">
            <text:p>-0.020816327675644</text:p>
          </table:table-cell>
          <table:table-cell table:number-columns-repeated="7"/>
        </table:table-row>
        <table:table-row table:style-name="ro1">
          <table:table-cell office:value-type="float" office:value="4.9373018973274" calcext:value-type="float">
            <text:p>4.9373018973274</text:p>
          </table:table-cell>
          <table:table-cell office:value-type="float" office:value="24.686509486637" calcext:value-type="float">
            <text:p>24.68650948663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79159" calcext:value-type="float">
            <text:p>-0.020816327679159</text:p>
          </table:table-cell>
          <table:table-cell table:number-columns-repeated="7"/>
        </table:table-row>
        <table:table-row table:style-name="ro1">
          <table:table-cell office:value-type="float" office:value="4.9373018982587" calcext:value-type="float">
            <text:p>4.9373018982587</text:p>
          </table:table-cell>
          <table:table-cell office:value-type="float" office:value="24.686509491294" calcext:value-type="float">
            <text:p>24.68650949129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82543" calcext:value-type="float">
            <text:p>-0.020816327682543</text:p>
          </table:table-cell>
          <table:table-cell table:number-columns-repeated="7"/>
        </table:table-row>
        <table:table-row table:style-name="ro1">
          <table:table-cell office:value-type="float" office:value="4.9373018991901" calcext:value-type="float">
            <text:p>4.9373018991901</text:p>
          </table:table-cell>
          <table:table-cell office:value-type="float" office:value="24.68650949595" calcext:value-type="float">
            <text:p>24.6865094959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86058" calcext:value-type="float">
            <text:p>-0.020816327686058</text:p>
          </table:table-cell>
          <table:table-cell table:number-columns-repeated="7"/>
        </table:table-row>
        <table:table-row table:style-name="ro1">
          <table:table-cell office:value-type="float" office:value="4.9373019001214" calcext:value-type="float">
            <text:p>4.9373019001214</text:p>
          </table:table-cell>
          <table:table-cell office:value-type="float" office:value="24.686509500607" calcext:value-type="float">
            <text:p>24.68650950060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89442" calcext:value-type="float">
            <text:p>-0.020816327689442</text:p>
          </table:table-cell>
          <table:table-cell table:number-columns-repeated="7"/>
        </table:table-row>
        <table:table-row table:style-name="ro1">
          <table:table-cell office:value-type="float" office:value="4.9373019010527" calcext:value-type="float">
            <text:p>4.9373019010527</text:p>
          </table:table-cell>
          <table:table-cell office:value-type="float" office:value="24.686509505264" calcext:value-type="float">
            <text:p>24.68650950526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92957" calcext:value-type="float">
            <text:p>-0.020816327692957</text:p>
          </table:table-cell>
          <table:table-cell table:number-columns-repeated="7"/>
        </table:table-row>
        <table:table-row table:style-name="ro1">
          <table:table-cell office:value-type="float" office:value="4.937301901984" calcext:value-type="float">
            <text:p>4.937301901984</text:p>
          </table:table-cell>
          <table:table-cell office:value-type="float" office:value="24.68650950992" calcext:value-type="float">
            <text:p>24.6865095099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69634" calcext:value-type="float">
            <text:p>-0.02081632769634</text:p>
          </table:table-cell>
          <table:table-cell table:number-columns-repeated="7"/>
        </table:table-row>
        <table:table-row table:style-name="ro1">
          <table:table-cell office:value-type="float" office:value="4.9373019029154" calcext:value-type="float">
            <text:p>4.9373019029154</text:p>
          </table:table-cell>
          <table:table-cell office:value-type="float" office:value="24.686509514577" calcext:value-type="float">
            <text:p>24.68650951457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699855" calcext:value-type="float">
            <text:p>-0.020816327699855</text:p>
          </table:table-cell>
          <table:table-cell table:number-columns-repeated="7"/>
        </table:table-row>
        <table:table-row table:style-name="ro1">
          <table:table-cell office:value-type="float" office:value="4.9373019038467" calcext:value-type="float">
            <text:p>4.9373019038467</text:p>
          </table:table-cell>
          <table:table-cell office:value-type="float" office:value="24.686509519233" calcext:value-type="float">
            <text:p>24.68650951923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03239" calcext:value-type="float">
            <text:p>-0.020816327703239</text:p>
          </table:table-cell>
          <table:table-cell table:number-columns-repeated="7"/>
        </table:table-row>
        <table:table-row table:style-name="ro1">
          <table:table-cell office:value-type="float" office:value="4.937301904778" calcext:value-type="float">
            <text:p>4.937301904778</text:p>
          </table:table-cell>
          <table:table-cell office:value-type="float" office:value="24.68650952389" calcext:value-type="float">
            <text:p>24.6865095238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06754" calcext:value-type="float">
            <text:p>-0.020816327706754</text:p>
          </table:table-cell>
          <table:table-cell table:number-columns-repeated="7"/>
        </table:table-row>
        <table:table-row table:style-name="ro1">
          <table:table-cell office:value-type="float" office:value="4.9373019057093" calcext:value-type="float">
            <text:p>4.9373019057093</text:p>
          </table:table-cell>
          <table:table-cell office:value-type="float" office:value="24.686509528547" calcext:value-type="float">
            <text:p>24.68650952854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10138" calcext:value-type="float">
            <text:p>-0.020816327710138</text:p>
          </table:table-cell>
          <table:table-cell table:number-columns-repeated="7"/>
        </table:table-row>
        <table:table-row table:style-name="ro1">
          <table:table-cell office:value-type="float" office:value="4.9373019066406" calcext:value-type="float">
            <text:p>4.9373019066406</text:p>
          </table:table-cell>
          <table:table-cell office:value-type="float" office:value="24.686509533203" calcext:value-type="float">
            <text:p>24.68650953320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13653" calcext:value-type="float">
            <text:p>-0.020816327713653</text:p>
          </table:table-cell>
          <table:table-cell table:number-columns-repeated="7"/>
        </table:table-row>
        <table:table-row table:style-name="ro1">
          <table:table-cell office:value-type="float" office:value="4.937301907572" calcext:value-type="float">
            <text:p>4.937301907572</text:p>
          </table:table-cell>
          <table:table-cell office:value-type="float" office:value="24.68650953786" calcext:value-type="float">
            <text:p>24.6865095378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17036" calcext:value-type="float">
            <text:p>-0.020816327717036</text:p>
          </table:table-cell>
          <table:table-cell table:number-columns-repeated="7"/>
        </table:table-row>
        <table:table-row table:style-name="ro1">
          <table:table-cell office:value-type="float" office:value="4.9373019085033" calcext:value-type="float">
            <text:p>4.9373019085033</text:p>
          </table:table-cell>
          <table:table-cell office:value-type="float" office:value="24.686509542516" calcext:value-type="float">
            <text:p>24.68650954251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20551" calcext:value-type="float">
            <text:p>-0.020816327720551</text:p>
          </table:table-cell>
          <table:table-cell table:number-columns-repeated="7"/>
        </table:table-row>
        <table:table-row table:style-name="ro1">
          <table:table-cell office:value-type="float" office:value="4.9373019094346" calcext:value-type="float">
            <text:p>4.9373019094346</text:p>
          </table:table-cell>
          <table:table-cell office:value-type="float" office:value="24.686509547173" calcext:value-type="float">
            <text:p>24.68650954717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23935" calcext:value-type="float">
            <text:p>-0.020816327723935</text:p>
          </table:table-cell>
          <table:table-cell table:number-columns-repeated="7"/>
        </table:table-row>
        <table:table-row table:style-name="ro1">
          <table:table-cell office:value-type="float" office:value="4.9373019103659" calcext:value-type="float">
            <text:p>4.9373019103659</text:p>
          </table:table-cell>
          <table:table-cell office:value-type="float" office:value="24.68650955183" calcext:value-type="float">
            <text:p>24.6865095518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2745" calcext:value-type="float">
            <text:p>-0.02081632772745</text:p>
          </table:table-cell>
          <table:table-cell table:number-columns-repeated="7"/>
        </table:table-row>
        <table:table-row table:style-name="ro1">
          <table:table-cell office:value-type="float" office:value="4.9373019112973" calcext:value-type="float">
            <text:p>4.9373019112973</text:p>
          </table:table-cell>
          <table:table-cell office:value-type="float" office:value="24.686509556486" calcext:value-type="float">
            <text:p>24.68650955648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30834" calcext:value-type="float">
            <text:p>-0.020816327730834</text:p>
          </table:table-cell>
          <table:table-cell table:number-columns-repeated="7"/>
        </table:table-row>
        <table:table-row table:style-name="ro1">
          <table:table-cell office:value-type="float" office:value="4.9373019122286" calcext:value-type="float">
            <text:p>4.9373019122286</text:p>
          </table:table-cell>
          <table:table-cell office:value-type="float" office:value="24.686509561143" calcext:value-type="float">
            <text:p>24.68650956114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34349" calcext:value-type="float">
            <text:p>-0.020816327734349</text:p>
          </table:table-cell>
          <table:table-cell table:number-columns-repeated="7"/>
        </table:table-row>
        <table:table-row table:style-name="ro1">
          <table:table-cell office:value-type="float" office:value="4.9373019131599" calcext:value-type="float">
            <text:p>4.9373019131599</text:p>
          </table:table-cell>
          <table:table-cell office:value-type="float" office:value="24.686509565799" calcext:value-type="float">
            <text:p>24.68650956579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37732" calcext:value-type="float">
            <text:p>-0.020816327737732</text:p>
          </table:table-cell>
          <table:table-cell table:number-columns-repeated="7"/>
        </table:table-row>
        <table:table-row table:style-name="ro1">
          <table:table-cell office:value-type="float" office:value="4.9373019140912" calcext:value-type="float">
            <text:p>4.9373019140912</text:p>
          </table:table-cell>
          <table:table-cell office:value-type="float" office:value="24.686509570456" calcext:value-type="float">
            <text:p>24.68650957045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41247" calcext:value-type="float">
            <text:p>-0.020816327741247</text:p>
          </table:table-cell>
          <table:table-cell table:number-columns-repeated="7"/>
        </table:table-row>
        <table:table-row table:style-name="ro1">
          <table:table-cell office:value-type="float" office:value="4.9373019150225" calcext:value-type="float">
            <text:p>4.9373019150225</text:p>
          </table:table-cell>
          <table:table-cell office:value-type="float" office:value="24.686509575113" calcext:value-type="float">
            <text:p>24.68650957511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44631" calcext:value-type="float">
            <text:p>-0.020816327744631</text:p>
          </table:table-cell>
          <table:table-cell table:number-columns-repeated="7"/>
        </table:table-row>
        <table:table-row table:style-name="ro1">
          <table:table-cell office:value-type="float" office:value="4.9373019159539" calcext:value-type="float">
            <text:p>4.9373019159539</text:p>
          </table:table-cell>
          <table:table-cell office:value-type="float" office:value="24.686509579769" calcext:value-type="float">
            <text:p>24.686509579769</text:p>
          </table:table-cell>
          <table:table-cell office:value-type="float" office:value="625.00000001625" calcext:value-type="float">
            <text:p>625.00000001625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48146" calcext:value-type="float">
            <text:p>-0.020816327748146</text:p>
          </table:table-cell>
          <table:table-cell table:number-columns-repeated="7"/>
        </table:table-row>
        <table:table-row table:style-name="ro1">
          <table:table-cell office:value-type="float" office:value="4.9373019168852" calcext:value-type="float">
            <text:p>4.9373019168852</text:p>
          </table:table-cell>
          <table:table-cell office:value-type="float" office:value="24.686509584426" calcext:value-type="float">
            <text:p>24.68650958442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5153" calcext:value-type="float">
            <text:p>-0.02081632775153</text:p>
          </table:table-cell>
          <table:table-cell table:number-columns-repeated="7"/>
        </table:table-row>
        <table:table-row table:style-name="ro1">
          <table:table-cell office:value-type="float" office:value="4.9373019178165" calcext:value-type="float">
            <text:p>4.9373019178165</text:p>
          </table:table-cell>
          <table:table-cell office:value-type="float" office:value="24.686509589083" calcext:value-type="float">
            <text:p>24.68650958908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55045" calcext:value-type="float">
            <text:p>-0.020816327755045</text:p>
          </table:table-cell>
          <table:table-cell table:number-columns-repeated="7"/>
        </table:table-row>
        <table:table-row table:style-name="ro1">
          <table:table-cell office:value-type="float" office:value="4.9373019187478" calcext:value-type="float">
            <text:p>4.9373019187478</text:p>
          </table:table-cell>
          <table:table-cell office:value-type="float" office:value="24.686509593739" calcext:value-type="float">
            <text:p>24.68650959373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58428" calcext:value-type="float">
            <text:p>-0.020816327758428</text:p>
          </table:table-cell>
          <table:table-cell table:number-columns-repeated="7"/>
        </table:table-row>
        <table:table-row table:style-name="ro1">
          <table:table-cell office:value-type="float" office:value="4.9373019196792" calcext:value-type="float">
            <text:p>4.9373019196792</text:p>
          </table:table-cell>
          <table:table-cell office:value-type="float" office:value="24.686509598396" calcext:value-type="float">
            <text:p>24.68650959839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61944" calcext:value-type="float">
            <text:p>-0.020816327761944</text:p>
          </table:table-cell>
          <table:table-cell table:number-columns-repeated="7"/>
        </table:table-row>
        <table:table-row table:style-name="ro1">
          <table:table-cell office:value-type="float" office:value="4.9373019206105" calcext:value-type="float">
            <text:p>4.9373019206105</text:p>
          </table:table-cell>
          <table:table-cell office:value-type="float" office:value="24.686509603052" calcext:value-type="float">
            <text:p>24.68650960305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65327" calcext:value-type="float">
            <text:p>-0.020816327765327</text:p>
          </table:table-cell>
          <table:table-cell table:number-columns-repeated="7"/>
        </table:table-row>
        <table:table-row table:style-name="ro1">
          <table:table-cell office:value-type="float" office:value="4.9373019215418" calcext:value-type="float">
            <text:p>4.9373019215418</text:p>
          </table:table-cell>
          <table:table-cell office:value-type="float" office:value="24.686509607709" calcext:value-type="float">
            <text:p>24.68650960770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68842" calcext:value-type="float">
            <text:p>-0.020816327768842</text:p>
          </table:table-cell>
          <table:table-cell table:number-columns-repeated="7"/>
        </table:table-row>
        <table:table-row table:style-name="ro1">
          <table:table-cell office:value-type="float" office:value="4.9373019224731" calcext:value-type="float">
            <text:p>4.9373019224731</text:p>
          </table:table-cell>
          <table:table-cell office:value-type="float" office:value="24.686509612366" calcext:value-type="float">
            <text:p>24.68650961236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72226" calcext:value-type="float">
            <text:p>-0.020816327772226</text:p>
          </table:table-cell>
          <table:table-cell table:number-columns-repeated="7"/>
        </table:table-row>
        <table:table-row table:style-name="ro1">
          <table:table-cell office:value-type="float" office:value="4.9373019234044" calcext:value-type="float">
            <text:p>4.9373019234044</text:p>
          </table:table-cell>
          <table:table-cell office:value-type="float" office:value="24.686509617022" calcext:value-type="float">
            <text:p>24.68650961702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75741" calcext:value-type="float">
            <text:p>-0.020816327775741</text:p>
          </table:table-cell>
          <table:table-cell table:number-columns-repeated="7"/>
        </table:table-row>
        <table:table-row table:style-name="ro1">
          <table:table-cell office:value-type="float" office:value="4.9373019243358" calcext:value-type="float">
            <text:p>4.9373019243358</text:p>
          </table:table-cell>
          <table:table-cell office:value-type="float" office:value="24.686509621679" calcext:value-type="float">
            <text:p>24.68650962167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79124" calcext:value-type="float">
            <text:p>-0.020816327779124</text:p>
          </table:table-cell>
          <table:table-cell table:number-columns-repeated="7"/>
        </table:table-row>
        <table:table-row table:style-name="ro1">
          <table:table-cell office:value-type="float" office:value="4.9373019252671" calcext:value-type="float">
            <text:p>4.9373019252671</text:p>
          </table:table-cell>
          <table:table-cell office:value-type="float" office:value="24.686509626335" calcext:value-type="float">
            <text:p>24.68650962633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8264" calcext:value-type="float">
            <text:p>-0.02081632778264</text:p>
          </table:table-cell>
          <table:table-cell table:number-columns-repeated="7"/>
        </table:table-row>
        <table:table-row table:style-name="ro1">
          <table:table-cell office:value-type="float" office:value="4.9373019261984" calcext:value-type="float">
            <text:p>4.9373019261984</text:p>
          </table:table-cell>
          <table:table-cell office:value-type="float" office:value="24.686509630992" calcext:value-type="float">
            <text:p>24.68650963099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86023" calcext:value-type="float">
            <text:p>-0.020816327786023</text:p>
          </table:table-cell>
          <table:table-cell table:number-columns-repeated="7"/>
        </table:table-row>
        <table:table-row table:style-name="ro1">
          <table:table-cell office:value-type="float" office:value="4.9373019271297" calcext:value-type="float">
            <text:p>4.9373019271297</text:p>
          </table:table-cell>
          <table:table-cell office:value-type="float" office:value="24.686509635649" calcext:value-type="float">
            <text:p>24.68650963564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89538" calcext:value-type="float">
            <text:p>-0.020816327789538</text:p>
          </table:table-cell>
          <table:table-cell table:number-columns-repeated="7"/>
        </table:table-row>
        <table:table-row table:style-name="ro1">
          <table:table-cell office:value-type="float" office:value="4.9373019280611" calcext:value-type="float">
            <text:p>4.9373019280611</text:p>
          </table:table-cell>
          <table:table-cell office:value-type="float" office:value="24.686509640305" calcext:value-type="float">
            <text:p>24.68650964030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92922" calcext:value-type="float">
            <text:p>-0.020816327792922</text:p>
          </table:table-cell>
          <table:table-cell table:number-columns-repeated="7"/>
        </table:table-row>
        <table:table-row table:style-name="ro1">
          <table:table-cell office:value-type="float" office:value="4.9373019289924" calcext:value-type="float">
            <text:p>4.9373019289924</text:p>
          </table:table-cell>
          <table:table-cell office:value-type="float" office:value="24.686509644962" calcext:value-type="float">
            <text:p>24.68650964496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796437" calcext:value-type="float">
            <text:p>-0.020816327796437</text:p>
          </table:table-cell>
          <table:table-cell table:number-columns-repeated="7"/>
        </table:table-row>
        <table:table-row table:style-name="ro1">
          <table:table-cell office:value-type="float" office:value="4.9373019299237" calcext:value-type="float">
            <text:p>4.9373019299237</text:p>
          </table:table-cell>
          <table:table-cell office:value-type="float" office:value="24.686509649619" calcext:value-type="float">
            <text:p>24.68650964961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799821" calcext:value-type="float">
            <text:p>-0.020816327799821</text:p>
          </table:table-cell>
          <table:table-cell table:number-columns-repeated="7"/>
        </table:table-row>
        <table:table-row table:style-name="ro1">
          <table:table-cell office:value-type="float" office:value="4.937301930855" calcext:value-type="float">
            <text:p>4.937301930855</text:p>
          </table:table-cell>
          <table:table-cell office:value-type="float" office:value="24.686509654275" calcext:value-type="float">
            <text:p>24.68650965427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03336" calcext:value-type="float">
            <text:p>-0.020816327803336</text:p>
          </table:table-cell>
          <table:table-cell table:number-columns-repeated="7"/>
        </table:table-row>
        <table:table-row table:style-name="ro1">
          <table:table-cell office:value-type="float" office:value="4.9373019317864" calcext:value-type="float">
            <text:p>4.9373019317864</text:p>
          </table:table-cell>
          <table:table-cell office:value-type="float" office:value="24.686509658932" calcext:value-type="float">
            <text:p>24.68650965893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06719" calcext:value-type="float">
            <text:p>-0.020816327806719</text:p>
          </table:table-cell>
          <table:table-cell table:number-columns-repeated="7"/>
        </table:table-row>
        <table:table-row table:style-name="ro1">
          <table:table-cell office:value-type="float" office:value="4.9373019327177" calcext:value-type="float">
            <text:p>4.9373019327177</text:p>
          </table:table-cell>
          <table:table-cell office:value-type="float" office:value="24.686509663588" calcext:value-type="float">
            <text:p>24.68650966358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10234" calcext:value-type="float">
            <text:p>-0.020816327810234</text:p>
          </table:table-cell>
          <table:table-cell table:number-columns-repeated="7"/>
        </table:table-row>
        <table:table-row table:style-name="ro1">
          <table:table-cell office:value-type="float" office:value="4.937301933649" calcext:value-type="float">
            <text:p>4.937301933649</text:p>
          </table:table-cell>
          <table:table-cell office:value-type="float" office:value="24.686509668245" calcext:value-type="float">
            <text:p>24.68650966824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13618" calcext:value-type="float">
            <text:p>-0.020816327813618</text:p>
          </table:table-cell>
          <table:table-cell table:number-columns-repeated="7"/>
        </table:table-row>
        <table:table-row table:style-name="ro1">
          <table:table-cell office:value-type="float" office:value="4.9373019345803" calcext:value-type="float">
            <text:p>4.9373019345803</text:p>
          </table:table-cell>
          <table:table-cell office:value-type="float" office:value="24.686509672902" calcext:value-type="float">
            <text:p>24.68650967290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17133" calcext:value-type="float">
            <text:p>-0.020816327817133</text:p>
          </table:table-cell>
          <table:table-cell table:number-columns-repeated="7"/>
        </table:table-row>
        <table:table-row table:style-name="ro1">
          <table:table-cell office:value-type="float" office:value="4.9373019355116" calcext:value-type="float">
            <text:p>4.9373019355116</text:p>
          </table:table-cell>
          <table:table-cell office:value-type="float" office:value="24.686509677558" calcext:value-type="float">
            <text:p>24.68650967755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20517" calcext:value-type="float">
            <text:p>-0.020816327820517</text:p>
          </table:table-cell>
          <table:table-cell table:number-columns-repeated="7"/>
        </table:table-row>
        <table:table-row table:style-name="ro1">
          <table:table-cell office:value-type="float" office:value="4.937301936443" calcext:value-type="float">
            <text:p>4.937301936443</text:p>
          </table:table-cell>
          <table:table-cell office:value-type="float" office:value="24.686509682215" calcext:value-type="float">
            <text:p>24.68650968221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24032" calcext:value-type="float">
            <text:p>-0.020816327824032</text:p>
          </table:table-cell>
          <table:table-cell table:number-columns-repeated="7"/>
        </table:table-row>
        <table:table-row table:style-name="ro1">
          <table:table-cell office:value-type="float" office:value="4.9373019373743" calcext:value-type="float">
            <text:p>4.9373019373743</text:p>
          </table:table-cell>
          <table:table-cell office:value-type="float" office:value="24.686509686871" calcext:value-type="float">
            <text:p>24.68650968687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27415" calcext:value-type="float">
            <text:p>-0.020816327827415</text:p>
          </table:table-cell>
          <table:table-cell table:number-columns-repeated="7"/>
        </table:table-row>
        <table:table-row table:style-name="ro1">
          <table:table-cell office:value-type="float" office:value="4.9373019383056" calcext:value-type="float">
            <text:p>4.9373019383056</text:p>
          </table:table-cell>
          <table:table-cell office:value-type="float" office:value="24.686509691528" calcext:value-type="float">
            <text:p>24.68650969152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3093" calcext:value-type="float">
            <text:p>-0.02081632783093</text:p>
          </table:table-cell>
          <table:table-cell table:number-columns-repeated="7"/>
        </table:table-row>
        <table:table-row table:style-name="ro1">
          <table:table-cell office:value-type="float" office:value="4.9373019392369" calcext:value-type="float">
            <text:p>4.9373019392369</text:p>
          </table:table-cell>
          <table:table-cell office:value-type="float" office:value="24.686509696185" calcext:value-type="float">
            <text:p>24.68650969618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34314" calcext:value-type="float">
            <text:p>-0.020816327834314</text:p>
          </table:table-cell>
          <table:table-cell table:number-columns-repeated="7"/>
        </table:table-row>
        <table:table-row table:style-name="ro1">
          <table:table-cell office:value-type="float" office:value="4.9373019401683" calcext:value-type="float">
            <text:p>4.9373019401683</text:p>
          </table:table-cell>
          <table:table-cell office:value-type="float" office:value="24.686509700841" calcext:value-type="float">
            <text:p>24.68650970084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37829" calcext:value-type="float">
            <text:p>-0.020816327837829</text:p>
          </table:table-cell>
          <table:table-cell table:number-columns-repeated="7"/>
        </table:table-row>
        <table:table-row table:style-name="ro1">
          <table:table-cell office:value-type="float" office:value="4.9373019410996" calcext:value-type="float">
            <text:p>4.9373019410996</text:p>
          </table:table-cell>
          <table:table-cell office:value-type="float" office:value="24.686509705498" calcext:value-type="float">
            <text:p>24.68650970549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41213" calcext:value-type="float">
            <text:p>-0.020816327841213</text:p>
          </table:table-cell>
          <table:table-cell table:number-columns-repeated="7"/>
        </table:table-row>
        <table:table-row table:style-name="ro1">
          <table:table-cell office:value-type="float" office:value="4.9373019420309" calcext:value-type="float">
            <text:p>4.9373019420309</text:p>
          </table:table-cell>
          <table:table-cell office:value-type="float" office:value="24.686509710154" calcext:value-type="float">
            <text:p>24.68650971015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44728" calcext:value-type="float">
            <text:p>-0.020816327844728</text:p>
          </table:table-cell>
          <table:table-cell table:number-columns-repeated="7"/>
        </table:table-row>
        <table:table-row table:style-name="ro1">
          <table:table-cell office:value-type="float" office:value="4.9373019429622" calcext:value-type="float">
            <text:p>4.9373019429622</text:p>
          </table:table-cell>
          <table:table-cell office:value-type="float" office:value="24.686509714811" calcext:value-type="float">
            <text:p>24.68650971481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48111" calcext:value-type="float">
            <text:p>-0.020816327848111</text:p>
          </table:table-cell>
          <table:table-cell table:number-columns-repeated="7"/>
        </table:table-row>
        <table:table-row table:style-name="ro1">
          <table:table-cell office:value-type="float" office:value="4.9373019438935" calcext:value-type="float">
            <text:p>4.9373019438935</text:p>
          </table:table-cell>
          <table:table-cell office:value-type="float" office:value="24.686509719468" calcext:value-type="float">
            <text:p>24.68650971946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51626" calcext:value-type="float">
            <text:p>-0.020816327851626</text:p>
          </table:table-cell>
          <table:table-cell table:number-columns-repeated="7"/>
        </table:table-row>
        <table:table-row table:style-name="ro1">
          <table:table-cell office:value-type="float" office:value="4.9373019448249" calcext:value-type="float">
            <text:p>4.9373019448249</text:p>
          </table:table-cell>
          <table:table-cell office:value-type="float" office:value="24.686509724124" calcext:value-type="float">
            <text:p>24.68650972412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5501" calcext:value-type="float">
            <text:p>-0.02081632785501</text:p>
          </table:table-cell>
          <table:table-cell table:number-columns-repeated="7"/>
        </table:table-row>
        <table:table-row table:style-name="ro1">
          <table:table-cell office:value-type="float" office:value="4.9373019457562" calcext:value-type="float">
            <text:p>4.9373019457562</text:p>
          </table:table-cell>
          <table:table-cell office:value-type="float" office:value="24.686509728781" calcext:value-type="float">
            <text:p>24.68650972878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58525" calcext:value-type="float">
            <text:p>-0.020816327858525</text:p>
          </table:table-cell>
          <table:table-cell table:number-columns-repeated="7"/>
        </table:table-row>
        <table:table-row table:style-name="ro1">
          <table:table-cell office:value-type="float" office:value="4.9373019466875" calcext:value-type="float">
            <text:p>4.9373019466875</text:p>
          </table:table-cell>
          <table:table-cell office:value-type="float" office:value="24.686509733438" calcext:value-type="float">
            <text:p>24.68650973343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61909" calcext:value-type="float">
            <text:p>-0.020816327861909</text:p>
          </table:table-cell>
          <table:table-cell table:number-columns-repeated="7"/>
        </table:table-row>
        <table:table-row table:style-name="ro1">
          <table:table-cell office:value-type="float" office:value="4.9373019476188" calcext:value-type="float">
            <text:p>4.9373019476188</text:p>
          </table:table-cell>
          <table:table-cell office:value-type="float" office:value="24.686509738094" calcext:value-type="float">
            <text:p>24.68650973809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65424" calcext:value-type="float">
            <text:p>-0.020816327865424</text:p>
          </table:table-cell>
          <table:table-cell table:number-columns-repeated="7"/>
        </table:table-row>
        <table:table-row table:style-name="ro1">
          <table:table-cell office:value-type="float" office:value="4.9373019485502" calcext:value-type="float">
            <text:p>4.9373019485502</text:p>
          </table:table-cell>
          <table:table-cell office:value-type="float" office:value="24.686509742751" calcext:value-type="float">
            <text:p>24.68650974275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68807" calcext:value-type="float">
            <text:p>-0.020816327868807</text:p>
          </table:table-cell>
          <table:table-cell table:number-columns-repeated="7"/>
        </table:table-row>
        <table:table-row table:style-name="ro1">
          <table:table-cell office:value-type="float" office:value="4.9373019494815" calcext:value-type="float">
            <text:p>4.9373019494815</text:p>
          </table:table-cell>
          <table:table-cell office:value-type="float" office:value="24.686509747407" calcext:value-type="float">
            <text:p>24.68650974740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72323" calcext:value-type="float">
            <text:p>-0.020816327872323</text:p>
          </table:table-cell>
          <table:table-cell table:number-columns-repeated="7"/>
        </table:table-row>
        <table:table-row table:style-name="ro1">
          <table:table-cell office:value-type="float" office:value="4.9373019504128" calcext:value-type="float">
            <text:p>4.9373019504128</text:p>
          </table:table-cell>
          <table:table-cell office:value-type="float" office:value="24.686509752064" calcext:value-type="float">
            <text:p>24.68650975206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75706" calcext:value-type="float">
            <text:p>-0.020816327875706</text:p>
          </table:table-cell>
          <table:table-cell table:number-columns-repeated="7"/>
        </table:table-row>
        <table:table-row table:style-name="ro1">
          <table:table-cell office:value-type="float" office:value="4.9373019513441" calcext:value-type="float">
            <text:p>4.9373019513441</text:p>
          </table:table-cell>
          <table:table-cell office:value-type="float" office:value="24.686509756721" calcext:value-type="float">
            <text:p>24.68650975672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79221" calcext:value-type="float">
            <text:p>-0.020816327879221</text:p>
          </table:table-cell>
          <table:table-cell table:number-columns-repeated="7"/>
        </table:table-row>
        <table:table-row table:style-name="ro1">
          <table:table-cell office:value-type="float" office:value="4.9373019522754" calcext:value-type="float">
            <text:p>4.9373019522754</text:p>
          </table:table-cell>
          <table:table-cell office:value-type="float" office:value="24.686509761377" calcext:value-type="float">
            <text:p>24.68650976137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82605" calcext:value-type="float">
            <text:p>-0.020816327882605</text:p>
          </table:table-cell>
          <table:table-cell table:number-columns-repeated="7"/>
        </table:table-row>
        <table:table-row table:style-name="ro1">
          <table:table-cell office:value-type="float" office:value="4.9373019532068" calcext:value-type="float">
            <text:p>4.9373019532068</text:p>
          </table:table-cell>
          <table:table-cell office:value-type="float" office:value="24.686509766034" calcext:value-type="float">
            <text:p>24.6865097660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8612" calcext:value-type="float">
            <text:p>-0.02081632788612</text:p>
          </table:table-cell>
          <table:table-cell table:number-columns-repeated="7"/>
        </table:table-row>
        <table:table-row table:style-name="ro1">
          <table:table-cell office:value-type="float" office:value="4.9373019541381" calcext:value-type="float">
            <text:p>4.9373019541381</text:p>
          </table:table-cell>
          <table:table-cell office:value-type="float" office:value="24.68650977069" calcext:value-type="float">
            <text:p>24.6865097706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89503" calcext:value-type="float">
            <text:p>-0.020816327889503</text:p>
          </table:table-cell>
          <table:table-cell table:number-columns-repeated="7"/>
        </table:table-row>
        <table:table-row table:style-name="ro1">
          <table:table-cell office:value-type="float" office:value="4.9373019550694" calcext:value-type="float">
            <text:p>4.9373019550694</text:p>
          </table:table-cell>
          <table:table-cell office:value-type="float" office:value="24.686509775347" calcext:value-type="float">
            <text:p>24.68650977534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93019" calcext:value-type="float">
            <text:p>-0.020816327893019</text:p>
          </table:table-cell>
          <table:table-cell table:number-columns-repeated="7"/>
        </table:table-row>
        <table:table-row table:style-name="ro1">
          <table:table-cell office:value-type="float" office:value="4.9373019560007" calcext:value-type="float">
            <text:p>4.9373019560007</text:p>
          </table:table-cell>
          <table:table-cell office:value-type="float" office:value="24.686509780004" calcext:value-type="float">
            <text:p>24.68650978000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896402" calcext:value-type="float">
            <text:p>-0.020816327896402</text:p>
          </table:table-cell>
          <table:table-cell table:number-columns-repeated="7"/>
        </table:table-row>
        <table:table-row table:style-name="ro1">
          <table:table-cell office:value-type="float" office:value="4.9373019569321" calcext:value-type="float">
            <text:p>4.9373019569321</text:p>
          </table:table-cell>
          <table:table-cell office:value-type="float" office:value="24.68650978466" calcext:value-type="float">
            <text:p>24.6865097846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899917" calcext:value-type="float">
            <text:p>-0.020816327899917</text:p>
          </table:table-cell>
          <table:table-cell table:number-columns-repeated="7"/>
        </table:table-row>
        <table:table-row table:style-name="ro1">
          <table:table-cell office:value-type="float" office:value="4.9373019578634" calcext:value-type="float">
            <text:p>4.9373019578634</text:p>
          </table:table-cell>
          <table:table-cell office:value-type="float" office:value="24.686509789317" calcext:value-type="float">
            <text:p>24.68650978931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03301" calcext:value-type="float">
            <text:p>-0.020816327903301</text:p>
          </table:table-cell>
          <table:table-cell table:number-columns-repeated="7"/>
        </table:table-row>
        <table:table-row table:style-name="ro1">
          <table:table-cell office:value-type="float" office:value="4.9373019587947" calcext:value-type="float">
            <text:p>4.9373019587947</text:p>
          </table:table-cell>
          <table:table-cell office:value-type="float" office:value="24.686509793974" calcext:value-type="float">
            <text:p>24.68650979397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06816" calcext:value-type="float">
            <text:p>-0.020816327906816</text:p>
          </table:table-cell>
          <table:table-cell table:number-columns-repeated="7"/>
        </table:table-row>
        <table:table-row table:style-name="ro1">
          <table:table-cell office:value-type="float" office:value="4.937301959726" calcext:value-type="float">
            <text:p>4.937301959726</text:p>
          </table:table-cell>
          <table:table-cell office:value-type="float" office:value="24.68650979863" calcext:value-type="float">
            <text:p>24.6865097986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10199" calcext:value-type="float">
            <text:p>-0.020816327910199</text:p>
          </table:table-cell>
          <table:table-cell table:number-columns-repeated="7"/>
        </table:table-row>
        <table:table-row table:style-name="ro1">
          <table:table-cell office:value-type="float" office:value="4.9373019606574" calcext:value-type="float">
            <text:p>4.9373019606574</text:p>
          </table:table-cell>
          <table:table-cell office:value-type="float" office:value="24.686509803287" calcext:value-type="float">
            <text:p>24.68650980328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13715" calcext:value-type="float">
            <text:p>-0.020816327913715</text:p>
          </table:table-cell>
          <table:table-cell table:number-columns-repeated="7"/>
        </table:table-row>
        <table:table-row table:style-name="ro1">
          <table:table-cell office:value-type="float" office:value="4.9373019615887" calcext:value-type="float">
            <text:p>4.9373019615887</text:p>
          </table:table-cell>
          <table:table-cell office:value-type="float" office:value="24.686509807943" calcext:value-type="float">
            <text:p>24.686509807943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17098" calcext:value-type="float">
            <text:p>-0.020816327917098</text:p>
          </table:table-cell>
          <table:table-cell table:number-columns-repeated="7"/>
        </table:table-row>
        <table:table-row table:style-name="ro1">
          <table:table-cell office:value-type="float" office:value="4.93730196252" calcext:value-type="float">
            <text:p>4.93730196252</text:p>
          </table:table-cell>
          <table:table-cell office:value-type="float" office:value="24.6865098126" calcext:value-type="float">
            <text:p>24.686509812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20613" calcext:value-type="float">
            <text:p>-0.020816327920613</text:p>
          </table:table-cell>
          <table:table-cell table:number-columns-repeated="7"/>
        </table:table-row>
        <table:table-row table:style-name="ro1">
          <table:table-cell office:value-type="float" office:value="4.9373019634513" calcext:value-type="float">
            <text:p>4.9373019634513</text:p>
          </table:table-cell>
          <table:table-cell office:value-type="float" office:value="24.686509817257" calcext:value-type="float">
            <text:p>24.68650981725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23997" calcext:value-type="float">
            <text:p>-0.020816327923997</text:p>
          </table:table-cell>
          <table:table-cell table:number-columns-repeated="7"/>
        </table:table-row>
        <table:table-row table:style-name="ro1">
          <table:table-cell office:value-type="float" office:value="4.9373019643826" calcext:value-type="float">
            <text:p>4.9373019643826</text:p>
          </table:table-cell>
          <table:table-cell office:value-type="float" office:value="24.686509821913" calcext:value-type="float">
            <text:p>24.68650982191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27512" calcext:value-type="float">
            <text:p>-0.020816327927512</text:p>
          </table:table-cell>
          <table:table-cell table:number-columns-repeated="7"/>
        </table:table-row>
        <table:table-row table:style-name="ro1">
          <table:table-cell office:value-type="float" office:value="4.937301965314" calcext:value-type="float">
            <text:p>4.937301965314</text:p>
          </table:table-cell>
          <table:table-cell office:value-type="float" office:value="24.68650982657" calcext:value-type="float">
            <text:p>24.6865098265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30896" calcext:value-type="float">
            <text:p>-0.020816327930896</text:p>
          </table:table-cell>
          <table:table-cell table:number-columns-repeated="7"/>
        </table:table-row>
        <table:table-row table:style-name="ro1">
          <table:table-cell office:value-type="float" office:value="4.9373019662453" calcext:value-type="float">
            <text:p>4.9373019662453</text:p>
          </table:table-cell>
          <table:table-cell office:value-type="float" office:value="24.686509831226" calcext:value-type="float">
            <text:p>24.68650983122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34411" calcext:value-type="float">
            <text:p>-0.020816327934411</text:p>
          </table:table-cell>
          <table:table-cell table:number-columns-repeated="7"/>
        </table:table-row>
        <table:table-row table:style-name="ro1">
          <table:table-cell office:value-type="float" office:value="4.9373019671766" calcext:value-type="float">
            <text:p>4.9373019671766</text:p>
          </table:table-cell>
          <table:table-cell office:value-type="float" office:value="24.686509835883" calcext:value-type="float">
            <text:p>24.68650983588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37794" calcext:value-type="float">
            <text:p>-0.020816327937794</text:p>
          </table:table-cell>
          <table:table-cell table:number-columns-repeated="7"/>
        </table:table-row>
        <table:table-row table:style-name="ro1">
          <table:table-cell office:value-type="float" office:value="4.9373019681079" calcext:value-type="float">
            <text:p>4.9373019681079</text:p>
          </table:table-cell>
          <table:table-cell office:value-type="float" office:value="24.68650984054" calcext:value-type="float">
            <text:p>24.6865098405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41309" calcext:value-type="float">
            <text:p>-0.020816327941309</text:p>
          </table:table-cell>
          <table:table-cell table:number-columns-repeated="7"/>
        </table:table-row>
        <table:table-row table:style-name="ro1">
          <table:table-cell office:value-type="float" office:value="4.9373019690393" calcext:value-type="float">
            <text:p>4.9373019690393</text:p>
          </table:table-cell>
          <table:table-cell office:value-type="float" office:value="24.686509845196" calcext:value-type="float">
            <text:p>24.68650984519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44693" calcext:value-type="float">
            <text:p>-0.020816327944693</text:p>
          </table:table-cell>
          <table:table-cell table:number-columns-repeated="7"/>
        </table:table-row>
        <table:table-row table:style-name="ro1">
          <table:table-cell office:value-type="float" office:value="4.9373019699706" calcext:value-type="float">
            <text:p>4.9373019699706</text:p>
          </table:table-cell>
          <table:table-cell office:value-type="float" office:value="24.686509849853" calcext:value-type="float">
            <text:p>24.68650984985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48208" calcext:value-type="float">
            <text:p>-0.020816327948208</text:p>
          </table:table-cell>
          <table:table-cell table:number-columns-repeated="7"/>
        </table:table-row>
        <table:table-row table:style-name="ro1">
          <table:table-cell office:value-type="float" office:value="4.9373019709019" calcext:value-type="float">
            <text:p>4.9373019709019</text:p>
          </table:table-cell>
          <table:table-cell office:value-type="float" office:value="24.686509854509" calcext:value-type="float">
            <text:p>24.68650985450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51592" calcext:value-type="float">
            <text:p>-0.020816327951592</text:p>
          </table:table-cell>
          <table:table-cell table:number-columns-repeated="7"/>
        </table:table-row>
        <table:table-row table:style-name="ro1">
          <table:table-cell office:value-type="float" office:value="4.9373019718332" calcext:value-type="float">
            <text:p>4.9373019718332</text:p>
          </table:table-cell>
          <table:table-cell office:value-type="float" office:value="24.686509859166" calcext:value-type="float">
            <text:p>24.68650985916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55107" calcext:value-type="float">
            <text:p>-0.020816327955107</text:p>
          </table:table-cell>
          <table:table-cell table:number-columns-repeated="7"/>
        </table:table-row>
        <table:table-row table:style-name="ro1">
          <table:table-cell office:value-type="float" office:value="4.9373019727645" calcext:value-type="float">
            <text:p>4.9373019727645</text:p>
          </table:table-cell>
          <table:table-cell office:value-type="float" office:value="24.686509863823" calcext:value-type="float">
            <text:p>24.68650986382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5849" calcext:value-type="float">
            <text:p>-0.02081632795849</text:p>
          </table:table-cell>
          <table:table-cell table:number-columns-repeated="7"/>
        </table:table-row>
        <table:table-row table:style-name="ro1">
          <table:table-cell office:value-type="float" office:value="4.9373019736959" calcext:value-type="float">
            <text:p>4.9373019736959</text:p>
          </table:table-cell>
          <table:table-cell office:value-type="float" office:value="24.686509868479" calcext:value-type="float">
            <text:p>24.68650986847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62005" calcext:value-type="float">
            <text:p>-0.020816327962005</text:p>
          </table:table-cell>
          <table:table-cell table:number-columns-repeated="7"/>
        </table:table-row>
        <table:table-row table:style-name="ro1">
          <table:table-cell office:value-type="float" office:value="4.9373019746272" calcext:value-type="float">
            <text:p>4.9373019746272</text:p>
          </table:table-cell>
          <table:table-cell office:value-type="float" office:value="24.686509873136" calcext:value-type="float">
            <text:p>24.68650987313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65389" calcext:value-type="float">
            <text:p>-0.020816327965389</text:p>
          </table:table-cell>
          <table:table-cell table:number-columns-repeated="7"/>
        </table:table-row>
        <table:table-row table:style-name="ro1">
          <table:table-cell office:value-type="float" office:value="4.9373019755585" calcext:value-type="float">
            <text:p>4.9373019755585</text:p>
          </table:table-cell>
          <table:table-cell office:value-type="float" office:value="24.686509877793" calcext:value-type="float">
            <text:p>24.68650987779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68904" calcext:value-type="float">
            <text:p>-0.020816327968904</text:p>
          </table:table-cell>
          <table:table-cell table:number-columns-repeated="7"/>
        </table:table-row>
        <table:table-row table:style-name="ro1">
          <table:table-cell office:value-type="float" office:value="4.9373019764898" calcext:value-type="float">
            <text:p>4.9373019764898</text:p>
          </table:table-cell>
          <table:table-cell office:value-type="float" office:value="24.686509882449" calcext:value-type="float">
            <text:p>24.68650988244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72288" calcext:value-type="float">
            <text:p>-0.020816327972288</text:p>
          </table:table-cell>
          <table:table-cell table:number-columns-repeated="7"/>
        </table:table-row>
        <table:table-row table:style-name="ro1">
          <table:table-cell office:value-type="float" office:value="4.9373019774212" calcext:value-type="float">
            <text:p>4.9373019774212</text:p>
          </table:table-cell>
          <table:table-cell office:value-type="float" office:value="24.686509887106" calcext:value-type="float">
            <text:p>24.68650988710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75803" calcext:value-type="float">
            <text:p>-0.020816327975803</text:p>
          </table:table-cell>
          <table:table-cell table:number-columns-repeated="7"/>
        </table:table-row>
        <table:table-row table:style-name="ro1">
          <table:table-cell office:value-type="float" office:value="4.9373019783525" calcext:value-type="float">
            <text:p>4.9373019783525</text:p>
          </table:table-cell>
          <table:table-cell office:value-type="float" office:value="24.686509891762" calcext:value-type="float">
            <text:p>24.68650989176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79186" calcext:value-type="float">
            <text:p>-0.020816327979186</text:p>
          </table:table-cell>
          <table:table-cell table:number-columns-repeated="7"/>
        </table:table-row>
        <table:table-row table:style-name="ro1">
          <table:table-cell office:value-type="float" office:value="4.9373019792838" calcext:value-type="float">
            <text:p>4.9373019792838</text:p>
          </table:table-cell>
          <table:table-cell office:value-type="float" office:value="24.686509896419" calcext:value-type="float">
            <text:p>24.68650989641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82702" calcext:value-type="float">
            <text:p>-0.020816327982702</text:p>
          </table:table-cell>
          <table:table-cell table:number-columns-repeated="7"/>
        </table:table-row>
        <table:table-row table:style-name="ro1">
          <table:table-cell office:value-type="float" office:value="4.9373019802151" calcext:value-type="float">
            <text:p>4.9373019802151</text:p>
          </table:table-cell>
          <table:table-cell office:value-type="float" office:value="24.686509901076" calcext:value-type="float">
            <text:p>24.68650990107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86085" calcext:value-type="float">
            <text:p>-0.020816327986085</text:p>
          </table:table-cell>
          <table:table-cell table:number-columns-repeated="7"/>
        </table:table-row>
        <table:table-row table:style-name="ro1">
          <table:table-cell office:value-type="float" office:value="4.9373019811464" calcext:value-type="float">
            <text:p>4.9373019811464</text:p>
          </table:table-cell>
          <table:table-cell office:value-type="float" office:value="24.686509905732" calcext:value-type="float">
            <text:p>24.68650990573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896" calcext:value-type="float">
            <text:p>-0.0208163279896</text:p>
          </table:table-cell>
          <table:table-cell table:number-columns-repeated="7"/>
        </table:table-row>
        <table:table-row table:style-name="ro1">
          <table:table-cell office:value-type="float" office:value="4.9373019820778" calcext:value-type="float">
            <text:p>4.9373019820778</text:p>
          </table:table-cell>
          <table:table-cell office:value-type="float" office:value="24.686509910389" calcext:value-type="float">
            <text:p>24.68650991038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92984" calcext:value-type="float">
            <text:p>-0.020816327992984</text:p>
          </table:table-cell>
          <table:table-cell table:number-columns-repeated="7"/>
        </table:table-row>
        <table:table-row table:style-name="ro1">
          <table:table-cell office:value-type="float" office:value="4.9373019830091" calcext:value-type="float">
            <text:p>4.9373019830091</text:p>
          </table:table-cell>
          <table:table-cell office:value-type="float" office:value="24.686509915045" calcext:value-type="float">
            <text:p>24.68650991504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7996499" calcext:value-type="float">
            <text:p>-0.020816327996499</text:p>
          </table:table-cell>
          <table:table-cell table:number-columns-repeated="7"/>
        </table:table-row>
        <table:table-row table:style-name="ro1">
          <table:table-cell office:value-type="float" office:value="4.9373019839404" calcext:value-type="float">
            <text:p>4.9373019839404</text:p>
          </table:table-cell>
          <table:table-cell office:value-type="float" office:value="24.686509919702" calcext:value-type="float">
            <text:p>24.68650991970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7999882" calcext:value-type="float">
            <text:p>-0.020816327999882</text:p>
          </table:table-cell>
          <table:table-cell table:number-columns-repeated="7"/>
        </table:table-row>
        <table:table-row table:style-name="ro1">
          <table:table-cell office:value-type="float" office:value="4.9373019848717" calcext:value-type="float">
            <text:p>4.9373019848717</text:p>
          </table:table-cell>
          <table:table-cell office:value-type="float" office:value="24.686509924359" calcext:value-type="float">
            <text:p>24.68650992435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03398" calcext:value-type="float">
            <text:p>-0.020816328003398</text:p>
          </table:table-cell>
          <table:table-cell table:number-columns-repeated="7"/>
        </table:table-row>
        <table:table-row table:style-name="ro1">
          <table:table-cell office:value-type="float" office:value="4.9373019858031" calcext:value-type="float">
            <text:p>4.9373019858031</text:p>
          </table:table-cell>
          <table:table-cell office:value-type="float" office:value="24.686509929015" calcext:value-type="float">
            <text:p>24.68650992901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06781" calcext:value-type="float">
            <text:p>-0.020816328006781</text:p>
          </table:table-cell>
          <table:table-cell table:number-columns-repeated="7"/>
        </table:table-row>
        <table:table-row table:style-name="ro1">
          <table:table-cell office:value-type="float" office:value="4.9373019867344" calcext:value-type="float">
            <text:p>4.9373019867344</text:p>
          </table:table-cell>
          <table:table-cell office:value-type="float" office:value="24.686509933672" calcext:value-type="float">
            <text:p>24.68650993367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10296" calcext:value-type="float">
            <text:p>-0.020816328010296</text:p>
          </table:table-cell>
          <table:table-cell table:number-columns-repeated="7"/>
        </table:table-row>
        <table:table-row table:style-name="ro1">
          <table:table-cell office:value-type="float" office:value="4.9373019876657" calcext:value-type="float">
            <text:p>4.9373019876657</text:p>
          </table:table-cell>
          <table:table-cell office:value-type="float" office:value="24.686509938329" calcext:value-type="float">
            <text:p>24.68650993832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1368" calcext:value-type="float">
            <text:p>-0.02081632801368</text:p>
          </table:table-cell>
          <table:table-cell table:number-columns-repeated="7"/>
        </table:table-row>
        <table:table-row table:style-name="ro1">
          <table:table-cell office:value-type="float" office:value="4.937301988597" calcext:value-type="float">
            <text:p>4.937301988597</text:p>
          </table:table-cell>
          <table:table-cell office:value-type="float" office:value="24.686509942985" calcext:value-type="float">
            <text:p>24.68650994298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17195" calcext:value-type="float">
            <text:p>-0.020816328017195</text:p>
          </table:table-cell>
          <table:table-cell table:number-columns-repeated="7"/>
        </table:table-row>
        <table:table-row table:style-name="ro1">
          <table:table-cell office:value-type="float" office:value="4.9373019895284" calcext:value-type="float">
            <text:p>4.9373019895284</text:p>
          </table:table-cell>
          <table:table-cell office:value-type="float" office:value="24.686509947642" calcext:value-type="float">
            <text:p>24.68650994764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20578" calcext:value-type="float">
            <text:p>-0.020816328020578</text:p>
          </table:table-cell>
          <table:table-cell table:number-columns-repeated="7"/>
        </table:table-row>
        <table:table-row table:style-name="ro1">
          <table:table-cell office:value-type="float" office:value="4.9373019904597" calcext:value-type="float">
            <text:p>4.9373019904597</text:p>
          </table:table-cell>
          <table:table-cell office:value-type="float" office:value="24.686509952298" calcext:value-type="float">
            <text:p>24.68650995229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24094" calcext:value-type="float">
            <text:p>-0.020816328024094</text:p>
          </table:table-cell>
          <table:table-cell table:number-columns-repeated="7"/>
        </table:table-row>
        <table:table-row table:style-name="ro1">
          <table:table-cell office:value-type="float" office:value="4.937301991391" calcext:value-type="float">
            <text:p>4.937301991391</text:p>
          </table:table-cell>
          <table:table-cell office:value-type="float" office:value="24.686509956955" calcext:value-type="float">
            <text:p>24.68650995695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27477" calcext:value-type="float">
            <text:p>-0.020816328027477</text:p>
          </table:table-cell>
          <table:table-cell table:number-columns-repeated="7"/>
        </table:table-row>
        <table:table-row table:style-name="ro1">
          <table:table-cell office:value-type="float" office:value="4.9373019923223" calcext:value-type="float">
            <text:p>4.9373019923223</text:p>
          </table:table-cell>
          <table:table-cell office:value-type="float" office:value="24.686509961612" calcext:value-type="float">
            <text:p>24.68650996161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30992" calcext:value-type="float">
            <text:p>-0.020816328030992</text:p>
          </table:table-cell>
          <table:table-cell table:number-columns-repeated="7"/>
        </table:table-row>
        <table:table-row table:style-name="ro1">
          <table:table-cell office:value-type="float" office:value="4.9373019932536" calcext:value-type="float">
            <text:p>4.9373019932536</text:p>
          </table:table-cell>
          <table:table-cell office:value-type="float" office:value="24.686509966268" calcext:value-type="float">
            <text:p>24.68650996626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34376" calcext:value-type="float">
            <text:p>-0.020816328034376</text:p>
          </table:table-cell>
          <table:table-cell table:number-columns-repeated="7"/>
        </table:table-row>
        <table:table-row table:style-name="ro1">
          <table:table-cell office:value-type="float" office:value="4.937301994185" calcext:value-type="float">
            <text:p>4.937301994185</text:p>
          </table:table-cell>
          <table:table-cell office:value-type="float" office:value="24.686509970925" calcext:value-type="float">
            <text:p>24.68650997092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37891" calcext:value-type="float">
            <text:p>-0.020816328037891</text:p>
          </table:table-cell>
          <table:table-cell table:number-columns-repeated="7"/>
        </table:table-row>
        <table:table-row table:style-name="ro1">
          <table:table-cell office:value-type="float" office:value="4.9373019951163" calcext:value-type="float">
            <text:p>4.9373019951163</text:p>
          </table:table-cell>
          <table:table-cell office:value-type="float" office:value="24.686509975581" calcext:value-type="float">
            <text:p>24.68650997558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41275" calcext:value-type="float">
            <text:p>-0.020816328041275</text:p>
          </table:table-cell>
          <table:table-cell table:number-columns-repeated="7"/>
        </table:table-row>
        <table:table-row table:style-name="ro1">
          <table:table-cell office:value-type="float" office:value="4.9373019960476" calcext:value-type="float">
            <text:p>4.9373019960476</text:p>
          </table:table-cell>
          <table:table-cell office:value-type="float" office:value="24.686509980238" calcext:value-type="float">
            <text:p>24.68650998023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4479" calcext:value-type="float">
            <text:p>-0.02081632804479</text:p>
          </table:table-cell>
          <table:table-cell table:number-columns-repeated="7"/>
        </table:table-row>
        <table:table-row table:style-name="ro1">
          <table:table-cell office:value-type="float" office:value="4.9373019969789" calcext:value-type="float">
            <text:p>4.9373019969789</text:p>
          </table:table-cell>
          <table:table-cell office:value-type="float" office:value="24.686509984895" calcext:value-type="float">
            <text:p>24.68650998489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48173" calcext:value-type="float">
            <text:p>-0.020816328048173</text:p>
          </table:table-cell>
          <table:table-cell table:number-columns-repeated="7"/>
        </table:table-row>
        <table:table-row table:style-name="ro1">
          <table:table-cell office:value-type="float" office:value="4.9373019979103" calcext:value-type="float">
            <text:p>4.9373019979103</text:p>
          </table:table-cell>
          <table:table-cell office:value-type="float" office:value="24.686509989551" calcext:value-type="float">
            <text:p>24.68650998955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51688" calcext:value-type="float">
            <text:p>-0.020816328051688</text:p>
          </table:table-cell>
          <table:table-cell table:number-columns-repeated="7"/>
        </table:table-row>
        <table:table-row table:style-name="ro1">
          <table:table-cell office:value-type="float" office:value="4.9373019988416" calcext:value-type="float">
            <text:p>4.9373019988416</text:p>
          </table:table-cell>
          <table:table-cell office:value-type="float" office:value="24.686509994208" calcext:value-type="float">
            <text:p>24.68650999420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55072" calcext:value-type="float">
            <text:p>-0.020816328055072</text:p>
          </table:table-cell>
          <table:table-cell table:number-columns-repeated="7"/>
        </table:table-row>
        <table:table-row table:style-name="ro1">
          <table:table-cell office:value-type="float" office:value="4.9373019997729" calcext:value-type="float">
            <text:p>4.9373019997729</text:p>
          </table:table-cell>
          <table:table-cell office:value-type="float" office:value="24.686509998864" calcext:value-type="float">
            <text:p>24.68650999886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58587" calcext:value-type="float">
            <text:p>-0.020816328058587</text:p>
          </table:table-cell>
          <table:table-cell table:number-columns-repeated="7"/>
        </table:table-row>
        <table:table-row table:style-name="ro1">
          <table:table-cell office:value-type="float" office:value="4.9373020007042" calcext:value-type="float">
            <text:p>4.9373020007042</text:p>
          </table:table-cell>
          <table:table-cell office:value-type="float" office:value="24.686510003521" calcext:value-type="float">
            <text:p>24.68651000352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61971" calcext:value-type="float">
            <text:p>-0.020816328061971</text:p>
          </table:table-cell>
          <table:table-cell table:number-columns-repeated="7"/>
        </table:table-row>
        <table:table-row table:style-name="ro1">
          <table:table-cell office:value-type="float" office:value="4.9373020016355" calcext:value-type="float">
            <text:p>4.9373020016355</text:p>
          </table:table-cell>
          <table:table-cell office:value-type="float" office:value="24.686510008178" calcext:value-type="float">
            <text:p>24.68651000817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65486" calcext:value-type="float">
            <text:p>-0.020816328065486</text:p>
          </table:table-cell>
          <table:table-cell table:number-columns-repeated="7"/>
        </table:table-row>
        <table:table-row table:style-name="ro1">
          <table:table-cell office:value-type="float" office:value="4.9373020025669" calcext:value-type="float">
            <text:p>4.9373020025669</text:p>
          </table:table-cell>
          <table:table-cell office:value-type="float" office:value="24.686510012834" calcext:value-type="float">
            <text:p>24.68651001283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68869" calcext:value-type="float">
            <text:p>-0.020816328068869</text:p>
          </table:table-cell>
          <table:table-cell table:number-columns-repeated="7"/>
        </table:table-row>
        <table:table-row table:style-name="ro1">
          <table:table-cell office:value-type="float" office:value="4.9373020034982" calcext:value-type="float">
            <text:p>4.9373020034982</text:p>
          </table:table-cell>
          <table:table-cell office:value-type="float" office:value="24.686510017491" calcext:value-type="float">
            <text:p>24.68651001749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72384" calcext:value-type="float">
            <text:p>-0.020816328072384</text:p>
          </table:table-cell>
          <table:table-cell table:number-columns-repeated="7"/>
        </table:table-row>
        <table:table-row table:style-name="ro1">
          <table:table-cell office:value-type="float" office:value="4.9373020044295" calcext:value-type="float">
            <text:p>4.9373020044295</text:p>
          </table:table-cell>
          <table:table-cell office:value-type="float" office:value="24.686510022148" calcext:value-type="float">
            <text:p>24.68651002214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75768" calcext:value-type="float">
            <text:p>-0.020816328075768</text:p>
          </table:table-cell>
          <table:table-cell table:number-columns-repeated="7"/>
        </table:table-row>
        <table:table-row table:style-name="ro1">
          <table:table-cell office:value-type="float" office:value="4.9373020053608" calcext:value-type="float">
            <text:p>4.9373020053608</text:p>
          </table:table-cell>
          <table:table-cell office:value-type="float" office:value="24.686510026804" calcext:value-type="float">
            <text:p>24.68651002680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79283" calcext:value-type="float">
            <text:p>-0.020816328079283</text:p>
          </table:table-cell>
          <table:table-cell table:number-columns-repeated="7"/>
        </table:table-row>
        <table:table-row table:style-name="ro1">
          <table:table-cell office:value-type="float" office:value="4.9373020062922" calcext:value-type="float">
            <text:p>4.9373020062922</text:p>
          </table:table-cell>
          <table:table-cell office:value-type="float" office:value="24.686510031461" calcext:value-type="float">
            <text:p>24.68651003146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82667" calcext:value-type="float">
            <text:p>-0.020816328082667</text:p>
          </table:table-cell>
          <table:table-cell table:number-columns-repeated="7"/>
        </table:table-row>
        <table:table-row table:style-name="ro1">
          <table:table-cell office:value-type="float" office:value="4.9373020072235" calcext:value-type="float">
            <text:p>4.9373020072235</text:p>
          </table:table-cell>
          <table:table-cell office:value-type="float" office:value="24.686510036117" calcext:value-type="float">
            <text:p>24.68651003611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86182" calcext:value-type="float">
            <text:p>-0.020816328086182</text:p>
          </table:table-cell>
          <table:table-cell table:number-columns-repeated="7"/>
        </table:table-row>
        <table:table-row table:style-name="ro1">
          <table:table-cell office:value-type="float" office:value="4.9373020081548" calcext:value-type="float">
            <text:p>4.9373020081548</text:p>
          </table:table-cell>
          <table:table-cell office:value-type="float" office:value="24.686510040774" calcext:value-type="float">
            <text:p>24.68651004077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89565" calcext:value-type="float">
            <text:p>-0.020816328089565</text:p>
          </table:table-cell>
          <table:table-cell table:number-columns-repeated="7"/>
        </table:table-row>
        <table:table-row table:style-name="ro1">
          <table:table-cell office:value-type="float" office:value="4.9373020090861" calcext:value-type="float">
            <text:p>4.9373020090861</text:p>
          </table:table-cell>
          <table:table-cell office:value-type="float" office:value="24.686510045431" calcext:value-type="float">
            <text:p>24.68651004543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9308" calcext:value-type="float">
            <text:p>-0.02081632809308</text:p>
          </table:table-cell>
          <table:table-cell table:number-columns-repeated="7"/>
        </table:table-row>
        <table:table-row table:style-name="ro1">
          <table:table-cell office:value-type="float" office:value="4.9373020100174" calcext:value-type="float">
            <text:p>4.9373020100174</text:p>
          </table:table-cell>
          <table:table-cell office:value-type="float" office:value="24.686510050087" calcext:value-type="float">
            <text:p>24.68651005008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096464" calcext:value-type="float">
            <text:p>-0.020816328096464</text:p>
          </table:table-cell>
          <table:table-cell table:number-columns-repeated="7"/>
        </table:table-row>
        <table:table-row table:style-name="ro1">
          <table:table-cell office:value-type="float" office:value="4.9373020109488" calcext:value-type="float">
            <text:p>4.9373020109488</text:p>
          </table:table-cell>
          <table:table-cell office:value-type="float" office:value="24.686510054744" calcext:value-type="float">
            <text:p>24.68651005474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099979" calcext:value-type="float">
            <text:p>-0.020816328099979</text:p>
          </table:table-cell>
          <table:table-cell table:number-columns-repeated="7"/>
        </table:table-row>
        <table:table-row table:style-name="ro1">
          <table:table-cell office:value-type="float" office:value="4.9373020118801" calcext:value-type="float">
            <text:p>4.9373020118801</text:p>
          </table:table-cell>
          <table:table-cell office:value-type="float" office:value="24.6865100594" calcext:value-type="float">
            <text:p>24.686510059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03363" calcext:value-type="float">
            <text:p>-0.020816328103363</text:p>
          </table:table-cell>
          <table:table-cell table:number-columns-repeated="7"/>
        </table:table-row>
        <table:table-row table:style-name="ro1">
          <table:table-cell office:value-type="float" office:value="4.9373020128114" calcext:value-type="float">
            <text:p>4.9373020128114</text:p>
          </table:table-cell>
          <table:table-cell office:value-type="float" office:value="24.686510064057" calcext:value-type="float">
            <text:p>24.68651006405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06878" calcext:value-type="float">
            <text:p>-0.020816328106878</text:p>
          </table:table-cell>
          <table:table-cell table:number-columns-repeated="7"/>
        </table:table-row>
        <table:table-row table:style-name="ro1">
          <table:table-cell office:value-type="float" office:value="4.9373020137427" calcext:value-type="float">
            <text:p>4.9373020137427</text:p>
          </table:table-cell>
          <table:table-cell office:value-type="float" office:value="24.686510068714" calcext:value-type="float">
            <text:p>24.68651006871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10261" calcext:value-type="float">
            <text:p>-0.020816328110261</text:p>
          </table:table-cell>
          <table:table-cell table:number-columns-repeated="7"/>
        </table:table-row>
        <table:table-row table:style-name="ro1">
          <table:table-cell office:value-type="float" office:value="4.9373020146741" calcext:value-type="float">
            <text:p>4.9373020146741</text:p>
          </table:table-cell>
          <table:table-cell office:value-type="float" office:value="24.68651007337" calcext:value-type="float">
            <text:p>24.6865100733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13777" calcext:value-type="float">
            <text:p>-0.020816328113777</text:p>
          </table:table-cell>
          <table:table-cell table:number-columns-repeated="7"/>
        </table:table-row>
        <table:table-row table:style-name="ro1">
          <table:table-cell office:value-type="float" office:value="4.9373020156054" calcext:value-type="float">
            <text:p>4.9373020156054</text:p>
          </table:table-cell>
          <table:table-cell office:value-type="float" office:value="24.686510078027" calcext:value-type="float">
            <text:p>24.68651007802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1716" calcext:value-type="float">
            <text:p>-0.02081632811716</text:p>
          </table:table-cell>
          <table:table-cell table:number-columns-repeated="7"/>
        </table:table-row>
        <table:table-row table:style-name="ro1">
          <table:table-cell office:value-type="float" office:value="4.9373020165367" calcext:value-type="float">
            <text:p>4.9373020165367</text:p>
          </table:table-cell>
          <table:table-cell office:value-type="float" office:value="24.686510082684" calcext:value-type="float">
            <text:p>24.68651008268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20675" calcext:value-type="float">
            <text:p>-0.020816328120675</text:p>
          </table:table-cell>
          <table:table-cell table:number-columns-repeated="7"/>
        </table:table-row>
        <table:table-row table:style-name="ro1">
          <table:table-cell office:value-type="float" office:value="4.937302017468" calcext:value-type="float">
            <text:p>4.937302017468</text:p>
          </table:table-cell>
          <table:table-cell office:value-type="float" office:value="24.68651008734" calcext:value-type="float">
            <text:p>24.6865100873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24059" calcext:value-type="float">
            <text:p>-0.020816328124059</text:p>
          </table:table-cell>
          <table:table-cell table:number-columns-repeated="7"/>
        </table:table-row>
        <table:table-row table:style-name="ro1">
          <table:table-cell office:value-type="float" office:value="4.9373020183994" calcext:value-type="float">
            <text:p>4.9373020183994</text:p>
          </table:table-cell>
          <table:table-cell office:value-type="float" office:value="24.686510091997" calcext:value-type="float">
            <text:p>24.68651009199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27574" calcext:value-type="float">
            <text:p>-0.020816328127574</text:p>
          </table:table-cell>
          <table:table-cell table:number-columns-repeated="7"/>
        </table:table-row>
        <table:table-row table:style-name="ro1">
          <table:table-cell office:value-type="float" office:value="4.9373020193307" calcext:value-type="float">
            <text:p>4.9373020193307</text:p>
          </table:table-cell>
          <table:table-cell office:value-type="float" office:value="24.686510096653" calcext:value-type="float">
            <text:p>24.68651009665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30957" calcext:value-type="float">
            <text:p>-0.020816328130957</text:p>
          </table:table-cell>
          <table:table-cell table:number-columns-repeated="7"/>
        </table:table-row>
        <table:table-row table:style-name="ro1">
          <table:table-cell office:value-type="float" office:value="4.937302020262" calcext:value-type="float">
            <text:p>4.937302020262</text:p>
          </table:table-cell>
          <table:table-cell office:value-type="float" office:value="24.68651010131" calcext:value-type="float">
            <text:p>24.6865101013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34473" calcext:value-type="float">
            <text:p>-0.020816328134473</text:p>
          </table:table-cell>
          <table:table-cell table:number-columns-repeated="7"/>
        </table:table-row>
        <table:table-row table:style-name="ro1">
          <table:table-cell office:value-type="float" office:value="4.9373020211933" calcext:value-type="float">
            <text:p>4.9373020211933</text:p>
          </table:table-cell>
          <table:table-cell office:value-type="float" office:value="24.686510105967" calcext:value-type="float">
            <text:p>24.68651010596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37856" calcext:value-type="float">
            <text:p>-0.020816328137856</text:p>
          </table:table-cell>
          <table:table-cell table:number-columns-repeated="7"/>
        </table:table-row>
        <table:table-row table:style-name="ro1">
          <table:table-cell office:value-type="float" office:value="4.9373020221246" calcext:value-type="float">
            <text:p>4.9373020221246</text:p>
          </table:table-cell>
          <table:table-cell office:value-type="float" office:value="24.686510110623" calcext:value-type="float">
            <text:p>24.68651011062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41371" calcext:value-type="float">
            <text:p>-0.020816328141371</text:p>
          </table:table-cell>
          <table:table-cell table:number-columns-repeated="7"/>
        </table:table-row>
        <table:table-row table:style-name="ro1">
          <table:table-cell office:value-type="float" office:value="4.937302023056" calcext:value-type="float">
            <text:p>4.937302023056</text:p>
          </table:table-cell>
          <table:table-cell office:value-type="float" office:value="24.68651011528" calcext:value-type="float">
            <text:p>24.6865101152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44755" calcext:value-type="float">
            <text:p>-0.020816328144755</text:p>
          </table:table-cell>
          <table:table-cell table:number-columns-repeated="7"/>
        </table:table-row>
        <table:table-row table:style-name="ro1">
          <table:table-cell office:value-type="float" office:value="4.9373020239873" calcext:value-type="float">
            <text:p>4.9373020239873</text:p>
          </table:table-cell>
          <table:table-cell office:value-type="float" office:value="24.686510119936" calcext:value-type="float">
            <text:p>24.68651011993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4827" calcext:value-type="float">
            <text:p>-0.02081632814827</text:p>
          </table:table-cell>
          <table:table-cell table:number-columns-repeated="7"/>
        </table:table-row>
        <table:table-row table:style-name="ro1">
          <table:table-cell office:value-type="float" office:value="4.9373020249186" calcext:value-type="float">
            <text:p>4.9373020249186</text:p>
          </table:table-cell>
          <table:table-cell office:value-type="float" office:value="24.686510124593" calcext:value-type="float">
            <text:p>24.68651012459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51653" calcext:value-type="float">
            <text:p>-0.020816328151653</text:p>
          </table:table-cell>
          <table:table-cell table:number-columns-repeated="7"/>
        </table:table-row>
        <table:table-row table:style-name="ro1">
          <table:table-cell office:value-type="float" office:value="4.9373020258499" calcext:value-type="float">
            <text:p>4.9373020258499</text:p>
          </table:table-cell>
          <table:table-cell office:value-type="float" office:value="24.68651012925" calcext:value-type="float">
            <text:p>24.6865101292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55169" calcext:value-type="float">
            <text:p>-0.020816328155169</text:p>
          </table:table-cell>
          <table:table-cell table:number-columns-repeated="7"/>
        </table:table-row>
        <table:table-row table:style-name="ro1">
          <table:table-cell office:value-type="float" office:value="4.9373020267813" calcext:value-type="float">
            <text:p>4.9373020267813</text:p>
          </table:table-cell>
          <table:table-cell office:value-type="float" office:value="24.686510133906" calcext:value-type="float">
            <text:p>24.68651013390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58552" calcext:value-type="float">
            <text:p>-0.020816328158552</text:p>
          </table:table-cell>
          <table:table-cell table:number-columns-repeated="7"/>
        </table:table-row>
        <table:table-row table:style-name="ro1">
          <table:table-cell office:value-type="float" office:value="4.9373020277126" calcext:value-type="float">
            <text:p>4.9373020277126</text:p>
          </table:table-cell>
          <table:table-cell office:value-type="float" office:value="24.686510138563" calcext:value-type="float">
            <text:p>24.68651013856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62067" calcext:value-type="float">
            <text:p>-0.020816328162067</text:p>
          </table:table-cell>
          <table:table-cell table:number-columns-repeated="7"/>
        </table:table-row>
        <table:table-row table:style-name="ro1">
          <table:table-cell office:value-type="float" office:value="4.9373020286439" calcext:value-type="float">
            <text:p>4.9373020286439</text:p>
          </table:table-cell>
          <table:table-cell office:value-type="float" office:value="24.686510143219" calcext:value-type="float">
            <text:p>24.68651014321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65451" calcext:value-type="float">
            <text:p>-0.020816328165451</text:p>
          </table:table-cell>
          <table:table-cell table:number-columns-repeated="7"/>
        </table:table-row>
        <table:table-row table:style-name="ro1">
          <table:table-cell office:value-type="float" office:value="4.9373020295752" calcext:value-type="float">
            <text:p>4.9373020295752</text:p>
          </table:table-cell>
          <table:table-cell office:value-type="float" office:value="24.686510147876" calcext:value-type="float">
            <text:p>24.68651014787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68966" calcext:value-type="float">
            <text:p>-0.020816328168966</text:p>
          </table:table-cell>
          <table:table-cell table:number-columns-repeated="7"/>
        </table:table-row>
        <table:table-row table:style-name="ro1">
          <table:table-cell office:value-type="float" office:value="4.9373020305065" calcext:value-type="float">
            <text:p>4.9373020305065</text:p>
          </table:table-cell>
          <table:table-cell office:value-type="float" office:value="24.686510152533" calcext:value-type="float">
            <text:p>24.68651015253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7235" calcext:value-type="float">
            <text:p>-0.02081632817235</text:p>
          </table:table-cell>
          <table:table-cell table:number-columns-repeated="7"/>
        </table:table-row>
        <table:table-row table:style-name="ro1">
          <table:table-cell office:value-type="float" office:value="4.9373020314379" calcext:value-type="float">
            <text:p>4.9373020314379</text:p>
          </table:table-cell>
          <table:table-cell office:value-type="float" office:value="24.686510157189" calcext:value-type="float">
            <text:p>24.68651015718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75865" calcext:value-type="float">
            <text:p>-0.020816328175865</text:p>
          </table:table-cell>
          <table:table-cell table:number-columns-repeated="7"/>
        </table:table-row>
        <table:table-row table:style-name="ro1">
          <table:table-cell office:value-type="float" office:value="4.9373020323692" calcext:value-type="float">
            <text:p>4.9373020323692</text:p>
          </table:table-cell>
          <table:table-cell office:value-type="float" office:value="24.686510161846" calcext:value-type="float">
            <text:p>24.68651016184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79248" calcext:value-type="float">
            <text:p>-0.020816328179248</text:p>
          </table:table-cell>
          <table:table-cell table:number-columns-repeated="7"/>
        </table:table-row>
        <table:table-row table:style-name="ro1">
          <table:table-cell office:value-type="float" office:value="4.9373020333005" calcext:value-type="float">
            <text:p>4.9373020333005</text:p>
          </table:table-cell>
          <table:table-cell office:value-type="float" office:value="24.686510166503" calcext:value-type="float">
            <text:p>24.68651016650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82763" calcext:value-type="float">
            <text:p>-0.020816328182763</text:p>
          </table:table-cell>
          <table:table-cell table:number-columns-repeated="7"/>
        </table:table-row>
        <table:table-row table:style-name="ro1">
          <table:table-cell office:value-type="float" office:value="4.9373020342318" calcext:value-type="float">
            <text:p>4.9373020342318</text:p>
          </table:table-cell>
          <table:table-cell office:value-type="float" office:value="24.686510171159" calcext:value-type="float">
            <text:p>24.68651017115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86147" calcext:value-type="float">
            <text:p>-0.020816328186147</text:p>
          </table:table-cell>
          <table:table-cell table:number-columns-repeated="7"/>
        </table:table-row>
        <table:table-row table:style-name="ro1">
          <table:table-cell office:value-type="float" office:value="4.9373020351632" calcext:value-type="float">
            <text:p>4.9373020351632</text:p>
          </table:table-cell>
          <table:table-cell office:value-type="float" office:value="24.686510175816" calcext:value-type="float">
            <text:p>24.68651017581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89662" calcext:value-type="float">
            <text:p>-0.020816328189662</text:p>
          </table:table-cell>
          <table:table-cell table:number-columns-repeated="7"/>
        </table:table-row>
        <table:table-row table:style-name="ro1">
          <table:table-cell office:value-type="float" office:value="4.9373020360945" calcext:value-type="float">
            <text:p>4.9373020360945</text:p>
          </table:table-cell>
          <table:table-cell office:value-type="float" office:value="24.686510180472" calcext:value-type="float">
            <text:p>24.68651018047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93046" calcext:value-type="float">
            <text:p>-0.020816328193046</text:p>
          </table:table-cell>
          <table:table-cell table:number-columns-repeated="7"/>
        </table:table-row>
        <table:table-row table:style-name="ro1">
          <table:table-cell office:value-type="float" office:value="4.9373020370258" calcext:value-type="float">
            <text:p>4.9373020370258</text:p>
          </table:table-cell>
          <table:table-cell office:value-type="float" office:value="24.686510185129" calcext:value-type="float">
            <text:p>24.68651018512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196561" calcext:value-type="float">
            <text:p>-0.020816328196561</text:p>
          </table:table-cell>
          <table:table-cell table:number-columns-repeated="7"/>
        </table:table-row>
        <table:table-row table:style-name="ro1">
          <table:table-cell office:value-type="float" office:value="4.9373020379571" calcext:value-type="float">
            <text:p>4.9373020379571</text:p>
          </table:table-cell>
          <table:table-cell office:value-type="float" office:value="24.686510189786" calcext:value-type="float">
            <text:p>24.68651018978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199944" calcext:value-type="float">
            <text:p>-0.020816328199944</text:p>
          </table:table-cell>
          <table:table-cell table:number-columns-repeated="7"/>
        </table:table-row>
        <table:table-row table:style-name="ro1">
          <table:table-cell office:value-type="float" office:value="4.9373020388884" calcext:value-type="float">
            <text:p>4.9373020388884</text:p>
          </table:table-cell>
          <table:table-cell office:value-type="float" office:value="24.686510194442" calcext:value-type="float">
            <text:p>24.68651019444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03459" calcext:value-type="float">
            <text:p>-0.020816328203459</text:p>
          </table:table-cell>
          <table:table-cell table:number-columns-repeated="7"/>
        </table:table-row>
        <table:table-row table:style-name="ro1">
          <table:table-cell office:value-type="float" office:value="4.9373020398198" calcext:value-type="float">
            <text:p>4.9373020398198</text:p>
          </table:table-cell>
          <table:table-cell office:value-type="float" office:value="24.686510199099" calcext:value-type="float">
            <text:p>24.68651019909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06843" calcext:value-type="float">
            <text:p>-0.020816328206843</text:p>
          </table:table-cell>
          <table:table-cell table:number-columns-repeated="7"/>
        </table:table-row>
        <table:table-row table:style-name="ro1">
          <table:table-cell office:value-type="float" office:value="4.9373020407511" calcext:value-type="float">
            <text:p>4.9373020407511</text:p>
          </table:table-cell>
          <table:table-cell office:value-type="float" office:value="24.686510203755" calcext:value-type="float">
            <text:p>24.68651020375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10358" calcext:value-type="float">
            <text:p>-0.020816328210358</text:p>
          </table:table-cell>
          <table:table-cell table:number-columns-repeated="7"/>
        </table:table-row>
        <table:table-row table:style-name="ro1">
          <table:table-cell office:value-type="float" office:value="4.9373020416824" calcext:value-type="float">
            <text:p>4.9373020416824</text:p>
          </table:table-cell>
          <table:table-cell office:value-type="float" office:value="24.686510208412" calcext:value-type="float">
            <text:p>24.68651020841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13742" calcext:value-type="float">
            <text:p>-0.020816328213742</text:p>
          </table:table-cell>
          <table:table-cell table:number-columns-repeated="7"/>
        </table:table-row>
        <table:table-row table:style-name="ro1">
          <table:table-cell office:value-type="float" office:value="4.9373020426137" calcext:value-type="float">
            <text:p>4.9373020426137</text:p>
          </table:table-cell>
          <table:table-cell office:value-type="float" office:value="24.686510213069" calcext:value-type="float">
            <text:p>24.68651021306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17257" calcext:value-type="float">
            <text:p>-0.020816328217257</text:p>
          </table:table-cell>
          <table:table-cell table:number-columns-repeated="7"/>
        </table:table-row>
        <table:table-row table:style-name="ro1">
          <table:table-cell office:value-type="float" office:value="4.9373020435451" calcext:value-type="float">
            <text:p>4.9373020435451</text:p>
          </table:table-cell>
          <table:table-cell office:value-type="float" office:value="24.686510217725" calcext:value-type="float">
            <text:p>24.68651021772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2064" calcext:value-type="float">
            <text:p>-0.02081632822064</text:p>
          </table:table-cell>
          <table:table-cell table:number-columns-repeated="7"/>
        </table:table-row>
        <table:table-row table:style-name="ro1">
          <table:table-cell office:value-type="float" office:value="4.9373020444764" calcext:value-type="float">
            <text:p>4.9373020444764</text:p>
          </table:table-cell>
          <table:table-cell office:value-type="float" office:value="24.686510222382" calcext:value-type="float">
            <text:p>24.68651022238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24156" calcext:value-type="float">
            <text:p>-0.020816328224156</text:p>
          </table:table-cell>
          <table:table-cell table:number-columns-repeated="7"/>
        </table:table-row>
        <table:table-row table:style-name="ro1">
          <table:table-cell office:value-type="float" office:value="4.9373020454077" calcext:value-type="float">
            <text:p>4.9373020454077</text:p>
          </table:table-cell>
          <table:table-cell office:value-type="float" office:value="24.686510227039" calcext:value-type="float">
            <text:p>24.68651022703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27539" calcext:value-type="float">
            <text:p>-0.020816328227539</text:p>
          </table:table-cell>
          <table:table-cell table:number-columns-repeated="7"/>
        </table:table-row>
        <table:table-row table:style-name="ro1">
          <table:table-cell office:value-type="float" office:value="4.937302046339" calcext:value-type="float">
            <text:p>4.937302046339</text:p>
          </table:table-cell>
          <table:table-cell office:value-type="float" office:value="24.686510231695" calcext:value-type="float">
            <text:p>24.68651023169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31054" calcext:value-type="float">
            <text:p>-0.020816328231054</text:p>
          </table:table-cell>
          <table:table-cell table:number-columns-repeated="7"/>
        </table:table-row>
        <table:table-row table:style-name="ro1">
          <table:table-cell office:value-type="float" office:value="4.9373020472704" calcext:value-type="float">
            <text:p>4.9373020472704</text:p>
          </table:table-cell>
          <table:table-cell office:value-type="float" office:value="24.686510236352" calcext:value-type="float">
            <text:p>24.68651023635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34438" calcext:value-type="float">
            <text:p>-0.020816328234438</text:p>
          </table:table-cell>
          <table:table-cell table:number-columns-repeated="7"/>
        </table:table-row>
        <table:table-row table:style-name="ro1">
          <table:table-cell office:value-type="float" office:value="4.9373020482017" calcext:value-type="float">
            <text:p>4.9373020482017</text:p>
          </table:table-cell>
          <table:table-cell office:value-type="float" office:value="24.686510241008" calcext:value-type="float">
            <text:p>24.68651024100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37953" calcext:value-type="float">
            <text:p>-0.020816328237953</text:p>
          </table:table-cell>
          <table:table-cell table:number-columns-repeated="7"/>
        </table:table-row>
        <table:table-row table:style-name="ro1">
          <table:table-cell office:value-type="float" office:value="4.937302049133" calcext:value-type="float">
            <text:p>4.937302049133</text:p>
          </table:table-cell>
          <table:table-cell office:value-type="float" office:value="24.686510245665" calcext:value-type="float">
            <text:p>24.68651024566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41336" calcext:value-type="float">
            <text:p>-0.020816328241336</text:p>
          </table:table-cell>
          <table:table-cell table:number-columns-repeated="7"/>
        </table:table-row>
        <table:table-row table:style-name="ro1">
          <table:table-cell office:value-type="float" office:value="4.9373020500643" calcext:value-type="float">
            <text:p>4.9373020500643</text:p>
          </table:table-cell>
          <table:table-cell office:value-type="float" office:value="24.686510250322" calcext:value-type="float">
            <text:p>24.68651025032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44852" calcext:value-type="float">
            <text:p>-0.020816328244852</text:p>
          </table:table-cell>
          <table:table-cell table:number-columns-repeated="7"/>
        </table:table-row>
        <table:table-row table:style-name="ro1">
          <table:table-cell office:value-type="float" office:value="4.9373020509956" calcext:value-type="float">
            <text:p>4.9373020509956</text:p>
          </table:table-cell>
          <table:table-cell office:value-type="float" office:value="24.686510254978" calcext:value-type="float">
            <text:p>24.68651025497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48235" calcext:value-type="float">
            <text:p>-0.020816328248235</text:p>
          </table:table-cell>
          <table:table-cell table:number-columns-repeated="7"/>
        </table:table-row>
        <table:table-row table:style-name="ro1">
          <table:table-cell office:value-type="float" office:value="4.937302051927" calcext:value-type="float">
            <text:p>4.937302051927</text:p>
          </table:table-cell>
          <table:table-cell office:value-type="float" office:value="24.686510259635" calcext:value-type="float">
            <text:p>24.68651025963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5175" calcext:value-type="float">
            <text:p>-0.02081632825175</text:p>
          </table:table-cell>
          <table:table-cell table:number-columns-repeated="7"/>
        </table:table-row>
        <table:table-row table:style-name="ro1">
          <table:table-cell office:value-type="float" office:value="4.9373020528583" calcext:value-type="float">
            <text:p>4.9373020528583</text:p>
          </table:table-cell>
          <table:table-cell office:value-type="float" office:value="24.686510264291" calcext:value-type="float">
            <text:p>24.68651026429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55134" calcext:value-type="float">
            <text:p>-0.020816328255134</text:p>
          </table:table-cell>
          <table:table-cell table:number-columns-repeated="7"/>
        </table:table-row>
        <table:table-row table:style-name="ro1">
          <table:table-cell office:value-type="float" office:value="4.9373020537896" calcext:value-type="float">
            <text:p>4.9373020537896</text:p>
          </table:table-cell>
          <table:table-cell office:value-type="float" office:value="24.686510268948" calcext:value-type="float">
            <text:p>24.68651026894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58649" calcext:value-type="float">
            <text:p>-0.020816328258649</text:p>
          </table:table-cell>
          <table:table-cell table:number-columns-repeated="7"/>
        </table:table-row>
        <table:table-row table:style-name="ro1">
          <table:table-cell office:value-type="float" office:value="4.9373020547209" calcext:value-type="float">
            <text:p>4.9373020547209</text:p>
          </table:table-cell>
          <table:table-cell office:value-type="float" office:value="24.686510273605" calcext:value-type="float">
            <text:p>24.686510273605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62032" calcext:value-type="float">
            <text:p>-0.020816328262032</text:p>
          </table:table-cell>
          <table:table-cell table:number-columns-repeated="7"/>
        </table:table-row>
        <table:table-row table:style-name="ro1">
          <table:table-cell office:value-type="float" office:value="4.9373020556523" calcext:value-type="float">
            <text:p>4.9373020556523</text:p>
          </table:table-cell>
          <table:table-cell office:value-type="float" office:value="24.686510278261" calcext:value-type="float">
            <text:p>24.68651027826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65548" calcext:value-type="float">
            <text:p>-0.020816328265548</text:p>
          </table:table-cell>
          <table:table-cell table:number-columns-repeated="7"/>
        </table:table-row>
        <table:table-row table:style-name="ro1">
          <table:table-cell office:value-type="float" office:value="4.9373020565836" calcext:value-type="float">
            <text:p>4.9373020565836</text:p>
          </table:table-cell>
          <table:table-cell office:value-type="float" office:value="24.686510282918" calcext:value-type="float">
            <text:p>24.68651028291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68931" calcext:value-type="float">
            <text:p>-0.020816328268931</text:p>
          </table:table-cell>
          <table:table-cell table:number-columns-repeated="7"/>
        </table:table-row>
        <table:table-row table:style-name="ro1">
          <table:table-cell office:value-type="float" office:value="4.9373020575149" calcext:value-type="float">
            <text:p>4.9373020575149</text:p>
          </table:table-cell>
          <table:table-cell office:value-type="float" office:value="24.686510287574" calcext:value-type="float">
            <text:p>24.68651028757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72446" calcext:value-type="float">
            <text:p>-0.020816328272446</text:p>
          </table:table-cell>
          <table:table-cell table:number-columns-repeated="7"/>
        </table:table-row>
        <table:table-row table:style-name="ro1">
          <table:table-cell office:value-type="float" office:value="4.9373020584462" calcext:value-type="float">
            <text:p>4.9373020584462</text:p>
          </table:table-cell>
          <table:table-cell office:value-type="float" office:value="24.686510292231" calcext:value-type="float">
            <text:p>24.68651029223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7583" calcext:value-type="float">
            <text:p>-0.02081632827583</text:p>
          </table:table-cell>
          <table:table-cell table:number-columns-repeated="7"/>
        </table:table-row>
        <table:table-row table:style-name="ro1">
          <table:table-cell office:value-type="float" office:value="4.9373020593775" calcext:value-type="float">
            <text:p>4.9373020593775</text:p>
          </table:table-cell>
          <table:table-cell office:value-type="float" office:value="24.686510296888" calcext:value-type="float">
            <text:p>24.68651029688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79345" calcext:value-type="float">
            <text:p>-0.020816328279345</text:p>
          </table:table-cell>
          <table:table-cell table:number-columns-repeated="7"/>
        </table:table-row>
        <table:table-row table:style-name="ro1">
          <table:table-cell office:value-type="float" office:value="4.9373020603089" calcext:value-type="float">
            <text:p>4.9373020603089</text:p>
          </table:table-cell>
          <table:table-cell office:value-type="float" office:value="24.686510301544" calcext:value-type="float">
            <text:p>24.68651030154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82728" calcext:value-type="float">
            <text:p>-0.020816328282728</text:p>
          </table:table-cell>
          <table:table-cell table:number-columns-repeated="7"/>
        </table:table-row>
        <table:table-row table:style-name="ro1">
          <table:table-cell office:value-type="float" office:value="4.9373020612402" calcext:value-type="float">
            <text:p>4.9373020612402</text:p>
          </table:table-cell>
          <table:table-cell office:value-type="float" office:value="24.686510306201" calcext:value-type="float">
            <text:p>24.68651030620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86244" calcext:value-type="float">
            <text:p>-0.020816328286244</text:p>
          </table:table-cell>
          <table:table-cell table:number-columns-repeated="7"/>
        </table:table-row>
        <table:table-row table:style-name="ro1">
          <table:table-cell office:value-type="float" office:value="4.9373020621715" calcext:value-type="float">
            <text:p>4.9373020621715</text:p>
          </table:table-cell>
          <table:table-cell office:value-type="float" office:value="24.686510310858" calcext:value-type="float">
            <text:p>24.68651031085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89627" calcext:value-type="float">
            <text:p>-0.020816328289627</text:p>
          </table:table-cell>
          <table:table-cell table:number-columns-repeated="7"/>
        </table:table-row>
        <table:table-row table:style-name="ro1">
          <table:table-cell office:value-type="float" office:value="4.9373020631028" calcext:value-type="float">
            <text:p>4.9373020631028</text:p>
          </table:table-cell>
          <table:table-cell office:value-type="float" office:value="24.686510315514" calcext:value-type="float">
            <text:p>24.68651031551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293142" calcext:value-type="float">
            <text:p>-0.020816328293142</text:p>
          </table:table-cell>
          <table:table-cell table:number-columns-repeated="7"/>
        </table:table-row>
        <table:table-row table:style-name="ro1">
          <table:table-cell office:value-type="float" office:value="4.9373020640342" calcext:value-type="float">
            <text:p>4.9373020640342</text:p>
          </table:table-cell>
          <table:table-cell office:value-type="float" office:value="24.686510320171" calcext:value-type="float">
            <text:p>24.68651032017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296526" calcext:value-type="float">
            <text:p>-0.020816328296526</text:p>
          </table:table-cell>
          <table:table-cell table:number-columns-repeated="7"/>
        </table:table-row>
        <table:table-row table:style-name="ro1">
          <table:table-cell office:value-type="float" office:value="4.9373020649655" calcext:value-type="float">
            <text:p>4.9373020649655</text:p>
          </table:table-cell>
          <table:table-cell office:value-type="float" office:value="24.686510324827" calcext:value-type="float">
            <text:p>24.68651032482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00041" calcext:value-type="float">
            <text:p>-0.020816328300041</text:p>
          </table:table-cell>
          <table:table-cell table:number-columns-repeated="7"/>
        </table:table-row>
        <table:table-row table:style-name="ro1">
          <table:table-cell office:value-type="float" office:value="4.9373020658968" calcext:value-type="float">
            <text:p>4.9373020658968</text:p>
          </table:table-cell>
          <table:table-cell office:value-type="float" office:value="24.686510329484" calcext:value-type="float">
            <text:p>24.68651032948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03425" calcext:value-type="float">
            <text:p>-0.020816328303425</text:p>
          </table:table-cell>
          <table:table-cell table:number-columns-repeated="7"/>
        </table:table-row>
        <table:table-row table:style-name="ro1">
          <table:table-cell office:value-type="float" office:value="4.9373020668281" calcext:value-type="float">
            <text:p>4.9373020668281</text:p>
          </table:table-cell>
          <table:table-cell office:value-type="float" office:value="24.686510334141" calcext:value-type="float">
            <text:p>24.68651033414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0694" calcext:value-type="float">
            <text:p>-0.02081632830694</text:p>
          </table:table-cell>
          <table:table-cell table:number-columns-repeated="7"/>
        </table:table-row>
        <table:table-row table:style-name="ro1">
          <table:table-cell office:value-type="float" office:value="4.9373020677594" calcext:value-type="float">
            <text:p>4.9373020677594</text:p>
          </table:table-cell>
          <table:table-cell office:value-type="float" office:value="24.686510338797" calcext:value-type="float">
            <text:p>24.68651033879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10323" calcext:value-type="float">
            <text:p>-0.020816328310323</text:p>
          </table:table-cell>
          <table:table-cell table:number-columns-repeated="7"/>
        </table:table-row>
        <table:table-row table:style-name="ro1">
          <table:table-cell office:value-type="float" office:value="4.9373020686908" calcext:value-type="float">
            <text:p>4.9373020686908</text:p>
          </table:table-cell>
          <table:table-cell office:value-type="float" office:value="24.686510343454" calcext:value-type="float">
            <text:p>24.68651034345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13838" calcext:value-type="float">
            <text:p>-0.020816328313838</text:p>
          </table:table-cell>
          <table:table-cell table:number-columns-repeated="7"/>
        </table:table-row>
        <table:table-row table:style-name="ro1">
          <table:table-cell office:value-type="float" office:value="4.9373020696221" calcext:value-type="float">
            <text:p>4.9373020696221</text:p>
          </table:table-cell>
          <table:table-cell office:value-type="float" office:value="24.68651034811" calcext:value-type="float">
            <text:p>24.6865103481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17222" calcext:value-type="float">
            <text:p>-0.020816328317222</text:p>
          </table:table-cell>
          <table:table-cell table:number-columns-repeated="7"/>
        </table:table-row>
        <table:table-row table:style-name="ro1">
          <table:table-cell office:value-type="float" office:value="4.9373020705534" calcext:value-type="float">
            <text:p>4.9373020705534</text:p>
          </table:table-cell>
          <table:table-cell office:value-type="float" office:value="24.686510352767" calcext:value-type="float">
            <text:p>24.68651035276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20737" calcext:value-type="float">
            <text:p>-0.020816328320737</text:p>
          </table:table-cell>
          <table:table-cell table:number-columns-repeated="7"/>
        </table:table-row>
        <table:table-row table:style-name="ro1">
          <table:table-cell office:value-type="float" office:value="4.9373020714847" calcext:value-type="float">
            <text:p>4.9373020714847</text:p>
          </table:table-cell>
          <table:table-cell office:value-type="float" office:value="24.686510357424" calcext:value-type="float">
            <text:p>24.68651035742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24121" calcext:value-type="float">
            <text:p>-0.020816328324121</text:p>
          </table:table-cell>
          <table:table-cell table:number-columns-repeated="7"/>
        </table:table-row>
        <table:table-row table:style-name="ro1">
          <table:table-cell office:value-type="float" office:value="4.9373020724161" calcext:value-type="float">
            <text:p>4.9373020724161</text:p>
          </table:table-cell>
          <table:table-cell office:value-type="float" office:value="24.68651036208" calcext:value-type="float">
            <text:p>24.6865103620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27636" calcext:value-type="float">
            <text:p>-0.020816328327636</text:p>
          </table:table-cell>
          <table:table-cell table:number-columns-repeated="7"/>
        </table:table-row>
        <table:table-row table:style-name="ro1">
          <table:table-cell office:value-type="float" office:value="4.9373020733474" calcext:value-type="float">
            <text:p>4.9373020733474</text:p>
          </table:table-cell>
          <table:table-cell office:value-type="float" office:value="24.686510366737" calcext:value-type="float">
            <text:p>24.68651036673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31019" calcext:value-type="float">
            <text:p>-0.020816328331019</text:p>
          </table:table-cell>
          <table:table-cell table:number-columns-repeated="7"/>
        </table:table-row>
        <table:table-row table:style-name="ro1">
          <table:table-cell office:value-type="float" office:value="4.9373020742787" calcext:value-type="float">
            <text:p>4.9373020742787</text:p>
          </table:table-cell>
          <table:table-cell office:value-type="float" office:value="24.686510371394" calcext:value-type="float">
            <text:p>24.68651037139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34534" calcext:value-type="float">
            <text:p>-0.020816328334534</text:p>
          </table:table-cell>
          <table:table-cell table:number-columns-repeated="7"/>
        </table:table-row>
        <table:table-row table:style-name="ro1">
          <table:table-cell office:value-type="float" office:value="4.93730207521" calcext:value-type="float">
            <text:p>4.93730207521</text:p>
          </table:table-cell>
          <table:table-cell office:value-type="float" office:value="24.68651037605" calcext:value-type="float">
            <text:p>24.6865103760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37918" calcext:value-type="float">
            <text:p>-0.020816328337918</text:p>
          </table:table-cell>
          <table:table-cell table:number-columns-repeated="7"/>
        </table:table-row>
        <table:table-row table:style-name="ro1">
          <table:table-cell office:value-type="float" office:value="4.9373020761413" calcext:value-type="float">
            <text:p>4.9373020761413</text:p>
          </table:table-cell>
          <table:table-cell office:value-type="float" office:value="24.686510380707" calcext:value-type="float">
            <text:p>24.68651038070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41433" calcext:value-type="float">
            <text:p>-0.020816328341433</text:p>
          </table:table-cell>
          <table:table-cell table:number-columns-repeated="7"/>
        </table:table-row>
        <table:table-row table:style-name="ro1">
          <table:table-cell office:value-type="float" office:value="4.9373020770727" calcext:value-type="float">
            <text:p>4.9373020770727</text:p>
          </table:table-cell>
          <table:table-cell office:value-type="float" office:value="24.686510385363" calcext:value-type="float">
            <text:p>24.68651038536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44817" calcext:value-type="float">
            <text:p>-0.020816328344817</text:p>
          </table:table-cell>
          <table:table-cell table:number-columns-repeated="7"/>
        </table:table-row>
        <table:table-row table:style-name="ro1">
          <table:table-cell office:value-type="float" office:value="4.937302078004" calcext:value-type="float">
            <text:p>4.937302078004</text:p>
          </table:table-cell>
          <table:table-cell office:value-type="float" office:value="24.68651039002" calcext:value-type="float">
            <text:p>24.6865103900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48332" calcext:value-type="float">
            <text:p>-0.020816328348332</text:p>
          </table:table-cell>
          <table:table-cell table:number-columns-repeated="7"/>
        </table:table-row>
        <table:table-row table:style-name="ro1">
          <table:table-cell office:value-type="float" office:value="4.9373020789353" calcext:value-type="float">
            <text:p>4.9373020789353</text:p>
          </table:table-cell>
          <table:table-cell office:value-type="float" office:value="24.686510394677" calcext:value-type="float">
            <text:p>24.68651039467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51715" calcext:value-type="float">
            <text:p>-0.020816328351715</text:p>
          </table:table-cell>
          <table:table-cell table:number-columns-repeated="7"/>
        </table:table-row>
        <table:table-row table:style-name="ro1">
          <table:table-cell office:value-type="float" office:value="4.9373020798666" calcext:value-type="float">
            <text:p>4.9373020798666</text:p>
          </table:table-cell>
          <table:table-cell office:value-type="float" office:value="24.686510399333" calcext:value-type="float">
            <text:p>24.68651039933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55231" calcext:value-type="float">
            <text:p>-0.020816328355231</text:p>
          </table:table-cell>
          <table:table-cell table:number-columns-repeated="7"/>
        </table:table-row>
        <table:table-row table:style-name="ro1">
          <table:table-cell office:value-type="float" office:value="4.937302080798" calcext:value-type="float">
            <text:p>4.937302080798</text:p>
          </table:table-cell>
          <table:table-cell office:value-type="float" office:value="24.68651040399" calcext:value-type="float">
            <text:p>24.6865104039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58614" calcext:value-type="float">
            <text:p>-0.020816328358614</text:p>
          </table:table-cell>
          <table:table-cell table:number-columns-repeated="7"/>
        </table:table-row>
        <table:table-row table:style-name="ro1">
          <table:table-cell office:value-type="float" office:value="4.9373020817293" calcext:value-type="float">
            <text:p>4.9373020817293</text:p>
          </table:table-cell>
          <table:table-cell office:value-type="float" office:value="24.686510408646" calcext:value-type="float">
            <text:p>24.68651040864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62129" calcext:value-type="float">
            <text:p>-0.020816328362129</text:p>
          </table:table-cell>
          <table:table-cell table:number-columns-repeated="7"/>
        </table:table-row>
        <table:table-row table:style-name="ro1">
          <table:table-cell office:value-type="float" office:value="4.9373020826606" calcext:value-type="float">
            <text:p>4.9373020826606</text:p>
          </table:table-cell>
          <table:table-cell office:value-type="float" office:value="24.686510413303" calcext:value-type="float">
            <text:p>24.68651041330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65513" calcext:value-type="float">
            <text:p>-0.020816328365513</text:p>
          </table:table-cell>
          <table:table-cell table:number-columns-repeated="7"/>
        </table:table-row>
        <table:table-row table:style-name="ro1">
          <table:table-cell office:value-type="float" office:value="4.9373020835919" calcext:value-type="float">
            <text:p>4.9373020835919</text:p>
          </table:table-cell>
          <table:table-cell office:value-type="float" office:value="24.68651041796" calcext:value-type="float">
            <text:p>24.6865104179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69028" calcext:value-type="float">
            <text:p>-0.020816328369028</text:p>
          </table:table-cell>
          <table:table-cell table:number-columns-repeated="7"/>
        </table:table-row>
        <table:table-row table:style-name="ro1">
          <table:table-cell office:value-type="float" office:value="4.9373020845233" calcext:value-type="float">
            <text:p>4.9373020845233</text:p>
          </table:table-cell>
          <table:table-cell office:value-type="float" office:value="24.686510422616" calcext:value-type="float">
            <text:p>24.68651042261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72411" calcext:value-type="float">
            <text:p>-0.020816328372411</text:p>
          </table:table-cell>
          <table:table-cell table:number-columns-repeated="7"/>
        </table:table-row>
        <table:table-row table:style-name="ro1">
          <table:table-cell office:value-type="float" office:value="4.9373020854546" calcext:value-type="float">
            <text:p>4.9373020854546</text:p>
          </table:table-cell>
          <table:table-cell office:value-type="float" office:value="24.686510427273" calcext:value-type="float">
            <text:p>24.68651042727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75927" calcext:value-type="float">
            <text:p>-0.020816328375927</text:p>
          </table:table-cell>
          <table:table-cell table:number-columns-repeated="7"/>
        </table:table-row>
        <table:table-row table:style-name="ro1">
          <table:table-cell office:value-type="float" office:value="4.9373020863859" calcext:value-type="float">
            <text:p>4.9373020863859</text:p>
          </table:table-cell>
          <table:table-cell office:value-type="float" office:value="24.686510431929" calcext:value-type="float">
            <text:p>24.68651043192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7931" calcext:value-type="float">
            <text:p>-0.02081632837931</text:p>
          </table:table-cell>
          <table:table-cell table:number-columns-repeated="7"/>
        </table:table-row>
        <table:table-row table:style-name="ro1">
          <table:table-cell office:value-type="float" office:value="4.9373020873172" calcext:value-type="float">
            <text:p>4.9373020873172</text:p>
          </table:table-cell>
          <table:table-cell office:value-type="float" office:value="24.686510436586" calcext:value-type="float">
            <text:p>24.68651043658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82825" calcext:value-type="float">
            <text:p>-0.020816328382825</text:p>
          </table:table-cell>
          <table:table-cell table:number-columns-repeated="7"/>
        </table:table-row>
        <table:table-row table:style-name="ro1">
          <table:table-cell office:value-type="float" office:value="4.9373020882485" calcext:value-type="float">
            <text:p>4.9373020882485</text:p>
          </table:table-cell>
          <table:table-cell office:value-type="float" office:value="24.686510441243" calcext:value-type="float">
            <text:p>24.68651044124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86209" calcext:value-type="float">
            <text:p>-0.020816328386209</text:p>
          </table:table-cell>
          <table:table-cell table:number-columns-repeated="7"/>
        </table:table-row>
        <table:table-row table:style-name="ro1">
          <table:table-cell office:value-type="float" office:value="4.9373020891799" calcext:value-type="float">
            <text:p>4.9373020891799</text:p>
          </table:table-cell>
          <table:table-cell office:value-type="float" office:value="24.686510445899" calcext:value-type="float">
            <text:p>24.68651044589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89724" calcext:value-type="float">
            <text:p>-0.020816328389724</text:p>
          </table:table-cell>
          <table:table-cell table:number-columns-repeated="7"/>
        </table:table-row>
        <table:table-row table:style-name="ro1">
          <table:table-cell office:value-type="float" office:value="4.9373020901112" calcext:value-type="float">
            <text:p>4.9373020901112</text:p>
          </table:table-cell>
          <table:table-cell office:value-type="float" office:value="24.686510450556" calcext:value-type="float">
            <text:p>24.68651045055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393107" calcext:value-type="float">
            <text:p>-0.020816328393107</text:p>
          </table:table-cell>
          <table:table-cell table:number-columns-repeated="7"/>
        </table:table-row>
        <table:table-row table:style-name="ro1">
          <table:table-cell office:value-type="float" office:value="4.9373020910425" calcext:value-type="float">
            <text:p>4.9373020910425</text:p>
          </table:table-cell>
          <table:table-cell office:value-type="float" office:value="24.686510455213" calcext:value-type="float">
            <text:p>24.68651045521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396623" calcext:value-type="float">
            <text:p>-0.020816328396623</text:p>
          </table:table-cell>
          <table:table-cell table:number-columns-repeated="7"/>
        </table:table-row>
        <table:table-row table:style-name="ro1">
          <table:table-cell office:value-type="float" office:value="4.9373020919738" calcext:value-type="float">
            <text:p>4.9373020919738</text:p>
          </table:table-cell>
          <table:table-cell office:value-type="float" office:value="24.686510459869" calcext:value-type="float">
            <text:p>24.68651045986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00006" calcext:value-type="float">
            <text:p>-0.020816328400006</text:p>
          </table:table-cell>
          <table:table-cell table:number-columns-repeated="7"/>
        </table:table-row>
        <table:table-row table:style-name="ro1">
          <table:table-cell office:value-type="float" office:value="4.9373020929052" calcext:value-type="float">
            <text:p>4.9373020929052</text:p>
          </table:table-cell>
          <table:table-cell office:value-type="float" office:value="24.686510464526" calcext:value-type="float">
            <text:p>24.68651046452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03521" calcext:value-type="float">
            <text:p>-0.020816328403521</text:p>
          </table:table-cell>
          <table:table-cell table:number-columns-repeated="7"/>
        </table:table-row>
        <table:table-row table:style-name="ro1">
          <table:table-cell office:value-type="float" office:value="4.9373020938365" calcext:value-type="float">
            <text:p>4.9373020938365</text:p>
          </table:table-cell>
          <table:table-cell office:value-type="float" office:value="24.686510469182" calcext:value-type="float">
            <text:p>24.68651046918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06905" calcext:value-type="float">
            <text:p>-0.020816328406905</text:p>
          </table:table-cell>
          <table:table-cell table:number-columns-repeated="7"/>
        </table:table-row>
        <table:table-row table:style-name="ro1">
          <table:table-cell office:value-type="float" office:value="4.9373020947678" calcext:value-type="float">
            <text:p>4.9373020947678</text:p>
          </table:table-cell>
          <table:table-cell office:value-type="float" office:value="24.686510473839" calcext:value-type="float">
            <text:p>24.68651047383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1042" calcext:value-type="float">
            <text:p>-0.02081632841042</text:p>
          </table:table-cell>
          <table:table-cell table:number-columns-repeated="7"/>
        </table:table-row>
        <table:table-row table:style-name="ro1">
          <table:table-cell office:value-type="float" office:value="4.9373020956991" calcext:value-type="float">
            <text:p>4.9373020956991</text:p>
          </table:table-cell>
          <table:table-cell office:value-type="float" office:value="24.686510478496" calcext:value-type="float">
            <text:p>24.68651047849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13804" calcext:value-type="float">
            <text:p>-0.020816328413804</text:p>
          </table:table-cell>
          <table:table-cell table:number-columns-repeated="7"/>
        </table:table-row>
        <table:table-row table:style-name="ro1">
          <table:table-cell office:value-type="float" office:value="4.9373020966304" calcext:value-type="float">
            <text:p>4.9373020966304</text:p>
          </table:table-cell>
          <table:table-cell office:value-type="float" office:value="24.686510483152" calcext:value-type="float">
            <text:p>24.68651048315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17319" calcext:value-type="float">
            <text:p>-0.020816328417319</text:p>
          </table:table-cell>
          <table:table-cell table:number-columns-repeated="7"/>
        </table:table-row>
        <table:table-row table:style-name="ro1">
          <table:table-cell office:value-type="float" office:value="4.9373020975618" calcext:value-type="float">
            <text:p>4.9373020975618</text:p>
          </table:table-cell>
          <table:table-cell office:value-type="float" office:value="24.686510487809" calcext:value-type="float">
            <text:p>24.68651048780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20702" calcext:value-type="float">
            <text:p>-0.020816328420702</text:p>
          </table:table-cell>
          <table:table-cell table:number-columns-repeated="7"/>
        </table:table-row>
        <table:table-row table:style-name="ro1">
          <table:table-cell office:value-type="float" office:value="4.9373020984931" calcext:value-type="float">
            <text:p>4.9373020984931</text:p>
          </table:table-cell>
          <table:table-cell office:value-type="float" office:value="24.686510492465" calcext:value-type="float">
            <text:p>24.68651049246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24217" calcext:value-type="float">
            <text:p>-0.020816328424217</text:p>
          </table:table-cell>
          <table:table-cell table:number-columns-repeated="7"/>
        </table:table-row>
        <table:table-row table:style-name="ro1">
          <table:table-cell office:value-type="float" office:value="4.9373020994244" calcext:value-type="float">
            <text:p>4.9373020994244</text:p>
          </table:table-cell>
          <table:table-cell office:value-type="float" office:value="24.686510497122" calcext:value-type="float">
            <text:p>24.68651049712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27601" calcext:value-type="float">
            <text:p>-0.020816328427601</text:p>
          </table:table-cell>
          <table:table-cell table:number-columns-repeated="7"/>
        </table:table-row>
        <table:table-row table:style-name="ro1">
          <table:table-cell office:value-type="float" office:value="4.9373021003557" calcext:value-type="float">
            <text:p>4.9373021003557</text:p>
          </table:table-cell>
          <table:table-cell office:value-type="float" office:value="24.686510501779" calcext:value-type="float">
            <text:p>24.68651050177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31116" calcext:value-type="float">
            <text:p>-0.020816328431116</text:p>
          </table:table-cell>
          <table:table-cell table:number-columns-repeated="7"/>
        </table:table-row>
        <table:table-row table:style-name="ro1">
          <table:table-cell office:value-type="float" office:value="4.9373021012871" calcext:value-type="float">
            <text:p>4.9373021012871</text:p>
          </table:table-cell>
          <table:table-cell office:value-type="float" office:value="24.686510506435" calcext:value-type="float">
            <text:p>24.68651050643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345" calcext:value-type="float">
            <text:p>-0.0208163284345</text:p>
          </table:table-cell>
          <table:table-cell table:number-columns-repeated="7"/>
        </table:table-row>
        <table:table-row table:style-name="ro1">
          <table:table-cell office:value-type="float" office:value="4.9373021022184" calcext:value-type="float">
            <text:p>4.9373021022184</text:p>
          </table:table-cell>
          <table:table-cell office:value-type="float" office:value="24.686510511092" calcext:value-type="float">
            <text:p>24.68651051109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38015" calcext:value-type="float">
            <text:p>-0.020816328438015</text:p>
          </table:table-cell>
          <table:table-cell table:number-columns-repeated="7"/>
        </table:table-row>
        <table:table-row table:style-name="ro1">
          <table:table-cell office:value-type="float" office:value="4.9373021031497" calcext:value-type="float">
            <text:p>4.9373021031497</text:p>
          </table:table-cell>
          <table:table-cell office:value-type="float" office:value="24.686510515749" calcext:value-type="float">
            <text:p>24.68651051574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41398" calcext:value-type="float">
            <text:p>-0.020816328441398</text:p>
          </table:table-cell>
          <table:table-cell table:number-columns-repeated="7"/>
        </table:table-row>
        <table:table-row table:style-name="ro1">
          <table:table-cell office:value-type="float" office:value="4.937302104081" calcext:value-type="float">
            <text:p>4.937302104081</text:p>
          </table:table-cell>
          <table:table-cell office:value-type="float" office:value="24.686510520405" calcext:value-type="float">
            <text:p>24.68651052040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44913" calcext:value-type="float">
            <text:p>-0.020816328444913</text:p>
          </table:table-cell>
          <table:table-cell table:number-columns-repeated="7"/>
        </table:table-row>
        <table:table-row table:style-name="ro1">
          <table:table-cell office:value-type="float" office:value="4.9373021050123" calcext:value-type="float">
            <text:p>4.9373021050123</text:p>
          </table:table-cell>
          <table:table-cell office:value-type="float" office:value="24.686510525062" calcext:value-type="float">
            <text:p>24.68651052506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48297" calcext:value-type="float">
            <text:p>-0.020816328448297</text:p>
          </table:table-cell>
          <table:table-cell table:number-columns-repeated="7"/>
        </table:table-row>
        <table:table-row table:style-name="ro1">
          <table:table-cell office:value-type="float" office:value="4.9373021059437" calcext:value-type="float">
            <text:p>4.9373021059437</text:p>
          </table:table-cell>
          <table:table-cell office:value-type="float" office:value="24.686510529718" calcext:value-type="float">
            <text:p>24.68651052971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51812" calcext:value-type="float">
            <text:p>-0.020816328451812</text:p>
          </table:table-cell>
          <table:table-cell table:number-columns-repeated="7"/>
        </table:table-row>
        <table:table-row table:style-name="ro1">
          <table:table-cell office:value-type="float" office:value="4.937302106875" calcext:value-type="float">
            <text:p>4.937302106875</text:p>
          </table:table-cell>
          <table:table-cell office:value-type="float" office:value="24.686510534375" calcext:value-type="float">
            <text:p>24.68651053437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55196" calcext:value-type="float">
            <text:p>-0.020816328455196</text:p>
          </table:table-cell>
          <table:table-cell table:number-columns-repeated="7"/>
        </table:table-row>
        <table:table-row table:style-name="ro1">
          <table:table-cell office:value-type="float" office:value="4.9373021078063" calcext:value-type="float">
            <text:p>4.9373021078063</text:p>
          </table:table-cell>
          <table:table-cell office:value-type="float" office:value="24.686510539032" calcext:value-type="float">
            <text:p>24.68651053903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58711" calcext:value-type="float">
            <text:p>-0.020816328458711</text:p>
          </table:table-cell>
          <table:table-cell table:number-columns-repeated="7"/>
        </table:table-row>
        <table:table-row table:style-name="ro1">
          <table:table-cell office:value-type="float" office:value="4.9373021087376" calcext:value-type="float">
            <text:p>4.9373021087376</text:p>
          </table:table-cell>
          <table:table-cell office:value-type="float" office:value="24.686510543688" calcext:value-type="float">
            <text:p>24.68651054368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62094" calcext:value-type="float">
            <text:p>-0.020816328462094</text:p>
          </table:table-cell>
          <table:table-cell table:number-columns-repeated="7"/>
        </table:table-row>
        <table:table-row table:style-name="ro1">
          <table:table-cell office:value-type="float" office:value="4.937302109669" calcext:value-type="float">
            <text:p>4.937302109669</text:p>
          </table:table-cell>
          <table:table-cell office:value-type="float" office:value="24.686510548345" calcext:value-type="float">
            <text:p>24.68651054834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65609" calcext:value-type="float">
            <text:p>-0.020816328465609</text:p>
          </table:table-cell>
          <table:table-cell table:number-columns-repeated="7"/>
        </table:table-row>
        <table:table-row table:style-name="ro1">
          <table:table-cell office:value-type="float" office:value="4.9373021106003" calcext:value-type="float">
            <text:p>4.9373021106003</text:p>
          </table:table-cell>
          <table:table-cell office:value-type="float" office:value="24.686510553001" calcext:value-type="float">
            <text:p>24.68651055300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68993" calcext:value-type="float">
            <text:p>-0.020816328468993</text:p>
          </table:table-cell>
          <table:table-cell table:number-columns-repeated="7"/>
        </table:table-row>
        <table:table-row table:style-name="ro1">
          <table:table-cell office:value-type="float" office:value="4.9373021115316" calcext:value-type="float">
            <text:p>4.9373021115316</text:p>
          </table:table-cell>
          <table:table-cell office:value-type="float" office:value="24.686510557658" calcext:value-type="float">
            <text:p>24.68651055765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72508" calcext:value-type="float">
            <text:p>-0.020816328472508</text:p>
          </table:table-cell>
          <table:table-cell table:number-columns-repeated="7"/>
        </table:table-row>
        <table:table-row table:style-name="ro1">
          <table:table-cell office:value-type="float" office:value="4.9373021124629" calcext:value-type="float">
            <text:p>4.9373021124629</text:p>
          </table:table-cell>
          <table:table-cell office:value-type="float" office:value="24.686510562315" calcext:value-type="float">
            <text:p>24.68651056231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75892" calcext:value-type="float">
            <text:p>-0.020816328475892</text:p>
          </table:table-cell>
          <table:table-cell table:number-columns-repeated="7"/>
        </table:table-row>
        <table:table-row table:style-name="ro1">
          <table:table-cell office:value-type="float" office:value="4.9373021133943" calcext:value-type="float">
            <text:p>4.9373021133943</text:p>
          </table:table-cell>
          <table:table-cell office:value-type="float" office:value="24.686510566971" calcext:value-type="float">
            <text:p>24.68651056697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79407" calcext:value-type="float">
            <text:p>-0.020816328479407</text:p>
          </table:table-cell>
          <table:table-cell table:number-columns-repeated="7"/>
        </table:table-row>
        <table:table-row table:style-name="ro1">
          <table:table-cell office:value-type="float" office:value="4.9373021143256" calcext:value-type="float">
            <text:p>4.9373021143256</text:p>
          </table:table-cell>
          <table:table-cell office:value-type="float" office:value="24.686510571628" calcext:value-type="float">
            <text:p>24.68651057162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8279" calcext:value-type="float">
            <text:p>-0.02081632848279</text:p>
          </table:table-cell>
          <table:table-cell table:number-columns-repeated="7"/>
        </table:table-row>
        <table:table-row table:style-name="ro1">
          <table:table-cell office:value-type="float" office:value="4.9373021152569" calcext:value-type="float">
            <text:p>4.9373021152569</text:p>
          </table:table-cell>
          <table:table-cell office:value-type="float" office:value="24.686510576284" calcext:value-type="float">
            <text:p>24.68651057628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86306" calcext:value-type="float">
            <text:p>-0.020816328486306</text:p>
          </table:table-cell>
          <table:table-cell table:number-columns-repeated="7"/>
        </table:table-row>
        <table:table-row table:style-name="ro1">
          <table:table-cell office:value-type="float" office:value="4.9373021161882" calcext:value-type="float">
            <text:p>4.9373021161882</text:p>
          </table:table-cell>
          <table:table-cell office:value-type="float" office:value="24.686510580941" calcext:value-type="float">
            <text:p>24.68651058094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89689" calcext:value-type="float">
            <text:p>-0.020816328489689</text:p>
          </table:table-cell>
          <table:table-cell table:number-columns-repeated="7"/>
        </table:table-row>
        <table:table-row table:style-name="ro1">
          <table:table-cell office:value-type="float" office:value="4.9373021171195" calcext:value-type="float">
            <text:p>4.9373021171195</text:p>
          </table:table-cell>
          <table:table-cell office:value-type="float" office:value="24.686510585598" calcext:value-type="float">
            <text:p>24.68651058559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493204" calcext:value-type="float">
            <text:p>-0.020816328493204</text:p>
          </table:table-cell>
          <table:table-cell table:number-columns-repeated="7"/>
        </table:table-row>
        <table:table-row table:style-name="ro1">
          <table:table-cell office:value-type="float" office:value="4.9373021180509" calcext:value-type="float">
            <text:p>4.9373021180509</text:p>
          </table:table-cell>
          <table:table-cell office:value-type="float" office:value="24.686510590254" calcext:value-type="float">
            <text:p>24.68651059025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496588" calcext:value-type="float">
            <text:p>-0.020816328496588</text:p>
          </table:table-cell>
          <table:table-cell table:number-columns-repeated="7"/>
        </table:table-row>
        <table:table-row table:style-name="ro1">
          <table:table-cell office:value-type="float" office:value="4.9373021189822" calcext:value-type="float">
            <text:p>4.9373021189822</text:p>
          </table:table-cell>
          <table:table-cell office:value-type="float" office:value="24.686510594911" calcext:value-type="float">
            <text:p>24.68651059491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00103" calcext:value-type="float">
            <text:p>-0.020816328500103</text:p>
          </table:table-cell>
          <table:table-cell table:number-columns-repeated="7"/>
        </table:table-row>
        <table:table-row table:style-name="ro1">
          <table:table-cell office:value-type="float" office:value="4.9373021199135" calcext:value-type="float">
            <text:p>4.9373021199135</text:p>
          </table:table-cell>
          <table:table-cell office:value-type="float" office:value="24.686510599568" calcext:value-type="float">
            <text:p>24.68651059956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03486" calcext:value-type="float">
            <text:p>-0.020816328503486</text:p>
          </table:table-cell>
          <table:table-cell table:number-columns-repeated="7"/>
        </table:table-row>
        <table:table-row table:style-name="ro1">
          <table:table-cell office:value-type="float" office:value="4.9373021208448" calcext:value-type="float">
            <text:p>4.9373021208448</text:p>
          </table:table-cell>
          <table:table-cell office:value-type="float" office:value="24.686510604224" calcext:value-type="float">
            <text:p>24.68651060422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07002" calcext:value-type="float">
            <text:p>-0.020816328507002</text:p>
          </table:table-cell>
          <table:table-cell table:number-columns-repeated="7"/>
        </table:table-row>
        <table:table-row table:style-name="ro1">
          <table:table-cell office:value-type="float" office:value="4.9373021217762" calcext:value-type="float">
            <text:p>4.9373021217762</text:p>
          </table:table-cell>
          <table:table-cell office:value-type="float" office:value="24.686510608881" calcext:value-type="float">
            <text:p>24.68651060888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10385" calcext:value-type="float">
            <text:p>-0.020816328510385</text:p>
          </table:table-cell>
          <table:table-cell table:number-columns-repeated="7"/>
        </table:table-row>
        <table:table-row table:style-name="ro1">
          <table:table-cell office:value-type="float" office:value="4.9373021227075" calcext:value-type="float">
            <text:p>4.9373021227075</text:p>
          </table:table-cell>
          <table:table-cell office:value-type="float" office:value="24.686510613537" calcext:value-type="float">
            <text:p>24.68651061353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139" calcext:value-type="float">
            <text:p>-0.0208163285139</text:p>
          </table:table-cell>
          <table:table-cell table:number-columns-repeated="7"/>
        </table:table-row>
        <table:table-row table:style-name="ro1">
          <table:table-cell office:value-type="float" office:value="4.9373021236388" calcext:value-type="float">
            <text:p>4.9373021236388</text:p>
          </table:table-cell>
          <table:table-cell office:value-type="float" office:value="24.686510618194" calcext:value-type="float">
            <text:p>24.68651061819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17284" calcext:value-type="float">
            <text:p>-0.020816328517284</text:p>
          </table:table-cell>
          <table:table-cell table:number-columns-repeated="7"/>
        </table:table-row>
        <table:table-row table:style-name="ro1">
          <table:table-cell office:value-type="float" office:value="4.9373021245701" calcext:value-type="float">
            <text:p>4.9373021245701</text:p>
          </table:table-cell>
          <table:table-cell office:value-type="float" office:value="24.686510622851" calcext:value-type="float">
            <text:p>24.68651062285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20799" calcext:value-type="float">
            <text:p>-0.020816328520799</text:p>
          </table:table-cell>
          <table:table-cell table:number-columns-repeated="7"/>
        </table:table-row>
        <table:table-row table:style-name="ro1">
          <table:table-cell office:value-type="float" office:value="4.9373021255014" calcext:value-type="float">
            <text:p>4.9373021255014</text:p>
          </table:table-cell>
          <table:table-cell office:value-type="float" office:value="24.686510627507" calcext:value-type="float">
            <text:p>24.68651062750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24183" calcext:value-type="float">
            <text:p>-0.020816328524183</text:p>
          </table:table-cell>
          <table:table-cell table:number-columns-repeated="7"/>
        </table:table-row>
        <table:table-row table:style-name="ro1">
          <table:table-cell office:value-type="float" office:value="4.9373021264328" calcext:value-type="float">
            <text:p>4.9373021264328</text:p>
          </table:table-cell>
          <table:table-cell office:value-type="float" office:value="24.686510632164" calcext:value-type="float">
            <text:p>24.68651063216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27698" calcext:value-type="float">
            <text:p>-0.020816328527698</text:p>
          </table:table-cell>
          <table:table-cell table:number-columns-repeated="7"/>
        </table:table-row>
        <table:table-row table:style-name="ro1">
          <table:table-cell office:value-type="float" office:value="4.9373021273641" calcext:value-type="float">
            <text:p>4.9373021273641</text:p>
          </table:table-cell>
          <table:table-cell office:value-type="float" office:value="24.68651063682" calcext:value-type="float">
            <text:p>24.6865106368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31081" calcext:value-type="float">
            <text:p>-0.020816328531081</text:p>
          </table:table-cell>
          <table:table-cell table:number-columns-repeated="7"/>
        </table:table-row>
        <table:table-row table:style-name="ro1">
          <table:table-cell office:value-type="float" office:value="4.9373021282954" calcext:value-type="float">
            <text:p>4.9373021282954</text:p>
          </table:table-cell>
          <table:table-cell office:value-type="float" office:value="24.686510641477" calcext:value-type="float">
            <text:p>24.68651064147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34596" calcext:value-type="float">
            <text:p>-0.020816328534596</text:p>
          </table:table-cell>
          <table:table-cell table:number-columns-repeated="7"/>
        </table:table-row>
        <table:table-row table:style-name="ro1">
          <table:table-cell office:value-type="float" office:value="4.9373021292267" calcext:value-type="float">
            <text:p>4.9373021292267</text:p>
          </table:table-cell>
          <table:table-cell office:value-type="float" office:value="24.686510646134" calcext:value-type="float">
            <text:p>24.68651064613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3798" calcext:value-type="float">
            <text:p>-0.02081632853798</text:p>
          </table:table-cell>
          <table:table-cell table:number-columns-repeated="7"/>
        </table:table-row>
        <table:table-row table:style-name="ro1">
          <table:table-cell office:value-type="float" office:value="4.9373021301581" calcext:value-type="float">
            <text:p>4.9373021301581</text:p>
          </table:table-cell>
          <table:table-cell office:value-type="float" office:value="24.68651065079" calcext:value-type="float">
            <text:p>24.6865106507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41495" calcext:value-type="float">
            <text:p>-0.020816328541495</text:p>
          </table:table-cell>
          <table:table-cell table:number-columns-repeated="7"/>
        </table:table-row>
        <table:table-row table:style-name="ro1">
          <table:table-cell office:value-type="float" office:value="4.9373021310894" calcext:value-type="float">
            <text:p>4.9373021310894</text:p>
          </table:table-cell>
          <table:table-cell office:value-type="float" office:value="24.686510655447" calcext:value-type="float">
            <text:p>24.68651065544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44879" calcext:value-type="float">
            <text:p>-0.020816328544879</text:p>
          </table:table-cell>
          <table:table-cell table:number-columns-repeated="7"/>
        </table:table-row>
        <table:table-row table:style-name="ro1">
          <table:table-cell office:value-type="float" office:value="4.9373021320207" calcext:value-type="float">
            <text:p>4.9373021320207</text:p>
          </table:table-cell>
          <table:table-cell office:value-type="float" office:value="24.686510660104" calcext:value-type="float">
            <text:p>24.68651066010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48394" calcext:value-type="float">
            <text:p>-0.020816328548394</text:p>
          </table:table-cell>
          <table:table-cell table:number-columns-repeated="7"/>
        </table:table-row>
        <table:table-row table:style-name="ro1">
          <table:table-cell office:value-type="float" office:value="4.937302132952" calcext:value-type="float">
            <text:p>4.937302132952</text:p>
          </table:table-cell>
          <table:table-cell office:value-type="float" office:value="24.68651066476" calcext:value-type="float">
            <text:p>24.6865106647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51777" calcext:value-type="float">
            <text:p>-0.020816328551777</text:p>
          </table:table-cell>
          <table:table-cell table:number-columns-repeated="7"/>
        </table:table-row>
        <table:table-row table:style-name="ro1">
          <table:table-cell office:value-type="float" office:value="4.9373021338833" calcext:value-type="float">
            <text:p>4.9373021338833</text:p>
          </table:table-cell>
          <table:table-cell office:value-type="float" office:value="24.686510669417" calcext:value-type="float">
            <text:p>24.68651066941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55292" calcext:value-type="float">
            <text:p>-0.020816328555292</text:p>
          </table:table-cell>
          <table:table-cell table:number-columns-repeated="7"/>
        </table:table-row>
        <table:table-row table:style-name="ro1">
          <table:table-cell office:value-type="float" office:value="4.9373021348147" calcext:value-type="float">
            <text:p>4.9373021348147</text:p>
          </table:table-cell>
          <table:table-cell office:value-type="float" office:value="24.686510674073" calcext:value-type="float">
            <text:p>24.68651067407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58676" calcext:value-type="float">
            <text:p>-0.020816328558676</text:p>
          </table:table-cell>
          <table:table-cell table:number-columns-repeated="7"/>
        </table:table-row>
        <table:table-row table:style-name="ro1">
          <table:table-cell office:value-type="float" office:value="4.937302135746" calcext:value-type="float">
            <text:p>4.937302135746</text:p>
          </table:table-cell>
          <table:table-cell office:value-type="float" office:value="24.68651067873" calcext:value-type="float">
            <text:p>24.6865106787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62191" calcext:value-type="float">
            <text:p>-0.020816328562191</text:p>
          </table:table-cell>
          <table:table-cell table:number-columns-repeated="7"/>
        </table:table-row>
        <table:table-row table:style-name="ro1">
          <table:table-cell office:value-type="float" office:value="4.9373021366773" calcext:value-type="float">
            <text:p>4.9373021366773</text:p>
          </table:table-cell>
          <table:table-cell office:value-type="float" office:value="24.686510683387" calcext:value-type="float">
            <text:p>24.68651068338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65575" calcext:value-type="float">
            <text:p>-0.020816328565575</text:p>
          </table:table-cell>
          <table:table-cell table:number-columns-repeated="7"/>
        </table:table-row>
        <table:table-row table:style-name="ro1">
          <table:table-cell office:value-type="float" office:value="4.9373021376086" calcext:value-type="float">
            <text:p>4.9373021376086</text:p>
          </table:table-cell>
          <table:table-cell office:value-type="float" office:value="24.686510688043" calcext:value-type="float">
            <text:p>24.68651068804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6909" calcext:value-type="float">
            <text:p>-0.02081632856909</text:p>
          </table:table-cell>
          <table:table-cell table:number-columns-repeated="7"/>
        </table:table-row>
        <table:table-row table:style-name="ro1">
          <table:table-cell office:value-type="float" office:value="4.93730213854" calcext:value-type="float">
            <text:p>4.93730213854</text:p>
          </table:table-cell>
          <table:table-cell office:value-type="float" office:value="24.6865106927" calcext:value-type="float">
            <text:p>24.686510692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72473" calcext:value-type="float">
            <text:p>-0.020816328572473</text:p>
          </table:table-cell>
          <table:table-cell table:number-columns-repeated="7"/>
        </table:table-row>
        <table:table-row table:style-name="ro1">
          <table:table-cell office:value-type="float" office:value="4.9373021394713" calcext:value-type="float">
            <text:p>4.9373021394713</text:p>
          </table:table-cell>
          <table:table-cell office:value-type="float" office:value="24.686510697356" calcext:value-type="float">
            <text:p>24.68651069735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75988" calcext:value-type="float">
            <text:p>-0.020816328575988</text:p>
          </table:table-cell>
          <table:table-cell table:number-columns-repeated="7"/>
        </table:table-row>
        <table:table-row table:style-name="ro1">
          <table:table-cell office:value-type="float" office:value="4.9373021404026" calcext:value-type="float">
            <text:p>4.9373021404026</text:p>
          </table:table-cell>
          <table:table-cell office:value-type="float" office:value="24.686510702013" calcext:value-type="float">
            <text:p>24.68651070201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79372" calcext:value-type="float">
            <text:p>-0.020816328579372</text:p>
          </table:table-cell>
          <table:table-cell table:number-columns-repeated="7"/>
        </table:table-row>
        <table:table-row table:style-name="ro1">
          <table:table-cell office:value-type="float" office:value="4.9373021413339" calcext:value-type="float">
            <text:p>4.9373021413339</text:p>
          </table:table-cell>
          <table:table-cell office:value-type="float" office:value="24.68651070667" calcext:value-type="float">
            <text:p>24.6865107066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82887" calcext:value-type="float">
            <text:p>-0.020816328582887</text:p>
          </table:table-cell>
          <table:table-cell table:number-columns-repeated="7"/>
        </table:table-row>
        <table:table-row table:style-name="ro1">
          <table:table-cell office:value-type="float" office:value="4.9373021422653" calcext:value-type="float">
            <text:p>4.9373021422653</text:p>
          </table:table-cell>
          <table:table-cell office:value-type="float" office:value="24.686510711326" calcext:value-type="float">
            <text:p>24.686510711326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86271" calcext:value-type="float">
            <text:p>-0.020816328586271</text:p>
          </table:table-cell>
          <table:table-cell table:number-columns-repeated="7"/>
        </table:table-row>
        <table:table-row table:style-name="ro1">
          <table:table-cell office:value-type="float" office:value="4.9373021431966" calcext:value-type="float">
            <text:p>4.9373021431966</text:p>
          </table:table-cell>
          <table:table-cell office:value-type="float" office:value="24.686510715983" calcext:value-type="float">
            <text:p>24.68651071598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89786" calcext:value-type="float">
            <text:p>-0.020816328589786</text:p>
          </table:table-cell>
          <table:table-cell table:number-columns-repeated="7"/>
        </table:table-row>
        <table:table-row table:style-name="ro1">
          <table:table-cell office:value-type="float" office:value="4.9373021441279" calcext:value-type="float">
            <text:p>4.9373021441279</text:p>
          </table:table-cell>
          <table:table-cell office:value-type="float" office:value="24.686510720639" calcext:value-type="float">
            <text:p>24.68651072063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593169" calcext:value-type="float">
            <text:p>-0.020816328593169</text:p>
          </table:table-cell>
          <table:table-cell table:number-columns-repeated="7"/>
        </table:table-row>
        <table:table-row table:style-name="ro1">
          <table:table-cell office:value-type="float" office:value="4.9373021450592" calcext:value-type="float">
            <text:p>4.9373021450592</text:p>
          </table:table-cell>
          <table:table-cell office:value-type="float" office:value="24.686510725296" calcext:value-type="float">
            <text:p>24.68651072529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596685" calcext:value-type="float">
            <text:p>-0.020816328596685</text:p>
          </table:table-cell>
          <table:table-cell table:number-columns-repeated="7"/>
        </table:table-row>
        <table:table-row table:style-name="ro1">
          <table:table-cell office:value-type="float" office:value="4.9373021459905" calcext:value-type="float">
            <text:p>4.9373021459905</text:p>
          </table:table-cell>
          <table:table-cell office:value-type="float" office:value="24.686510729953" calcext:value-type="float">
            <text:p>24.68651072995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00068" calcext:value-type="float">
            <text:p>-0.020816328600068</text:p>
          </table:table-cell>
          <table:table-cell table:number-columns-repeated="7"/>
        </table:table-row>
        <table:table-row table:style-name="ro1">
          <table:table-cell office:value-type="float" office:value="4.9373021469219" calcext:value-type="float">
            <text:p>4.9373021469219</text:p>
          </table:table-cell>
          <table:table-cell office:value-type="float" office:value="24.686510734609" calcext:value-type="float">
            <text:p>24.68651073460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03583" calcext:value-type="float">
            <text:p>-0.020816328603583</text:p>
          </table:table-cell>
          <table:table-cell table:number-columns-repeated="7"/>
        </table:table-row>
        <table:table-row table:style-name="ro1">
          <table:table-cell office:value-type="float" office:value="4.9373021478532" calcext:value-type="float">
            <text:p>4.9373021478532</text:p>
          </table:table-cell>
          <table:table-cell office:value-type="float" office:value="24.686510739266" calcext:value-type="float">
            <text:p>24.68651073926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06967" calcext:value-type="float">
            <text:p>-0.020816328606967</text:p>
          </table:table-cell>
          <table:table-cell table:number-columns-repeated="7"/>
        </table:table-row>
        <table:table-row table:style-name="ro1">
          <table:table-cell office:value-type="float" office:value="4.9373021487845" calcext:value-type="float">
            <text:p>4.9373021487845</text:p>
          </table:table-cell>
          <table:table-cell office:value-type="float" office:value="24.686510743923" calcext:value-type="float">
            <text:p>24.68651074392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10482" calcext:value-type="float">
            <text:p>-0.020816328610482</text:p>
          </table:table-cell>
          <table:table-cell table:number-columns-repeated="7"/>
        </table:table-row>
        <table:table-row table:style-name="ro1">
          <table:table-cell office:value-type="float" office:value="4.9373021497158" calcext:value-type="float">
            <text:p>4.9373021497158</text:p>
          </table:table-cell>
          <table:table-cell office:value-type="float" office:value="24.686510748579" calcext:value-type="float">
            <text:p>24.68651074857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13865" calcext:value-type="float">
            <text:p>-0.020816328613865</text:p>
          </table:table-cell>
          <table:table-cell table:number-columns-repeated="7"/>
        </table:table-row>
        <table:table-row table:style-name="ro1">
          <table:table-cell office:value-type="float" office:value="4.9373021506472" calcext:value-type="float">
            <text:p>4.9373021506472</text:p>
          </table:table-cell>
          <table:table-cell office:value-type="float" office:value="24.686510753236" calcext:value-type="float">
            <text:p>24.68651075323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17381" calcext:value-type="float">
            <text:p>-0.020816328617381</text:p>
          </table:table-cell>
          <table:table-cell table:number-columns-repeated="7"/>
        </table:table-row>
        <table:table-row table:style-name="ro1">
          <table:table-cell office:value-type="float" office:value="4.9373021515785" calcext:value-type="float">
            <text:p>4.9373021515785</text:p>
          </table:table-cell>
          <table:table-cell office:value-type="float" office:value="24.686510757892" calcext:value-type="float">
            <text:p>24.68651075789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20764" calcext:value-type="float">
            <text:p>-0.020816328620764</text:p>
          </table:table-cell>
          <table:table-cell table:number-columns-repeated="7"/>
        </table:table-row>
        <table:table-row table:style-name="ro1">
          <table:table-cell office:value-type="float" office:value="4.9373021525098" calcext:value-type="float">
            <text:p>4.9373021525098</text:p>
          </table:table-cell>
          <table:table-cell office:value-type="float" office:value="24.686510762549" calcext:value-type="float">
            <text:p>24.68651076254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24279" calcext:value-type="float">
            <text:p>-0.020816328624279</text:p>
          </table:table-cell>
          <table:table-cell table:number-columns-repeated="7"/>
        </table:table-row>
        <table:table-row table:style-name="ro1">
          <table:table-cell office:value-type="float" office:value="4.9373021534411" calcext:value-type="float">
            <text:p>4.9373021534411</text:p>
          </table:table-cell>
          <table:table-cell office:value-type="float" office:value="24.686510767206" calcext:value-type="float">
            <text:p>24.68651076720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27663" calcext:value-type="float">
            <text:p>-0.020816328627663</text:p>
          </table:table-cell>
          <table:table-cell table:number-columns-repeated="7"/>
        </table:table-row>
        <table:table-row table:style-name="ro1">
          <table:table-cell office:value-type="float" office:value="4.9373021543724" calcext:value-type="float">
            <text:p>4.9373021543724</text:p>
          </table:table-cell>
          <table:table-cell office:value-type="float" office:value="24.686510771862" calcext:value-type="float">
            <text:p>24.68651077186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31178" calcext:value-type="float">
            <text:p>-0.020816328631178</text:p>
          </table:table-cell>
          <table:table-cell table:number-columns-repeated="7"/>
        </table:table-row>
        <table:table-row table:style-name="ro1">
          <table:table-cell office:value-type="float" office:value="4.9373021553038" calcext:value-type="float">
            <text:p>4.9373021553038</text:p>
          </table:table-cell>
          <table:table-cell office:value-type="float" office:value="24.686510776519" calcext:value-type="float">
            <text:p>24.68651077651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34561" calcext:value-type="float">
            <text:p>-0.020816328634561</text:p>
          </table:table-cell>
          <table:table-cell table:number-columns-repeated="7"/>
        </table:table-row>
        <table:table-row table:style-name="ro1">
          <table:table-cell office:value-type="float" office:value="4.9373021562351" calcext:value-type="float">
            <text:p>4.9373021562351</text:p>
          </table:table-cell>
          <table:table-cell office:value-type="float" office:value="24.686510781175" calcext:value-type="float">
            <text:p>24.68651078117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38077" calcext:value-type="float">
            <text:p>-0.020816328638077</text:p>
          </table:table-cell>
          <table:table-cell table:number-columns-repeated="7"/>
        </table:table-row>
        <table:table-row table:style-name="ro1">
          <table:table-cell office:value-type="float" office:value="4.9373021571664" calcext:value-type="float">
            <text:p>4.9373021571664</text:p>
          </table:table-cell>
          <table:table-cell office:value-type="float" office:value="24.686510785832" calcext:value-type="float">
            <text:p>24.68651078583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4146" calcext:value-type="float">
            <text:p>-0.02081632864146</text:p>
          </table:table-cell>
          <table:table-cell table:number-columns-repeated="7"/>
        </table:table-row>
        <table:table-row table:style-name="ro1">
          <table:table-cell office:value-type="float" office:value="4.9373021580977" calcext:value-type="float">
            <text:p>4.9373021580977</text:p>
          </table:table-cell>
          <table:table-cell office:value-type="float" office:value="24.686510790489" calcext:value-type="float">
            <text:p>24.68651079048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44975" calcext:value-type="float">
            <text:p>-0.020816328644975</text:p>
          </table:table-cell>
          <table:table-cell table:number-columns-repeated="7"/>
        </table:table-row>
        <table:table-row table:style-name="ro1">
          <table:table-cell office:value-type="float" office:value="4.9373021590291" calcext:value-type="float">
            <text:p>4.9373021590291</text:p>
          </table:table-cell>
          <table:table-cell office:value-type="float" office:value="24.686510795145" calcext:value-type="float">
            <text:p>24.68651079514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48359" calcext:value-type="float">
            <text:p>-0.020816328648359</text:p>
          </table:table-cell>
          <table:table-cell table:number-columns-repeated="7"/>
        </table:table-row>
        <table:table-row table:style-name="ro1">
          <table:table-cell office:value-type="float" office:value="4.9373021599604" calcext:value-type="float">
            <text:p>4.9373021599604</text:p>
          </table:table-cell>
          <table:table-cell office:value-type="float" office:value="24.686510799802" calcext:value-type="float">
            <text:p>24.68651079980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51874" calcext:value-type="float">
            <text:p>-0.020816328651874</text:p>
          </table:table-cell>
          <table:table-cell table:number-columns-repeated="7"/>
        </table:table-row>
        <table:table-row table:style-name="ro1">
          <table:table-cell office:value-type="float" office:value="4.9373021608917" calcext:value-type="float">
            <text:p>4.9373021608917</text:p>
          </table:table-cell>
          <table:table-cell office:value-type="float" office:value="24.686510804459" calcext:value-type="float">
            <text:p>24.68651080445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55258" calcext:value-type="float">
            <text:p>-0.020816328655258</text:p>
          </table:table-cell>
          <table:table-cell table:number-columns-repeated="7"/>
        </table:table-row>
        <table:table-row table:style-name="ro1">
          <table:table-cell office:value-type="float" office:value="4.937302161823" calcext:value-type="float">
            <text:p>4.937302161823</text:p>
          </table:table-cell>
          <table:table-cell office:value-type="float" office:value="24.686510809115" calcext:value-type="float">
            <text:p>24.68651080911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58773" calcext:value-type="float">
            <text:p>-0.020816328658773</text:p>
          </table:table-cell>
          <table:table-cell table:number-columns-repeated="7"/>
        </table:table-row>
        <table:table-row table:style-name="ro1">
          <table:table-cell office:value-type="float" office:value="4.9373021627543" calcext:value-type="float">
            <text:p>4.9373021627543</text:p>
          </table:table-cell>
          <table:table-cell office:value-type="float" office:value="24.686510813772" calcext:value-type="float">
            <text:p>24.68651081377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62156" calcext:value-type="float">
            <text:p>-0.020816328662156</text:p>
          </table:table-cell>
          <table:table-cell table:number-columns-repeated="7"/>
        </table:table-row>
        <table:table-row table:style-name="ro1">
          <table:table-cell office:value-type="float" office:value="4.9373021636857" calcext:value-type="float">
            <text:p>4.9373021636857</text:p>
          </table:table-cell>
          <table:table-cell office:value-type="float" office:value="24.686510818428" calcext:value-type="float">
            <text:p>24.68651081842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65671" calcext:value-type="float">
            <text:p>-0.020816328665671</text:p>
          </table:table-cell>
          <table:table-cell table:number-columns-repeated="7"/>
        </table:table-row>
        <table:table-row table:style-name="ro1">
          <table:table-cell office:value-type="float" office:value="4.937302164617" calcext:value-type="float">
            <text:p>4.937302164617</text:p>
          </table:table-cell>
          <table:table-cell office:value-type="float" office:value="24.686510823085" calcext:value-type="float">
            <text:p>24.68651082308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69055" calcext:value-type="float">
            <text:p>-0.020816328669055</text:p>
          </table:table-cell>
          <table:table-cell table:number-columns-repeated="7"/>
        </table:table-row>
        <table:table-row table:style-name="ro1">
          <table:table-cell office:value-type="float" office:value="4.9373021655483" calcext:value-type="float">
            <text:p>4.9373021655483</text:p>
          </table:table-cell>
          <table:table-cell office:value-type="float" office:value="24.686510827742" calcext:value-type="float">
            <text:p>24.68651082774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7257" calcext:value-type="float">
            <text:p>-0.02081632867257</text:p>
          </table:table-cell>
          <table:table-cell table:number-columns-repeated="7"/>
        </table:table-row>
        <table:table-row table:style-name="ro1">
          <table:table-cell office:value-type="float" office:value="4.9373021664796" calcext:value-type="float">
            <text:p>4.9373021664796</text:p>
          </table:table-cell>
          <table:table-cell office:value-type="float" office:value="24.686510832398" calcext:value-type="float">
            <text:p>24.68651083239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75954" calcext:value-type="float">
            <text:p>-0.020816328675954</text:p>
          </table:table-cell>
          <table:table-cell table:number-columns-repeated="7"/>
        </table:table-row>
        <table:table-row table:style-name="ro1">
          <table:table-cell office:value-type="float" office:value="4.937302167411" calcext:value-type="float">
            <text:p>4.937302167411</text:p>
          </table:table-cell>
          <table:table-cell office:value-type="float" office:value="24.686510837055" calcext:value-type="float">
            <text:p>24.68651083705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79469" calcext:value-type="float">
            <text:p>-0.020816328679469</text:p>
          </table:table-cell>
          <table:table-cell table:number-columns-repeated="7"/>
        </table:table-row>
        <table:table-row table:style-name="ro1">
          <table:table-cell office:value-type="float" office:value="4.9373021683423" calcext:value-type="float">
            <text:p>4.9373021683423</text:p>
          </table:table-cell>
          <table:table-cell office:value-type="float" office:value="24.686510841711" calcext:value-type="float">
            <text:p>24.68651084171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82852" calcext:value-type="float">
            <text:p>-0.020816328682852</text:p>
          </table:table-cell>
          <table:table-cell table:number-columns-repeated="7"/>
        </table:table-row>
        <table:table-row table:style-name="ro1">
          <table:table-cell office:value-type="float" office:value="4.9373021692736" calcext:value-type="float">
            <text:p>4.9373021692736</text:p>
          </table:table-cell>
          <table:table-cell office:value-type="float" office:value="24.686510846368" calcext:value-type="float">
            <text:p>24.68651084636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86367" calcext:value-type="float">
            <text:p>-0.020816328686367</text:p>
          </table:table-cell>
          <table:table-cell table:number-columns-repeated="7"/>
        </table:table-row>
        <table:table-row table:style-name="ro1">
          <table:table-cell office:value-type="float" office:value="4.9373021702049" calcext:value-type="float">
            <text:p>4.9373021702049</text:p>
          </table:table-cell>
          <table:table-cell office:value-type="float" office:value="24.686510851025" calcext:value-type="float">
            <text:p>24.68651085102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89751" calcext:value-type="float">
            <text:p>-0.020816328689751</text:p>
          </table:table-cell>
          <table:table-cell table:number-columns-repeated="7"/>
        </table:table-row>
        <table:table-row table:style-name="ro1">
          <table:table-cell office:value-type="float" office:value="4.9373021711363" calcext:value-type="float">
            <text:p>4.9373021711363</text:p>
          </table:table-cell>
          <table:table-cell office:value-type="float" office:value="24.686510855681" calcext:value-type="float">
            <text:p>24.68651085568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693266" calcext:value-type="float">
            <text:p>-0.020816328693266</text:p>
          </table:table-cell>
          <table:table-cell table:number-columns-repeated="7"/>
        </table:table-row>
        <table:table-row table:style-name="ro1">
          <table:table-cell office:value-type="float" office:value="4.9373021720676" calcext:value-type="float">
            <text:p>4.9373021720676</text:p>
          </table:table-cell>
          <table:table-cell office:value-type="float" office:value="24.686510860338" calcext:value-type="float">
            <text:p>24.68651086033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69665" calcext:value-type="float">
            <text:p>-0.02081632869665</text:p>
          </table:table-cell>
          <table:table-cell table:number-columns-repeated="7"/>
        </table:table-row>
        <table:table-row table:style-name="ro1">
          <table:table-cell office:value-type="float" office:value="4.9373021729989" calcext:value-type="float">
            <text:p>4.9373021729989</text:p>
          </table:table-cell>
          <table:table-cell office:value-type="float" office:value="24.686510864994" calcext:value-type="float">
            <text:p>24.68651086499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00165" calcext:value-type="float">
            <text:p>-0.020816328700165</text:p>
          </table:table-cell>
          <table:table-cell table:number-columns-repeated="7"/>
        </table:table-row>
        <table:table-row table:style-name="ro1">
          <table:table-cell office:value-type="float" office:value="4.9373021739302" calcext:value-type="float">
            <text:p>4.9373021739302</text:p>
          </table:table-cell>
          <table:table-cell office:value-type="float" office:value="24.686510869651" calcext:value-type="float">
            <text:p>24.68651086965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03548" calcext:value-type="float">
            <text:p>-0.020816328703548</text:p>
          </table:table-cell>
          <table:table-cell table:number-columns-repeated="7"/>
        </table:table-row>
        <table:table-row table:style-name="ro1">
          <table:table-cell office:value-type="float" office:value="4.9373021748615" calcext:value-type="float">
            <text:p>4.9373021748615</text:p>
          </table:table-cell>
          <table:table-cell office:value-type="float" office:value="24.686510874308" calcext:value-type="float">
            <text:p>24.68651087430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07064" calcext:value-type="float">
            <text:p>-0.020816328707064</text:p>
          </table:table-cell>
          <table:table-cell table:number-columns-repeated="7"/>
        </table:table-row>
        <table:table-row table:style-name="ro1">
          <table:table-cell office:value-type="float" office:value="4.9373021757929" calcext:value-type="float">
            <text:p>4.9373021757929</text:p>
          </table:table-cell>
          <table:table-cell office:value-type="float" office:value="24.686510878964" calcext:value-type="float">
            <text:p>24.68651087896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10447" calcext:value-type="float">
            <text:p>-0.020816328710447</text:p>
          </table:table-cell>
          <table:table-cell table:number-columns-repeated="7"/>
        </table:table-row>
        <table:table-row table:style-name="ro1">
          <table:table-cell office:value-type="float" office:value="4.9373021767242" calcext:value-type="float">
            <text:p>4.9373021767242</text:p>
          </table:table-cell>
          <table:table-cell office:value-type="float" office:value="24.686510883621" calcext:value-type="float">
            <text:p>24.68651088362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13962" calcext:value-type="float">
            <text:p>-0.020816328713962</text:p>
          </table:table-cell>
          <table:table-cell table:number-columns-repeated="7"/>
        </table:table-row>
        <table:table-row table:style-name="ro1">
          <table:table-cell office:value-type="float" office:value="4.9373021776555" calcext:value-type="float">
            <text:p>4.9373021776555</text:p>
          </table:table-cell>
          <table:table-cell office:value-type="float" office:value="24.686510888278" calcext:value-type="float">
            <text:p>24.68651088827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17346" calcext:value-type="float">
            <text:p>-0.020816328717346</text:p>
          </table:table-cell>
          <table:table-cell table:number-columns-repeated="7"/>
        </table:table-row>
        <table:table-row table:style-name="ro1">
          <table:table-cell office:value-type="float" office:value="4.9373021785868" calcext:value-type="float">
            <text:p>4.9373021785868</text:p>
          </table:table-cell>
          <table:table-cell office:value-type="float" office:value="24.686510892934" calcext:value-type="float">
            <text:p>24.6865108929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20861" calcext:value-type="float">
            <text:p>-0.020816328720861</text:p>
          </table:table-cell>
          <table:table-cell table:number-columns-repeated="7"/>
        </table:table-row>
        <table:table-row table:style-name="ro1">
          <table:table-cell office:value-type="float" office:value="4.9373021795182" calcext:value-type="float">
            <text:p>4.9373021795182</text:p>
          </table:table-cell>
          <table:table-cell office:value-type="float" office:value="24.686510897591" calcext:value-type="float">
            <text:p>24.68651089759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24244" calcext:value-type="float">
            <text:p>-0.020816328724244</text:p>
          </table:table-cell>
          <table:table-cell table:number-columns-repeated="7"/>
        </table:table-row>
        <table:table-row table:style-name="ro1">
          <table:table-cell office:value-type="float" office:value="4.9373021804495" calcext:value-type="float">
            <text:p>4.9373021804495</text:p>
          </table:table-cell>
          <table:table-cell office:value-type="float" office:value="24.686510902247" calcext:value-type="float">
            <text:p>24.68651090224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2776" calcext:value-type="float">
            <text:p>-0.02081632872776</text:p>
          </table:table-cell>
          <table:table-cell table:number-columns-repeated="7"/>
        </table:table-row>
        <table:table-row table:style-name="ro1">
          <table:table-cell office:value-type="float" office:value="4.9373021813808" calcext:value-type="float">
            <text:p>4.9373021813808</text:p>
          </table:table-cell>
          <table:table-cell office:value-type="float" office:value="24.686510906904" calcext:value-type="float">
            <text:p>24.68651090690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31143" calcext:value-type="float">
            <text:p>-0.020816328731143</text:p>
          </table:table-cell>
          <table:table-cell table:number-columns-repeated="7"/>
        </table:table-row>
        <table:table-row table:style-name="ro1">
          <table:table-cell office:value-type="float" office:value="4.9373021823121" calcext:value-type="float">
            <text:p>4.9373021823121</text:p>
          </table:table-cell>
          <table:table-cell office:value-type="float" office:value="24.686510911561" calcext:value-type="float">
            <text:p>24.68651091156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34658" calcext:value-type="float">
            <text:p>-0.020816328734658</text:p>
          </table:table-cell>
          <table:table-cell table:number-columns-repeated="7"/>
        </table:table-row>
        <table:table-row table:style-name="ro1">
          <table:table-cell office:value-type="float" office:value="4.9373021832434" calcext:value-type="float">
            <text:p>4.9373021832434</text:p>
          </table:table-cell>
          <table:table-cell office:value-type="float" office:value="24.686510916217" calcext:value-type="float">
            <text:p>24.68651091621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38042" calcext:value-type="float">
            <text:p>-0.020816328738042</text:p>
          </table:table-cell>
          <table:table-cell table:number-columns-repeated="7"/>
        </table:table-row>
        <table:table-row table:style-name="ro1">
          <table:table-cell office:value-type="float" office:value="4.9373021841748" calcext:value-type="float">
            <text:p>4.9373021841748</text:p>
          </table:table-cell>
          <table:table-cell office:value-type="float" office:value="24.686510920874" calcext:value-type="float">
            <text:p>24.68651092087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41557" calcext:value-type="float">
            <text:p>-0.020816328741557</text:p>
          </table:table-cell>
          <table:table-cell table:number-columns-repeated="7"/>
        </table:table-row>
        <table:table-row table:style-name="ro1">
          <table:table-cell office:value-type="float" office:value="4.9373021851061" calcext:value-type="float">
            <text:p>4.9373021851061</text:p>
          </table:table-cell>
          <table:table-cell office:value-type="float" office:value="24.68651092553" calcext:value-type="float">
            <text:p>24.6865109255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4494" calcext:value-type="float">
            <text:p>-0.02081632874494</text:p>
          </table:table-cell>
          <table:table-cell table:number-columns-repeated="7"/>
        </table:table-row>
        <table:table-row table:style-name="ro1">
          <table:table-cell office:value-type="float" office:value="4.9373021860374" calcext:value-type="float">
            <text:p>4.9373021860374</text:p>
          </table:table-cell>
          <table:table-cell office:value-type="float" office:value="24.686510930187" calcext:value-type="float">
            <text:p>24.68651093018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48456" calcext:value-type="float">
            <text:p>-0.020816328748456</text:p>
          </table:table-cell>
          <table:table-cell table:number-columns-repeated="7"/>
        </table:table-row>
        <table:table-row table:style-name="ro1">
          <table:table-cell office:value-type="float" office:value="4.9373021869687" calcext:value-type="float">
            <text:p>4.9373021869687</text:p>
          </table:table-cell>
          <table:table-cell office:value-type="float" office:value="24.686510934844" calcext:value-type="float">
            <text:p>24.68651093484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51839" calcext:value-type="float">
            <text:p>-0.020816328751839</text:p>
          </table:table-cell>
          <table:table-cell table:number-columns-repeated="7"/>
        </table:table-row>
        <table:table-row table:style-name="ro1">
          <table:table-cell office:value-type="float" office:value="4.9373021879001" calcext:value-type="float">
            <text:p>4.9373021879001</text:p>
          </table:table-cell>
          <table:table-cell office:value-type="float" office:value="24.6865109395" calcext:value-type="float">
            <text:p>24.686510939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55354" calcext:value-type="float">
            <text:p>-0.020816328755354</text:p>
          </table:table-cell>
          <table:table-cell table:number-columns-repeated="7"/>
        </table:table-row>
        <table:table-row table:style-name="ro1">
          <table:table-cell office:value-type="float" office:value="4.9373021888314" calcext:value-type="float">
            <text:p>4.9373021888314</text:p>
          </table:table-cell>
          <table:table-cell office:value-type="float" office:value="24.686510944157" calcext:value-type="float">
            <text:p>24.68651094415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58738" calcext:value-type="float">
            <text:p>-0.020816328758738</text:p>
          </table:table-cell>
          <table:table-cell table:number-columns-repeated="7"/>
        </table:table-row>
        <table:table-row table:style-name="ro1">
          <table:table-cell office:value-type="float" office:value="4.9373021897627" calcext:value-type="float">
            <text:p>4.9373021897627</text:p>
          </table:table-cell>
          <table:table-cell office:value-type="float" office:value="24.686510948814" calcext:value-type="float">
            <text:p>24.68651094881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62253" calcext:value-type="float">
            <text:p>-0.020816328762253</text:p>
          </table:table-cell>
          <table:table-cell table:number-columns-repeated="7"/>
        </table:table-row>
        <table:table-row table:style-name="ro1">
          <table:table-cell office:value-type="float" office:value="4.937302190694" calcext:value-type="float">
            <text:p>4.937302190694</text:p>
          </table:table-cell>
          <table:table-cell office:value-type="float" office:value="24.68651095347" calcext:value-type="float">
            <text:p>24.6865109534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65637" calcext:value-type="float">
            <text:p>-0.020816328765637</text:p>
          </table:table-cell>
          <table:table-cell table:number-columns-repeated="7"/>
        </table:table-row>
        <table:table-row table:style-name="ro1">
          <table:table-cell office:value-type="float" office:value="4.9373021916253" calcext:value-type="float">
            <text:p>4.9373021916253</text:p>
          </table:table-cell>
          <table:table-cell office:value-type="float" office:value="24.686510958127" calcext:value-type="float">
            <text:p>24.68651095812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69152" calcext:value-type="float">
            <text:p>-0.020816328769152</text:p>
          </table:table-cell>
          <table:table-cell table:number-columns-repeated="7"/>
        </table:table-row>
        <table:table-row table:style-name="ro1">
          <table:table-cell office:value-type="float" office:value="4.9373021925567" calcext:value-type="float">
            <text:p>4.9373021925567</text:p>
          </table:table-cell>
          <table:table-cell office:value-type="float" office:value="24.686510962783" calcext:value-type="float">
            <text:p>24.68651096278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72535" calcext:value-type="float">
            <text:p>-0.020816328772535</text:p>
          </table:table-cell>
          <table:table-cell table:number-columns-repeated="7"/>
        </table:table-row>
        <table:table-row table:style-name="ro1">
          <table:table-cell office:value-type="float" office:value="4.937302193488" calcext:value-type="float">
            <text:p>4.937302193488</text:p>
          </table:table-cell>
          <table:table-cell office:value-type="float" office:value="24.68651096744" calcext:value-type="float">
            <text:p>24.6865109674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7605" calcext:value-type="float">
            <text:p>-0.02081632877605</text:p>
          </table:table-cell>
          <table:table-cell table:number-columns-repeated="7"/>
        </table:table-row>
        <table:table-row table:style-name="ro1">
          <table:table-cell office:value-type="float" office:value="4.9373021944193" calcext:value-type="float">
            <text:p>4.9373021944193</text:p>
          </table:table-cell>
          <table:table-cell office:value-type="float" office:value="24.686510972097" calcext:value-type="float">
            <text:p>24.68651097209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79434" calcext:value-type="float">
            <text:p>-0.020816328779434</text:p>
          </table:table-cell>
          <table:table-cell table:number-columns-repeated="7"/>
        </table:table-row>
        <table:table-row table:style-name="ro1">
          <table:table-cell office:value-type="float" office:value="4.9373021953506" calcext:value-type="float">
            <text:p>4.9373021953506</text:p>
          </table:table-cell>
          <table:table-cell office:value-type="float" office:value="24.686510976753" calcext:value-type="float">
            <text:p>24.68651097675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82949" calcext:value-type="float">
            <text:p>-0.020816328782949</text:p>
          </table:table-cell>
          <table:table-cell table:number-columns-repeated="7"/>
        </table:table-row>
        <table:table-row table:style-name="ro1">
          <table:table-cell office:value-type="float" office:value="4.937302196282" calcext:value-type="float">
            <text:p>4.937302196282</text:p>
          </table:table-cell>
          <table:table-cell office:value-type="float" office:value="24.68651098141" calcext:value-type="float">
            <text:p>24.68651098141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86333" calcext:value-type="float">
            <text:p>-0.020816328786333</text:p>
          </table:table-cell>
          <table:table-cell table:number-columns-repeated="7"/>
        </table:table-row>
        <table:table-row table:style-name="ro1">
          <table:table-cell office:value-type="float" office:value="4.9373021972133" calcext:value-type="float">
            <text:p>4.9373021972133</text:p>
          </table:table-cell>
          <table:table-cell office:value-type="float" office:value="24.686510986066" calcext:value-type="float">
            <text:p>24.68651098606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89848" calcext:value-type="float">
            <text:p>-0.020816328789848</text:p>
          </table:table-cell>
          <table:table-cell table:number-columns-repeated="7"/>
        </table:table-row>
        <table:table-row table:style-name="ro1">
          <table:table-cell office:value-type="float" office:value="4.9373021981446" calcext:value-type="float">
            <text:p>4.9373021981446</text:p>
          </table:table-cell>
          <table:table-cell office:value-type="float" office:value="24.686510990723" calcext:value-type="float">
            <text:p>24.68651099072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793231" calcext:value-type="float">
            <text:p>-0.020816328793231</text:p>
          </table:table-cell>
          <table:table-cell table:number-columns-repeated="7"/>
        </table:table-row>
        <table:table-row table:style-name="ro1">
          <table:table-cell office:value-type="float" office:value="4.9373021990759" calcext:value-type="float">
            <text:p>4.9373021990759</text:p>
          </table:table-cell>
          <table:table-cell office:value-type="float" office:value="24.68651099538" calcext:value-type="float">
            <text:p>24.6865109953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796746" calcext:value-type="float">
            <text:p>-0.020816328796746</text:p>
          </table:table-cell>
          <table:table-cell table:number-columns-repeated="7"/>
        </table:table-row>
        <table:table-row table:style-name="ro1">
          <table:table-cell office:value-type="float" office:value="4.9373022000073" calcext:value-type="float">
            <text:p>4.9373022000073</text:p>
          </table:table-cell>
          <table:table-cell office:value-type="float" office:value="24.686511000036" calcext:value-type="float">
            <text:p>24.68651100003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0013" calcext:value-type="float">
            <text:p>-0.02081632880013</text:p>
          </table:table-cell>
          <table:table-cell table:number-columns-repeated="7"/>
        </table:table-row>
        <table:table-row table:style-name="ro1">
          <table:table-cell office:value-type="float" office:value="4.9373022009386" calcext:value-type="float">
            <text:p>4.9373022009386</text:p>
          </table:table-cell>
          <table:table-cell office:value-type="float" office:value="24.686511004693" calcext:value-type="float">
            <text:p>24.68651100469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03645" calcext:value-type="float">
            <text:p>-0.020816328803645</text:p>
          </table:table-cell>
          <table:table-cell table:number-columns-repeated="7"/>
        </table:table-row>
        <table:table-row table:style-name="ro1">
          <table:table-cell office:value-type="float" office:value="4.9373022018699" calcext:value-type="float">
            <text:p>4.9373022018699</text:p>
          </table:table-cell>
          <table:table-cell office:value-type="float" office:value="24.686511009349" calcext:value-type="float">
            <text:p>24.68651100934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07029" calcext:value-type="float">
            <text:p>-0.020816328807029</text:p>
          </table:table-cell>
          <table:table-cell table:number-columns-repeated="7"/>
        </table:table-row>
        <table:table-row table:style-name="ro1">
          <table:table-cell office:value-type="float" office:value="4.9373022028012" calcext:value-type="float">
            <text:p>4.9373022028012</text:p>
          </table:table-cell>
          <table:table-cell office:value-type="float" office:value="24.686511014006" calcext:value-type="float">
            <text:p>24.68651101400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10544" calcext:value-type="float">
            <text:p>-0.020816328810544</text:p>
          </table:table-cell>
          <table:table-cell table:number-columns-repeated="7"/>
        </table:table-row>
        <table:table-row table:style-name="ro1">
          <table:table-cell office:value-type="float" office:value="4.9373022037325" calcext:value-type="float">
            <text:p>4.9373022037325</text:p>
          </table:table-cell>
          <table:table-cell office:value-type="float" office:value="24.686511018663" calcext:value-type="float">
            <text:p>24.68651101866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13927" calcext:value-type="float">
            <text:p>-0.020816328813927</text:p>
          </table:table-cell>
          <table:table-cell table:number-columns-repeated="7"/>
        </table:table-row>
        <table:table-row table:style-name="ro1">
          <table:table-cell office:value-type="float" office:value="4.9373022046639" calcext:value-type="float">
            <text:p>4.9373022046639</text:p>
          </table:table-cell>
          <table:table-cell office:value-type="float" office:value="24.686511023319" calcext:value-type="float">
            <text:p>24.68651102331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17442" calcext:value-type="float">
            <text:p>-0.020816328817442</text:p>
          </table:table-cell>
          <table:table-cell table:number-columns-repeated="7"/>
        </table:table-row>
        <table:table-row table:style-name="ro1">
          <table:table-cell office:value-type="float" office:value="4.9373022055952" calcext:value-type="float">
            <text:p>4.9373022055952</text:p>
          </table:table-cell>
          <table:table-cell office:value-type="float" office:value="24.686511027976" calcext:value-type="float">
            <text:p>24.68651102797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20826" calcext:value-type="float">
            <text:p>-0.020816328820826</text:p>
          </table:table-cell>
          <table:table-cell table:number-columns-repeated="7"/>
        </table:table-row>
        <table:table-row table:style-name="ro1">
          <table:table-cell office:value-type="float" office:value="4.9373022065265" calcext:value-type="float">
            <text:p>4.9373022065265</text:p>
          </table:table-cell>
          <table:table-cell office:value-type="float" office:value="24.686511032633" calcext:value-type="float">
            <text:p>24.68651103263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24341" calcext:value-type="float">
            <text:p>-0.020816328824341</text:p>
          </table:table-cell>
          <table:table-cell table:number-columns-repeated="7"/>
        </table:table-row>
        <table:table-row table:style-name="ro1">
          <table:table-cell office:value-type="float" office:value="4.9373022074578" calcext:value-type="float">
            <text:p>4.9373022074578</text:p>
          </table:table-cell>
          <table:table-cell office:value-type="float" office:value="24.686511037289" calcext:value-type="float">
            <text:p>24.68651103728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27725" calcext:value-type="float">
            <text:p>-0.020816328827725</text:p>
          </table:table-cell>
          <table:table-cell table:number-columns-repeated="7"/>
        </table:table-row>
        <table:table-row table:style-name="ro1">
          <table:table-cell office:value-type="float" office:value="4.9373022083892" calcext:value-type="float">
            <text:p>4.9373022083892</text:p>
          </table:table-cell>
          <table:table-cell office:value-type="float" office:value="24.686511041946" calcext:value-type="float">
            <text:p>24.68651104194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3124" calcext:value-type="float">
            <text:p>-0.02081632883124</text:p>
          </table:table-cell>
          <table:table-cell table:number-columns-repeated="7"/>
        </table:table-row>
        <table:table-row table:style-name="ro1">
          <table:table-cell office:value-type="float" office:value="4.9373022093205" calcext:value-type="float">
            <text:p>4.9373022093205</text:p>
          </table:table-cell>
          <table:table-cell office:value-type="float" office:value="24.686511046602" calcext:value-type="float">
            <text:p>24.68651104660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34623" calcext:value-type="float">
            <text:p>-0.020816328834623</text:p>
          </table:table-cell>
          <table:table-cell table:number-columns-repeated="7"/>
        </table:table-row>
        <table:table-row table:style-name="ro1">
          <table:table-cell office:value-type="float" office:value="4.9373022102518" calcext:value-type="float">
            <text:p>4.9373022102518</text:p>
          </table:table-cell>
          <table:table-cell office:value-type="float" office:value="24.686511051259" calcext:value-type="float">
            <text:p>24.68651105125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38139" calcext:value-type="float">
            <text:p>-0.020816328838139</text:p>
          </table:table-cell>
          <table:table-cell table:number-columns-repeated="7"/>
        </table:table-row>
        <table:table-row table:style-name="ro1">
          <table:table-cell office:value-type="float" office:value="4.9373022111831" calcext:value-type="float">
            <text:p>4.9373022111831</text:p>
          </table:table-cell>
          <table:table-cell office:value-type="float" office:value="24.686511055916" calcext:value-type="float">
            <text:p>24.68651105591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41522" calcext:value-type="float">
            <text:p>-0.020816328841522</text:p>
          </table:table-cell>
          <table:table-cell table:number-columns-repeated="7"/>
        </table:table-row>
        <table:table-row table:style-name="ro1">
          <table:table-cell office:value-type="float" office:value="4.9373022121144" calcext:value-type="float">
            <text:p>4.9373022121144</text:p>
          </table:table-cell>
          <table:table-cell office:value-type="float" office:value="24.686511060572" calcext:value-type="float">
            <text:p>24.68651106057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45037" calcext:value-type="float">
            <text:p>-0.020816328845037</text:p>
          </table:table-cell>
          <table:table-cell table:number-columns-repeated="7"/>
        </table:table-row>
        <table:table-row table:style-name="ro1">
          <table:table-cell office:value-type="float" office:value="4.9373022130458" calcext:value-type="float">
            <text:p>4.9373022130458</text:p>
          </table:table-cell>
          <table:table-cell office:value-type="float" office:value="24.686511065229" calcext:value-type="float">
            <text:p>24.68651106522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48421" calcext:value-type="float">
            <text:p>-0.020816328848421</text:p>
          </table:table-cell>
          <table:table-cell table:number-columns-repeated="7"/>
        </table:table-row>
        <table:table-row table:style-name="ro1">
          <table:table-cell office:value-type="float" office:value="4.9373022139771" calcext:value-type="float">
            <text:p>4.9373022139771</text:p>
          </table:table-cell>
          <table:table-cell office:value-type="float" office:value="24.686511069885" calcext:value-type="float">
            <text:p>24.68651106988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51936" calcext:value-type="float">
            <text:p>-0.020816328851936</text:p>
          </table:table-cell>
          <table:table-cell table:number-columns-repeated="7"/>
        </table:table-row>
        <table:table-row table:style-name="ro1">
          <table:table-cell office:value-type="float" office:value="4.9373022149084" calcext:value-type="float">
            <text:p>4.9373022149084</text:p>
          </table:table-cell>
          <table:table-cell office:value-type="float" office:value="24.686511074542" calcext:value-type="float">
            <text:p>24.68651107454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55319" calcext:value-type="float">
            <text:p>-0.020816328855319</text:p>
          </table:table-cell>
          <table:table-cell table:number-columns-repeated="7"/>
        </table:table-row>
        <table:table-row table:style-name="ro1">
          <table:table-cell office:value-type="float" office:value="4.9373022158397" calcext:value-type="float">
            <text:p>4.9373022158397</text:p>
          </table:table-cell>
          <table:table-cell office:value-type="float" office:value="24.686511079199" calcext:value-type="float">
            <text:p>24.68651107919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58835" calcext:value-type="float">
            <text:p>-0.020816328858835</text:p>
          </table:table-cell>
          <table:table-cell table:number-columns-repeated="7"/>
        </table:table-row>
        <table:table-row table:style-name="ro1">
          <table:table-cell office:value-type="float" office:value="4.9373022167711" calcext:value-type="float">
            <text:p>4.9373022167711</text:p>
          </table:table-cell>
          <table:table-cell office:value-type="float" office:value="24.686511083855" calcext:value-type="float">
            <text:p>24.68651108385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62218" calcext:value-type="float">
            <text:p>-0.020816328862218</text:p>
          </table:table-cell>
          <table:table-cell table:number-columns-repeated="7"/>
        </table:table-row>
        <table:table-row table:style-name="ro1">
          <table:table-cell office:value-type="float" office:value="4.9373022177024" calcext:value-type="float">
            <text:p>4.9373022177024</text:p>
          </table:table-cell>
          <table:table-cell office:value-type="float" office:value="24.686511088512" calcext:value-type="float">
            <text:p>24.68651108851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65733" calcext:value-type="float">
            <text:p>-0.020816328865733</text:p>
          </table:table-cell>
          <table:table-cell table:number-columns-repeated="7"/>
        </table:table-row>
        <table:table-row table:style-name="ro1">
          <table:table-cell office:value-type="float" office:value="4.9373022186337" calcext:value-type="float">
            <text:p>4.9373022186337</text:p>
          </table:table-cell>
          <table:table-cell office:value-type="float" office:value="24.686511093169" calcext:value-type="float">
            <text:p>24.68651109316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69117" calcext:value-type="float">
            <text:p>-0.020816328869117</text:p>
          </table:table-cell>
          <table:table-cell table:number-columns-repeated="7"/>
        </table:table-row>
        <table:table-row table:style-name="ro1">
          <table:table-cell office:value-type="float" office:value="4.937302219565" calcext:value-type="float">
            <text:p>4.937302219565</text:p>
          </table:table-cell>
          <table:table-cell office:value-type="float" office:value="24.686511097825" calcext:value-type="float">
            <text:p>24.68651109782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72632" calcext:value-type="float">
            <text:p>-0.020816328872632</text:p>
          </table:table-cell>
          <table:table-cell table:number-columns-repeated="7"/>
        </table:table-row>
        <table:table-row table:style-name="ro1">
          <table:table-cell office:value-type="float" office:value="4.9373022204963" calcext:value-type="float">
            <text:p>4.9373022204963</text:p>
          </table:table-cell>
          <table:table-cell office:value-type="float" office:value="24.686511102482" calcext:value-type="float">
            <text:p>24.68651110248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76015" calcext:value-type="float">
            <text:p>-0.020816328876015</text:p>
          </table:table-cell>
          <table:table-cell table:number-columns-repeated="7"/>
        </table:table-row>
        <table:table-row table:style-name="ro1">
          <table:table-cell office:value-type="float" office:value="4.9373022214277" calcext:value-type="float">
            <text:p>4.9373022214277</text:p>
          </table:table-cell>
          <table:table-cell office:value-type="float" office:value="24.686511107138" calcext:value-type="float">
            <text:p>24.68651110713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79531" calcext:value-type="float">
            <text:p>-0.020816328879531</text:p>
          </table:table-cell>
          <table:table-cell table:number-columns-repeated="7"/>
        </table:table-row>
        <table:table-row table:style-name="ro1">
          <table:table-cell office:value-type="float" office:value="4.937302222359" calcext:value-type="float">
            <text:p>4.937302222359</text:p>
          </table:table-cell>
          <table:table-cell office:value-type="float" office:value="24.686511111795" calcext:value-type="float">
            <text:p>24.68651111179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82914" calcext:value-type="float">
            <text:p>-0.020816328882914</text:p>
          </table:table-cell>
          <table:table-cell table:number-columns-repeated="7"/>
        </table:table-row>
        <table:table-row table:style-name="ro1">
          <table:table-cell office:value-type="float" office:value="4.9373022232903" calcext:value-type="float">
            <text:p>4.9373022232903</text:p>
          </table:table-cell>
          <table:table-cell office:value-type="float" office:value="24.686511116452" calcext:value-type="float">
            <text:p>24.68651111645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86429" calcext:value-type="float">
            <text:p>-0.020816328886429</text:p>
          </table:table-cell>
          <table:table-cell table:number-columns-repeated="7"/>
        </table:table-row>
        <table:table-row table:style-name="ro1">
          <table:table-cell office:value-type="float" office:value="4.9373022242216" calcext:value-type="float">
            <text:p>4.9373022242216</text:p>
          </table:table-cell>
          <table:table-cell office:value-type="float" office:value="24.686511121108" calcext:value-type="float">
            <text:p>24.68651112110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89813" calcext:value-type="float">
            <text:p>-0.020816328889813</text:p>
          </table:table-cell>
          <table:table-cell table:number-columns-repeated="7"/>
        </table:table-row>
        <table:table-row table:style-name="ro1">
          <table:table-cell office:value-type="float" office:value="4.937302225153" calcext:value-type="float">
            <text:p>4.937302225153</text:p>
          </table:table-cell>
          <table:table-cell office:value-type="float" office:value="24.686511125765" calcext:value-type="float">
            <text:p>24.68651112576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893328" calcext:value-type="float">
            <text:p>-0.020816328893328</text:p>
          </table:table-cell>
          <table:table-cell table:number-columns-repeated="7"/>
        </table:table-row>
        <table:table-row table:style-name="ro1">
          <table:table-cell office:value-type="float" office:value="4.9373022260843" calcext:value-type="float">
            <text:p>4.9373022260843</text:p>
          </table:table-cell>
          <table:table-cell office:value-type="float" office:value="24.686511130421" calcext:value-type="float">
            <text:p>24.68651113042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896712" calcext:value-type="float">
            <text:p>-0.020816328896712</text:p>
          </table:table-cell>
          <table:table-cell table:number-columns-repeated="7"/>
        </table:table-row>
        <table:table-row table:style-name="ro1">
          <table:table-cell office:value-type="float" office:value="4.9373022270156" calcext:value-type="float">
            <text:p>4.9373022270156</text:p>
          </table:table-cell>
          <table:table-cell office:value-type="float" office:value="24.686511135078" calcext:value-type="float">
            <text:p>24.68651113507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00227" calcext:value-type="float">
            <text:p>-0.020816328900227</text:p>
          </table:table-cell>
          <table:table-cell table:number-columns-repeated="7"/>
        </table:table-row>
        <table:table-row table:style-name="ro1">
          <table:table-cell office:value-type="float" office:value="4.9373022279469" calcext:value-type="float">
            <text:p>4.9373022279469</text:p>
          </table:table-cell>
          <table:table-cell office:value-type="float" office:value="24.686511139735" calcext:value-type="float">
            <text:p>24.68651113973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0361" calcext:value-type="float">
            <text:p>-0.02081632890361</text:p>
          </table:table-cell>
          <table:table-cell table:number-columns-repeated="7"/>
        </table:table-row>
        <table:table-row table:style-name="ro1">
          <table:table-cell office:value-type="float" office:value="4.9373022288783" calcext:value-type="float">
            <text:p>4.9373022288783</text:p>
          </table:table-cell>
          <table:table-cell office:value-type="float" office:value="24.686511144391" calcext:value-type="float">
            <text:p>24.68651114439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07125" calcext:value-type="float">
            <text:p>-0.020816328907125</text:p>
          </table:table-cell>
          <table:table-cell table:number-columns-repeated="7"/>
        </table:table-row>
        <table:table-row table:style-name="ro1">
          <table:table-cell office:value-type="float" office:value="4.9373022298096" calcext:value-type="float">
            <text:p>4.9373022298096</text:p>
          </table:table-cell>
          <table:table-cell office:value-type="float" office:value="24.686511149048" calcext:value-type="float">
            <text:p>24.68651114904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10509" calcext:value-type="float">
            <text:p>-0.020816328910509</text:p>
          </table:table-cell>
          <table:table-cell table:number-columns-repeated="7"/>
        </table:table-row>
        <table:table-row table:style-name="ro1">
          <table:table-cell office:value-type="float" office:value="4.9373022307409" calcext:value-type="float">
            <text:p>4.9373022307409</text:p>
          </table:table-cell>
          <table:table-cell office:value-type="float" office:value="24.686511153704" calcext:value-type="float">
            <text:p>24.68651115370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14024" calcext:value-type="float">
            <text:p>-0.020816328914024</text:p>
          </table:table-cell>
          <table:table-cell table:number-columns-repeated="7"/>
        </table:table-row>
        <table:table-row table:style-name="ro1">
          <table:table-cell office:value-type="float" office:value="4.9373022316722" calcext:value-type="float">
            <text:p>4.9373022316722</text:p>
          </table:table-cell>
          <table:table-cell office:value-type="float" office:value="24.686511158361" calcext:value-type="float">
            <text:p>24.686511158361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17408" calcext:value-type="float">
            <text:p>-0.020816328917408</text:p>
          </table:table-cell>
          <table:table-cell table:number-columns-repeated="7"/>
        </table:table-row>
        <table:table-row table:style-name="ro1">
          <table:table-cell office:value-type="float" office:value="4.9373022326035" calcext:value-type="float">
            <text:p>4.9373022326035</text:p>
          </table:table-cell>
          <table:table-cell office:value-type="float" office:value="24.686511163018" calcext:value-type="float">
            <text:p>24.68651116301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20923" calcext:value-type="float">
            <text:p>-0.020816328920923</text:p>
          </table:table-cell>
          <table:table-cell table:number-columns-repeated="7"/>
        </table:table-row>
        <table:table-row table:style-name="ro1">
          <table:table-cell office:value-type="float" office:value="4.9373022335349" calcext:value-type="float">
            <text:p>4.9373022335349</text:p>
          </table:table-cell>
          <table:table-cell office:value-type="float" office:value="24.686511167674" calcext:value-type="float">
            <text:p>24.68651116767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24306" calcext:value-type="float">
            <text:p>-0.020816328924306</text:p>
          </table:table-cell>
          <table:table-cell table:number-columns-repeated="7"/>
        </table:table-row>
        <table:table-row table:style-name="ro1">
          <table:table-cell office:value-type="float" office:value="4.9373022344662" calcext:value-type="float">
            <text:p>4.9373022344662</text:p>
          </table:table-cell>
          <table:table-cell office:value-type="float" office:value="24.686511172331" calcext:value-type="float">
            <text:p>24.68651117233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27821" calcext:value-type="float">
            <text:p>-0.020816328927821</text:p>
          </table:table-cell>
          <table:table-cell table:number-columns-repeated="7"/>
        </table:table-row>
        <table:table-row table:style-name="ro1">
          <table:table-cell office:value-type="float" office:value="4.9373022353975" calcext:value-type="float">
            <text:p>4.9373022353975</text:p>
          </table:table-cell>
          <table:table-cell office:value-type="float" office:value="24.686511176988" calcext:value-type="float">
            <text:p>24.68651117698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31205" calcext:value-type="float">
            <text:p>-0.020816328931205</text:p>
          </table:table-cell>
          <table:table-cell table:number-columns-repeated="7"/>
        </table:table-row>
        <table:table-row table:style-name="ro1">
          <table:table-cell office:value-type="float" office:value="4.9373022363288" calcext:value-type="float">
            <text:p>4.9373022363288</text:p>
          </table:table-cell>
          <table:table-cell office:value-type="float" office:value="24.686511181644" calcext:value-type="float">
            <text:p>24.68651118164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3472" calcext:value-type="float">
            <text:p>-0.02081632893472</text:p>
          </table:table-cell>
          <table:table-cell table:number-columns-repeated="7"/>
        </table:table-row>
        <table:table-row table:style-name="ro1">
          <table:table-cell office:value-type="float" office:value="4.9373022372602" calcext:value-type="float">
            <text:p>4.9373022372602</text:p>
          </table:table-cell>
          <table:table-cell office:value-type="float" office:value="24.686511186301" calcext:value-type="float">
            <text:p>24.68651118630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38104" calcext:value-type="float">
            <text:p>-0.020816328938104</text:p>
          </table:table-cell>
          <table:table-cell table:number-columns-repeated="7"/>
        </table:table-row>
        <table:table-row table:style-name="ro1">
          <table:table-cell office:value-type="float" office:value="4.9373022381915" calcext:value-type="float">
            <text:p>4.9373022381915</text:p>
          </table:table-cell>
          <table:table-cell office:value-type="float" office:value="24.686511190957" calcext:value-type="float">
            <text:p>24.68651119095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41619" calcext:value-type="float">
            <text:p>-0.020816328941619</text:p>
          </table:table-cell>
          <table:table-cell table:number-columns-repeated="7"/>
        </table:table-row>
        <table:table-row table:style-name="ro1">
          <table:table-cell office:value-type="float" office:value="4.9373022391228" calcext:value-type="float">
            <text:p>4.9373022391228</text:p>
          </table:table-cell>
          <table:table-cell office:value-type="float" office:value="24.686511195614" calcext:value-type="float">
            <text:p>24.68651119561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45002" calcext:value-type="float">
            <text:p>-0.020816328945002</text:p>
          </table:table-cell>
          <table:table-cell table:number-columns-repeated="7"/>
        </table:table-row>
        <table:table-row table:style-name="ro1">
          <table:table-cell office:value-type="float" office:value="4.9373022400541" calcext:value-type="float">
            <text:p>4.9373022400541</text:p>
          </table:table-cell>
          <table:table-cell office:value-type="float" office:value="24.686511200271" calcext:value-type="float">
            <text:p>24.68651120027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48517" calcext:value-type="float">
            <text:p>-0.020816328948517</text:p>
          </table:table-cell>
          <table:table-cell table:number-columns-repeated="7"/>
        </table:table-row>
        <table:table-row table:style-name="ro1">
          <table:table-cell office:value-type="float" office:value="4.9373022409854" calcext:value-type="float">
            <text:p>4.9373022409854</text:p>
          </table:table-cell>
          <table:table-cell office:value-type="float" office:value="24.686511204927" calcext:value-type="float">
            <text:p>24.68651120492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51901" calcext:value-type="float">
            <text:p>-0.020816328951901</text:p>
          </table:table-cell>
          <table:table-cell table:number-columns-repeated="7"/>
        </table:table-row>
        <table:table-row table:style-name="ro1">
          <table:table-cell office:value-type="float" office:value="4.9373022419168" calcext:value-type="float">
            <text:p>4.9373022419168</text:p>
          </table:table-cell>
          <table:table-cell office:value-type="float" office:value="24.686511209584" calcext:value-type="float">
            <text:p>24.68651120958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55416" calcext:value-type="float">
            <text:p>-0.020816328955416</text:p>
          </table:table-cell>
          <table:table-cell table:number-columns-repeated="7"/>
        </table:table-row>
        <table:table-row table:style-name="ro1">
          <table:table-cell office:value-type="float" office:value="4.9373022428481" calcext:value-type="float">
            <text:p>4.9373022428481</text:p>
          </table:table-cell>
          <table:table-cell office:value-type="float" office:value="24.68651121424" calcext:value-type="float">
            <text:p>24.6865112142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588" calcext:value-type="float">
            <text:p>-0.0208163289588</text:p>
          </table:table-cell>
          <table:table-cell table:number-columns-repeated="7"/>
        </table:table-row>
        <table:table-row table:style-name="ro1">
          <table:table-cell office:value-type="float" office:value="4.9373022437794" calcext:value-type="float">
            <text:p>4.9373022437794</text:p>
          </table:table-cell>
          <table:table-cell office:value-type="float" office:value="24.686511218897" calcext:value-type="float">
            <text:p>24.68651121889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62315" calcext:value-type="float">
            <text:p>-0.020816328962315</text:p>
          </table:table-cell>
          <table:table-cell table:number-columns-repeated="7"/>
        </table:table-row>
        <table:table-row table:style-name="ro1">
          <table:table-cell office:value-type="float" office:value="4.9373022447107" calcext:value-type="float">
            <text:p>4.9373022447107</text:p>
          </table:table-cell>
          <table:table-cell office:value-type="float" office:value="24.686511223554" calcext:value-type="float">
            <text:p>24.68651122355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65698" calcext:value-type="float">
            <text:p>-0.020816328965698</text:p>
          </table:table-cell>
          <table:table-cell table:number-columns-repeated="7"/>
        </table:table-row>
        <table:table-row table:style-name="ro1">
          <table:table-cell office:value-type="float" office:value="4.9373022456421" calcext:value-type="float">
            <text:p>4.9373022456421</text:p>
          </table:table-cell>
          <table:table-cell office:value-type="float" office:value="24.68651122821" calcext:value-type="float">
            <text:p>24.6865112282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69214" calcext:value-type="float">
            <text:p>-0.020816328969214</text:p>
          </table:table-cell>
          <table:table-cell table:number-columns-repeated="7"/>
        </table:table-row>
        <table:table-row table:style-name="ro1">
          <table:table-cell office:value-type="float" office:value="4.9373022465734" calcext:value-type="float">
            <text:p>4.9373022465734</text:p>
          </table:table-cell>
          <table:table-cell office:value-type="float" office:value="24.686511232867" calcext:value-type="float">
            <text:p>24.68651123286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72597" calcext:value-type="float">
            <text:p>-0.020816328972597</text:p>
          </table:table-cell>
          <table:table-cell table:number-columns-repeated="7"/>
        </table:table-row>
        <table:table-row table:style-name="ro1">
          <table:table-cell office:value-type="float" office:value="4.9373022475047" calcext:value-type="float">
            <text:p>4.9373022475047</text:p>
          </table:table-cell>
          <table:table-cell office:value-type="float" office:value="24.686511237524" calcext:value-type="float">
            <text:p>24.68651123752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76112" calcext:value-type="float">
            <text:p>-0.020816328976112</text:p>
          </table:table-cell>
          <table:table-cell table:number-columns-repeated="7"/>
        </table:table-row>
        <table:table-row table:style-name="ro1">
          <table:table-cell office:value-type="float" office:value="4.937302248436" calcext:value-type="float">
            <text:p>4.937302248436</text:p>
          </table:table-cell>
          <table:table-cell office:value-type="float" office:value="24.68651124218" calcext:value-type="float">
            <text:p>24.6865112421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79496" calcext:value-type="float">
            <text:p>-0.020816328979496</text:p>
          </table:table-cell>
          <table:table-cell table:number-columns-repeated="7"/>
        </table:table-row>
        <table:table-row table:style-name="ro1">
          <table:table-cell office:value-type="float" office:value="4.9373022493673" calcext:value-type="float">
            <text:p>4.9373022493673</text:p>
          </table:table-cell>
          <table:table-cell office:value-type="float" office:value="24.686511246837" calcext:value-type="float">
            <text:p>24.68651124683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83011" calcext:value-type="float">
            <text:p>-0.020816328983011</text:p>
          </table:table-cell>
          <table:table-cell table:number-columns-repeated="7"/>
        </table:table-row>
        <table:table-row table:style-name="ro1">
          <table:table-cell office:value-type="float" office:value="4.9373022502987" calcext:value-type="float">
            <text:p>4.9373022502987</text:p>
          </table:table-cell>
          <table:table-cell office:value-type="float" office:value="24.686511251493" calcext:value-type="float">
            <text:p>24.68651125149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86394" calcext:value-type="float">
            <text:p>-0.020816328986394</text:p>
          </table:table-cell>
          <table:table-cell table:number-columns-repeated="7"/>
        </table:table-row>
        <table:table-row table:style-name="ro1">
          <table:table-cell office:value-type="float" office:value="4.93730225123" calcext:value-type="float">
            <text:p>4.93730225123</text:p>
          </table:table-cell>
          <table:table-cell office:value-type="float" office:value="24.68651125615" calcext:value-type="float">
            <text:p>24.6865112561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8991" calcext:value-type="float">
            <text:p>-0.02081632898991</text:p>
          </table:table-cell>
          <table:table-cell table:number-columns-repeated="7"/>
        </table:table-row>
        <table:table-row table:style-name="ro1">
          <table:table-cell office:value-type="float" office:value="4.9373022521613" calcext:value-type="float">
            <text:p>4.9373022521613</text:p>
          </table:table-cell>
          <table:table-cell office:value-type="float" office:value="24.686511260807" calcext:value-type="float">
            <text:p>24.68651126080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8993293" calcext:value-type="float">
            <text:p>-0.020816328993293</text:p>
          </table:table-cell>
          <table:table-cell table:number-columns-repeated="7"/>
        </table:table-row>
        <table:table-row table:style-name="ro1">
          <table:table-cell office:value-type="float" office:value="4.9373022530926" calcext:value-type="float">
            <text:p>4.9373022530926</text:p>
          </table:table-cell>
          <table:table-cell office:value-type="float" office:value="24.686511265463" calcext:value-type="float">
            <text:p>24.68651126546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8996808" calcext:value-type="float">
            <text:p>-0.020816328996808</text:p>
          </table:table-cell>
          <table:table-cell table:number-columns-repeated="7"/>
        </table:table-row>
        <table:table-row table:style-name="ro1">
          <table:table-cell office:value-type="float" office:value="4.937302254024" calcext:value-type="float">
            <text:p>4.937302254024</text:p>
          </table:table-cell>
          <table:table-cell office:value-type="float" office:value="24.68651127012" calcext:value-type="float">
            <text:p>24.6865112701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00192" calcext:value-type="float">
            <text:p>-0.020816329000192</text:p>
          </table:table-cell>
          <table:table-cell table:number-columns-repeated="7"/>
        </table:table-row>
        <table:table-row table:style-name="ro1">
          <table:table-cell office:value-type="float" office:value="4.9373022549553" calcext:value-type="float">
            <text:p>4.9373022549553</text:p>
          </table:table-cell>
          <table:table-cell office:value-type="float" office:value="24.686511274776" calcext:value-type="float">
            <text:p>24.68651127477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03707" calcext:value-type="float">
            <text:p>-0.020816329003707</text:p>
          </table:table-cell>
          <table:table-cell table:number-columns-repeated="7"/>
        </table:table-row>
        <table:table-row table:style-name="ro1">
          <table:table-cell office:value-type="float" office:value="4.9373022558866" calcext:value-type="float">
            <text:p>4.9373022558866</text:p>
          </table:table-cell>
          <table:table-cell office:value-type="float" office:value="24.686511279433" calcext:value-type="float">
            <text:p>24.68651127943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0709" calcext:value-type="float">
            <text:p>-0.02081632900709</text:p>
          </table:table-cell>
          <table:table-cell table:number-columns-repeated="7"/>
        </table:table-row>
        <table:table-row table:style-name="ro1">
          <table:table-cell office:value-type="float" office:value="4.9373022568179" calcext:value-type="float">
            <text:p>4.9373022568179</text:p>
          </table:table-cell>
          <table:table-cell office:value-type="float" office:value="24.68651128409" calcext:value-type="float">
            <text:p>24.6865112840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10606" calcext:value-type="float">
            <text:p>-0.020816329010606</text:p>
          </table:table-cell>
          <table:table-cell table:number-columns-repeated="7"/>
        </table:table-row>
        <table:table-row table:style-name="ro1">
          <table:table-cell office:value-type="float" office:value="4.9373022577493" calcext:value-type="float">
            <text:p>4.9373022577493</text:p>
          </table:table-cell>
          <table:table-cell office:value-type="float" office:value="24.686511288746" calcext:value-type="float">
            <text:p>24.68651128874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13989" calcext:value-type="float">
            <text:p>-0.020816329013989</text:p>
          </table:table-cell>
          <table:table-cell table:number-columns-repeated="7"/>
        </table:table-row>
        <table:table-row table:style-name="ro1">
          <table:table-cell office:value-type="float" office:value="4.9373022586806" calcext:value-type="float">
            <text:p>4.9373022586806</text:p>
          </table:table-cell>
          <table:table-cell office:value-type="float" office:value="24.686511293403" calcext:value-type="float">
            <text:p>24.68651129340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17504" calcext:value-type="float">
            <text:p>-0.020816329017504</text:p>
          </table:table-cell>
          <table:table-cell table:number-columns-repeated="7"/>
        </table:table-row>
        <table:table-row table:style-name="ro1">
          <table:table-cell office:value-type="float" office:value="4.9373022596119" calcext:value-type="float">
            <text:p>4.9373022596119</text:p>
          </table:table-cell>
          <table:table-cell office:value-type="float" office:value="24.686511298059" calcext:value-type="float">
            <text:p>24.68651129805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20888" calcext:value-type="float">
            <text:p>-0.020816329020888</text:p>
          </table:table-cell>
          <table:table-cell table:number-columns-repeated="7"/>
        </table:table-row>
        <table:table-row table:style-name="ro1">
          <table:table-cell office:value-type="float" office:value="4.9373022605432" calcext:value-type="float">
            <text:p>4.9373022605432</text:p>
          </table:table-cell>
          <table:table-cell office:value-type="float" office:value="24.686511302716" calcext:value-type="float">
            <text:p>24.68651130271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24403" calcext:value-type="float">
            <text:p>-0.020816329024403</text:p>
          </table:table-cell>
          <table:table-cell table:number-columns-repeated="7"/>
        </table:table-row>
        <table:table-row table:style-name="ro1">
          <table:table-cell office:value-type="float" office:value="4.9373022614745" calcext:value-type="float">
            <text:p>4.9373022614745</text:p>
          </table:table-cell>
          <table:table-cell office:value-type="float" office:value="24.686511307373" calcext:value-type="float">
            <text:p>24.68651130737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27787" calcext:value-type="float">
            <text:p>-0.020816329027787</text:p>
          </table:table-cell>
          <table:table-cell table:number-columns-repeated="7"/>
        </table:table-row>
        <table:table-row table:style-name="ro1">
          <table:table-cell office:value-type="float" office:value="4.9373022624059" calcext:value-type="float">
            <text:p>4.9373022624059</text:p>
          </table:table-cell>
          <table:table-cell office:value-type="float" office:value="24.686511312029" calcext:value-type="float">
            <text:p>24.68651131202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31302" calcext:value-type="float">
            <text:p>-0.020816329031302</text:p>
          </table:table-cell>
          <table:table-cell table:number-columns-repeated="7"/>
        </table:table-row>
        <table:table-row table:style-name="ro1">
          <table:table-cell office:value-type="float" office:value="4.9373022633372" calcext:value-type="float">
            <text:p>4.9373022633372</text:p>
          </table:table-cell>
          <table:table-cell office:value-type="float" office:value="24.686511316686" calcext:value-type="float">
            <text:p>24.68651131668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34685" calcext:value-type="float">
            <text:p>-0.020816329034685</text:p>
          </table:table-cell>
          <table:table-cell table:number-columns-repeated="7"/>
        </table:table-row>
        <table:table-row table:style-name="ro1">
          <table:table-cell office:value-type="float" office:value="4.9373022642685" calcext:value-type="float">
            <text:p>4.9373022642685</text:p>
          </table:table-cell>
          <table:table-cell office:value-type="float" office:value="24.686511321343" calcext:value-type="float">
            <text:p>24.68651132134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382" calcext:value-type="float">
            <text:p>-0.0208163290382</text:p>
          </table:table-cell>
          <table:table-cell table:number-columns-repeated="7"/>
        </table:table-row>
        <table:table-row table:style-name="ro1">
          <table:table-cell office:value-type="float" office:value="4.9373022651998" calcext:value-type="float">
            <text:p>4.9373022651998</text:p>
          </table:table-cell>
          <table:table-cell office:value-type="float" office:value="24.686511325999" calcext:value-type="float">
            <text:p>24.68651132599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41584" calcext:value-type="float">
            <text:p>-0.020816329041584</text:p>
          </table:table-cell>
          <table:table-cell table:number-columns-repeated="7"/>
        </table:table-row>
        <table:table-row table:style-name="ro1">
          <table:table-cell office:value-type="float" office:value="4.9373022661312" calcext:value-type="float">
            <text:p>4.9373022661312</text:p>
          </table:table-cell>
          <table:table-cell office:value-type="float" office:value="24.686511330656" calcext:value-type="float">
            <text:p>24.68651133065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45099" calcext:value-type="float">
            <text:p>-0.020816329045099</text:p>
          </table:table-cell>
          <table:table-cell table:number-columns-repeated="7"/>
        </table:table-row>
        <table:table-row table:style-name="ro1">
          <table:table-cell office:value-type="float" office:value="4.9373022670625" calcext:value-type="float">
            <text:p>4.9373022670625</text:p>
          </table:table-cell>
          <table:table-cell office:value-type="float" office:value="24.686511335312" calcext:value-type="float">
            <text:p>24.68651133531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48483" calcext:value-type="float">
            <text:p>-0.020816329048483</text:p>
          </table:table-cell>
          <table:table-cell table:number-columns-repeated="7"/>
        </table:table-row>
        <table:table-row table:style-name="ro1">
          <table:table-cell office:value-type="float" office:value="4.9373022679938" calcext:value-type="float">
            <text:p>4.9373022679938</text:p>
          </table:table-cell>
          <table:table-cell office:value-type="float" office:value="24.686511339969" calcext:value-type="float">
            <text:p>24.68651133996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51998" calcext:value-type="float">
            <text:p>-0.020816329051998</text:p>
          </table:table-cell>
          <table:table-cell table:number-columns-repeated="7"/>
        </table:table-row>
        <table:table-row table:style-name="ro1">
          <table:table-cell office:value-type="float" office:value="4.9373022689251" calcext:value-type="float">
            <text:p>4.9373022689251</text:p>
          </table:table-cell>
          <table:table-cell office:value-type="float" office:value="24.686511344626" calcext:value-type="float">
            <text:p>24.68651134462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55381" calcext:value-type="float">
            <text:p>-0.020816329055381</text:p>
          </table:table-cell>
          <table:table-cell table:number-columns-repeated="7"/>
        </table:table-row>
        <table:table-row table:style-name="ro1">
          <table:table-cell office:value-type="float" office:value="4.9373022698564" calcext:value-type="float">
            <text:p>4.9373022698564</text:p>
          </table:table-cell>
          <table:table-cell office:value-type="float" office:value="24.686511349282" calcext:value-type="float">
            <text:p>24.68651134928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58896" calcext:value-type="float">
            <text:p>-0.020816329058896</text:p>
          </table:table-cell>
          <table:table-cell table:number-columns-repeated="7"/>
        </table:table-row>
        <table:table-row table:style-name="ro1">
          <table:table-cell office:value-type="float" office:value="4.9373022707878" calcext:value-type="float">
            <text:p>4.9373022707878</text:p>
          </table:table-cell>
          <table:table-cell office:value-type="float" office:value="24.686511353939" calcext:value-type="float">
            <text:p>24.686511353939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6228" calcext:value-type="float">
            <text:p>-0.02081632906228</text:p>
          </table:table-cell>
          <table:table-cell table:number-columns-repeated="7"/>
        </table:table-row>
        <table:table-row table:style-name="ro1">
          <table:table-cell office:value-type="float" office:value="4.9373022717191" calcext:value-type="float">
            <text:p>4.9373022717191</text:p>
          </table:table-cell>
          <table:table-cell office:value-type="float" office:value="24.686511358595" calcext:value-type="float">
            <text:p>24.68651135859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65795" calcext:value-type="float">
            <text:p>-0.020816329065795</text:p>
          </table:table-cell>
          <table:table-cell table:number-columns-repeated="7"/>
        </table:table-row>
        <table:table-row table:style-name="ro1">
          <table:table-cell office:value-type="float" office:value="4.9373022726504" calcext:value-type="float">
            <text:p>4.9373022726504</text:p>
          </table:table-cell>
          <table:table-cell office:value-type="float" office:value="24.686511363252" calcext:value-type="float">
            <text:p>24.68651136325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69179" calcext:value-type="float">
            <text:p>-0.020816329069179</text:p>
          </table:table-cell>
          <table:table-cell table:number-columns-repeated="7"/>
        </table:table-row>
        <table:table-row table:style-name="ro1">
          <table:table-cell office:value-type="float" office:value="4.9373022735817" calcext:value-type="float">
            <text:p>4.9373022735817</text:p>
          </table:table-cell>
          <table:table-cell office:value-type="float" office:value="24.686511367909" calcext:value-type="float">
            <text:p>24.68651136790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72694" calcext:value-type="float">
            <text:p>-0.020816329072694</text:p>
          </table:table-cell>
          <table:table-cell table:number-columns-repeated="7"/>
        </table:table-row>
        <table:table-row table:style-name="ro1">
          <table:table-cell office:value-type="float" office:value="4.9373022745131" calcext:value-type="float">
            <text:p>4.9373022745131</text:p>
          </table:table-cell>
          <table:table-cell office:value-type="float" office:value="24.686511372565" calcext:value-type="float">
            <text:p>24.68651137256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76077" calcext:value-type="float">
            <text:p>-0.020816329076077</text:p>
          </table:table-cell>
          <table:table-cell table:number-columns-repeated="7"/>
        </table:table-row>
        <table:table-row table:style-name="ro1">
          <table:table-cell office:value-type="float" office:value="4.9373022754444" calcext:value-type="float">
            <text:p>4.9373022754444</text:p>
          </table:table-cell>
          <table:table-cell office:value-type="float" office:value="24.686511377222" calcext:value-type="float">
            <text:p>24.68651137722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79593" calcext:value-type="float">
            <text:p>-0.020816329079593</text:p>
          </table:table-cell>
          <table:table-cell table:number-columns-repeated="7"/>
        </table:table-row>
        <table:table-row table:style-name="ro1">
          <table:table-cell office:value-type="float" office:value="4.9373022763757" calcext:value-type="float">
            <text:p>4.9373022763757</text:p>
          </table:table-cell>
          <table:table-cell office:value-type="float" office:value="24.686511381879" calcext:value-type="float">
            <text:p>24.68651138187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82976" calcext:value-type="float">
            <text:p>-0.020816329082976</text:p>
          </table:table-cell>
          <table:table-cell table:number-columns-repeated="7"/>
        </table:table-row>
        <table:table-row table:style-name="ro1">
          <table:table-cell office:value-type="float" office:value="4.937302277307" calcext:value-type="float">
            <text:p>4.937302277307</text:p>
          </table:table-cell>
          <table:table-cell office:value-type="float" office:value="24.686511386535" calcext:value-type="float">
            <text:p>24.68651138653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86491" calcext:value-type="float">
            <text:p>-0.020816329086491</text:p>
          </table:table-cell>
          <table:table-cell table:number-columns-repeated="7"/>
        </table:table-row>
        <table:table-row table:style-name="ro1">
          <table:table-cell office:value-type="float" office:value="4.9373022782383" calcext:value-type="float">
            <text:p>4.9373022782383</text:p>
          </table:table-cell>
          <table:table-cell office:value-type="float" office:value="24.686511391192" calcext:value-type="float">
            <text:p>24.68651139119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89875" calcext:value-type="float">
            <text:p>-0.020816329089875</text:p>
          </table:table-cell>
          <table:table-cell table:number-columns-repeated="7"/>
        </table:table-row>
        <table:table-row table:style-name="ro1">
          <table:table-cell office:value-type="float" office:value="4.9373022791697" calcext:value-type="float">
            <text:p>4.9373022791697</text:p>
          </table:table-cell>
          <table:table-cell office:value-type="float" office:value="24.686511395848" calcext:value-type="float">
            <text:p>24.68651139584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09339" calcext:value-type="float">
            <text:p>-0.02081632909339</text:p>
          </table:table-cell>
          <table:table-cell table:number-columns-repeated="7"/>
        </table:table-row>
        <table:table-row table:style-name="ro1">
          <table:table-cell office:value-type="float" office:value="4.937302280101" calcext:value-type="float">
            <text:p>4.937302280101</text:p>
          </table:table-cell>
          <table:table-cell office:value-type="float" office:value="24.686511400505" calcext:value-type="float">
            <text:p>24.68651140050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096773" calcext:value-type="float">
            <text:p>-0.020816329096773</text:p>
          </table:table-cell>
          <table:table-cell table:number-columns-repeated="7"/>
        </table:table-row>
        <table:table-row table:style-name="ro1">
          <table:table-cell office:value-type="float" office:value="4.9373022810323" calcext:value-type="float">
            <text:p>4.9373022810323</text:p>
          </table:table-cell>
          <table:table-cell office:value-type="float" office:value="24.686511405162" calcext:value-type="float">
            <text:p>24.68651140516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00289" calcext:value-type="float">
            <text:p>-0.020816329100289</text:p>
          </table:table-cell>
          <table:table-cell table:number-columns-repeated="7"/>
        </table:table-row>
        <table:table-row table:style-name="ro1">
          <table:table-cell office:value-type="float" office:value="4.9373022819636" calcext:value-type="float">
            <text:p>4.9373022819636</text:p>
          </table:table-cell>
          <table:table-cell office:value-type="float" office:value="24.686511409818" calcext:value-type="float">
            <text:p>24.68651140981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03672" calcext:value-type="float">
            <text:p>-0.020816329103672</text:p>
          </table:table-cell>
          <table:table-cell table:number-columns-repeated="7"/>
        </table:table-row>
        <table:table-row table:style-name="ro1">
          <table:table-cell office:value-type="float" office:value="4.937302282895" calcext:value-type="float">
            <text:p>4.937302282895</text:p>
          </table:table-cell>
          <table:table-cell office:value-type="float" office:value="24.686511414475" calcext:value-type="float">
            <text:p>24.68651141447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07187" calcext:value-type="float">
            <text:p>-0.020816329107187</text:p>
          </table:table-cell>
          <table:table-cell table:number-columns-repeated="7"/>
        </table:table-row>
        <table:table-row table:style-name="ro1">
          <table:table-cell office:value-type="float" office:value="4.9373022838263" calcext:value-type="float">
            <text:p>4.9373022838263</text:p>
          </table:table-cell>
          <table:table-cell office:value-type="float" office:value="24.686511419131" calcext:value-type="float">
            <text:p>24.68651141913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10571" calcext:value-type="float">
            <text:p>-0.020816329110571</text:p>
          </table:table-cell>
          <table:table-cell table:number-columns-repeated="7"/>
        </table:table-row>
        <table:table-row table:style-name="ro1">
          <table:table-cell office:value-type="float" office:value="4.9373022847576" calcext:value-type="float">
            <text:p>4.9373022847576</text:p>
          </table:table-cell>
          <table:table-cell office:value-type="float" office:value="24.686511423788" calcext:value-type="float">
            <text:p>24.68651142378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14086" calcext:value-type="float">
            <text:p>-0.020816329114086</text:p>
          </table:table-cell>
          <table:table-cell table:number-columns-repeated="7"/>
        </table:table-row>
        <table:table-row table:style-name="ro1">
          <table:table-cell office:value-type="float" office:value="4.9373022856889" calcext:value-type="float">
            <text:p>4.9373022856889</text:p>
          </table:table-cell>
          <table:table-cell office:value-type="float" office:value="24.686511428445" calcext:value-type="float">
            <text:p>24.68651142844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17469" calcext:value-type="float">
            <text:p>-0.020816329117469</text:p>
          </table:table-cell>
          <table:table-cell table:number-columns-repeated="7"/>
        </table:table-row>
        <table:table-row table:style-name="ro1">
          <table:table-cell office:value-type="float" office:value="4.9373022866203" calcext:value-type="float">
            <text:p>4.9373022866203</text:p>
          </table:table-cell>
          <table:table-cell office:value-type="float" office:value="24.686511433101" calcext:value-type="float">
            <text:p>24.68651143310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20985" calcext:value-type="float">
            <text:p>-0.020816329120985</text:p>
          </table:table-cell>
          <table:table-cell table:number-columns-repeated="7"/>
        </table:table-row>
        <table:table-row table:style-name="ro1">
          <table:table-cell office:value-type="float" office:value="4.9373022875516" calcext:value-type="float">
            <text:p>4.9373022875516</text:p>
          </table:table-cell>
          <table:table-cell office:value-type="float" office:value="24.686511437758" calcext:value-type="float">
            <text:p>24.68651143775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24368" calcext:value-type="float">
            <text:p>-0.020816329124368</text:p>
          </table:table-cell>
          <table:table-cell table:number-columns-repeated="7"/>
        </table:table-row>
        <table:table-row table:style-name="ro1">
          <table:table-cell office:value-type="float" office:value="4.9373022884829" calcext:value-type="float">
            <text:p>4.9373022884829</text:p>
          </table:table-cell>
          <table:table-cell office:value-type="float" office:value="24.686511442414" calcext:value-type="float">
            <text:p>24.68651144241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27883" calcext:value-type="float">
            <text:p>-0.020816329127883</text:p>
          </table:table-cell>
          <table:table-cell table:number-columns-repeated="7"/>
        </table:table-row>
        <table:table-row table:style-name="ro1">
          <table:table-cell office:value-type="float" office:value="4.9373022894142" calcext:value-type="float">
            <text:p>4.9373022894142</text:p>
          </table:table-cell>
          <table:table-cell office:value-type="float" office:value="24.686511447071" calcext:value-type="float">
            <text:p>24.68651144707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31267" calcext:value-type="float">
            <text:p>-0.020816329131267</text:p>
          </table:table-cell>
          <table:table-cell table:number-columns-repeated="7"/>
        </table:table-row>
        <table:table-row table:style-name="ro1">
          <table:table-cell office:value-type="float" office:value="4.9373022903455" calcext:value-type="float">
            <text:p>4.9373022903455</text:p>
          </table:table-cell>
          <table:table-cell office:value-type="float" office:value="24.686511451728" calcext:value-type="float">
            <text:p>24.68651145172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34782" calcext:value-type="float">
            <text:p>-0.020816329134782</text:p>
          </table:table-cell>
          <table:table-cell table:number-columns-repeated="7"/>
        </table:table-row>
        <table:table-row table:style-name="ro1">
          <table:table-cell office:value-type="float" office:value="4.9373022912769" calcext:value-type="float">
            <text:p>4.9373022912769</text:p>
          </table:table-cell>
          <table:table-cell office:value-type="float" office:value="24.686511456384" calcext:value-type="float">
            <text:p>24.68651145638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38166" calcext:value-type="float">
            <text:p>-0.020816329138166</text:p>
          </table:table-cell>
          <table:table-cell table:number-columns-repeated="7"/>
        </table:table-row>
        <table:table-row table:style-name="ro1">
          <table:table-cell office:value-type="float" office:value="4.9373022922082" calcext:value-type="float">
            <text:p>4.9373022922082</text:p>
          </table:table-cell>
          <table:table-cell office:value-type="float" office:value="24.686511461041" calcext:value-type="float">
            <text:p>24.68651146104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41681" calcext:value-type="float">
            <text:p>-0.020816329141681</text:p>
          </table:table-cell>
          <table:table-cell table:number-columns-repeated="7"/>
        </table:table-row>
        <table:table-row table:style-name="ro1">
          <table:table-cell office:value-type="float" office:value="4.9373022931395" calcext:value-type="float">
            <text:p>4.9373022931395</text:p>
          </table:table-cell>
          <table:table-cell office:value-type="float" office:value="24.686511465698" calcext:value-type="float">
            <text:p>24.68651146569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45064" calcext:value-type="float">
            <text:p>-0.020816329145064</text:p>
          </table:table-cell>
          <table:table-cell table:number-columns-repeated="7"/>
        </table:table-row>
        <table:table-row table:style-name="ro1">
          <table:table-cell office:value-type="float" office:value="4.9373022940708" calcext:value-type="float">
            <text:p>4.9373022940708</text:p>
          </table:table-cell>
          <table:table-cell office:value-type="float" office:value="24.686511470354" calcext:value-type="float">
            <text:p>24.68651147035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48579" calcext:value-type="float">
            <text:p>-0.020816329148579</text:p>
          </table:table-cell>
          <table:table-cell table:number-columns-repeated="7"/>
        </table:table-row>
        <table:table-row table:style-name="ro1">
          <table:table-cell office:value-type="float" office:value="4.9373022950022" calcext:value-type="float">
            <text:p>4.9373022950022</text:p>
          </table:table-cell>
          <table:table-cell office:value-type="float" office:value="24.686511475011" calcext:value-type="float">
            <text:p>24.68651147501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51963" calcext:value-type="float">
            <text:p>-0.020816329151963</text:p>
          </table:table-cell>
          <table:table-cell table:number-columns-repeated="7"/>
        </table:table-row>
        <table:table-row table:style-name="ro1">
          <table:table-cell office:value-type="float" office:value="4.9373022959335" calcext:value-type="float">
            <text:p>4.9373022959335</text:p>
          </table:table-cell>
          <table:table-cell office:value-type="float" office:value="24.686511479667" calcext:value-type="float">
            <text:p>24.68651147966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55478" calcext:value-type="float">
            <text:p>-0.020816329155478</text:p>
          </table:table-cell>
          <table:table-cell table:number-columns-repeated="7"/>
        </table:table-row>
        <table:table-row table:style-name="ro1">
          <table:table-cell office:value-type="float" office:value="4.9373022968648" calcext:value-type="float">
            <text:p>4.9373022968648</text:p>
          </table:table-cell>
          <table:table-cell office:value-type="float" office:value="24.686511484324" calcext:value-type="float">
            <text:p>24.68651148432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58862" calcext:value-type="float">
            <text:p>-0.020816329158862</text:p>
          </table:table-cell>
          <table:table-cell table:number-columns-repeated="7"/>
        </table:table-row>
        <table:table-row table:style-name="ro1">
          <table:table-cell office:value-type="float" office:value="4.9373022977961" calcext:value-type="float">
            <text:p>4.9373022977961</text:p>
          </table:table-cell>
          <table:table-cell office:value-type="float" office:value="24.686511488981" calcext:value-type="float">
            <text:p>24.68651148898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62377" calcext:value-type="float">
            <text:p>-0.020816329162377</text:p>
          </table:table-cell>
          <table:table-cell table:number-columns-repeated="7"/>
        </table:table-row>
        <table:table-row table:style-name="ro1">
          <table:table-cell office:value-type="float" office:value="4.9373022987274" calcext:value-type="float">
            <text:p>4.9373022987274</text:p>
          </table:table-cell>
          <table:table-cell office:value-type="float" office:value="24.686511493637" calcext:value-type="float">
            <text:p>24.68651149363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6576" calcext:value-type="float">
            <text:p>-0.02081632916576</text:p>
          </table:table-cell>
          <table:table-cell table:number-columns-repeated="7"/>
        </table:table-row>
        <table:table-row table:style-name="ro1">
          <table:table-cell office:value-type="float" office:value="4.9373022996588" calcext:value-type="float">
            <text:p>4.9373022996588</text:p>
          </table:table-cell>
          <table:table-cell office:value-type="float" office:value="24.686511498294" calcext:value-type="float">
            <text:p>24.68651149829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69275" calcext:value-type="float">
            <text:p>-0.020816329169275</text:p>
          </table:table-cell>
          <table:table-cell table:number-columns-repeated="7"/>
        </table:table-row>
        <table:table-row table:style-name="ro1">
          <table:table-cell office:value-type="float" office:value="4.9373023005901" calcext:value-type="float">
            <text:p>4.9373023005901</text:p>
          </table:table-cell>
          <table:table-cell office:value-type="float" office:value="24.68651150295" calcext:value-type="float">
            <text:p>24.6865115029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72659" calcext:value-type="float">
            <text:p>-0.020816329172659</text:p>
          </table:table-cell>
          <table:table-cell table:number-columns-repeated="7"/>
        </table:table-row>
        <table:table-row table:style-name="ro1">
          <table:table-cell office:value-type="float" office:value="4.9373023015214" calcext:value-type="float">
            <text:p>4.9373023015214</text:p>
          </table:table-cell>
          <table:table-cell office:value-type="float" office:value="24.686511507607" calcext:value-type="float">
            <text:p>24.68651150760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76174" calcext:value-type="float">
            <text:p>-0.020816329176174</text:p>
          </table:table-cell>
          <table:table-cell table:number-columns-repeated="7"/>
        </table:table-row>
        <table:table-row table:style-name="ro1">
          <table:table-cell office:value-type="float" office:value="4.9373023024527" calcext:value-type="float">
            <text:p>4.9373023024527</text:p>
          </table:table-cell>
          <table:table-cell office:value-type="float" office:value="24.686511512264" calcext:value-type="float">
            <text:p>24.68651151226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79558" calcext:value-type="float">
            <text:p>-0.020816329179558</text:p>
          </table:table-cell>
          <table:table-cell table:number-columns-repeated="7"/>
        </table:table-row>
        <table:table-row table:style-name="ro1">
          <table:table-cell office:value-type="float" office:value="4.9373023033841" calcext:value-type="float">
            <text:p>4.9373023033841</text:p>
          </table:table-cell>
          <table:table-cell office:value-type="float" office:value="24.68651151692" calcext:value-type="float">
            <text:p>24.6865115169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83073" calcext:value-type="float">
            <text:p>-0.020816329183073</text:p>
          </table:table-cell>
          <table:table-cell table:number-columns-repeated="7"/>
        </table:table-row>
        <table:table-row table:style-name="ro1">
          <table:table-cell office:value-type="float" office:value="4.9373023043154" calcext:value-type="float">
            <text:p>4.9373023043154</text:p>
          </table:table-cell>
          <table:table-cell office:value-type="float" office:value="24.686511521577" calcext:value-type="float">
            <text:p>24.686511521577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86456" calcext:value-type="float">
            <text:p>-0.020816329186456</text:p>
          </table:table-cell>
          <table:table-cell table:number-columns-repeated="7"/>
        </table:table-row>
        <table:table-row table:style-name="ro1">
          <table:table-cell office:value-type="float" office:value="4.9373023052467" calcext:value-type="float">
            <text:p>4.9373023052467</text:p>
          </table:table-cell>
          <table:table-cell office:value-type="float" office:value="24.686511526234" calcext:value-type="float">
            <text:p>24.6865115262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89972" calcext:value-type="float">
            <text:p>-0.020816329189972</text:p>
          </table:table-cell>
          <table:table-cell table:number-columns-repeated="7"/>
        </table:table-row>
        <table:table-row table:style-name="ro1">
          <table:table-cell office:value-type="float" office:value="4.937302306178" calcext:value-type="float">
            <text:p>4.937302306178</text:p>
          </table:table-cell>
          <table:table-cell office:value-type="float" office:value="24.68651153089" calcext:value-type="float">
            <text:p>24.6865115308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193355" calcext:value-type="float">
            <text:p>-0.020816329193355</text:p>
          </table:table-cell>
          <table:table-cell table:number-columns-repeated="7"/>
        </table:table-row>
        <table:table-row table:style-name="ro1">
          <table:table-cell office:value-type="float" office:value="4.9373023071093" calcext:value-type="float">
            <text:p>4.9373023071093</text:p>
          </table:table-cell>
          <table:table-cell office:value-type="float" office:value="24.686511535547" calcext:value-type="float">
            <text:p>24.68651153554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19687" calcext:value-type="float">
            <text:p>-0.02081632919687</text:p>
          </table:table-cell>
          <table:table-cell table:number-columns-repeated="7"/>
        </table:table-row>
        <table:table-row table:style-name="ro1">
          <table:table-cell office:value-type="float" office:value="4.9373023080407" calcext:value-type="float">
            <text:p>4.9373023080407</text:p>
          </table:table-cell>
          <table:table-cell office:value-type="float" office:value="24.686511540203" calcext:value-type="float">
            <text:p>24.68651154020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00254" calcext:value-type="float">
            <text:p>-0.020816329200254</text:p>
          </table:table-cell>
          <table:table-cell table:number-columns-repeated="7"/>
        </table:table-row>
        <table:table-row table:style-name="ro1">
          <table:table-cell office:value-type="float" office:value="4.937302308972" calcext:value-type="float">
            <text:p>4.937302308972</text:p>
          </table:table-cell>
          <table:table-cell office:value-type="float" office:value="24.68651154486" calcext:value-type="float">
            <text:p>24.6865115448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03769" calcext:value-type="float">
            <text:p>-0.020816329203769</text:p>
          </table:table-cell>
          <table:table-cell table:number-columns-repeated="7"/>
        </table:table-row>
        <table:table-row table:style-name="ro1">
          <table:table-cell office:value-type="float" office:value="4.9373023099033" calcext:value-type="float">
            <text:p>4.9373023099033</text:p>
          </table:table-cell>
          <table:table-cell office:value-type="float" office:value="24.686511549517" calcext:value-type="float">
            <text:p>24.68651154951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07152" calcext:value-type="float">
            <text:p>-0.020816329207152</text:p>
          </table:table-cell>
          <table:table-cell table:number-columns-repeated="7"/>
        </table:table-row>
        <table:table-row table:style-name="ro1">
          <table:table-cell office:value-type="float" office:value="4.9373023108346" calcext:value-type="float">
            <text:p>4.9373023108346</text:p>
          </table:table-cell>
          <table:table-cell office:value-type="float" office:value="24.686511554173" calcext:value-type="float">
            <text:p>24.68651155417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10668" calcext:value-type="float">
            <text:p>-0.020816329210668</text:p>
          </table:table-cell>
          <table:table-cell table:number-columns-repeated="7"/>
        </table:table-row>
        <table:table-row table:style-name="ro1">
          <table:table-cell office:value-type="float" office:value="4.937302311766" calcext:value-type="float">
            <text:p>4.937302311766</text:p>
          </table:table-cell>
          <table:table-cell office:value-type="float" office:value="24.68651155883" calcext:value-type="float">
            <text:p>24.6865115588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14051" calcext:value-type="float">
            <text:p>-0.020816329214051</text:p>
          </table:table-cell>
          <table:table-cell table:number-columns-repeated="7"/>
        </table:table-row>
        <table:table-row table:style-name="ro1">
          <table:table-cell office:value-type="float" office:value="4.9373023126973" calcext:value-type="float">
            <text:p>4.9373023126973</text:p>
          </table:table-cell>
          <table:table-cell office:value-type="float" office:value="24.686511563486" calcext:value-type="float">
            <text:p>24.686511563486</text:p>
          </table:table-cell>
          <table:table-cell office:value-type="float" office:value="625.00000001625" calcext:value-type="float">
            <text:p>625.00000001625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17566" calcext:value-type="float">
            <text:p>-0.020816329217566</text:p>
          </table:table-cell>
          <table:table-cell table:number-columns-repeated="7"/>
        </table:table-row>
        <table:table-row table:style-name="ro1">
          <table:table-cell office:value-type="float" office:value="4.9373023136286" calcext:value-type="float">
            <text:p>4.9373023136286</text:p>
          </table:table-cell>
          <table:table-cell office:value-type="float" office:value="24.686511568143" calcext:value-type="float">
            <text:p>24.68651156814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2095" calcext:value-type="float">
            <text:p>-0.02081632922095</text:p>
          </table:table-cell>
          <table:table-cell table:number-columns-repeated="7"/>
        </table:table-row>
        <table:table-row table:style-name="ro1">
          <table:table-cell office:value-type="float" office:value="4.9373023145599" calcext:value-type="float">
            <text:p>4.9373023145599</text:p>
          </table:table-cell>
          <table:table-cell office:value-type="float" office:value="24.6865115728" calcext:value-type="float">
            <text:p>24.686511572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24465" calcext:value-type="float">
            <text:p>-0.020816329224465</text:p>
          </table:table-cell>
          <table:table-cell table:number-columns-repeated="7"/>
        </table:table-row>
        <table:table-row table:style-name="ro1">
          <table:table-cell office:value-type="float" office:value="4.9373023154913" calcext:value-type="float">
            <text:p>4.9373023154913</text:p>
          </table:table-cell>
          <table:table-cell office:value-type="float" office:value="24.686511577456" calcext:value-type="float">
            <text:p>24.68651157745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27848" calcext:value-type="float">
            <text:p>-0.020816329227848</text:p>
          </table:table-cell>
          <table:table-cell table:number-columns-repeated="7"/>
        </table:table-row>
        <table:table-row table:style-name="ro1">
          <table:table-cell office:value-type="float" office:value="4.9373023164226" calcext:value-type="float">
            <text:p>4.9373023164226</text:p>
          </table:table-cell>
          <table:table-cell office:value-type="float" office:value="24.686511582113" calcext:value-type="float">
            <text:p>24.68651158211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31364" calcext:value-type="float">
            <text:p>-0.020816329231364</text:p>
          </table:table-cell>
          <table:table-cell table:number-columns-repeated="7"/>
        </table:table-row>
        <table:table-row table:style-name="ro1">
          <table:table-cell office:value-type="float" office:value="4.9373023173539" calcext:value-type="float">
            <text:p>4.9373023173539</text:p>
          </table:table-cell>
          <table:table-cell office:value-type="float" office:value="24.686511586769" calcext:value-type="float">
            <text:p>24.68651158676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34747" calcext:value-type="float">
            <text:p>-0.020816329234747</text:p>
          </table:table-cell>
          <table:table-cell table:number-columns-repeated="7"/>
        </table:table-row>
        <table:table-row table:style-name="ro1">
          <table:table-cell office:value-type="float" office:value="4.9373023182852" calcext:value-type="float">
            <text:p>4.9373023182852</text:p>
          </table:table-cell>
          <table:table-cell office:value-type="float" office:value="24.686511591426" calcext:value-type="float">
            <text:p>24.68651159142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38262" calcext:value-type="float">
            <text:p>-0.020816329238262</text:p>
          </table:table-cell>
          <table:table-cell table:number-columns-repeated="7"/>
        </table:table-row>
        <table:table-row table:style-name="ro1">
          <table:table-cell office:value-type="float" office:value="4.9373023192165" calcext:value-type="float">
            <text:p>4.9373023192165</text:p>
          </table:table-cell>
          <table:table-cell office:value-type="float" office:value="24.686511596083" calcext:value-type="float">
            <text:p>24.68651159608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41646" calcext:value-type="float">
            <text:p>-0.020816329241646</text:p>
          </table:table-cell>
          <table:table-cell table:number-columns-repeated="7"/>
        </table:table-row>
        <table:table-row table:style-name="ro1">
          <table:table-cell office:value-type="float" office:value="4.9373023201479" calcext:value-type="float">
            <text:p>4.9373023201479</text:p>
          </table:table-cell>
          <table:table-cell office:value-type="float" office:value="24.686511600739" calcext:value-type="float">
            <text:p>24.68651160073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45161" calcext:value-type="float">
            <text:p>-0.020816329245161</text:p>
          </table:table-cell>
          <table:table-cell table:number-columns-repeated="7"/>
        </table:table-row>
        <table:table-row table:style-name="ro1">
          <table:table-cell office:value-type="float" office:value="4.9373023210792" calcext:value-type="float">
            <text:p>4.9373023210792</text:p>
          </table:table-cell>
          <table:table-cell office:value-type="float" office:value="24.686511605396" calcext:value-type="float">
            <text:p>24.68651160539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48545" calcext:value-type="float">
            <text:p>-0.020816329248545</text:p>
          </table:table-cell>
          <table:table-cell table:number-columns-repeated="7"/>
        </table:table-row>
        <table:table-row table:style-name="ro1">
          <table:table-cell office:value-type="float" office:value="4.9373023220105" calcext:value-type="float">
            <text:p>4.9373023220105</text:p>
          </table:table-cell>
          <table:table-cell office:value-type="float" office:value="24.686511610053" calcext:value-type="float">
            <text:p>24.68651161005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5206" calcext:value-type="float">
            <text:p>-0.02081632925206</text:p>
          </table:table-cell>
          <table:table-cell table:number-columns-repeated="7"/>
        </table:table-row>
        <table:table-row table:style-name="ro1">
          <table:table-cell office:value-type="float" office:value="4.9373023229418" calcext:value-type="float">
            <text:p>4.9373023229418</text:p>
          </table:table-cell>
          <table:table-cell office:value-type="float" office:value="24.686511614709" calcext:value-type="float">
            <text:p>24.68651161470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55443" calcext:value-type="float">
            <text:p>-0.020816329255443</text:p>
          </table:table-cell>
          <table:table-cell table:number-columns-repeated="7"/>
        </table:table-row>
        <table:table-row table:style-name="ro1">
          <table:table-cell office:value-type="float" office:value="4.9373023238732" calcext:value-type="float">
            <text:p>4.9373023238732</text:p>
          </table:table-cell>
          <table:table-cell office:value-type="float" office:value="24.686511619366" calcext:value-type="float">
            <text:p>24.68651161936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58958" calcext:value-type="float">
            <text:p>-0.020816329258958</text:p>
          </table:table-cell>
          <table:table-cell table:number-columns-repeated="7"/>
        </table:table-row>
        <table:table-row table:style-name="ro1">
          <table:table-cell office:value-type="float" office:value="4.9373023248045" calcext:value-type="float">
            <text:p>4.9373023248045</text:p>
          </table:table-cell>
          <table:table-cell office:value-type="float" office:value="24.686511624022" calcext:value-type="float">
            <text:p>24.68651162402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62342" calcext:value-type="float">
            <text:p>-0.020816329262342</text:p>
          </table:table-cell>
          <table:table-cell table:number-columns-repeated="7"/>
        </table:table-row>
        <table:table-row table:style-name="ro1">
          <table:table-cell office:value-type="float" office:value="4.9373023257358" calcext:value-type="float">
            <text:p>4.9373023257358</text:p>
          </table:table-cell>
          <table:table-cell office:value-type="float" office:value="24.686511628679" calcext:value-type="float">
            <text:p>24.68651162867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65857" calcext:value-type="float">
            <text:p>-0.020816329265857</text:p>
          </table:table-cell>
          <table:table-cell table:number-columns-repeated="7"/>
        </table:table-row>
        <table:table-row table:style-name="ro1">
          <table:table-cell office:value-type="float" office:value="4.9373023266671" calcext:value-type="float">
            <text:p>4.9373023266671</text:p>
          </table:table-cell>
          <table:table-cell office:value-type="float" office:value="24.686511633336" calcext:value-type="float">
            <text:p>24.68651163333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69241" calcext:value-type="float">
            <text:p>-0.020816329269241</text:p>
          </table:table-cell>
          <table:table-cell table:number-columns-repeated="7"/>
        </table:table-row>
        <table:table-row table:style-name="ro1">
          <table:table-cell office:value-type="float" office:value="4.9373023275984" calcext:value-type="float">
            <text:p>4.9373023275984</text:p>
          </table:table-cell>
          <table:table-cell office:value-type="float" office:value="24.686511637992" calcext:value-type="float">
            <text:p>24.68651163799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72756" calcext:value-type="float">
            <text:p>-0.020816329272756</text:p>
          </table:table-cell>
          <table:table-cell table:number-columns-repeated="7"/>
        </table:table-row>
        <table:table-row table:style-name="ro1">
          <table:table-cell office:value-type="float" office:value="4.9373023285298" calcext:value-type="float">
            <text:p>4.9373023285298</text:p>
          </table:table-cell>
          <table:table-cell office:value-type="float" office:value="24.686511642649" calcext:value-type="float">
            <text:p>24.68651164264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76139" calcext:value-type="float">
            <text:p>-0.020816329276139</text:p>
          </table:table-cell>
          <table:table-cell table:number-columns-repeated="7"/>
        </table:table-row>
        <table:table-row table:style-name="ro1">
          <table:table-cell office:value-type="float" office:value="4.9373023294611" calcext:value-type="float">
            <text:p>4.9373023294611</text:p>
          </table:table-cell>
          <table:table-cell office:value-type="float" office:value="24.686511647305" calcext:value-type="float">
            <text:p>24.68651164730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79654" calcext:value-type="float">
            <text:p>-0.020816329279654</text:p>
          </table:table-cell>
          <table:table-cell table:number-columns-repeated="7"/>
        </table:table-row>
        <table:table-row table:style-name="ro1">
          <table:table-cell office:value-type="float" office:value="4.9373023303924" calcext:value-type="float">
            <text:p>4.9373023303924</text:p>
          </table:table-cell>
          <table:table-cell office:value-type="float" office:value="24.686511651962" calcext:value-type="float">
            <text:p>24.68651165196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83038" calcext:value-type="float">
            <text:p>-0.020816329283038</text:p>
          </table:table-cell>
          <table:table-cell table:number-columns-repeated="7"/>
        </table:table-row>
        <table:table-row table:style-name="ro1">
          <table:table-cell office:value-type="float" office:value="4.9373023313237" calcext:value-type="float">
            <text:p>4.9373023313237</text:p>
          </table:table-cell>
          <table:table-cell office:value-type="float" office:value="24.686511656619" calcext:value-type="float">
            <text:p>24.68651165661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86553" calcext:value-type="float">
            <text:p>-0.020816329286553</text:p>
          </table:table-cell>
          <table:table-cell table:number-columns-repeated="7"/>
        </table:table-row>
        <table:table-row table:style-name="ro1">
          <table:table-cell office:value-type="float" office:value="4.9373023322551" calcext:value-type="float">
            <text:p>4.9373023322551</text:p>
          </table:table-cell>
          <table:table-cell office:value-type="float" office:value="24.686511661275" calcext:value-type="float">
            <text:p>24.68651166127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89937" calcext:value-type="float">
            <text:p>-0.020816329289937</text:p>
          </table:table-cell>
          <table:table-cell table:number-columns-repeated="7"/>
        </table:table-row>
        <table:table-row table:style-name="ro1">
          <table:table-cell office:value-type="float" office:value="4.9373023331864" calcext:value-type="float">
            <text:p>4.9373023331864</text:p>
          </table:table-cell>
          <table:table-cell office:value-type="float" office:value="24.686511665932" calcext:value-type="float">
            <text:p>24.68651166593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293452" calcext:value-type="float">
            <text:p>-0.020816329293452</text:p>
          </table:table-cell>
          <table:table-cell table:number-columns-repeated="7"/>
        </table:table-row>
        <table:table-row table:style-name="ro1">
          <table:table-cell office:value-type="float" office:value="4.9373023341177" calcext:value-type="float">
            <text:p>4.9373023341177</text:p>
          </table:table-cell>
          <table:table-cell office:value-type="float" office:value="24.686511670589" calcext:value-type="float">
            <text:p>24.68651167058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296835" calcext:value-type="float">
            <text:p>-0.020816329296835</text:p>
          </table:table-cell>
          <table:table-cell table:number-columns-repeated="7"/>
        </table:table-row>
        <table:table-row table:style-name="ro1">
          <table:table-cell office:value-type="float" office:value="4.937302335049" calcext:value-type="float">
            <text:p>4.937302335049</text:p>
          </table:table-cell>
          <table:table-cell office:value-type="float" office:value="24.686511675245" calcext:value-type="float">
            <text:p>24.68651167524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0035" calcext:value-type="float">
            <text:p>-0.02081632930035</text:p>
          </table:table-cell>
          <table:table-cell table:number-columns-repeated="7"/>
        </table:table-row>
        <table:table-row table:style-name="ro1">
          <table:table-cell office:value-type="float" office:value="4.9373023359803" calcext:value-type="float">
            <text:p>4.9373023359803</text:p>
          </table:table-cell>
          <table:table-cell office:value-type="float" office:value="24.686511679902" calcext:value-type="float">
            <text:p>24.68651167990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03734" calcext:value-type="float">
            <text:p>-0.020816329303734</text:p>
          </table:table-cell>
          <table:table-cell table:number-columns-repeated="7"/>
        </table:table-row>
        <table:table-row table:style-name="ro1">
          <table:table-cell office:value-type="float" office:value="4.9373023369117" calcext:value-type="float">
            <text:p>4.9373023369117</text:p>
          </table:table-cell>
          <table:table-cell office:value-type="float" office:value="24.686511684558" calcext:value-type="float">
            <text:p>24.68651168455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07249" calcext:value-type="float">
            <text:p>-0.020816329307249</text:p>
          </table:table-cell>
          <table:table-cell table:number-columns-repeated="7"/>
        </table:table-row>
        <table:table-row table:style-name="ro1">
          <table:table-cell office:value-type="float" office:value="4.937302337843" calcext:value-type="float">
            <text:p>4.937302337843</text:p>
          </table:table-cell>
          <table:table-cell office:value-type="float" office:value="24.686511689215" calcext:value-type="float">
            <text:p>24.68651168921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10633" calcext:value-type="float">
            <text:p>-0.020816329310633</text:p>
          </table:table-cell>
          <table:table-cell table:number-columns-repeated="7"/>
        </table:table-row>
        <table:table-row table:style-name="ro1">
          <table:table-cell office:value-type="float" office:value="4.9373023387743" calcext:value-type="float">
            <text:p>4.9373023387743</text:p>
          </table:table-cell>
          <table:table-cell office:value-type="float" office:value="24.686511693872" calcext:value-type="float">
            <text:p>24.68651169387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14148" calcext:value-type="float">
            <text:p>-0.020816329314148</text:p>
          </table:table-cell>
          <table:table-cell table:number-columns-repeated="7"/>
        </table:table-row>
        <table:table-row table:style-name="ro1">
          <table:table-cell office:value-type="float" office:value="4.9373023397056" calcext:value-type="float">
            <text:p>4.9373023397056</text:p>
          </table:table-cell>
          <table:table-cell office:value-type="float" office:value="24.686511698528" calcext:value-type="float">
            <text:p>24.68651169852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17531" calcext:value-type="float">
            <text:p>-0.020816329317531</text:p>
          </table:table-cell>
          <table:table-cell table:number-columns-repeated="7"/>
        </table:table-row>
        <table:table-row table:style-name="ro1">
          <table:table-cell office:value-type="float" office:value="4.937302340637" calcext:value-type="float">
            <text:p>4.937302340637</text:p>
          </table:table-cell>
          <table:table-cell office:value-type="float" office:value="24.686511703185" calcext:value-type="float">
            <text:p>24.68651170318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21047" calcext:value-type="float">
            <text:p>-0.020816329321047</text:p>
          </table:table-cell>
          <table:table-cell table:number-columns-repeated="7"/>
        </table:table-row>
        <table:table-row table:style-name="ro1">
          <table:table-cell office:value-type="float" office:value="4.9373023415683" calcext:value-type="float">
            <text:p>4.9373023415683</text:p>
          </table:table-cell>
          <table:table-cell office:value-type="float" office:value="24.686511707841" calcext:value-type="float">
            <text:p>24.68651170784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2443" calcext:value-type="float">
            <text:p>-0.02081632932443</text:p>
          </table:table-cell>
          <table:table-cell table:number-columns-repeated="7"/>
        </table:table-row>
        <table:table-row table:style-name="ro1">
          <table:table-cell office:value-type="float" office:value="4.9373023424996" calcext:value-type="float">
            <text:p>4.9373023424996</text:p>
          </table:table-cell>
          <table:table-cell office:value-type="float" office:value="24.686511712498" calcext:value-type="float">
            <text:p>24.68651171249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27945" calcext:value-type="float">
            <text:p>-0.020816329327945</text:p>
          </table:table-cell>
          <table:table-cell table:number-columns-repeated="7"/>
        </table:table-row>
        <table:table-row table:style-name="ro1">
          <table:table-cell office:value-type="float" office:value="4.9373023434309" calcext:value-type="float">
            <text:p>4.9373023434309</text:p>
          </table:table-cell>
          <table:table-cell office:value-type="float" office:value="24.686511717155" calcext:value-type="float">
            <text:p>24.68651171715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31329" calcext:value-type="float">
            <text:p>-0.020816329331329</text:p>
          </table:table-cell>
          <table:table-cell table:number-columns-repeated="7"/>
        </table:table-row>
        <table:table-row table:style-name="ro1">
          <table:table-cell office:value-type="float" office:value="4.9373023443623" calcext:value-type="float">
            <text:p>4.9373023443623</text:p>
          </table:table-cell>
          <table:table-cell office:value-type="float" office:value="24.686511721811" calcext:value-type="float">
            <text:p>24.68651172181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34844" calcext:value-type="float">
            <text:p>-0.020816329334844</text:p>
          </table:table-cell>
          <table:table-cell table:number-columns-repeated="7"/>
        </table:table-row>
        <table:table-row table:style-name="ro1">
          <table:table-cell office:value-type="float" office:value="4.9373023452936" calcext:value-type="float">
            <text:p>4.9373023452936</text:p>
          </table:table-cell>
          <table:table-cell office:value-type="float" office:value="24.686511726468" calcext:value-type="float">
            <text:p>24.68651172646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38227" calcext:value-type="float">
            <text:p>-0.020816329338227</text:p>
          </table:table-cell>
          <table:table-cell table:number-columns-repeated="7"/>
        </table:table-row>
        <table:table-row table:style-name="ro1">
          <table:table-cell office:value-type="float" office:value="4.9373023462249" calcext:value-type="float">
            <text:p>4.9373023462249</text:p>
          </table:table-cell>
          <table:table-cell office:value-type="float" office:value="24.686511731124" calcext:value-type="float">
            <text:p>24.68651173112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41743" calcext:value-type="float">
            <text:p>-0.020816329341743</text:p>
          </table:table-cell>
          <table:table-cell table:number-columns-repeated="7"/>
        </table:table-row>
        <table:table-row table:style-name="ro1">
          <table:table-cell office:value-type="float" office:value="4.9373023471562" calcext:value-type="float">
            <text:p>4.9373023471562</text:p>
          </table:table-cell>
          <table:table-cell office:value-type="float" office:value="24.686511735781" calcext:value-type="float">
            <text:p>24.68651173578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45126" calcext:value-type="float">
            <text:p>-0.020816329345126</text:p>
          </table:table-cell>
          <table:table-cell table:number-columns-repeated="7"/>
        </table:table-row>
        <table:table-row table:style-name="ro1">
          <table:table-cell office:value-type="float" office:value="4.9373023480875" calcext:value-type="float">
            <text:p>4.9373023480875</text:p>
          </table:table-cell>
          <table:table-cell office:value-type="float" office:value="24.686511740438" calcext:value-type="float">
            <text:p>24.68651174043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48641" calcext:value-type="float">
            <text:p>-0.020816329348641</text:p>
          </table:table-cell>
          <table:table-cell table:number-columns-repeated="7"/>
        </table:table-row>
        <table:table-row table:style-name="ro1">
          <table:table-cell office:value-type="float" office:value="4.9373023490189" calcext:value-type="float">
            <text:p>4.9373023490189</text:p>
          </table:table-cell>
          <table:table-cell office:value-type="float" office:value="24.686511745094" calcext:value-type="float">
            <text:p>24.68651174509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52025" calcext:value-type="float">
            <text:p>-0.020816329352025</text:p>
          </table:table-cell>
          <table:table-cell table:number-columns-repeated="7"/>
        </table:table-row>
        <table:table-row table:style-name="ro1">
          <table:table-cell office:value-type="float" office:value="4.9373023499502" calcext:value-type="float">
            <text:p>4.9373023499502</text:p>
          </table:table-cell>
          <table:table-cell office:value-type="float" office:value="24.686511749751" calcext:value-type="float">
            <text:p>24.68651174975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5554" calcext:value-type="float">
            <text:p>-0.02081632935554</text:p>
          </table:table-cell>
          <table:table-cell table:number-columns-repeated="7"/>
        </table:table-row>
        <table:table-row table:style-name="ro1">
          <table:table-cell office:value-type="float" office:value="4.9373023508815" calcext:value-type="float">
            <text:p>4.9373023508815</text:p>
          </table:table-cell>
          <table:table-cell office:value-type="float" office:value="24.686511754408" calcext:value-type="float">
            <text:p>24.68651175440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58923" calcext:value-type="float">
            <text:p>-0.020816329358923</text:p>
          </table:table-cell>
          <table:table-cell table:number-columns-repeated="7"/>
        </table:table-row>
        <table:table-row table:style-name="ro1">
          <table:table-cell office:value-type="float" office:value="4.9373023518128" calcext:value-type="float">
            <text:p>4.9373023518128</text:p>
          </table:table-cell>
          <table:table-cell office:value-type="float" office:value="24.686511759064" calcext:value-type="float">
            <text:p>24.68651175906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62439" calcext:value-type="float">
            <text:p>-0.020816329362439</text:p>
          </table:table-cell>
          <table:table-cell table:number-columns-repeated="7"/>
        </table:table-row>
        <table:table-row table:style-name="ro1">
          <table:table-cell office:value-type="float" office:value="4.9373023527442" calcext:value-type="float">
            <text:p>4.9373023527442</text:p>
          </table:table-cell>
          <table:table-cell office:value-type="float" office:value="24.686511763721" calcext:value-type="float">
            <text:p>24.68651176372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65822" calcext:value-type="float">
            <text:p>-0.020816329365822</text:p>
          </table:table-cell>
          <table:table-cell table:number-columns-repeated="7"/>
        </table:table-row>
        <table:table-row table:style-name="ro1">
          <table:table-cell office:value-type="float" office:value="4.9373023536755" calcext:value-type="float">
            <text:p>4.9373023536755</text:p>
          </table:table-cell>
          <table:table-cell office:value-type="float" office:value="24.686511768377" calcext:value-type="float">
            <text:p>24.68651176837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69337" calcext:value-type="float">
            <text:p>-0.020816329369337</text:p>
          </table:table-cell>
          <table:table-cell table:number-columns-repeated="7"/>
        </table:table-row>
        <table:table-row table:style-name="ro1">
          <table:table-cell office:value-type="float" office:value="4.9373023546068" calcext:value-type="float">
            <text:p>4.9373023546068</text:p>
          </table:table-cell>
          <table:table-cell office:value-type="float" office:value="24.686511773034" calcext:value-type="float">
            <text:p>24.68651177303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72721" calcext:value-type="float">
            <text:p>-0.020816329372721</text:p>
          </table:table-cell>
          <table:table-cell table:number-columns-repeated="7"/>
        </table:table-row>
        <table:table-row table:style-name="ro1">
          <table:table-cell office:value-type="float" office:value="4.9373023555381" calcext:value-type="float">
            <text:p>4.9373023555381</text:p>
          </table:table-cell>
          <table:table-cell office:value-type="float" office:value="24.686511777691" calcext:value-type="float">
            <text:p>24.68651177769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76236" calcext:value-type="float">
            <text:p>-0.020816329376236</text:p>
          </table:table-cell>
          <table:table-cell table:number-columns-repeated="7"/>
        </table:table-row>
        <table:table-row table:style-name="ro1">
          <table:table-cell office:value-type="float" office:value="4.9373023564694" calcext:value-type="float">
            <text:p>4.9373023564694</text:p>
          </table:table-cell>
          <table:table-cell office:value-type="float" office:value="24.686511782347" calcext:value-type="float">
            <text:p>24.68651178234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7962" calcext:value-type="float">
            <text:p>-0.02081632937962</text:p>
          </table:table-cell>
          <table:table-cell table:number-columns-repeated="7"/>
        </table:table-row>
        <table:table-row table:style-name="ro1">
          <table:table-cell office:value-type="float" office:value="4.9373023574008" calcext:value-type="float">
            <text:p>4.9373023574008</text:p>
          </table:table-cell>
          <table:table-cell office:value-type="float" office:value="24.686511787004" calcext:value-type="float">
            <text:p>24.68651178700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83135" calcext:value-type="float">
            <text:p>-0.020816329383135</text:p>
          </table:table-cell>
          <table:table-cell table:number-columns-repeated="7"/>
        </table:table-row>
        <table:table-row table:style-name="ro1">
          <table:table-cell office:value-type="float" office:value="4.9373023583321" calcext:value-type="float">
            <text:p>4.9373023583321</text:p>
          </table:table-cell>
          <table:table-cell office:value-type="float" office:value="24.68651179166" calcext:value-type="float">
            <text:p>24.6865117916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86518" calcext:value-type="float">
            <text:p>-0.020816329386518</text:p>
          </table:table-cell>
          <table:table-cell table:number-columns-repeated="7"/>
        </table:table-row>
        <table:table-row table:style-name="ro1">
          <table:table-cell office:value-type="float" office:value="4.9373023592634" calcext:value-type="float">
            <text:p>4.9373023592634</text:p>
          </table:table-cell>
          <table:table-cell office:value-type="float" office:value="24.686511796317" calcext:value-type="float">
            <text:p>24.68651179631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90033" calcext:value-type="float">
            <text:p>-0.020816329390033</text:p>
          </table:table-cell>
          <table:table-cell table:number-columns-repeated="7"/>
        </table:table-row>
        <table:table-row table:style-name="ro1">
          <table:table-cell office:value-type="float" office:value="4.9373023601947" calcext:value-type="float">
            <text:p>4.9373023601947</text:p>
          </table:table-cell>
          <table:table-cell office:value-type="float" office:value="24.686511800974" calcext:value-type="float">
            <text:p>24.68651180097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393417" calcext:value-type="float">
            <text:p>-0.020816329393417</text:p>
          </table:table-cell>
          <table:table-cell table:number-columns-repeated="7"/>
        </table:table-row>
        <table:table-row table:style-name="ro1">
          <table:table-cell office:value-type="float" office:value="4.9373023611261" calcext:value-type="float">
            <text:p>4.9373023611261</text:p>
          </table:table-cell>
          <table:table-cell office:value-type="float" office:value="24.68651180563" calcext:value-type="float">
            <text:p>24.6865118056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396932" calcext:value-type="float">
            <text:p>-0.020816329396932</text:p>
          </table:table-cell>
          <table:table-cell table:number-columns-repeated="7"/>
        </table:table-row>
        <table:table-row table:style-name="ro1">
          <table:table-cell office:value-type="float" office:value="4.9373023620574" calcext:value-type="float">
            <text:p>4.9373023620574</text:p>
          </table:table-cell>
          <table:table-cell office:value-type="float" office:value="24.686511810287" calcext:value-type="float">
            <text:p>24.68651181028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00316" calcext:value-type="float">
            <text:p>-0.020816329400316</text:p>
          </table:table-cell>
          <table:table-cell table:number-columns-repeated="7"/>
        </table:table-row>
        <table:table-row table:style-name="ro1">
          <table:table-cell office:value-type="float" office:value="4.9373023629887" calcext:value-type="float">
            <text:p>4.9373023629887</text:p>
          </table:table-cell>
          <table:table-cell office:value-type="float" office:value="24.686511814944" calcext:value-type="float">
            <text:p>24.68651181494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03831" calcext:value-type="float">
            <text:p>-0.020816329403831</text:p>
          </table:table-cell>
          <table:table-cell table:number-columns-repeated="7"/>
        </table:table-row>
        <table:table-row table:style-name="ro1">
          <table:table-cell office:value-type="float" office:value="4.93730236392" calcext:value-type="float">
            <text:p>4.93730236392</text:p>
          </table:table-cell>
          <table:table-cell office:value-type="float" office:value="24.6865118196" calcext:value-type="float">
            <text:p>24.686511819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07214" calcext:value-type="float">
            <text:p>-0.020816329407214</text:p>
          </table:table-cell>
          <table:table-cell table:number-columns-repeated="7"/>
        </table:table-row>
        <table:table-row table:style-name="ro1">
          <table:table-cell office:value-type="float" office:value="4.9373023648513" calcext:value-type="float">
            <text:p>4.9373023648513</text:p>
          </table:table-cell>
          <table:table-cell office:value-type="float" office:value="24.686511824257" calcext:value-type="float">
            <text:p>24.68651182425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10729" calcext:value-type="float">
            <text:p>-0.020816329410729</text:p>
          </table:table-cell>
          <table:table-cell table:number-columns-repeated="7"/>
        </table:table-row>
        <table:table-row table:style-name="ro1">
          <table:table-cell office:value-type="float" office:value="4.9373023657827" calcext:value-type="float">
            <text:p>4.9373023657827</text:p>
          </table:table-cell>
          <table:table-cell office:value-type="float" office:value="24.686511828913" calcext:value-type="float">
            <text:p>24.68651182891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14113" calcext:value-type="float">
            <text:p>-0.020816329414113</text:p>
          </table:table-cell>
          <table:table-cell table:number-columns-repeated="7"/>
        </table:table-row>
        <table:table-row table:style-name="ro1">
          <table:table-cell office:value-type="float" office:value="4.937302366714" calcext:value-type="float">
            <text:p>4.937302366714</text:p>
          </table:table-cell>
          <table:table-cell office:value-type="float" office:value="24.68651183357" calcext:value-type="float">
            <text:p>24.6865118335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17628" calcext:value-type="float">
            <text:p>-0.020816329417628</text:p>
          </table:table-cell>
          <table:table-cell table:number-columns-repeated="7"/>
        </table:table-row>
        <table:table-row table:style-name="ro1">
          <table:table-cell office:value-type="float" office:value="4.9373023676453" calcext:value-type="float">
            <text:p>4.9373023676453</text:p>
          </table:table-cell>
          <table:table-cell office:value-type="float" office:value="24.686511838227" calcext:value-type="float">
            <text:p>24.68651183822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21012" calcext:value-type="float">
            <text:p>-0.020816329421012</text:p>
          </table:table-cell>
          <table:table-cell table:number-columns-repeated="7"/>
        </table:table-row>
        <table:table-row table:style-name="ro1">
          <table:table-cell office:value-type="float" office:value="4.9373023685766" calcext:value-type="float">
            <text:p>4.9373023685766</text:p>
          </table:table-cell>
          <table:table-cell office:value-type="float" office:value="24.686511842883" calcext:value-type="float">
            <text:p>24.68651184288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24527" calcext:value-type="float">
            <text:p>-0.020816329424527</text:p>
          </table:table-cell>
          <table:table-cell table:number-columns-repeated="7"/>
        </table:table-row>
        <table:table-row table:style-name="ro1">
          <table:table-cell office:value-type="float" office:value="4.937302369508" calcext:value-type="float">
            <text:p>4.937302369508</text:p>
          </table:table-cell>
          <table:table-cell office:value-type="float" office:value="24.68651184754" calcext:value-type="float">
            <text:p>24.6865118475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2791" calcext:value-type="float">
            <text:p>-0.02081632942791</text:p>
          </table:table-cell>
          <table:table-cell table:number-columns-repeated="7"/>
        </table:table-row>
        <table:table-row table:style-name="ro1">
          <table:table-cell office:value-type="float" office:value="4.9373023704393" calcext:value-type="float">
            <text:p>4.9373023704393</text:p>
          </table:table-cell>
          <table:table-cell office:value-type="float" office:value="24.686511852196" calcext:value-type="float">
            <text:p>24.68651185219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31425" calcext:value-type="float">
            <text:p>-0.020816329431425</text:p>
          </table:table-cell>
          <table:table-cell table:number-columns-repeated="7"/>
        </table:table-row>
        <table:table-row table:style-name="ro1">
          <table:table-cell office:value-type="float" office:value="4.9373023713706" calcext:value-type="float">
            <text:p>4.9373023713706</text:p>
          </table:table-cell>
          <table:table-cell office:value-type="float" office:value="24.686511856853" calcext:value-type="float">
            <text:p>24.68651185685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34809" calcext:value-type="float">
            <text:p>-0.020816329434809</text:p>
          </table:table-cell>
          <table:table-cell table:number-columns-repeated="7"/>
        </table:table-row>
        <table:table-row table:style-name="ro1">
          <table:table-cell office:value-type="float" office:value="4.9373023723019" calcext:value-type="float">
            <text:p>4.9373023723019</text:p>
          </table:table-cell>
          <table:table-cell office:value-type="float" office:value="24.68651186151" calcext:value-type="float">
            <text:p>24.6865118615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38324" calcext:value-type="float">
            <text:p>-0.020816329438324</text:p>
          </table:table-cell>
          <table:table-cell table:number-columns-repeated="7"/>
        </table:table-row>
        <table:table-row table:style-name="ro1">
          <table:table-cell office:value-type="float" office:value="4.9373023732333" calcext:value-type="float">
            <text:p>4.9373023732333</text:p>
          </table:table-cell>
          <table:table-cell office:value-type="float" office:value="24.686511866166" calcext:value-type="float">
            <text:p>24.68651186616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41708" calcext:value-type="float">
            <text:p>-0.020816329441708</text:p>
          </table:table-cell>
          <table:table-cell table:number-columns-repeated="7"/>
        </table:table-row>
        <table:table-row table:style-name="ro1">
          <table:table-cell office:value-type="float" office:value="4.9373023741646" calcext:value-type="float">
            <text:p>4.9373023741646</text:p>
          </table:table-cell>
          <table:table-cell office:value-type="float" office:value="24.686511870823" calcext:value-type="float">
            <text:p>24.68651187082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45223" calcext:value-type="float">
            <text:p>-0.020816329445223</text:p>
          </table:table-cell>
          <table:table-cell table:number-columns-repeated="7"/>
        </table:table-row>
        <table:table-row table:style-name="ro1">
          <table:table-cell office:value-type="float" office:value="4.9373023750959" calcext:value-type="float">
            <text:p>4.9373023750959</text:p>
          </table:table-cell>
          <table:table-cell office:value-type="float" office:value="24.686511875479" calcext:value-type="float">
            <text:p>24.68651187547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48606" calcext:value-type="float">
            <text:p>-0.020816329448606</text:p>
          </table:table-cell>
          <table:table-cell table:number-columns-repeated="7"/>
        </table:table-row>
        <table:table-row table:style-name="ro1">
          <table:table-cell office:value-type="float" office:value="4.9373023760272" calcext:value-type="float">
            <text:p>4.9373023760272</text:p>
          </table:table-cell>
          <table:table-cell office:value-type="float" office:value="24.686511880136" calcext:value-type="float">
            <text:p>24.68651188013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52122" calcext:value-type="float">
            <text:p>-0.020816329452122</text:p>
          </table:table-cell>
          <table:table-cell table:number-columns-repeated="7"/>
        </table:table-row>
        <table:table-row table:style-name="ro1">
          <table:table-cell office:value-type="float" office:value="4.9373023769585" calcext:value-type="float">
            <text:p>4.9373023769585</text:p>
          </table:table-cell>
          <table:table-cell office:value-type="float" office:value="24.686511884793" calcext:value-type="float">
            <text:p>24.68651188479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55505" calcext:value-type="float">
            <text:p>-0.020816329455505</text:p>
          </table:table-cell>
          <table:table-cell table:number-columns-repeated="7"/>
        </table:table-row>
        <table:table-row table:style-name="ro1">
          <table:table-cell office:value-type="float" office:value="4.9373023778899" calcext:value-type="float">
            <text:p>4.9373023778899</text:p>
          </table:table-cell>
          <table:table-cell office:value-type="float" office:value="24.686511889449" calcext:value-type="float">
            <text:p>24.68651188944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5902" calcext:value-type="float">
            <text:p>-0.02081632945902</text:p>
          </table:table-cell>
          <table:table-cell table:number-columns-repeated="7"/>
        </table:table-row>
        <table:table-row table:style-name="ro1">
          <table:table-cell office:value-type="float" office:value="4.9373023788212" calcext:value-type="float">
            <text:p>4.9373023788212</text:p>
          </table:table-cell>
          <table:table-cell office:value-type="float" office:value="24.686511894106" calcext:value-type="float">
            <text:p>24.68651189410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62404" calcext:value-type="float">
            <text:p>-0.020816329462404</text:p>
          </table:table-cell>
          <table:table-cell table:number-columns-repeated="7"/>
        </table:table-row>
        <table:table-row table:style-name="ro1">
          <table:table-cell office:value-type="float" office:value="4.9373023797525" calcext:value-type="float">
            <text:p>4.9373023797525</text:p>
          </table:table-cell>
          <table:table-cell office:value-type="float" office:value="24.686511898763" calcext:value-type="float">
            <text:p>24.68651189876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65919" calcext:value-type="float">
            <text:p>-0.020816329465919</text:p>
          </table:table-cell>
          <table:table-cell table:number-columns-repeated="7"/>
        </table:table-row>
        <table:table-row table:style-name="ro1">
          <table:table-cell office:value-type="float" office:value="4.9373023806838" calcext:value-type="float">
            <text:p>4.9373023806838</text:p>
          </table:table-cell>
          <table:table-cell office:value-type="float" office:value="24.686511903419" calcext:value-type="float">
            <text:p>24.68651190341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69302" calcext:value-type="float">
            <text:p>-0.020816329469302</text:p>
          </table:table-cell>
          <table:table-cell table:number-columns-repeated="7"/>
        </table:table-row>
        <table:table-row table:style-name="ro1">
          <table:table-cell office:value-type="float" office:value="4.9373023816152" calcext:value-type="float">
            <text:p>4.9373023816152</text:p>
          </table:table-cell>
          <table:table-cell office:value-type="float" office:value="24.686511908076" calcext:value-type="float">
            <text:p>24.68651190807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72818" calcext:value-type="float">
            <text:p>-0.020816329472818</text:p>
          </table:table-cell>
          <table:table-cell table:number-columns-repeated="7"/>
        </table:table-row>
        <table:table-row table:style-name="ro1">
          <table:table-cell office:value-type="float" office:value="4.9373023825465" calcext:value-type="float">
            <text:p>4.9373023825465</text:p>
          </table:table-cell>
          <table:table-cell office:value-type="float" office:value="24.686511912732" calcext:value-type="float">
            <text:p>24.68651191273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76201" calcext:value-type="float">
            <text:p>-0.020816329476201</text:p>
          </table:table-cell>
          <table:table-cell table:number-columns-repeated="7"/>
        </table:table-row>
        <table:table-row table:style-name="ro1">
          <table:table-cell office:value-type="float" office:value="4.9373023834778" calcext:value-type="float">
            <text:p>4.9373023834778</text:p>
          </table:table-cell>
          <table:table-cell office:value-type="float" office:value="24.686511917389" calcext:value-type="float">
            <text:p>24.68651191738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79716" calcext:value-type="float">
            <text:p>-0.020816329479716</text:p>
          </table:table-cell>
          <table:table-cell table:number-columns-repeated="7"/>
        </table:table-row>
        <table:table-row table:style-name="ro1">
          <table:table-cell office:value-type="float" office:value="4.9373023844091" calcext:value-type="float">
            <text:p>4.9373023844091</text:p>
          </table:table-cell>
          <table:table-cell office:value-type="float" office:value="24.686511922046" calcext:value-type="float">
            <text:p>24.68651192204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831" calcext:value-type="float">
            <text:p>-0.0208163294831</text:p>
          </table:table-cell>
          <table:table-cell table:number-columns-repeated="7"/>
        </table:table-row>
        <table:table-row table:style-name="ro1">
          <table:table-cell office:value-type="float" office:value="4.9373023853404" calcext:value-type="float">
            <text:p>4.9373023853404</text:p>
          </table:table-cell>
          <table:table-cell office:value-type="float" office:value="24.686511926702" calcext:value-type="float">
            <text:p>24.686511926702</text:p>
          </table:table-cell>
          <table:table-cell office:value-type="float" office:value="625.00000001625" calcext:value-type="float">
            <text:p>625.00000001625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86615" calcext:value-type="float">
            <text:p>-0.020816329486615</text:p>
          </table:table-cell>
          <table:table-cell table:number-columns-repeated="7"/>
        </table:table-row>
        <table:table-row table:style-name="ro1">
          <table:table-cell office:value-type="float" office:value="4.9373023862718" calcext:value-type="float">
            <text:p>4.9373023862718</text:p>
          </table:table-cell>
          <table:table-cell office:value-type="float" office:value="24.686511931359" calcext:value-type="float">
            <text:p>24.68651193135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89998" calcext:value-type="float">
            <text:p>-0.020816329489998</text:p>
          </table:table-cell>
          <table:table-cell table:number-columns-repeated="7"/>
        </table:table-row>
        <table:table-row table:style-name="ro1">
          <table:table-cell office:value-type="float" office:value="4.9373023872031" calcext:value-type="float">
            <text:p>4.9373023872031</text:p>
          </table:table-cell>
          <table:table-cell office:value-type="float" office:value="24.686511936015" calcext:value-type="float">
            <text:p>24.68651193601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493514" calcext:value-type="float">
            <text:p>-0.020816329493514</text:p>
          </table:table-cell>
          <table:table-cell table:number-columns-repeated="7"/>
        </table:table-row>
        <table:table-row table:style-name="ro1">
          <table:table-cell office:value-type="float" office:value="4.9373023881344" calcext:value-type="float">
            <text:p>4.9373023881344</text:p>
          </table:table-cell>
          <table:table-cell office:value-type="float" office:value="24.686511940672" calcext:value-type="float">
            <text:p>24.68651194067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496897" calcext:value-type="float">
            <text:p>-0.020816329496897</text:p>
          </table:table-cell>
          <table:table-cell table:number-columns-repeated="7"/>
        </table:table-row>
        <table:table-row table:style-name="ro1">
          <table:table-cell office:value-type="float" office:value="4.9373023890657" calcext:value-type="float">
            <text:p>4.9373023890657</text:p>
          </table:table-cell>
          <table:table-cell office:value-type="float" office:value="24.686511945329" calcext:value-type="float">
            <text:p>24.68651194532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00412" calcext:value-type="float">
            <text:p>-0.020816329500412</text:p>
          </table:table-cell>
          <table:table-cell table:number-columns-repeated="7"/>
        </table:table-row>
        <table:table-row table:style-name="ro1">
          <table:table-cell office:value-type="float" office:value="4.9373023899971" calcext:value-type="float">
            <text:p>4.9373023899971</text:p>
          </table:table-cell>
          <table:table-cell office:value-type="float" office:value="24.686511949985" calcext:value-type="float">
            <text:p>24.68651194998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03796" calcext:value-type="float">
            <text:p>-0.020816329503796</text:p>
          </table:table-cell>
          <table:table-cell table:number-columns-repeated="7"/>
        </table:table-row>
        <table:table-row table:style-name="ro1">
          <table:table-cell office:value-type="float" office:value="4.9373023909284" calcext:value-type="float">
            <text:p>4.9373023909284</text:p>
          </table:table-cell>
          <table:table-cell office:value-type="float" office:value="24.686511954642" calcext:value-type="float">
            <text:p>24.68651195464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07311" calcext:value-type="float">
            <text:p>-0.020816329507311</text:p>
          </table:table-cell>
          <table:table-cell table:number-columns-repeated="7"/>
        </table:table-row>
        <table:table-row table:style-name="ro1">
          <table:table-cell office:value-type="float" office:value="4.9373023918597" calcext:value-type="float">
            <text:p>4.9373023918597</text:p>
          </table:table-cell>
          <table:table-cell office:value-type="float" office:value="24.686511959299" calcext:value-type="float">
            <text:p>24.68651195929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10695" calcext:value-type="float">
            <text:p>-0.020816329510695</text:p>
          </table:table-cell>
          <table:table-cell table:number-columns-repeated="7"/>
        </table:table-row>
        <table:table-row table:style-name="ro1">
          <table:table-cell office:value-type="float" office:value="4.937302392791" calcext:value-type="float">
            <text:p>4.937302392791</text:p>
          </table:table-cell>
          <table:table-cell office:value-type="float" office:value="24.686511963955" calcext:value-type="float">
            <text:p>24.68651196395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1421" calcext:value-type="float">
            <text:p>-0.02081632951421</text:p>
          </table:table-cell>
          <table:table-cell table:number-columns-repeated="7"/>
        </table:table-row>
        <table:table-row table:style-name="ro1">
          <table:table-cell office:value-type="float" office:value="4.9373023937223" calcext:value-type="float">
            <text:p>4.9373023937223</text:p>
          </table:table-cell>
          <table:table-cell office:value-type="float" office:value="24.686511968612" calcext:value-type="float">
            <text:p>24.68651196861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17593" calcext:value-type="float">
            <text:p>-0.020816329517593</text:p>
          </table:table-cell>
          <table:table-cell table:number-columns-repeated="7"/>
        </table:table-row>
        <table:table-row table:style-name="ro1">
          <table:table-cell office:value-type="float" office:value="4.9373023946537" calcext:value-type="float">
            <text:p>4.9373023946537</text:p>
          </table:table-cell>
          <table:table-cell office:value-type="float" office:value="24.686511973268" calcext:value-type="float">
            <text:p>24.68651197326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21108" calcext:value-type="float">
            <text:p>-0.020816329521108</text:p>
          </table:table-cell>
          <table:table-cell table:number-columns-repeated="7"/>
        </table:table-row>
        <table:table-row table:style-name="ro1">
          <table:table-cell office:value-type="float" office:value="4.937302395585" calcext:value-type="float">
            <text:p>4.937302395585</text:p>
          </table:table-cell>
          <table:table-cell office:value-type="float" office:value="24.686511977925" calcext:value-type="float">
            <text:p>24.68651197792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24492" calcext:value-type="float">
            <text:p>-0.020816329524492</text:p>
          </table:table-cell>
          <table:table-cell table:number-columns-repeated="7"/>
        </table:table-row>
        <table:table-row table:style-name="ro1">
          <table:table-cell office:value-type="float" office:value="4.9373023965163" calcext:value-type="float">
            <text:p>4.9373023965163</text:p>
          </table:table-cell>
          <table:table-cell office:value-type="float" office:value="24.686511982582" calcext:value-type="float">
            <text:p>24.68651198258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28007" calcext:value-type="float">
            <text:p>-0.020816329528007</text:p>
          </table:table-cell>
          <table:table-cell table:number-columns-repeated="7"/>
        </table:table-row>
        <table:table-row table:style-name="ro1">
          <table:table-cell office:value-type="float" office:value="4.9373023974476" calcext:value-type="float">
            <text:p>4.9373023974476</text:p>
          </table:table-cell>
          <table:table-cell office:value-type="float" office:value="24.686511987238" calcext:value-type="float">
            <text:p>24.68651198723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31391" calcext:value-type="float">
            <text:p>-0.020816329531391</text:p>
          </table:table-cell>
          <table:table-cell table:number-columns-repeated="7"/>
        </table:table-row>
        <table:table-row table:style-name="ro1">
          <table:table-cell office:value-type="float" office:value="4.937302398379" calcext:value-type="float">
            <text:p>4.937302398379</text:p>
          </table:table-cell>
          <table:table-cell office:value-type="float" office:value="24.686511991895" calcext:value-type="float">
            <text:p>24.68651199189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34906" calcext:value-type="float">
            <text:p>-0.020816329534906</text:p>
          </table:table-cell>
          <table:table-cell table:number-columns-repeated="7"/>
        </table:table-row>
        <table:table-row table:style-name="ro1">
          <table:table-cell office:value-type="float" office:value="4.9373023993103" calcext:value-type="float">
            <text:p>4.9373023993103</text:p>
          </table:table-cell>
          <table:table-cell office:value-type="float" office:value="24.686511996551" calcext:value-type="float">
            <text:p>24.68651199655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38289" calcext:value-type="float">
            <text:p>-0.020816329538289</text:p>
          </table:table-cell>
          <table:table-cell table:number-columns-repeated="7"/>
        </table:table-row>
        <table:table-row table:style-name="ro1">
          <table:table-cell office:value-type="float" office:value="4.9373024002416" calcext:value-type="float">
            <text:p>4.9373024002416</text:p>
          </table:table-cell>
          <table:table-cell office:value-type="float" office:value="24.686512001208" calcext:value-type="float">
            <text:p>24.68651200120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41804" calcext:value-type="float">
            <text:p>-0.020816329541804</text:p>
          </table:table-cell>
          <table:table-cell table:number-columns-repeated="7"/>
        </table:table-row>
        <table:table-row table:style-name="ro1">
          <table:table-cell office:value-type="float" office:value="4.9373024011729" calcext:value-type="float">
            <text:p>4.9373024011729</text:p>
          </table:table-cell>
          <table:table-cell office:value-type="float" office:value="24.686512005865" calcext:value-type="float">
            <text:p>24.68651200586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45188" calcext:value-type="float">
            <text:p>-0.020816329545188</text:p>
          </table:table-cell>
          <table:table-cell table:number-columns-repeated="7"/>
        </table:table-row>
        <table:table-row table:style-name="ro1">
          <table:table-cell office:value-type="float" office:value="4.9373024021043" calcext:value-type="float">
            <text:p>4.9373024021043</text:p>
          </table:table-cell>
          <table:table-cell office:value-type="float" office:value="24.686512010521" calcext:value-type="float">
            <text:p>24.68651201052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48703" calcext:value-type="float">
            <text:p>-0.020816329548703</text:p>
          </table:table-cell>
          <table:table-cell table:number-columns-repeated="7"/>
        </table:table-row>
        <table:table-row table:style-name="ro1">
          <table:table-cell office:value-type="float" office:value="4.9373024030356" calcext:value-type="float">
            <text:p>4.9373024030356</text:p>
          </table:table-cell>
          <table:table-cell office:value-type="float" office:value="24.686512015178" calcext:value-type="float">
            <text:p>24.68651201517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52087" calcext:value-type="float">
            <text:p>-0.020816329552087</text:p>
          </table:table-cell>
          <table:table-cell table:number-columns-repeated="7"/>
        </table:table-row>
        <table:table-row table:style-name="ro1">
          <table:table-cell office:value-type="float" office:value="4.9373024039669" calcext:value-type="float">
            <text:p>4.9373024039669</text:p>
          </table:table-cell>
          <table:table-cell office:value-type="float" office:value="24.686512019834" calcext:value-type="float">
            <text:p>24.6865120198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55602" calcext:value-type="float">
            <text:p>-0.020816329555602</text:p>
          </table:table-cell>
          <table:table-cell table:number-columns-repeated="7"/>
        </table:table-row>
        <table:table-row table:style-name="ro1">
          <table:table-cell office:value-type="float" office:value="4.9373024048982" calcext:value-type="float">
            <text:p>4.9373024048982</text:p>
          </table:table-cell>
          <table:table-cell office:value-type="float" office:value="24.686512024491" calcext:value-type="float">
            <text:p>24.68651202449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58985" calcext:value-type="float">
            <text:p>-0.020816329558985</text:p>
          </table:table-cell>
          <table:table-cell table:number-columns-repeated="7"/>
        </table:table-row>
        <table:table-row table:style-name="ro1">
          <table:table-cell office:value-type="float" office:value="4.9373024058295" calcext:value-type="float">
            <text:p>4.9373024058295</text:p>
          </table:table-cell>
          <table:table-cell office:value-type="float" office:value="24.686512029148" calcext:value-type="float">
            <text:p>24.68651202914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62501" calcext:value-type="float">
            <text:p>-0.020816329562501</text:p>
          </table:table-cell>
          <table:table-cell table:number-columns-repeated="7"/>
        </table:table-row>
        <table:table-row table:style-name="ro1">
          <table:table-cell office:value-type="float" office:value="4.9373024067609" calcext:value-type="float">
            <text:p>4.9373024067609</text:p>
          </table:table-cell>
          <table:table-cell office:value-type="float" office:value="24.686512033804" calcext:value-type="float">
            <text:p>24.68651203380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65884" calcext:value-type="float">
            <text:p>-0.020816329565884</text:p>
          </table:table-cell>
          <table:table-cell table:number-columns-repeated="7"/>
        </table:table-row>
        <table:table-row table:style-name="ro1">
          <table:table-cell office:value-type="float" office:value="4.9373024076922" calcext:value-type="float">
            <text:p>4.9373024076922</text:p>
          </table:table-cell>
          <table:table-cell office:value-type="float" office:value="24.686512038461" calcext:value-type="float">
            <text:p>24.68651203846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69399" calcext:value-type="float">
            <text:p>-0.020816329569399</text:p>
          </table:table-cell>
          <table:table-cell table:number-columns-repeated="7"/>
        </table:table-row>
        <table:table-row table:style-name="ro1">
          <table:table-cell office:value-type="float" office:value="4.9373024086235" calcext:value-type="float">
            <text:p>4.9373024086235</text:p>
          </table:table-cell>
          <table:table-cell office:value-type="float" office:value="24.686512043118" calcext:value-type="float">
            <text:p>24.68651204311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72783" calcext:value-type="float">
            <text:p>-0.020816329572783</text:p>
          </table:table-cell>
          <table:table-cell table:number-columns-repeated="7"/>
        </table:table-row>
        <table:table-row table:style-name="ro1">
          <table:table-cell office:value-type="float" office:value="4.9373024095548" calcext:value-type="float">
            <text:p>4.9373024095548</text:p>
          </table:table-cell>
          <table:table-cell office:value-type="float" office:value="24.686512047774" calcext:value-type="float">
            <text:p>24.68651204777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76298" calcext:value-type="float">
            <text:p>-0.020816329576298</text:p>
          </table:table-cell>
          <table:table-cell table:number-columns-repeated="7"/>
        </table:table-row>
        <table:table-row table:style-name="ro1">
          <table:table-cell office:value-type="float" office:value="4.9373024104862" calcext:value-type="float">
            <text:p>4.9373024104862</text:p>
          </table:table-cell>
          <table:table-cell office:value-type="float" office:value="24.686512052431" calcext:value-type="float">
            <text:p>24.68651205243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79681" calcext:value-type="float">
            <text:p>-0.020816329579681</text:p>
          </table:table-cell>
          <table:table-cell table:number-columns-repeated="7"/>
        </table:table-row>
        <table:table-row table:style-name="ro1">
          <table:table-cell office:value-type="float" office:value="4.9373024114175" calcext:value-type="float">
            <text:p>4.9373024114175</text:p>
          </table:table-cell>
          <table:table-cell office:value-type="float" office:value="24.686512057087" calcext:value-type="float">
            <text:p>24.68651205708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83197" calcext:value-type="float">
            <text:p>-0.020816329583197</text:p>
          </table:table-cell>
          <table:table-cell table:number-columns-repeated="7"/>
        </table:table-row>
        <table:table-row table:style-name="ro1">
          <table:table-cell office:value-type="float" office:value="4.9373024123488" calcext:value-type="float">
            <text:p>4.9373024123488</text:p>
          </table:table-cell>
          <table:table-cell office:value-type="float" office:value="24.686512061744" calcext:value-type="float">
            <text:p>24.686512061744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8658" calcext:value-type="float">
            <text:p>-0.02081632958658</text:p>
          </table:table-cell>
          <table:table-cell table:number-columns-repeated="7"/>
        </table:table-row>
        <table:table-row table:style-name="ro1">
          <table:table-cell office:value-type="float" office:value="4.9373024132801" calcext:value-type="float">
            <text:p>4.9373024132801</text:p>
          </table:table-cell>
          <table:table-cell office:value-type="float" office:value="24.686512066401" calcext:value-type="float">
            <text:p>24.68651206640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90095" calcext:value-type="float">
            <text:p>-0.020816329590095</text:p>
          </table:table-cell>
          <table:table-cell table:number-columns-repeated="7"/>
        </table:table-row>
        <table:table-row table:style-name="ro1">
          <table:table-cell office:value-type="float" office:value="4.9373024142114" calcext:value-type="float">
            <text:p>4.9373024142114</text:p>
          </table:table-cell>
          <table:table-cell office:value-type="float" office:value="24.686512071057" calcext:value-type="float">
            <text:p>24.68651207105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593479" calcext:value-type="float">
            <text:p>-0.020816329593479</text:p>
          </table:table-cell>
          <table:table-cell table:number-columns-repeated="7"/>
        </table:table-row>
        <table:table-row table:style-name="ro1">
          <table:table-cell office:value-type="float" office:value="4.9373024151428" calcext:value-type="float">
            <text:p>4.9373024151428</text:p>
          </table:table-cell>
          <table:table-cell office:value-type="float" office:value="24.686512075714" calcext:value-type="float">
            <text:p>24.68651207571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596994" calcext:value-type="float">
            <text:p>-0.020816329596994</text:p>
          </table:table-cell>
          <table:table-cell table:number-columns-repeated="7"/>
        </table:table-row>
        <table:table-row table:style-name="ro1">
          <table:table-cell office:value-type="float" office:value="4.9373024160741" calcext:value-type="float">
            <text:p>4.9373024160741</text:p>
          </table:table-cell>
          <table:table-cell office:value-type="float" office:value="24.68651208037" calcext:value-type="float">
            <text:p>24.6865120803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00377" calcext:value-type="float">
            <text:p>-0.020816329600377</text:p>
          </table:table-cell>
          <table:table-cell table:number-columns-repeated="7"/>
        </table:table-row>
        <table:table-row table:style-name="ro1">
          <table:table-cell office:value-type="float" office:value="4.9373024170054" calcext:value-type="float">
            <text:p>4.9373024170054</text:p>
          </table:table-cell>
          <table:table-cell office:value-type="float" office:value="24.686512085027" calcext:value-type="float">
            <text:p>24.68651208502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03893" calcext:value-type="float">
            <text:p>-0.020816329603893</text:p>
          </table:table-cell>
          <table:table-cell table:number-columns-repeated="7"/>
        </table:table-row>
        <table:table-row table:style-name="ro1">
          <table:table-cell office:value-type="float" office:value="4.9373024179367" calcext:value-type="float">
            <text:p>4.9373024179367</text:p>
          </table:table-cell>
          <table:table-cell office:value-type="float" office:value="24.686512089684" calcext:value-type="float">
            <text:p>24.68651208968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07276" calcext:value-type="float">
            <text:p>-0.020816329607276</text:p>
          </table:table-cell>
          <table:table-cell table:number-columns-repeated="7"/>
        </table:table-row>
        <table:table-row table:style-name="ro1">
          <table:table-cell office:value-type="float" office:value="4.9373024188681" calcext:value-type="float">
            <text:p>4.9373024188681</text:p>
          </table:table-cell>
          <table:table-cell office:value-type="float" office:value="24.68651209434" calcext:value-type="float">
            <text:p>24.686512094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10791" calcext:value-type="float">
            <text:p>-0.020816329610791</text:p>
          </table:table-cell>
          <table:table-cell table:number-columns-repeated="7"/>
        </table:table-row>
        <table:table-row table:style-name="ro1">
          <table:table-cell office:value-type="float" office:value="4.9373024197994" calcext:value-type="float">
            <text:p>4.9373024197994</text:p>
          </table:table-cell>
          <table:table-cell office:value-type="float" office:value="24.686512098997" calcext:value-type="float">
            <text:p>24.68651209899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14175" calcext:value-type="float">
            <text:p>-0.020816329614175</text:p>
          </table:table-cell>
          <table:table-cell table:number-columns-repeated="7"/>
        </table:table-row>
        <table:table-row table:style-name="ro1">
          <table:table-cell office:value-type="float" office:value="4.9373024207307" calcext:value-type="float">
            <text:p>4.9373024207307</text:p>
          </table:table-cell>
          <table:table-cell office:value-type="float" office:value="24.686512103654" calcext:value-type="float">
            <text:p>24.68651210365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1769" calcext:value-type="float">
            <text:p>-0.02081632961769</text:p>
          </table:table-cell>
          <table:table-cell table:number-columns-repeated="7"/>
        </table:table-row>
        <table:table-row table:style-name="ro1">
          <table:table-cell office:value-type="float" office:value="4.937302421662" calcext:value-type="float">
            <text:p>4.937302421662</text:p>
          </table:table-cell>
          <table:table-cell office:value-type="float" office:value="24.68651210831" calcext:value-type="float">
            <text:p>24.6865121083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21074" calcext:value-type="float">
            <text:p>-0.020816329621074</text:p>
          </table:table-cell>
          <table:table-cell table:number-columns-repeated="7"/>
        </table:table-row>
        <table:table-row table:style-name="ro1">
          <table:table-cell office:value-type="float" office:value="4.9373024225933" calcext:value-type="float">
            <text:p>4.9373024225933</text:p>
          </table:table-cell>
          <table:table-cell office:value-type="float" office:value="24.686512112967" calcext:value-type="float">
            <text:p>24.68651211296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24589" calcext:value-type="float">
            <text:p>-0.020816329624589</text:p>
          </table:table-cell>
          <table:table-cell table:number-columns-repeated="7"/>
        </table:table-row>
        <table:table-row table:style-name="ro1">
          <table:table-cell office:value-type="float" office:value="4.9373024235247" calcext:value-type="float">
            <text:p>4.9373024235247</text:p>
          </table:table-cell>
          <table:table-cell office:value-type="float" office:value="24.686512117623" calcext:value-type="float">
            <text:p>24.68651211762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27972" calcext:value-type="float">
            <text:p>-0.020816329627972</text:p>
          </table:table-cell>
          <table:table-cell table:number-columns-repeated="7"/>
        </table:table-row>
        <table:table-row table:style-name="ro1">
          <table:table-cell office:value-type="float" office:value="4.937302424456" calcext:value-type="float">
            <text:p>4.937302424456</text:p>
          </table:table-cell>
          <table:table-cell office:value-type="float" office:value="24.68651212228" calcext:value-type="float">
            <text:p>24.6865121222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31487" calcext:value-type="float">
            <text:p>-0.020816329631487</text:p>
          </table:table-cell>
          <table:table-cell table:number-columns-repeated="7"/>
        </table:table-row>
        <table:table-row table:style-name="ro1">
          <table:table-cell office:value-type="float" office:value="4.9373024253873" calcext:value-type="float">
            <text:p>4.9373024253873</text:p>
          </table:table-cell>
          <table:table-cell office:value-type="float" office:value="24.686512126937" calcext:value-type="float">
            <text:p>24.68651212693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34871" calcext:value-type="float">
            <text:p>-0.020816329634871</text:p>
          </table:table-cell>
          <table:table-cell table:number-columns-repeated="7"/>
        </table:table-row>
        <table:table-row table:style-name="ro1">
          <table:table-cell office:value-type="float" office:value="4.9373024263186" calcext:value-type="float">
            <text:p>4.9373024263186</text:p>
          </table:table-cell>
          <table:table-cell office:value-type="float" office:value="24.686512131593" calcext:value-type="float">
            <text:p>24.68651213159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38386" calcext:value-type="float">
            <text:p>-0.020816329638386</text:p>
          </table:table-cell>
          <table:table-cell table:number-columns-repeated="7"/>
        </table:table-row>
        <table:table-row table:style-name="ro1">
          <table:table-cell office:value-type="float" office:value="4.93730242725" calcext:value-type="float">
            <text:p>4.93730242725</text:p>
          </table:table-cell>
          <table:table-cell office:value-type="float" office:value="24.68651213625" calcext:value-type="float">
            <text:p>24.6865121362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4177" calcext:value-type="float">
            <text:p>-0.02081632964177</text:p>
          </table:table-cell>
          <table:table-cell table:number-columns-repeated="7"/>
        </table:table-row>
        <table:table-row table:style-name="ro1">
          <table:table-cell office:value-type="float" office:value="4.9373024281813" calcext:value-type="float">
            <text:p>4.9373024281813</text:p>
          </table:table-cell>
          <table:table-cell office:value-type="float" office:value="24.686512140906" calcext:value-type="float">
            <text:p>24.68651214090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45285" calcext:value-type="float">
            <text:p>-0.020816329645285</text:p>
          </table:table-cell>
          <table:table-cell table:number-columns-repeated="7"/>
        </table:table-row>
        <table:table-row table:style-name="ro1">
          <table:table-cell office:value-type="float" office:value="4.9373024291126" calcext:value-type="float">
            <text:p>4.9373024291126</text:p>
          </table:table-cell>
          <table:table-cell office:value-type="float" office:value="24.686512145563" calcext:value-type="float">
            <text:p>24.68651214556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48668" calcext:value-type="float">
            <text:p>-0.020816329648668</text:p>
          </table:table-cell>
          <table:table-cell table:number-columns-repeated="7"/>
        </table:table-row>
        <table:table-row table:style-name="ro1">
          <table:table-cell office:value-type="float" office:value="4.9373024300439" calcext:value-type="float">
            <text:p>4.9373024300439</text:p>
          </table:table-cell>
          <table:table-cell office:value-type="float" office:value="24.68651215022" calcext:value-type="float">
            <text:p>24.6865121502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52183" calcext:value-type="float">
            <text:p>-0.020816329652183</text:p>
          </table:table-cell>
          <table:table-cell table:number-columns-repeated="7"/>
        </table:table-row>
        <table:table-row table:style-name="ro1">
          <table:table-cell office:value-type="float" office:value="4.9373024309753" calcext:value-type="float">
            <text:p>4.9373024309753</text:p>
          </table:table-cell>
          <table:table-cell office:value-type="float" office:value="24.686512154876" calcext:value-type="float">
            <text:p>24.68651215487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55567" calcext:value-type="float">
            <text:p>-0.020816329655567</text:p>
          </table:table-cell>
          <table:table-cell table:number-columns-repeated="7"/>
        </table:table-row>
        <table:table-row table:style-name="ro1">
          <table:table-cell office:value-type="float" office:value="4.9373024319066" calcext:value-type="float">
            <text:p>4.9373024319066</text:p>
          </table:table-cell>
          <table:table-cell office:value-type="float" office:value="24.686512159533" calcext:value-type="float">
            <text:p>24.68651215953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59082" calcext:value-type="float">
            <text:p>-0.020816329659082</text:p>
          </table:table-cell>
          <table:table-cell table:number-columns-repeated="7"/>
        </table:table-row>
        <table:table-row table:style-name="ro1">
          <table:table-cell office:value-type="float" office:value="4.9373024328379" calcext:value-type="float">
            <text:p>4.9373024328379</text:p>
          </table:table-cell>
          <table:table-cell office:value-type="float" office:value="24.686512164189" calcext:value-type="float">
            <text:p>24.68651216418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62466" calcext:value-type="float">
            <text:p>-0.020816329662466</text:p>
          </table:table-cell>
          <table:table-cell table:number-columns-repeated="7"/>
        </table:table-row>
        <table:table-row table:style-name="ro1">
          <table:table-cell office:value-type="float" office:value="4.9373024337692" calcext:value-type="float">
            <text:p>4.9373024337692</text:p>
          </table:table-cell>
          <table:table-cell office:value-type="float" office:value="24.686512168846" calcext:value-type="float">
            <text:p>24.68651216884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65981" calcext:value-type="float">
            <text:p>-0.020816329665981</text:p>
          </table:table-cell>
          <table:table-cell table:number-columns-repeated="7"/>
        </table:table-row>
        <table:table-row table:style-name="ro1">
          <table:table-cell office:value-type="float" office:value="4.9373024347005" calcext:value-type="float">
            <text:p>4.9373024347005</text:p>
          </table:table-cell>
          <table:table-cell office:value-type="float" office:value="24.686512173503" calcext:value-type="float">
            <text:p>24.68651217350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69364" calcext:value-type="float">
            <text:p>-0.020816329669364</text:p>
          </table:table-cell>
          <table:table-cell table:number-columns-repeated="7"/>
        </table:table-row>
        <table:table-row table:style-name="ro1">
          <table:table-cell office:value-type="float" office:value="4.9373024356319" calcext:value-type="float">
            <text:p>4.9373024356319</text:p>
          </table:table-cell>
          <table:table-cell office:value-type="float" office:value="24.686512178159" calcext:value-type="float">
            <text:p>24.68651217815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72879" calcext:value-type="float">
            <text:p>-0.020816329672879</text:p>
          </table:table-cell>
          <table:table-cell table:number-columns-repeated="7"/>
        </table:table-row>
        <table:table-row table:style-name="ro1">
          <table:table-cell office:value-type="float" office:value="4.9373024365632" calcext:value-type="float">
            <text:p>4.9373024365632</text:p>
          </table:table-cell>
          <table:table-cell office:value-type="float" office:value="24.686512182816" calcext:value-type="float">
            <text:p>24.68651218281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76263" calcext:value-type="float">
            <text:p>-0.020816329676263</text:p>
          </table:table-cell>
          <table:table-cell table:number-columns-repeated="7"/>
        </table:table-row>
        <table:table-row table:style-name="ro1">
          <table:table-cell office:value-type="float" office:value="4.9373024374945" calcext:value-type="float">
            <text:p>4.9373024374945</text:p>
          </table:table-cell>
          <table:table-cell office:value-type="float" office:value="24.686512187473" calcext:value-type="float">
            <text:p>24.68651218747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79778" calcext:value-type="float">
            <text:p>-0.020816329679778</text:p>
          </table:table-cell>
          <table:table-cell table:number-columns-repeated="7"/>
        </table:table-row>
        <table:table-row table:style-name="ro1">
          <table:table-cell office:value-type="float" office:value="4.9373024384258" calcext:value-type="float">
            <text:p>4.9373024384258</text:p>
          </table:table-cell>
          <table:table-cell office:value-type="float" office:value="24.686512192129" calcext:value-type="float">
            <text:p>24.68651219212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83162" calcext:value-type="float">
            <text:p>-0.020816329683162</text:p>
          </table:table-cell>
          <table:table-cell table:number-columns-repeated="7"/>
        </table:table-row>
        <table:table-row table:style-name="ro1">
          <table:table-cell office:value-type="float" office:value="4.9373024393572" calcext:value-type="float">
            <text:p>4.9373024393572</text:p>
          </table:table-cell>
          <table:table-cell office:value-type="float" office:value="24.686512196786" calcext:value-type="float">
            <text:p>24.68651219678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86677" calcext:value-type="float">
            <text:p>-0.020816329686677</text:p>
          </table:table-cell>
          <table:table-cell table:number-columns-repeated="7"/>
        </table:table-row>
        <table:table-row table:style-name="ro1">
          <table:table-cell office:value-type="float" office:value="4.9373024402885" calcext:value-type="float">
            <text:p>4.9373024402885</text:p>
          </table:table-cell>
          <table:table-cell office:value-type="float" office:value="24.686512201442" calcext:value-type="float">
            <text:p>24.68651220144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9006" calcext:value-type="float">
            <text:p>-0.02081632969006</text:p>
          </table:table-cell>
          <table:table-cell table:number-columns-repeated="7"/>
        </table:table-row>
        <table:table-row table:style-name="ro1">
          <table:table-cell office:value-type="float" office:value="4.9373024412198" calcext:value-type="float">
            <text:p>4.9373024412198</text:p>
          </table:table-cell>
          <table:table-cell office:value-type="float" office:value="24.686512206099" calcext:value-type="float">
            <text:p>24.68651220609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693576" calcext:value-type="float">
            <text:p>-0.020816329693576</text:p>
          </table:table-cell>
          <table:table-cell table:number-columns-repeated="7"/>
        </table:table-row>
        <table:table-row table:style-name="ro1">
          <table:table-cell office:value-type="float" office:value="4.9373024421511" calcext:value-type="float">
            <text:p>4.9373024421511</text:p>
          </table:table-cell>
          <table:table-cell office:value-type="float" office:value="24.686512210756" calcext:value-type="float">
            <text:p>24.68651221075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696959" calcext:value-type="float">
            <text:p>-0.020816329696959</text:p>
          </table:table-cell>
          <table:table-cell table:number-columns-repeated="7"/>
        </table:table-row>
        <table:table-row table:style-name="ro1">
          <table:table-cell office:value-type="float" office:value="4.9373024430824" calcext:value-type="float">
            <text:p>4.9373024430824</text:p>
          </table:table-cell>
          <table:table-cell office:value-type="float" office:value="24.686512215412" calcext:value-type="float">
            <text:p>24.68651221541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00474" calcext:value-type="float">
            <text:p>-0.020816329700474</text:p>
          </table:table-cell>
          <table:table-cell table:number-columns-repeated="7"/>
        </table:table-row>
        <table:table-row table:style-name="ro1">
          <table:table-cell office:value-type="float" office:value="4.9373024440138" calcext:value-type="float">
            <text:p>4.9373024440138</text:p>
          </table:table-cell>
          <table:table-cell office:value-type="float" office:value="24.686512220069" calcext:value-type="float">
            <text:p>24.68651222006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03858" calcext:value-type="float">
            <text:p>-0.020816329703858</text:p>
          </table:table-cell>
          <table:table-cell table:number-columns-repeated="7"/>
        </table:table-row>
        <table:table-row table:style-name="ro1">
          <table:table-cell office:value-type="float" office:value="4.9373024449451" calcext:value-type="float">
            <text:p>4.9373024449451</text:p>
          </table:table-cell>
          <table:table-cell office:value-type="float" office:value="24.686512224725" calcext:value-type="float">
            <text:p>24.68651222472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07373" calcext:value-type="float">
            <text:p>-0.020816329707373</text:p>
          </table:table-cell>
          <table:table-cell table:number-columns-repeated="7"/>
        </table:table-row>
        <table:table-row table:style-name="ro1">
          <table:table-cell office:value-type="float" office:value="4.9373024458764" calcext:value-type="float">
            <text:p>4.9373024458764</text:p>
          </table:table-cell>
          <table:table-cell office:value-type="float" office:value="24.686512229382" calcext:value-type="float">
            <text:p>24.68651222938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10756" calcext:value-type="float">
            <text:p>-0.020816329710756</text:p>
          </table:table-cell>
          <table:table-cell table:number-columns-repeated="7"/>
        </table:table-row>
        <table:table-row table:style-name="ro1">
          <table:table-cell office:value-type="float" office:value="4.9373024468077" calcext:value-type="float">
            <text:p>4.9373024468077</text:p>
          </table:table-cell>
          <table:table-cell office:value-type="float" office:value="24.686512234039" calcext:value-type="float">
            <text:p>24.68651223403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14272" calcext:value-type="float">
            <text:p>-0.020816329714272</text:p>
          </table:table-cell>
          <table:table-cell table:number-columns-repeated="7"/>
        </table:table-row>
        <table:table-row table:style-name="ro1">
          <table:table-cell office:value-type="float" office:value="4.9373024477391" calcext:value-type="float">
            <text:p>4.9373024477391</text:p>
          </table:table-cell>
          <table:table-cell office:value-type="float" office:value="24.686512238695" calcext:value-type="float">
            <text:p>24.68651223869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17655" calcext:value-type="float">
            <text:p>-0.020816329717655</text:p>
          </table:table-cell>
          <table:table-cell table:number-columns-repeated="7"/>
        </table:table-row>
        <table:table-row table:style-name="ro1">
          <table:table-cell office:value-type="float" office:value="4.9373024486704" calcext:value-type="float">
            <text:p>4.9373024486704</text:p>
          </table:table-cell>
          <table:table-cell office:value-type="float" office:value="24.686512243352" calcext:value-type="float">
            <text:p>24.68651224335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2117" calcext:value-type="float">
            <text:p>-0.02081632972117</text:p>
          </table:table-cell>
          <table:table-cell table:number-columns-repeated="7"/>
        </table:table-row>
        <table:table-row table:style-name="ro1">
          <table:table-cell office:value-type="float" office:value="4.9373024496017" calcext:value-type="float">
            <text:p>4.9373024496017</text:p>
          </table:table-cell>
          <table:table-cell office:value-type="float" office:value="24.686512248009" calcext:value-type="float">
            <text:p>24.68651224800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24554" calcext:value-type="float">
            <text:p>-0.020816329724554</text:p>
          </table:table-cell>
          <table:table-cell table:number-columns-repeated="7"/>
        </table:table-row>
        <table:table-row table:style-name="ro1">
          <table:table-cell office:value-type="float" office:value="4.937302450533" calcext:value-type="float">
            <text:p>4.937302450533</text:p>
          </table:table-cell>
          <table:table-cell office:value-type="float" office:value="24.686512252665" calcext:value-type="float">
            <text:p>24.68651225266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28069" calcext:value-type="float">
            <text:p>-0.020816329728069</text:p>
          </table:table-cell>
          <table:table-cell table:number-columns-repeated="7"/>
        </table:table-row>
        <table:table-row table:style-name="ro1">
          <table:table-cell office:value-type="float" office:value="4.9373024514643" calcext:value-type="float">
            <text:p>4.9373024514643</text:p>
          </table:table-cell>
          <table:table-cell office:value-type="float" office:value="24.686512257322" calcext:value-type="float">
            <text:p>24.68651225732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31453" calcext:value-type="float">
            <text:p>-0.020816329731453</text:p>
          </table:table-cell>
          <table:table-cell table:number-columns-repeated="7"/>
        </table:table-row>
        <table:table-row table:style-name="ro1">
          <table:table-cell office:value-type="float" office:value="4.9373024523957" calcext:value-type="float">
            <text:p>4.9373024523957</text:p>
          </table:table-cell>
          <table:table-cell office:value-type="float" office:value="24.686512261978" calcext:value-type="float">
            <text:p>24.68651226197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34968" calcext:value-type="float">
            <text:p>-0.020816329734968</text:p>
          </table:table-cell>
          <table:table-cell table:number-columns-repeated="7"/>
        </table:table-row>
        <table:table-row table:style-name="ro1">
          <table:table-cell office:value-type="float" office:value="4.937302453327" calcext:value-type="float">
            <text:p>4.937302453327</text:p>
          </table:table-cell>
          <table:table-cell office:value-type="float" office:value="24.686512266635" calcext:value-type="float">
            <text:p>24.68651226663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38351" calcext:value-type="float">
            <text:p>-0.020816329738351</text:p>
          </table:table-cell>
          <table:table-cell table:number-columns-repeated="7"/>
        </table:table-row>
        <table:table-row table:style-name="ro1">
          <table:table-cell office:value-type="float" office:value="4.9373024542583" calcext:value-type="float">
            <text:p>4.9373024542583</text:p>
          </table:table-cell>
          <table:table-cell office:value-type="float" office:value="24.686512271292" calcext:value-type="float">
            <text:p>24.68651227129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41866" calcext:value-type="float">
            <text:p>-0.020816329741866</text:p>
          </table:table-cell>
          <table:table-cell table:number-columns-repeated="7"/>
        </table:table-row>
        <table:table-row table:style-name="ro1">
          <table:table-cell office:value-type="float" office:value="4.9373024551896" calcext:value-type="float">
            <text:p>4.9373024551896</text:p>
          </table:table-cell>
          <table:table-cell office:value-type="float" office:value="24.686512275948" calcext:value-type="float">
            <text:p>24.68651227594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4525" calcext:value-type="float">
            <text:p>-0.02081632974525</text:p>
          </table:table-cell>
          <table:table-cell table:number-columns-repeated="7"/>
        </table:table-row>
        <table:table-row table:style-name="ro1">
          <table:table-cell office:value-type="float" office:value="4.937302456121" calcext:value-type="float">
            <text:p>4.937302456121</text:p>
          </table:table-cell>
          <table:table-cell office:value-type="float" office:value="24.686512280605" calcext:value-type="float">
            <text:p>24.68651228060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48765" calcext:value-type="float">
            <text:p>-0.020816329748765</text:p>
          </table:table-cell>
          <table:table-cell table:number-columns-repeated="7"/>
        </table:table-row>
        <table:table-row table:style-name="ro1">
          <table:table-cell office:value-type="float" office:value="4.9373024570523" calcext:value-type="float">
            <text:p>4.9373024570523</text:p>
          </table:table-cell>
          <table:table-cell office:value-type="float" office:value="24.686512285261" calcext:value-type="float">
            <text:p>24.68651228526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52149" calcext:value-type="float">
            <text:p>-0.020816329752149</text:p>
          </table:table-cell>
          <table:table-cell table:number-columns-repeated="7"/>
        </table:table-row>
        <table:table-row table:style-name="ro1">
          <table:table-cell office:value-type="float" office:value="4.9373024579836" calcext:value-type="float">
            <text:p>4.9373024579836</text:p>
          </table:table-cell>
          <table:table-cell office:value-type="float" office:value="24.686512289918" calcext:value-type="float">
            <text:p>24.68651228991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55664" calcext:value-type="float">
            <text:p>-0.020816329755664</text:p>
          </table:table-cell>
          <table:table-cell table:number-columns-repeated="7"/>
        </table:table-row>
        <table:table-row table:style-name="ro1">
          <table:table-cell office:value-type="float" office:value="4.9373024589149" calcext:value-type="float">
            <text:p>4.9373024589149</text:p>
          </table:table-cell>
          <table:table-cell office:value-type="float" office:value="24.686512294575" calcext:value-type="float">
            <text:p>24.68651229457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59047" calcext:value-type="float">
            <text:p>-0.020816329759047</text:p>
          </table:table-cell>
          <table:table-cell table:number-columns-repeated="7"/>
        </table:table-row>
        <table:table-row table:style-name="ro1">
          <table:table-cell office:value-type="float" office:value="4.9373024598463" calcext:value-type="float">
            <text:p>4.9373024598463</text:p>
          </table:table-cell>
          <table:table-cell office:value-type="float" office:value="24.686512299231" calcext:value-type="float">
            <text:p>24.686512299231</text:p>
          </table:table-cell>
          <table:table-cell office:value-type="float" office:value="625.00000001625" calcext:value-type="float">
            <text:p>625.00000001625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62562" calcext:value-type="float">
            <text:p>-0.020816329762562</text:p>
          </table:table-cell>
          <table:table-cell table:number-columns-repeated="7"/>
        </table:table-row>
        <table:table-row table:style-name="ro1">
          <table:table-cell office:value-type="float" office:value="4.9373024607776" calcext:value-type="float">
            <text:p>4.9373024607776</text:p>
          </table:table-cell>
          <table:table-cell office:value-type="float" office:value="24.686512303888" calcext:value-type="float">
            <text:p>24.68651230388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65946" calcext:value-type="float">
            <text:p>-0.020816329765946</text:p>
          </table:table-cell>
          <table:table-cell table:number-columns-repeated="7"/>
        </table:table-row>
        <table:table-row table:style-name="ro1">
          <table:table-cell office:value-type="float" office:value="4.9373024617089" calcext:value-type="float">
            <text:p>4.9373024617089</text:p>
          </table:table-cell>
          <table:table-cell office:value-type="float" office:value="24.686512308544" calcext:value-type="float">
            <text:p>24.68651230854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69461" calcext:value-type="float">
            <text:p>-0.020816329769461</text:p>
          </table:table-cell>
          <table:table-cell table:number-columns-repeated="7"/>
        </table:table-row>
        <table:table-row table:style-name="ro1">
          <table:table-cell office:value-type="float" office:value="4.9373024626402" calcext:value-type="float">
            <text:p>4.9373024626402</text:p>
          </table:table-cell>
          <table:table-cell office:value-type="float" office:value="24.686512313201" calcext:value-type="float">
            <text:p>24.68651231320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72845" calcext:value-type="float">
            <text:p>-0.020816329772845</text:p>
          </table:table-cell>
          <table:table-cell table:number-columns-repeated="7"/>
        </table:table-row>
        <table:table-row table:style-name="ro1">
          <table:table-cell office:value-type="float" office:value="4.9373024635715" calcext:value-type="float">
            <text:p>4.9373024635715</text:p>
          </table:table-cell>
          <table:table-cell office:value-type="float" office:value="24.686512317858" calcext:value-type="float">
            <text:p>24.68651231785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7636" calcext:value-type="float">
            <text:p>-0.02081632977636</text:p>
          </table:table-cell>
          <table:table-cell table:number-columns-repeated="7"/>
        </table:table-row>
        <table:table-row table:style-name="ro1">
          <table:table-cell office:value-type="float" office:value="4.9373024645029" calcext:value-type="float">
            <text:p>4.9373024645029</text:p>
          </table:table-cell>
          <table:table-cell office:value-type="float" office:value="24.686512322514" calcext:value-type="float">
            <text:p>24.68651232251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79743" calcext:value-type="float">
            <text:p>-0.020816329779743</text:p>
          </table:table-cell>
          <table:table-cell table:number-columns-repeated="7"/>
        </table:table-row>
        <table:table-row table:style-name="ro1">
          <table:table-cell office:value-type="float" office:value="4.9373024654342" calcext:value-type="float">
            <text:p>4.9373024654342</text:p>
          </table:table-cell>
          <table:table-cell office:value-type="float" office:value="24.686512327171" calcext:value-type="float">
            <text:p>24.68651232717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83258" calcext:value-type="float">
            <text:p>-0.020816329783258</text:p>
          </table:table-cell>
          <table:table-cell table:number-columns-repeated="7"/>
        </table:table-row>
        <table:table-row table:style-name="ro1">
          <table:table-cell office:value-type="float" office:value="4.9373024663655" calcext:value-type="float">
            <text:p>4.9373024663655</text:p>
          </table:table-cell>
          <table:table-cell office:value-type="float" office:value="24.686512331828" calcext:value-type="float">
            <text:p>24.68651233182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86642" calcext:value-type="float">
            <text:p>-0.020816329786642</text:p>
          </table:table-cell>
          <table:table-cell table:number-columns-repeated="7"/>
        </table:table-row>
        <table:table-row table:style-name="ro1">
          <table:table-cell office:value-type="float" office:value="4.9373024672968" calcext:value-type="float">
            <text:p>4.9373024672968</text:p>
          </table:table-cell>
          <table:table-cell office:value-type="float" office:value="24.686512336484" calcext:value-type="float">
            <text:p>24.68651233648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90157" calcext:value-type="float">
            <text:p>-0.020816329790157</text:p>
          </table:table-cell>
          <table:table-cell table:number-columns-repeated="7"/>
        </table:table-row>
        <table:table-row table:style-name="ro1">
          <table:table-cell office:value-type="float" office:value="4.9373024682282" calcext:value-type="float">
            <text:p>4.9373024682282</text:p>
          </table:table-cell>
          <table:table-cell office:value-type="float" office:value="24.686512341141" calcext:value-type="float">
            <text:p>24.68651234114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793541" calcext:value-type="float">
            <text:p>-0.020816329793541</text:p>
          </table:table-cell>
          <table:table-cell table:number-columns-repeated="7"/>
        </table:table-row>
        <table:table-row table:style-name="ro1">
          <table:table-cell office:value-type="float" office:value="4.9373024691595" calcext:value-type="float">
            <text:p>4.9373024691595</text:p>
          </table:table-cell>
          <table:table-cell office:value-type="float" office:value="24.686512345797" calcext:value-type="float">
            <text:p>24.68651234579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797056" calcext:value-type="float">
            <text:p>-0.020816329797056</text:p>
          </table:table-cell>
          <table:table-cell table:number-columns-repeated="7"/>
        </table:table-row>
        <table:table-row table:style-name="ro1">
          <table:table-cell office:value-type="float" office:value="4.9373024700908" calcext:value-type="float">
            <text:p>4.9373024700908</text:p>
          </table:table-cell>
          <table:table-cell office:value-type="float" office:value="24.686512350454" calcext:value-type="float">
            <text:p>24.68651235045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00439" calcext:value-type="float">
            <text:p>-0.020816329800439</text:p>
          </table:table-cell>
          <table:table-cell table:number-columns-repeated="7"/>
        </table:table-row>
        <table:table-row table:style-name="ro1">
          <table:table-cell office:value-type="float" office:value="4.9373024710221" calcext:value-type="float">
            <text:p>4.9373024710221</text:p>
          </table:table-cell>
          <table:table-cell office:value-type="float" office:value="24.686512355111" calcext:value-type="float">
            <text:p>24.68651235511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03955" calcext:value-type="float">
            <text:p>-0.020816329803955</text:p>
          </table:table-cell>
          <table:table-cell table:number-columns-repeated="7"/>
        </table:table-row>
        <table:table-row table:style-name="ro1">
          <table:table-cell office:value-type="float" office:value="4.9373024719534" calcext:value-type="float">
            <text:p>4.9373024719534</text:p>
          </table:table-cell>
          <table:table-cell office:value-type="float" office:value="24.686512359767" calcext:value-type="float">
            <text:p>24.68651235976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07338" calcext:value-type="float">
            <text:p>-0.020816329807338</text:p>
          </table:table-cell>
          <table:table-cell table:number-columns-repeated="7"/>
        </table:table-row>
        <table:table-row table:style-name="ro1">
          <table:table-cell office:value-type="float" office:value="4.9373024728848" calcext:value-type="float">
            <text:p>4.9373024728848</text:p>
          </table:table-cell>
          <table:table-cell office:value-type="float" office:value="24.686512364424" calcext:value-type="float">
            <text:p>24.68651236442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10853" calcext:value-type="float">
            <text:p>-0.020816329810853</text:p>
          </table:table-cell>
          <table:table-cell table:number-columns-repeated="7"/>
        </table:table-row>
        <table:table-row table:style-name="ro1">
          <table:table-cell office:value-type="float" office:value="4.9373024738161" calcext:value-type="float">
            <text:p>4.9373024738161</text:p>
          </table:table-cell>
          <table:table-cell office:value-type="float" office:value="24.68651236908" calcext:value-type="float">
            <text:p>24.6865123690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14237" calcext:value-type="float">
            <text:p>-0.020816329814237</text:p>
          </table:table-cell>
          <table:table-cell table:number-columns-repeated="7"/>
        </table:table-row>
        <table:table-row table:style-name="ro1">
          <table:table-cell office:value-type="float" office:value="4.9373024747474" calcext:value-type="float">
            <text:p>4.9373024747474</text:p>
          </table:table-cell>
          <table:table-cell office:value-type="float" office:value="24.686512373737" calcext:value-type="float">
            <text:p>24.68651237373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17752" calcext:value-type="float">
            <text:p>-0.020816329817752</text:p>
          </table:table-cell>
          <table:table-cell table:number-columns-repeated="7"/>
        </table:table-row>
        <table:table-row table:style-name="ro1">
          <table:table-cell office:value-type="float" office:value="4.9373024756787" calcext:value-type="float">
            <text:p>4.9373024756787</text:p>
          </table:table-cell>
          <table:table-cell office:value-type="float" office:value="24.686512378394" calcext:value-type="float">
            <text:p>24.68651237839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21135" calcext:value-type="float">
            <text:p>-0.020816329821135</text:p>
          </table:table-cell>
          <table:table-cell table:number-columns-repeated="7"/>
        </table:table-row>
        <table:table-row table:style-name="ro1">
          <table:table-cell office:value-type="float" office:value="4.9373024766101" calcext:value-type="float">
            <text:p>4.9373024766101</text:p>
          </table:table-cell>
          <table:table-cell office:value-type="float" office:value="24.68651238305" calcext:value-type="float">
            <text:p>24.6865123830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24651" calcext:value-type="float">
            <text:p>-0.020816329824651</text:p>
          </table:table-cell>
          <table:table-cell table:number-columns-repeated="7"/>
        </table:table-row>
        <table:table-row table:style-name="ro1">
          <table:table-cell office:value-type="float" office:value="4.9373024775414" calcext:value-type="float">
            <text:p>4.9373024775414</text:p>
          </table:table-cell>
          <table:table-cell office:value-type="float" office:value="24.686512387707" calcext:value-type="float">
            <text:p>24.68651238770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28034" calcext:value-type="float">
            <text:p>-0.020816329828034</text:p>
          </table:table-cell>
          <table:table-cell table:number-columns-repeated="7"/>
        </table:table-row>
        <table:table-row table:style-name="ro1">
          <table:table-cell office:value-type="float" office:value="4.9373024784727" calcext:value-type="float">
            <text:p>4.9373024784727</text:p>
          </table:table-cell>
          <table:table-cell office:value-type="float" office:value="24.686512392364" calcext:value-type="float">
            <text:p>24.68651239236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31549" calcext:value-type="float">
            <text:p>-0.020816329831549</text:p>
          </table:table-cell>
          <table:table-cell table:number-columns-repeated="7"/>
        </table:table-row>
        <table:table-row table:style-name="ro1">
          <table:table-cell office:value-type="float" office:value="4.937302479404" calcext:value-type="float">
            <text:p>4.937302479404</text:p>
          </table:table-cell>
          <table:table-cell office:value-type="float" office:value="24.68651239702" calcext:value-type="float">
            <text:p>24.6865123970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34933" calcext:value-type="float">
            <text:p>-0.020816329834933</text:p>
          </table:table-cell>
          <table:table-cell table:number-columns-repeated="7"/>
        </table:table-row>
        <table:table-row table:style-name="ro1">
          <table:table-cell office:value-type="float" office:value="4.9373024803353" calcext:value-type="float">
            <text:p>4.9373024803353</text:p>
          </table:table-cell>
          <table:table-cell office:value-type="float" office:value="24.686512401677" calcext:value-type="float">
            <text:p>24.68651240167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38448" calcext:value-type="float">
            <text:p>-0.020816329838448</text:p>
          </table:table-cell>
          <table:table-cell table:number-columns-repeated="7"/>
        </table:table-row>
        <table:table-row table:style-name="ro1">
          <table:table-cell office:value-type="float" office:value="4.9373024812667" calcext:value-type="float">
            <text:p>4.9373024812667</text:p>
          </table:table-cell>
          <table:table-cell office:value-type="float" office:value="24.686512406333" calcext:value-type="float">
            <text:p>24.68651240633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41831" calcext:value-type="float">
            <text:p>-0.020816329841831</text:p>
          </table:table-cell>
          <table:table-cell table:number-columns-repeated="7"/>
        </table:table-row>
        <table:table-row table:style-name="ro1">
          <table:table-cell office:value-type="float" office:value="4.937302482198" calcext:value-type="float">
            <text:p>4.937302482198</text:p>
          </table:table-cell>
          <table:table-cell office:value-type="float" office:value="24.68651241099" calcext:value-type="float">
            <text:p>24.6865124109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45347" calcext:value-type="float">
            <text:p>-0.020816329845347</text:p>
          </table:table-cell>
          <table:table-cell table:number-columns-repeated="7"/>
        </table:table-row>
        <table:table-row table:style-name="ro1">
          <table:table-cell office:value-type="float" office:value="4.9373024831293" calcext:value-type="float">
            <text:p>4.9373024831293</text:p>
          </table:table-cell>
          <table:table-cell office:value-type="float" office:value="24.686512415647" calcext:value-type="float">
            <text:p>24.68651241564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4873" calcext:value-type="float">
            <text:p>-0.02081632984873</text:p>
          </table:table-cell>
          <table:table-cell table:number-columns-repeated="7"/>
        </table:table-row>
        <table:table-row table:style-name="ro1">
          <table:table-cell office:value-type="float" office:value="4.9373024840606" calcext:value-type="float">
            <text:p>4.9373024840606</text:p>
          </table:table-cell>
          <table:table-cell office:value-type="float" office:value="24.686512420303" calcext:value-type="float">
            <text:p>24.68651242030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52245" calcext:value-type="float">
            <text:p>-0.020816329852245</text:p>
          </table:table-cell>
          <table:table-cell table:number-columns-repeated="7"/>
        </table:table-row>
        <table:table-row table:style-name="ro1">
          <table:table-cell office:value-type="float" office:value="4.937302484992" calcext:value-type="float">
            <text:p>4.937302484992</text:p>
          </table:table-cell>
          <table:table-cell office:value-type="float" office:value="24.68651242496" calcext:value-type="float">
            <text:p>24.6865124249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55629" calcext:value-type="float">
            <text:p>-0.020816329855629</text:p>
          </table:table-cell>
          <table:table-cell table:number-columns-repeated="7"/>
        </table:table-row>
        <table:table-row table:style-name="ro1">
          <table:table-cell office:value-type="float" office:value="4.9373024859233" calcext:value-type="float">
            <text:p>4.9373024859233</text:p>
          </table:table-cell>
          <table:table-cell office:value-type="float" office:value="24.686512429616" calcext:value-type="float">
            <text:p>24.68651242961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59144" calcext:value-type="float">
            <text:p>-0.020816329859144</text:p>
          </table:table-cell>
          <table:table-cell table:number-columns-repeated="7"/>
        </table:table-row>
        <table:table-row table:style-name="ro1">
          <table:table-cell office:value-type="float" office:value="4.9373024868546" calcext:value-type="float">
            <text:p>4.9373024868546</text:p>
          </table:table-cell>
          <table:table-cell office:value-type="float" office:value="24.686512434273" calcext:value-type="float">
            <text:p>24.68651243427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62528" calcext:value-type="float">
            <text:p>-0.020816329862528</text:p>
          </table:table-cell>
          <table:table-cell table:number-columns-repeated="7"/>
        </table:table-row>
        <table:table-row table:style-name="ro1">
          <table:table-cell office:value-type="float" office:value="4.9373024877859" calcext:value-type="float">
            <text:p>4.9373024877859</text:p>
          </table:table-cell>
          <table:table-cell office:value-type="float" office:value="24.68651243893" calcext:value-type="float">
            <text:p>24.6865124389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66043" calcext:value-type="float">
            <text:p>-0.020816329866043</text:p>
          </table:table-cell>
          <table:table-cell table:number-columns-repeated="7"/>
        </table:table-row>
        <table:table-row table:style-name="ro1">
          <table:table-cell office:value-type="float" office:value="4.9373024887173" calcext:value-type="float">
            <text:p>4.9373024887173</text:p>
          </table:table-cell>
          <table:table-cell office:value-type="float" office:value="24.686512443586" calcext:value-type="float">
            <text:p>24.68651244358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69426" calcext:value-type="float">
            <text:p>-0.020816329869426</text:p>
          </table:table-cell>
          <table:table-cell table:number-columns-repeated="7"/>
        </table:table-row>
        <table:table-row table:style-name="ro1">
          <table:table-cell office:value-type="float" office:value="4.9373024896486" calcext:value-type="float">
            <text:p>4.9373024896486</text:p>
          </table:table-cell>
          <table:table-cell office:value-type="float" office:value="24.686512448243" calcext:value-type="float">
            <text:p>24.68651244824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72941" calcext:value-type="float">
            <text:p>-0.020816329872941</text:p>
          </table:table-cell>
          <table:table-cell table:number-columns-repeated="7"/>
        </table:table-row>
        <table:table-row table:style-name="ro1">
          <table:table-cell office:value-type="float" office:value="4.9373024905799" calcext:value-type="float">
            <text:p>4.9373024905799</text:p>
          </table:table-cell>
          <table:table-cell office:value-type="float" office:value="24.686512452899" calcext:value-type="float">
            <text:p>24.68651245289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76325" calcext:value-type="float">
            <text:p>-0.020816329876325</text:p>
          </table:table-cell>
          <table:table-cell table:number-columns-repeated="7"/>
        </table:table-row>
        <table:table-row table:style-name="ro1">
          <table:table-cell office:value-type="float" office:value="4.9373024915112" calcext:value-type="float">
            <text:p>4.9373024915112</text:p>
          </table:table-cell>
          <table:table-cell office:value-type="float" office:value="24.686512457556" calcext:value-type="float">
            <text:p>24.68651245755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7984" calcext:value-type="float">
            <text:p>-0.02081632987984</text:p>
          </table:table-cell>
          <table:table-cell table:number-columns-repeated="7"/>
        </table:table-row>
        <table:table-row table:style-name="ro1">
          <table:table-cell office:value-type="float" office:value="4.9373024924425" calcext:value-type="float">
            <text:p>4.9373024924425</text:p>
          </table:table-cell>
          <table:table-cell office:value-type="float" office:value="24.686512462213" calcext:value-type="float">
            <text:p>24.68651246221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83224" calcext:value-type="float">
            <text:p>-0.020816329883224</text:p>
          </table:table-cell>
          <table:table-cell table:number-columns-repeated="7"/>
        </table:table-row>
        <table:table-row table:style-name="ro1">
          <table:table-cell office:value-type="float" office:value="4.9373024933739" calcext:value-type="float">
            <text:p>4.9373024933739</text:p>
          </table:table-cell>
          <table:table-cell office:value-type="float" office:value="24.686512466869" calcext:value-type="float">
            <text:p>24.68651246686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86739" calcext:value-type="float">
            <text:p>-0.020816329886739</text:p>
          </table:table-cell>
          <table:table-cell table:number-columns-repeated="7"/>
        </table:table-row>
        <table:table-row table:style-name="ro1">
          <table:table-cell office:value-type="float" office:value="4.9373024943052" calcext:value-type="float">
            <text:p>4.9373024943052</text:p>
          </table:table-cell>
          <table:table-cell office:value-type="float" office:value="24.686512471526" calcext:value-type="float">
            <text:p>24.68651247152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90122" calcext:value-type="float">
            <text:p>-0.020816329890122</text:p>
          </table:table-cell>
          <table:table-cell table:number-columns-repeated="7"/>
        </table:table-row>
        <table:table-row table:style-name="ro1">
          <table:table-cell office:value-type="float" office:value="4.9373024952365" calcext:value-type="float">
            <text:p>4.9373024952365</text:p>
          </table:table-cell>
          <table:table-cell office:value-type="float" office:value="24.686512476183" calcext:value-type="float">
            <text:p>24.68651247618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893637" calcext:value-type="float">
            <text:p>-0.020816329893637</text:p>
          </table:table-cell>
          <table:table-cell table:number-columns-repeated="7"/>
        </table:table-row>
        <table:table-row table:style-name="ro1">
          <table:table-cell office:value-type="float" office:value="4.9373024961678" calcext:value-type="float">
            <text:p>4.9373024961678</text:p>
          </table:table-cell>
          <table:table-cell office:value-type="float" office:value="24.686512480839" calcext:value-type="float">
            <text:p>24.68651248083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897021" calcext:value-type="float">
            <text:p>-0.020816329897021</text:p>
          </table:table-cell>
          <table:table-cell table:number-columns-repeated="7"/>
        </table:table-row>
        <table:table-row table:style-name="ro1">
          <table:table-cell office:value-type="float" office:value="4.9373024970992" calcext:value-type="float">
            <text:p>4.9373024970992</text:p>
          </table:table-cell>
          <table:table-cell office:value-type="float" office:value="24.686512485496" calcext:value-type="float">
            <text:p>24.68651248549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00536" calcext:value-type="float">
            <text:p>-0.020816329900536</text:p>
          </table:table-cell>
          <table:table-cell table:number-columns-repeated="7"/>
        </table:table-row>
        <table:table-row table:style-name="ro1">
          <table:table-cell office:value-type="float" office:value="4.9373024980305" calcext:value-type="float">
            <text:p>4.9373024980305</text:p>
          </table:table-cell>
          <table:table-cell office:value-type="float" office:value="24.686512490152" calcext:value-type="float">
            <text:p>24.68651249015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0392" calcext:value-type="float">
            <text:p>-0.02081632990392</text:p>
          </table:table-cell>
          <table:table-cell table:number-columns-repeated="7"/>
        </table:table-row>
        <table:table-row table:style-name="ro1">
          <table:table-cell office:value-type="float" office:value="4.9373024989618" calcext:value-type="float">
            <text:p>4.9373024989618</text:p>
          </table:table-cell>
          <table:table-cell office:value-type="float" office:value="24.686512494809" calcext:value-type="float">
            <text:p>24.68651249480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07435" calcext:value-type="float">
            <text:p>-0.020816329907435</text:p>
          </table:table-cell>
          <table:table-cell table:number-columns-repeated="7"/>
        </table:table-row>
        <table:table-row table:style-name="ro1">
          <table:table-cell office:value-type="float" office:value="4.9373024998931" calcext:value-type="float">
            <text:p>4.9373024998931</text:p>
          </table:table-cell>
          <table:table-cell office:value-type="float" office:value="24.686512499466" calcext:value-type="float">
            <text:p>24.68651249946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10818" calcext:value-type="float">
            <text:p>-0.020816329910818</text:p>
          </table:table-cell>
          <table:table-cell table:number-columns-repeated="7"/>
        </table:table-row>
        <table:table-row table:style-name="ro1">
          <table:table-cell office:value-type="float" office:value="4.9373025008244" calcext:value-type="float">
            <text:p>4.9373025008244</text:p>
          </table:table-cell>
          <table:table-cell office:value-type="float" office:value="24.686512504122" calcext:value-type="float">
            <text:p>24.68651250412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14334" calcext:value-type="float">
            <text:p>-0.020816329914334</text:p>
          </table:table-cell>
          <table:table-cell table:number-columns-repeated="7"/>
        </table:table-row>
        <table:table-row table:style-name="ro1">
          <table:table-cell office:value-type="float" office:value="4.9373025017558" calcext:value-type="float">
            <text:p>4.9373025017558</text:p>
          </table:table-cell>
          <table:table-cell office:value-type="float" office:value="24.686512508779" calcext:value-type="float">
            <text:p>24.68651250877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17717" calcext:value-type="float">
            <text:p>-0.020816329917717</text:p>
          </table:table-cell>
          <table:table-cell table:number-columns-repeated="7"/>
        </table:table-row>
        <table:table-row table:style-name="ro1">
          <table:table-cell office:value-type="float" office:value="4.9373025026871" calcext:value-type="float">
            <text:p>4.9373025026871</text:p>
          </table:table-cell>
          <table:table-cell office:value-type="float" office:value="24.686512513435" calcext:value-type="float">
            <text:p>24.68651251343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21232" calcext:value-type="float">
            <text:p>-0.020816329921232</text:p>
          </table:table-cell>
          <table:table-cell table:number-columns-repeated="7"/>
        </table:table-row>
        <table:table-row table:style-name="ro1">
          <table:table-cell office:value-type="float" office:value="4.9373025036184" calcext:value-type="float">
            <text:p>4.9373025036184</text:p>
          </table:table-cell>
          <table:table-cell office:value-type="float" office:value="24.686512518092" calcext:value-type="float">
            <text:p>24.68651251809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24616" calcext:value-type="float">
            <text:p>-0.020816329924616</text:p>
          </table:table-cell>
          <table:table-cell table:number-columns-repeated="7"/>
        </table:table-row>
        <table:table-row table:style-name="ro1">
          <table:table-cell office:value-type="float" office:value="4.9373025045497" calcext:value-type="float">
            <text:p>4.9373025045497</text:p>
          </table:table-cell>
          <table:table-cell office:value-type="float" office:value="24.686512522749" calcext:value-type="float">
            <text:p>24.68651252274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28131" calcext:value-type="float">
            <text:p>-0.020816329928131</text:p>
          </table:table-cell>
          <table:table-cell table:number-columns-repeated="7"/>
        </table:table-row>
        <table:table-row table:style-name="ro1">
          <table:table-cell office:value-type="float" office:value="4.9373025054811" calcext:value-type="float">
            <text:p>4.9373025054811</text:p>
          </table:table-cell>
          <table:table-cell office:value-type="float" office:value="24.686512527405" calcext:value-type="float">
            <text:p>24.68651252740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31514" calcext:value-type="float">
            <text:p>-0.020816329931514</text:p>
          </table:table-cell>
          <table:table-cell table:number-columns-repeated="7"/>
        </table:table-row>
        <table:table-row table:style-name="ro1">
          <table:table-cell office:value-type="float" office:value="4.9373025064124" calcext:value-type="float">
            <text:p>4.9373025064124</text:p>
          </table:table-cell>
          <table:table-cell office:value-type="float" office:value="24.686512532062" calcext:value-type="float">
            <text:p>24.68651253206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3503" calcext:value-type="float">
            <text:p>-0.02081632993503</text:p>
          </table:table-cell>
          <table:table-cell table:number-columns-repeated="7"/>
        </table:table-row>
        <table:table-row table:style-name="ro1">
          <table:table-cell office:value-type="float" office:value="4.9373025073437" calcext:value-type="float">
            <text:p>4.9373025073437</text:p>
          </table:table-cell>
          <table:table-cell office:value-type="float" office:value="24.686512536719" calcext:value-type="float">
            <text:p>24.68651253671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38413" calcext:value-type="float">
            <text:p>-0.020816329938413</text:p>
          </table:table-cell>
          <table:table-cell table:number-columns-repeated="7"/>
        </table:table-row>
        <table:table-row table:style-name="ro1">
          <table:table-cell office:value-type="float" office:value="4.937302508275" calcext:value-type="float">
            <text:p>4.937302508275</text:p>
          </table:table-cell>
          <table:table-cell office:value-type="float" office:value="24.686512541375" calcext:value-type="float">
            <text:p>24.68651254137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41928" calcext:value-type="float">
            <text:p>-0.020816329941928</text:p>
          </table:table-cell>
          <table:table-cell table:number-columns-repeated="7"/>
        </table:table-row>
        <table:table-row table:style-name="ro1">
          <table:table-cell office:value-type="float" office:value="4.9373025092063" calcext:value-type="float">
            <text:p>4.9373025092063</text:p>
          </table:table-cell>
          <table:table-cell office:value-type="float" office:value="24.686512546032" calcext:value-type="float">
            <text:p>24.68651254603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45312" calcext:value-type="float">
            <text:p>-0.020816329945312</text:p>
          </table:table-cell>
          <table:table-cell table:number-columns-repeated="7"/>
        </table:table-row>
        <table:table-row table:style-name="ro1">
          <table:table-cell office:value-type="float" office:value="4.9373025101377" calcext:value-type="float">
            <text:p>4.9373025101377</text:p>
          </table:table-cell>
          <table:table-cell office:value-type="float" office:value="24.686512550688" calcext:value-type="float">
            <text:p>24.68651255068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48827" calcext:value-type="float">
            <text:p>-0.020816329948827</text:p>
          </table:table-cell>
          <table:table-cell table:number-columns-repeated="7"/>
        </table:table-row>
        <table:table-row table:style-name="ro1">
          <table:table-cell office:value-type="float" office:value="4.937302511069" calcext:value-type="float">
            <text:p>4.937302511069</text:p>
          </table:table-cell>
          <table:table-cell office:value-type="float" office:value="24.686512555345" calcext:value-type="float">
            <text:p>24.68651255534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5221" calcext:value-type="float">
            <text:p>-0.02081632995221</text:p>
          </table:table-cell>
          <table:table-cell table:number-columns-repeated="7"/>
        </table:table-row>
        <table:table-row table:style-name="ro1">
          <table:table-cell office:value-type="float" office:value="4.9373025120003" calcext:value-type="float">
            <text:p>4.9373025120003</text:p>
          </table:table-cell>
          <table:table-cell office:value-type="float" office:value="24.686512560002" calcext:value-type="float">
            <text:p>24.68651256000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55726" calcext:value-type="float">
            <text:p>-0.020816329955726</text:p>
          </table:table-cell>
          <table:table-cell table:number-columns-repeated="7"/>
        </table:table-row>
        <table:table-row table:style-name="ro1">
          <table:table-cell office:value-type="float" office:value="4.9373025129316" calcext:value-type="float">
            <text:p>4.9373025129316</text:p>
          </table:table-cell>
          <table:table-cell office:value-type="float" office:value="24.686512564658" calcext:value-type="float">
            <text:p>24.68651256465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59109" calcext:value-type="float">
            <text:p>-0.020816329959109</text:p>
          </table:table-cell>
          <table:table-cell table:number-columns-repeated="7"/>
        </table:table-row>
        <table:table-row table:style-name="ro1">
          <table:table-cell office:value-type="float" office:value="4.937302513863" calcext:value-type="float">
            <text:p>4.937302513863</text:p>
          </table:table-cell>
          <table:table-cell office:value-type="float" office:value="24.686512569315" calcext:value-type="float">
            <text:p>24.68651256931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62624" calcext:value-type="float">
            <text:p>-0.020816329962624</text:p>
          </table:table-cell>
          <table:table-cell table:number-columns-repeated="7"/>
        </table:table-row>
        <table:table-row table:style-name="ro1">
          <table:table-cell office:value-type="float" office:value="4.9373025147943" calcext:value-type="float">
            <text:p>4.9373025147943</text:p>
          </table:table-cell>
          <table:table-cell office:value-type="float" office:value="24.686512573971" calcext:value-type="float">
            <text:p>24.68651257397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66008" calcext:value-type="float">
            <text:p>-0.020816329966008</text:p>
          </table:table-cell>
          <table:table-cell table:number-columns-repeated="7"/>
        </table:table-row>
        <table:table-row table:style-name="ro1">
          <table:table-cell office:value-type="float" office:value="4.9373025157256" calcext:value-type="float">
            <text:p>4.9373025157256</text:p>
          </table:table-cell>
          <table:table-cell office:value-type="float" office:value="24.686512578628" calcext:value-type="float">
            <text:p>24.68651257862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69523" calcext:value-type="float">
            <text:p>-0.020816329969523</text:p>
          </table:table-cell>
          <table:table-cell table:number-columns-repeated="7"/>
        </table:table-row>
        <table:table-row table:style-name="ro1">
          <table:table-cell office:value-type="float" office:value="4.9373025166569" calcext:value-type="float">
            <text:p>4.9373025166569</text:p>
          </table:table-cell>
          <table:table-cell office:value-type="float" office:value="24.686512583285" calcext:value-type="float">
            <text:p>24.68651258328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72907" calcext:value-type="float">
            <text:p>-0.020816329972907</text:p>
          </table:table-cell>
          <table:table-cell table:number-columns-repeated="7"/>
        </table:table-row>
        <table:table-row table:style-name="ro1">
          <table:table-cell office:value-type="float" office:value="4.9373025175883" calcext:value-type="float">
            <text:p>4.9373025175883</text:p>
          </table:table-cell>
          <table:table-cell office:value-type="float" office:value="24.686512587941" calcext:value-type="float">
            <text:p>24.68651258794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76422" calcext:value-type="float">
            <text:p>-0.020816329976422</text:p>
          </table:table-cell>
          <table:table-cell table:number-columns-repeated="7"/>
        </table:table-row>
        <table:table-row table:style-name="ro1">
          <table:table-cell office:value-type="float" office:value="4.9373025185196" calcext:value-type="float">
            <text:p>4.9373025185196</text:p>
          </table:table-cell>
          <table:table-cell office:value-type="float" office:value="24.686512592598" calcext:value-type="float">
            <text:p>24.68651259259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79805" calcext:value-type="float">
            <text:p>-0.020816329979805</text:p>
          </table:table-cell>
          <table:table-cell table:number-columns-repeated="7"/>
        </table:table-row>
        <table:table-row table:style-name="ro1">
          <table:table-cell office:value-type="float" office:value="4.9373025194509" calcext:value-type="float">
            <text:p>4.9373025194509</text:p>
          </table:table-cell>
          <table:table-cell office:value-type="float" office:value="24.686512597254" calcext:value-type="float">
            <text:p>24.68651259725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8332" calcext:value-type="float">
            <text:p>-0.02081632998332</text:p>
          </table:table-cell>
          <table:table-cell table:number-columns-repeated="7"/>
        </table:table-row>
        <table:table-row table:style-name="ro1">
          <table:table-cell office:value-type="float" office:value="4.9373025203822" calcext:value-type="float">
            <text:p>4.9373025203822</text:p>
          </table:table-cell>
          <table:table-cell office:value-type="float" office:value="24.686512601911" calcext:value-type="float">
            <text:p>24.68651260191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86704" calcext:value-type="float">
            <text:p>-0.020816329986704</text:p>
          </table:table-cell>
          <table:table-cell table:number-columns-repeated="7"/>
        </table:table-row>
        <table:table-row table:style-name="ro1">
          <table:table-cell office:value-type="float" office:value="4.9373025213135" calcext:value-type="float">
            <text:p>4.9373025213135</text:p>
          </table:table-cell>
          <table:table-cell office:value-type="float" office:value="24.686512606568" calcext:value-type="float">
            <text:p>24.68651260656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90219" calcext:value-type="float">
            <text:p>-0.020816329990219</text:p>
          </table:table-cell>
          <table:table-cell table:number-columns-repeated="7"/>
        </table:table-row>
        <table:table-row table:style-name="ro1">
          <table:table-cell office:value-type="float" office:value="4.9373025222449" calcext:value-type="float">
            <text:p>4.9373025222449</text:p>
          </table:table-cell>
          <table:table-cell office:value-type="float" office:value="24.686512611224" calcext:value-type="float">
            <text:p>24.68651261122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29993603" calcext:value-type="float">
            <text:p>-0.020816329993603</text:p>
          </table:table-cell>
          <table:table-cell table:number-columns-repeated="7"/>
        </table:table-row>
        <table:table-row table:style-name="ro1">
          <table:table-cell office:value-type="float" office:value="4.9373025231762" calcext:value-type="float">
            <text:p>4.9373025231762</text:p>
          </table:table-cell>
          <table:table-cell office:value-type="float" office:value="24.686512615881" calcext:value-type="float">
            <text:p>24.68651261588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29997118" calcext:value-type="float">
            <text:p>-0.020816329997118</text:p>
          </table:table-cell>
          <table:table-cell table:number-columns-repeated="7"/>
        </table:table-row>
        <table:table-row table:style-name="ro1">
          <table:table-cell office:value-type="float" office:value="4.9373025241075" calcext:value-type="float">
            <text:p>4.9373025241075</text:p>
          </table:table-cell>
          <table:table-cell office:value-type="float" office:value="24.686512620538" calcext:value-type="float">
            <text:p>24.68651262053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00501" calcext:value-type="float">
            <text:p>-0.020816330000501</text:p>
          </table:table-cell>
          <table:table-cell table:number-columns-repeated="7"/>
        </table:table-row>
        <table:table-row table:style-name="ro1">
          <table:table-cell office:value-type="float" office:value="4.9373025250388" calcext:value-type="float">
            <text:p>4.9373025250388</text:p>
          </table:table-cell>
          <table:table-cell office:value-type="float" office:value="24.686512625194" calcext:value-type="float">
            <text:p>24.68651262519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04016" calcext:value-type="float">
            <text:p>-0.020816330004016</text:p>
          </table:table-cell>
          <table:table-cell table:number-columns-repeated="7"/>
        </table:table-row>
        <table:table-row table:style-name="ro1">
          <table:table-cell office:value-type="float" office:value="4.9373025259702" calcext:value-type="float">
            <text:p>4.9373025259702</text:p>
          </table:table-cell>
          <table:table-cell office:value-type="float" office:value="24.686512629851" calcext:value-type="float">
            <text:p>24.68651262985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074" calcext:value-type="float">
            <text:p>-0.0208163300074</text:p>
          </table:table-cell>
          <table:table-cell table:number-columns-repeated="7"/>
        </table:table-row>
        <table:table-row table:style-name="ro1">
          <table:table-cell office:value-type="float" office:value="4.9373025269015" calcext:value-type="float">
            <text:p>4.9373025269015</text:p>
          </table:table-cell>
          <table:table-cell office:value-type="float" office:value="24.686512634507" calcext:value-type="float">
            <text:p>24.68651263450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10915" calcext:value-type="float">
            <text:p>-0.020816330010915</text:p>
          </table:table-cell>
          <table:table-cell table:number-columns-repeated="7"/>
        </table:table-row>
        <table:table-row table:style-name="ro1">
          <table:table-cell office:value-type="float" office:value="4.9373025278328" calcext:value-type="float">
            <text:p>4.9373025278328</text:p>
          </table:table-cell>
          <table:table-cell office:value-type="float" office:value="24.686512639164" calcext:value-type="float">
            <text:p>24.68651263916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14299" calcext:value-type="float">
            <text:p>-0.020816330014299</text:p>
          </table:table-cell>
          <table:table-cell table:number-columns-repeated="7"/>
        </table:table-row>
        <table:table-row table:style-name="ro1">
          <table:table-cell office:value-type="float" office:value="4.9373025287641" calcext:value-type="float">
            <text:p>4.9373025287641</text:p>
          </table:table-cell>
          <table:table-cell office:value-type="float" office:value="24.686512643821" calcext:value-type="float">
            <text:p>24.68651264382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17814" calcext:value-type="float">
            <text:p>-0.020816330017814</text:p>
          </table:table-cell>
          <table:table-cell table:number-columns-repeated="7"/>
        </table:table-row>
        <table:table-row table:style-name="ro1">
          <table:table-cell office:value-type="float" office:value="4.9373025296954" calcext:value-type="float">
            <text:p>4.9373025296954</text:p>
          </table:table-cell>
          <table:table-cell office:value-type="float" office:value="24.686512648477" calcext:value-type="float">
            <text:p>24.68651264847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21197" calcext:value-type="float">
            <text:p>-0.020816330021197</text:p>
          </table:table-cell>
          <table:table-cell table:number-columns-repeated="7"/>
        </table:table-row>
        <table:table-row table:style-name="ro1">
          <table:table-cell office:value-type="float" office:value="4.9373025306268" calcext:value-type="float">
            <text:p>4.9373025306268</text:p>
          </table:table-cell>
          <table:table-cell office:value-type="float" office:value="24.686512653134" calcext:value-type="float">
            <text:p>24.6865126531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24712" calcext:value-type="float">
            <text:p>-0.020816330024712</text:p>
          </table:table-cell>
          <table:table-cell table:number-columns-repeated="7"/>
        </table:table-row>
        <table:table-row table:style-name="ro1">
          <table:table-cell office:value-type="float" office:value="4.9373025315581" calcext:value-type="float">
            <text:p>4.9373025315581</text:p>
          </table:table-cell>
          <table:table-cell office:value-type="float" office:value="24.68651265779" calcext:value-type="float">
            <text:p>24.6865126577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28096" calcext:value-type="float">
            <text:p>-0.020816330028096</text:p>
          </table:table-cell>
          <table:table-cell table:number-columns-repeated="7"/>
        </table:table-row>
        <table:table-row table:style-name="ro1">
          <table:table-cell office:value-type="float" office:value="4.9373025324894" calcext:value-type="float">
            <text:p>4.9373025324894</text:p>
          </table:table-cell>
          <table:table-cell office:value-type="float" office:value="24.686512662447" calcext:value-type="float">
            <text:p>24.68651266244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31611" calcext:value-type="float">
            <text:p>-0.020816330031611</text:p>
          </table:table-cell>
          <table:table-cell table:number-columns-repeated="7"/>
        </table:table-row>
        <table:table-row table:style-name="ro1">
          <table:table-cell office:value-type="float" office:value="4.9373025334207" calcext:value-type="float">
            <text:p>4.9373025334207</text:p>
          </table:table-cell>
          <table:table-cell office:value-type="float" office:value="24.686512667104" calcext:value-type="float">
            <text:p>24.68651266710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34995" calcext:value-type="float">
            <text:p>-0.020816330034995</text:p>
          </table:table-cell>
          <table:table-cell table:number-columns-repeated="7"/>
        </table:table-row>
        <table:table-row table:style-name="ro1">
          <table:table-cell office:value-type="float" office:value="4.9373025343521" calcext:value-type="float">
            <text:p>4.9373025343521</text:p>
          </table:table-cell>
          <table:table-cell office:value-type="float" office:value="24.68651267176" calcext:value-type="float">
            <text:p>24.6865126717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3851" calcext:value-type="float">
            <text:p>-0.02081633003851</text:p>
          </table:table-cell>
          <table:table-cell table:number-columns-repeated="7"/>
        </table:table-row>
        <table:table-row table:style-name="ro1">
          <table:table-cell office:value-type="float" office:value="4.9373025352834" calcext:value-type="float">
            <text:p>4.9373025352834</text:p>
          </table:table-cell>
          <table:table-cell office:value-type="float" office:value="24.686512676417" calcext:value-type="float">
            <text:p>24.68651267641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41893" calcext:value-type="float">
            <text:p>-0.020816330041893</text:p>
          </table:table-cell>
          <table:table-cell table:number-columns-repeated="7"/>
        </table:table-row>
        <table:table-row table:style-name="ro1">
          <table:table-cell office:value-type="float" office:value="4.9373025362147" calcext:value-type="float">
            <text:p>4.9373025362147</text:p>
          </table:table-cell>
          <table:table-cell office:value-type="float" office:value="24.686512681074" calcext:value-type="float">
            <text:p>24.68651268107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45409" calcext:value-type="float">
            <text:p>-0.020816330045409</text:p>
          </table:table-cell>
          <table:table-cell table:number-columns-repeated="7"/>
        </table:table-row>
        <table:table-row table:style-name="ro1">
          <table:table-cell office:value-type="float" office:value="4.937302537146" calcext:value-type="float">
            <text:p>4.937302537146</text:p>
          </table:table-cell>
          <table:table-cell office:value-type="float" office:value="24.68651268573" calcext:value-type="float">
            <text:p>24.6865126857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48792" calcext:value-type="float">
            <text:p>-0.020816330048792</text:p>
          </table:table-cell>
          <table:table-cell table:number-columns-repeated="7"/>
        </table:table-row>
        <table:table-row table:style-name="ro1">
          <table:table-cell office:value-type="float" office:value="4.9373025380773" calcext:value-type="float">
            <text:p>4.9373025380773</text:p>
          </table:table-cell>
          <table:table-cell office:value-type="float" office:value="24.686512690387" calcext:value-type="float">
            <text:p>24.68651269038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52307" calcext:value-type="float">
            <text:p>-0.020816330052307</text:p>
          </table:table-cell>
          <table:table-cell table:number-columns-repeated="7"/>
        </table:table-row>
        <table:table-row table:style-name="ro1">
          <table:table-cell office:value-type="float" office:value="4.9373025390087" calcext:value-type="float">
            <text:p>4.9373025390087</text:p>
          </table:table-cell>
          <table:table-cell office:value-type="float" office:value="24.686512695043" calcext:value-type="float">
            <text:p>24.68651269504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55691" calcext:value-type="float">
            <text:p>-0.020816330055691</text:p>
          </table:table-cell>
          <table:table-cell table:number-columns-repeated="7"/>
        </table:table-row>
        <table:table-row table:style-name="ro1">
          <table:table-cell office:value-type="float" office:value="4.93730253994" calcext:value-type="float">
            <text:p>4.93730253994</text:p>
          </table:table-cell>
          <table:table-cell office:value-type="float" office:value="24.6865126997" calcext:value-type="float">
            <text:p>24.686512699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59206" calcext:value-type="float">
            <text:p>-0.020816330059206</text:p>
          </table:table-cell>
          <table:table-cell table:number-columns-repeated="7"/>
        </table:table-row>
        <table:table-row table:style-name="ro1">
          <table:table-cell office:value-type="float" office:value="4.9373025408713" calcext:value-type="float">
            <text:p>4.9373025408713</text:p>
          </table:table-cell>
          <table:table-cell office:value-type="float" office:value="24.686512704357" calcext:value-type="float">
            <text:p>24.68651270435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62589" calcext:value-type="float">
            <text:p>-0.020816330062589</text:p>
          </table:table-cell>
          <table:table-cell table:number-columns-repeated="7"/>
        </table:table-row>
        <table:table-row table:style-name="ro1">
          <table:table-cell office:value-type="float" office:value="4.9373025418026" calcext:value-type="float">
            <text:p>4.9373025418026</text:p>
          </table:table-cell>
          <table:table-cell office:value-type="float" office:value="24.686512709013" calcext:value-type="float">
            <text:p>24.68651270901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66105" calcext:value-type="float">
            <text:p>-0.020816330066105</text:p>
          </table:table-cell>
          <table:table-cell table:number-columns-repeated="7"/>
        </table:table-row>
        <table:table-row table:style-name="ro1">
          <table:table-cell office:value-type="float" office:value="4.937302542734" calcext:value-type="float">
            <text:p>4.937302542734</text:p>
          </table:table-cell>
          <table:table-cell office:value-type="float" office:value="24.68651271367" calcext:value-type="float">
            <text:p>24.6865127136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69488" calcext:value-type="float">
            <text:p>-0.020816330069488</text:p>
          </table:table-cell>
          <table:table-cell table:number-columns-repeated="7"/>
        </table:table-row>
        <table:table-row table:style-name="ro1">
          <table:table-cell office:value-type="float" office:value="4.9373025436653" calcext:value-type="float">
            <text:p>4.9373025436653</text:p>
          </table:table-cell>
          <table:table-cell office:value-type="float" office:value="24.686512718326" calcext:value-type="float">
            <text:p>24.68651271832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73003" calcext:value-type="float">
            <text:p>-0.020816330073003</text:p>
          </table:table-cell>
          <table:table-cell table:number-columns-repeated="7"/>
        </table:table-row>
        <table:table-row table:style-name="ro1">
          <table:table-cell office:value-type="float" office:value="4.9373025445966" calcext:value-type="float">
            <text:p>4.9373025445966</text:p>
          </table:table-cell>
          <table:table-cell office:value-type="float" office:value="24.686512722983" calcext:value-type="float">
            <text:p>24.68651272298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76387" calcext:value-type="float">
            <text:p>-0.020816330076387</text:p>
          </table:table-cell>
          <table:table-cell table:number-columns-repeated="7"/>
        </table:table-row>
        <table:table-row table:style-name="ro1">
          <table:table-cell office:value-type="float" office:value="4.9373025455279" calcext:value-type="float">
            <text:p>4.9373025455279</text:p>
          </table:table-cell>
          <table:table-cell office:value-type="float" office:value="24.68651272764" calcext:value-type="float">
            <text:p>24.6865127276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79902" calcext:value-type="float">
            <text:p>-0.020816330079902</text:p>
          </table:table-cell>
          <table:table-cell table:number-columns-repeated="7"/>
        </table:table-row>
        <table:table-row table:style-name="ro1">
          <table:table-cell office:value-type="float" office:value="4.9373025464593" calcext:value-type="float">
            <text:p>4.9373025464593</text:p>
          </table:table-cell>
          <table:table-cell office:value-type="float" office:value="24.686512732296" calcext:value-type="float">
            <text:p>24.68651273229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83285" calcext:value-type="float">
            <text:p>-0.020816330083285</text:p>
          </table:table-cell>
          <table:table-cell table:number-columns-repeated="7"/>
        </table:table-row>
        <table:table-row table:style-name="ro1">
          <table:table-cell office:value-type="float" office:value="4.9373025473906" calcext:value-type="float">
            <text:p>4.9373025473906</text:p>
          </table:table-cell>
          <table:table-cell office:value-type="float" office:value="24.686512736953" calcext:value-type="float">
            <text:p>24.68651273695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86801" calcext:value-type="float">
            <text:p>-0.020816330086801</text:p>
          </table:table-cell>
          <table:table-cell table:number-columns-repeated="7"/>
        </table:table-row>
        <table:table-row table:style-name="ro1">
          <table:table-cell office:value-type="float" office:value="4.9373025483219" calcext:value-type="float">
            <text:p>4.9373025483219</text:p>
          </table:table-cell>
          <table:table-cell office:value-type="float" office:value="24.686512741609" calcext:value-type="float">
            <text:p>24.68651274160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90184" calcext:value-type="float">
            <text:p>-0.020816330090184</text:p>
          </table:table-cell>
          <table:table-cell table:number-columns-repeated="7"/>
        </table:table-row>
        <table:table-row table:style-name="ro1">
          <table:table-cell office:value-type="float" office:value="4.9373025492532" calcext:value-type="float">
            <text:p>4.9373025492532</text:p>
          </table:table-cell>
          <table:table-cell office:value-type="float" office:value="24.686512746266" calcext:value-type="float">
            <text:p>24.68651274626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093699" calcext:value-type="float">
            <text:p>-0.020816330093699</text:p>
          </table:table-cell>
          <table:table-cell table:number-columns-repeated="7"/>
        </table:table-row>
        <table:table-row table:style-name="ro1">
          <table:table-cell office:value-type="float" office:value="4.9373025501845" calcext:value-type="float">
            <text:p>4.9373025501845</text:p>
          </table:table-cell>
          <table:table-cell office:value-type="float" office:value="24.686512750923" calcext:value-type="float">
            <text:p>24.68651275092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097083" calcext:value-type="float">
            <text:p>-0.020816330097083</text:p>
          </table:table-cell>
          <table:table-cell table:number-columns-repeated="7"/>
        </table:table-row>
        <table:table-row table:style-name="ro1">
          <table:table-cell office:value-type="float" office:value="4.9373025511159" calcext:value-type="float">
            <text:p>4.9373025511159</text:p>
          </table:table-cell>
          <table:table-cell office:value-type="float" office:value="24.686512755579" calcext:value-type="float">
            <text:p>24.68651275557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00598" calcext:value-type="float">
            <text:p>-0.020816330100598</text:p>
          </table:table-cell>
          <table:table-cell table:number-columns-repeated="7"/>
        </table:table-row>
        <table:table-row table:style-name="ro1">
          <table:table-cell office:value-type="float" office:value="4.9373025520472" calcext:value-type="float">
            <text:p>4.9373025520472</text:p>
          </table:table-cell>
          <table:table-cell office:value-type="float" office:value="24.686512760236" calcext:value-type="float">
            <text:p>24.68651276023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03982" calcext:value-type="float">
            <text:p>-0.020816330103982</text:p>
          </table:table-cell>
          <table:table-cell table:number-columns-repeated="7"/>
        </table:table-row>
        <table:table-row table:style-name="ro1">
          <table:table-cell office:value-type="float" office:value="4.9373025529785" calcext:value-type="float">
            <text:p>4.9373025529785</text:p>
          </table:table-cell>
          <table:table-cell office:value-type="float" office:value="24.686512764893" calcext:value-type="float">
            <text:p>24.68651276489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07497" calcext:value-type="float">
            <text:p>-0.020816330107497</text:p>
          </table:table-cell>
          <table:table-cell table:number-columns-repeated="7"/>
        </table:table-row>
        <table:table-row table:style-name="ro1">
          <table:table-cell office:value-type="float" office:value="4.9373025539098" calcext:value-type="float">
            <text:p>4.9373025539098</text:p>
          </table:table-cell>
          <table:table-cell office:value-type="float" office:value="24.686512769549" calcext:value-type="float">
            <text:p>24.68651276954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1088" calcext:value-type="float">
            <text:p>-0.02081633011088</text:p>
          </table:table-cell>
          <table:table-cell table:number-columns-repeated="7"/>
        </table:table-row>
        <table:table-row table:style-name="ro1">
          <table:table-cell office:value-type="float" office:value="4.9373025548412" calcext:value-type="float">
            <text:p>4.9373025548412</text:p>
          </table:table-cell>
          <table:table-cell office:value-type="float" office:value="24.686512774206" calcext:value-type="float">
            <text:p>24.68651277420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14395" calcext:value-type="float">
            <text:p>-0.020816330114395</text:p>
          </table:table-cell>
          <table:table-cell table:number-columns-repeated="7"/>
        </table:table-row>
        <table:table-row table:style-name="ro1">
          <table:table-cell office:value-type="float" office:value="4.9373025557725" calcext:value-type="float">
            <text:p>4.9373025557725</text:p>
          </table:table-cell>
          <table:table-cell office:value-type="float" office:value="24.686512778862" calcext:value-type="float">
            <text:p>24.68651277886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17779" calcext:value-type="float">
            <text:p>-0.020816330117779</text:p>
          </table:table-cell>
          <table:table-cell table:number-columns-repeated="7"/>
        </table:table-row>
        <table:table-row table:style-name="ro1">
          <table:table-cell office:value-type="float" office:value="4.9373025567038" calcext:value-type="float">
            <text:p>4.9373025567038</text:p>
          </table:table-cell>
          <table:table-cell office:value-type="float" office:value="24.686512783519" calcext:value-type="float">
            <text:p>24.68651278351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21294" calcext:value-type="float">
            <text:p>-0.020816330121294</text:p>
          </table:table-cell>
          <table:table-cell table:number-columns-repeated="7"/>
        </table:table-row>
        <table:table-row table:style-name="ro1">
          <table:table-cell office:value-type="float" office:value="4.9373025576351" calcext:value-type="float">
            <text:p>4.9373025576351</text:p>
          </table:table-cell>
          <table:table-cell office:value-type="float" office:value="24.686512788176" calcext:value-type="float">
            <text:p>24.68651278817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24678" calcext:value-type="float">
            <text:p>-0.020816330124678</text:p>
          </table:table-cell>
          <table:table-cell table:number-columns-repeated="7"/>
        </table:table-row>
        <table:table-row table:style-name="ro1">
          <table:table-cell office:value-type="float" office:value="4.9373025585664" calcext:value-type="float">
            <text:p>4.9373025585664</text:p>
          </table:table-cell>
          <table:table-cell office:value-type="float" office:value="24.686512792832" calcext:value-type="float">
            <text:p>24.68651279283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28193" calcext:value-type="float">
            <text:p>-0.020816330128193</text:p>
          </table:table-cell>
          <table:table-cell table:number-columns-repeated="7"/>
        </table:table-row>
        <table:table-row table:style-name="ro1">
          <table:table-cell office:value-type="float" office:value="4.9373025594978" calcext:value-type="float">
            <text:p>4.9373025594978</text:p>
          </table:table-cell>
          <table:table-cell office:value-type="float" office:value="24.686512797489" calcext:value-type="float">
            <text:p>24.68651279748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31576" calcext:value-type="float">
            <text:p>-0.020816330131576</text:p>
          </table:table-cell>
          <table:table-cell table:number-columns-repeated="7"/>
        </table:table-row>
        <table:table-row table:style-name="ro1">
          <table:table-cell office:value-type="float" office:value="4.9373025604291" calcext:value-type="float">
            <text:p>4.9373025604291</text:p>
          </table:table-cell>
          <table:table-cell office:value-type="float" office:value="24.686512802145" calcext:value-type="float">
            <text:p>24.68651280214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35091" calcext:value-type="float">
            <text:p>-0.020816330135091</text:p>
          </table:table-cell>
          <table:table-cell table:number-columns-repeated="7"/>
        </table:table-row>
        <table:table-row table:style-name="ro1">
          <table:table-cell office:value-type="float" office:value="4.9373025613604" calcext:value-type="float">
            <text:p>4.9373025613604</text:p>
          </table:table-cell>
          <table:table-cell office:value-type="float" office:value="24.686512806802" calcext:value-type="float">
            <text:p>24.68651280680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38475" calcext:value-type="float">
            <text:p>-0.020816330138475</text:p>
          </table:table-cell>
          <table:table-cell table:number-columns-repeated="7"/>
        </table:table-row>
        <table:table-row table:style-name="ro1">
          <table:table-cell office:value-type="float" office:value="4.9373025622917" calcext:value-type="float">
            <text:p>4.9373025622917</text:p>
          </table:table-cell>
          <table:table-cell office:value-type="float" office:value="24.686512811459" calcext:value-type="float">
            <text:p>24.68651281145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4199" calcext:value-type="float">
            <text:p>-0.02081633014199</text:p>
          </table:table-cell>
          <table:table-cell table:number-columns-repeated="7"/>
        </table:table-row>
        <table:table-row table:style-name="ro1">
          <table:table-cell office:value-type="float" office:value="4.9373025632231" calcext:value-type="float">
            <text:p>4.9373025632231</text:p>
          </table:table-cell>
          <table:table-cell office:value-type="float" office:value="24.686512816115" calcext:value-type="float">
            <text:p>24.68651281611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45374" calcext:value-type="float">
            <text:p>-0.020816330145374</text:p>
          </table:table-cell>
          <table:table-cell table:number-columns-repeated="7"/>
        </table:table-row>
        <table:table-row table:style-name="ro1">
          <table:table-cell office:value-type="float" office:value="4.9373025641544" calcext:value-type="float">
            <text:p>4.9373025641544</text:p>
          </table:table-cell>
          <table:table-cell office:value-type="float" office:value="24.686512820772" calcext:value-type="float">
            <text:p>24.68651282077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48889" calcext:value-type="float">
            <text:p>-0.020816330148889</text:p>
          </table:table-cell>
          <table:table-cell table:number-columns-repeated="7"/>
        </table:table-row>
        <table:table-row table:style-name="ro1">
          <table:table-cell office:value-type="float" office:value="4.9373025650857" calcext:value-type="float">
            <text:p>4.9373025650857</text:p>
          </table:table-cell>
          <table:table-cell office:value-type="float" office:value="24.686512825429" calcext:value-type="float">
            <text:p>24.68651282542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52272" calcext:value-type="float">
            <text:p>-0.020816330152272</text:p>
          </table:table-cell>
          <table:table-cell table:number-columns-repeated="7"/>
        </table:table-row>
        <table:table-row table:style-name="ro1">
          <table:table-cell office:value-type="float" office:value="4.937302566017" calcext:value-type="float">
            <text:p>4.937302566017</text:p>
          </table:table-cell>
          <table:table-cell office:value-type="float" office:value="24.686512830085" calcext:value-type="float">
            <text:p>24.68651283008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55787" calcext:value-type="float">
            <text:p>-0.020816330155787</text:p>
          </table:table-cell>
          <table:table-cell table:number-columns-repeated="7"/>
        </table:table-row>
        <table:table-row table:style-name="ro1">
          <table:table-cell office:value-type="float" office:value="4.9373025669483" calcext:value-type="float">
            <text:p>4.9373025669483</text:p>
          </table:table-cell>
          <table:table-cell office:value-type="float" office:value="24.686512834742" calcext:value-type="float">
            <text:p>24.68651283474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59171" calcext:value-type="float">
            <text:p>-0.020816330159171</text:p>
          </table:table-cell>
          <table:table-cell table:number-columns-repeated="7"/>
        </table:table-row>
        <table:table-row table:style-name="ro1">
          <table:table-cell office:value-type="float" office:value="4.9373025678797" calcext:value-type="float">
            <text:p>4.9373025678797</text:p>
          </table:table-cell>
          <table:table-cell office:value-type="float" office:value="24.686512839398" calcext:value-type="float">
            <text:p>24.68651283939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62686" calcext:value-type="float">
            <text:p>-0.020816330162686</text:p>
          </table:table-cell>
          <table:table-cell table:number-columns-repeated="7"/>
        </table:table-row>
        <table:table-row table:style-name="ro1">
          <table:table-cell office:value-type="float" office:value="4.937302568811" calcext:value-type="float">
            <text:p>4.937302568811</text:p>
          </table:table-cell>
          <table:table-cell office:value-type="float" office:value="24.686512844055" calcext:value-type="float">
            <text:p>24.68651284405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6607" calcext:value-type="float">
            <text:p>-0.02081633016607</text:p>
          </table:table-cell>
          <table:table-cell table:number-columns-repeated="7"/>
        </table:table-row>
        <table:table-row table:style-name="ro1">
          <table:table-cell office:value-type="float" office:value="4.9373025697423" calcext:value-type="float">
            <text:p>4.9373025697423</text:p>
          </table:table-cell>
          <table:table-cell office:value-type="float" office:value="24.686512848712" calcext:value-type="float">
            <text:p>24.68651284871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69585" calcext:value-type="float">
            <text:p>-0.020816330169585</text:p>
          </table:table-cell>
          <table:table-cell table:number-columns-repeated="7"/>
        </table:table-row>
        <table:table-row table:style-name="ro1">
          <table:table-cell office:value-type="float" office:value="4.9373025706736" calcext:value-type="float">
            <text:p>4.9373025706736</text:p>
          </table:table-cell>
          <table:table-cell office:value-type="float" office:value="24.686512853368" calcext:value-type="float">
            <text:p>24.68651285336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72968" calcext:value-type="float">
            <text:p>-0.020816330172968</text:p>
          </table:table-cell>
          <table:table-cell table:number-columns-repeated="7"/>
        </table:table-row>
        <table:table-row table:style-name="ro1">
          <table:table-cell office:value-type="float" office:value="4.937302571605" calcext:value-type="float">
            <text:p>4.937302571605</text:p>
          </table:table-cell>
          <table:table-cell office:value-type="float" office:value="24.686512858025" calcext:value-type="float">
            <text:p>24.68651285802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76484" calcext:value-type="float">
            <text:p>-0.020816330176484</text:p>
          </table:table-cell>
          <table:table-cell table:number-columns-repeated="7"/>
        </table:table-row>
        <table:table-row table:style-name="ro1">
          <table:table-cell office:value-type="float" office:value="4.9373025725363" calcext:value-type="float">
            <text:p>4.9373025725363</text:p>
          </table:table-cell>
          <table:table-cell office:value-type="float" office:value="24.686512862681" calcext:value-type="float">
            <text:p>24.68651286268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79867" calcext:value-type="float">
            <text:p>-0.020816330179867</text:p>
          </table:table-cell>
          <table:table-cell table:number-columns-repeated="7"/>
        </table:table-row>
        <table:table-row table:style-name="ro1">
          <table:table-cell office:value-type="float" office:value="4.9373025734676" calcext:value-type="float">
            <text:p>4.9373025734676</text:p>
          </table:table-cell>
          <table:table-cell office:value-type="float" office:value="24.686512867338" calcext:value-type="float">
            <text:p>24.68651286733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83382" calcext:value-type="float">
            <text:p>-0.020816330183382</text:p>
          </table:table-cell>
          <table:table-cell table:number-columns-repeated="7"/>
        </table:table-row>
        <table:table-row table:style-name="ro1">
          <table:table-cell office:value-type="float" office:value="4.9373025743989" calcext:value-type="float">
            <text:p>4.9373025743989</text:p>
          </table:table-cell>
          <table:table-cell office:value-type="float" office:value="24.686512871995" calcext:value-type="float">
            <text:p>24.68651287199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86766" calcext:value-type="float">
            <text:p>-0.020816330186766</text:p>
          </table:table-cell>
          <table:table-cell table:number-columns-repeated="7"/>
        </table:table-row>
        <table:table-row table:style-name="ro1">
          <table:table-cell office:value-type="float" office:value="4.9373025753302" calcext:value-type="float">
            <text:p>4.9373025753302</text:p>
          </table:table-cell>
          <table:table-cell office:value-type="float" office:value="24.686512876651" calcext:value-type="float">
            <text:p>24.68651287665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90281" calcext:value-type="float">
            <text:p>-0.020816330190281</text:p>
          </table:table-cell>
          <table:table-cell table:number-columns-repeated="7"/>
        </table:table-row>
        <table:table-row table:style-name="ro1">
          <table:table-cell office:value-type="float" office:value="4.9373025762616" calcext:value-type="float">
            <text:p>4.9373025762616</text:p>
          </table:table-cell>
          <table:table-cell office:value-type="float" office:value="24.686512881308" calcext:value-type="float">
            <text:p>24.68651288130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193664" calcext:value-type="float">
            <text:p>-0.020816330193664</text:p>
          </table:table-cell>
          <table:table-cell table:number-columns-repeated="7"/>
        </table:table-row>
        <table:table-row table:style-name="ro1">
          <table:table-cell office:value-type="float" office:value="4.9373025771929" calcext:value-type="float">
            <text:p>4.9373025771929</text:p>
          </table:table-cell>
          <table:table-cell office:value-type="float" office:value="24.686512885964" calcext:value-type="float">
            <text:p>24.68651288596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19718" calcext:value-type="float">
            <text:p>-0.02081633019718</text:p>
          </table:table-cell>
          <table:table-cell table:number-columns-repeated="7"/>
        </table:table-row>
        <table:table-row table:style-name="ro1">
          <table:table-cell office:value-type="float" office:value="4.9373025781242" calcext:value-type="float">
            <text:p>4.9373025781242</text:p>
          </table:table-cell>
          <table:table-cell office:value-type="float" office:value="24.686512890621" calcext:value-type="float">
            <text:p>24.68651289062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00563" calcext:value-type="float">
            <text:p>-0.020816330200563</text:p>
          </table:table-cell>
          <table:table-cell table:number-columns-repeated="7"/>
        </table:table-row>
        <table:table-row table:style-name="ro1">
          <table:table-cell office:value-type="float" office:value="4.9373025790555" calcext:value-type="float">
            <text:p>4.9373025790555</text:p>
          </table:table-cell>
          <table:table-cell office:value-type="float" office:value="24.686512895278" calcext:value-type="float">
            <text:p>24.68651289527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04078" calcext:value-type="float">
            <text:p>-0.020816330204078</text:p>
          </table:table-cell>
          <table:table-cell table:number-columns-repeated="7"/>
        </table:table-row>
        <table:table-row table:style-name="ro1">
          <table:table-cell office:value-type="float" office:value="4.9373025799869" calcext:value-type="float">
            <text:p>4.9373025799869</text:p>
          </table:table-cell>
          <table:table-cell office:value-type="float" office:value="24.686512899934" calcext:value-type="float">
            <text:p>24.68651289993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07462" calcext:value-type="float">
            <text:p>-0.020816330207462</text:p>
          </table:table-cell>
          <table:table-cell table:number-columns-repeated="7"/>
        </table:table-row>
        <table:table-row table:style-name="ro1">
          <table:table-cell office:value-type="float" office:value="4.9373025809182" calcext:value-type="float">
            <text:p>4.9373025809182</text:p>
          </table:table-cell>
          <table:table-cell office:value-type="float" office:value="24.686512904591" calcext:value-type="float">
            <text:p>24.68651290459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10977" calcext:value-type="float">
            <text:p>-0.020816330210977</text:p>
          </table:table-cell>
          <table:table-cell table:number-columns-repeated="7"/>
        </table:table-row>
        <table:table-row table:style-name="ro1">
          <table:table-cell office:value-type="float" office:value="4.9373025818495" calcext:value-type="float">
            <text:p>4.9373025818495</text:p>
          </table:table-cell>
          <table:table-cell office:value-type="float" office:value="24.686512909248" calcext:value-type="float">
            <text:p>24.68651290924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1436" calcext:value-type="float">
            <text:p>-0.02081633021436</text:p>
          </table:table-cell>
          <table:table-cell table:number-columns-repeated="7"/>
        </table:table-row>
        <table:table-row table:style-name="ro1">
          <table:table-cell office:value-type="float" office:value="4.9373025827808" calcext:value-type="float">
            <text:p>4.9373025827808</text:p>
          </table:table-cell>
          <table:table-cell office:value-type="float" office:value="24.686512913904" calcext:value-type="float">
            <text:p>24.68651291390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17876" calcext:value-type="float">
            <text:p>-0.020816330217876</text:p>
          </table:table-cell>
          <table:table-cell table:number-columns-repeated="7"/>
        </table:table-row>
        <table:table-row table:style-name="ro1">
          <table:table-cell office:value-type="float" office:value="4.9373025837122" calcext:value-type="float">
            <text:p>4.9373025837122</text:p>
          </table:table-cell>
          <table:table-cell office:value-type="float" office:value="24.686512918561" calcext:value-type="float">
            <text:p>24.68651291856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21259" calcext:value-type="float">
            <text:p>-0.020816330221259</text:p>
          </table:table-cell>
          <table:table-cell table:number-columns-repeated="7"/>
        </table:table-row>
        <table:table-row table:style-name="ro1">
          <table:table-cell office:value-type="float" office:value="4.9373025846435" calcext:value-type="float">
            <text:p>4.9373025846435</text:p>
          </table:table-cell>
          <table:table-cell office:value-type="float" office:value="24.686512923217" calcext:value-type="float">
            <text:p>24.68651292321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24774" calcext:value-type="float">
            <text:p>-0.020816330224774</text:p>
          </table:table-cell>
          <table:table-cell table:number-columns-repeated="7"/>
        </table:table-row>
        <table:table-row table:style-name="ro1">
          <table:table-cell office:value-type="float" office:value="4.9373025855748" calcext:value-type="float">
            <text:p>4.9373025855748</text:p>
          </table:table-cell>
          <table:table-cell office:value-type="float" office:value="24.686512927874" calcext:value-type="float">
            <text:p>24.68651292787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28158" calcext:value-type="float">
            <text:p>-0.020816330228158</text:p>
          </table:table-cell>
          <table:table-cell table:number-columns-repeated="7"/>
        </table:table-row>
        <table:table-row table:style-name="ro1">
          <table:table-cell office:value-type="float" office:value="4.9373025865061" calcext:value-type="float">
            <text:p>4.9373025865061</text:p>
          </table:table-cell>
          <table:table-cell office:value-type="float" office:value="24.686512932531" calcext:value-type="float">
            <text:p>24.68651293253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31673" calcext:value-type="float">
            <text:p>-0.020816330231673</text:p>
          </table:table-cell>
          <table:table-cell table:number-columns-repeated="7"/>
        </table:table-row>
        <table:table-row table:style-name="ro1">
          <table:table-cell office:value-type="float" office:value="4.9373025874374" calcext:value-type="float">
            <text:p>4.9373025874374</text:p>
          </table:table-cell>
          <table:table-cell office:value-type="float" office:value="24.686512937187" calcext:value-type="float">
            <text:p>24.68651293718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35057" calcext:value-type="float">
            <text:p>-0.020816330235057</text:p>
          </table:table-cell>
          <table:table-cell table:number-columns-repeated="7"/>
        </table:table-row>
        <table:table-row table:style-name="ro1">
          <table:table-cell office:value-type="float" office:value="4.9373025883688" calcext:value-type="float">
            <text:p>4.9373025883688</text:p>
          </table:table-cell>
          <table:table-cell office:value-type="float" office:value="24.686512941844" calcext:value-type="float">
            <text:p>24.68651294184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38572" calcext:value-type="float">
            <text:p>-0.020816330238572</text:p>
          </table:table-cell>
          <table:table-cell table:number-columns-repeated="7"/>
        </table:table-row>
        <table:table-row table:style-name="ro1">
          <table:table-cell office:value-type="float" office:value="4.9373025893001" calcext:value-type="float">
            <text:p>4.9373025893001</text:p>
          </table:table-cell>
          <table:table-cell office:value-type="float" office:value="24.6865129465" calcext:value-type="float">
            <text:p>24.686512946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41955" calcext:value-type="float">
            <text:p>-0.020816330241955</text:p>
          </table:table-cell>
          <table:table-cell table:number-columns-repeated="7"/>
        </table:table-row>
        <table:table-row table:style-name="ro1">
          <table:table-cell office:value-type="float" office:value="4.9373025902314" calcext:value-type="float">
            <text:p>4.9373025902314</text:p>
          </table:table-cell>
          <table:table-cell office:value-type="float" office:value="24.686512951157" calcext:value-type="float">
            <text:p>24.68651295115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4547" calcext:value-type="float">
            <text:p>-0.02081633024547</text:p>
          </table:table-cell>
          <table:table-cell table:number-columns-repeated="7"/>
        </table:table-row>
        <table:table-row table:style-name="ro1">
          <table:table-cell office:value-type="float" office:value="4.9373025911627" calcext:value-type="float">
            <text:p>4.9373025911627</text:p>
          </table:table-cell>
          <table:table-cell office:value-type="float" office:value="24.686512955814" calcext:value-type="float">
            <text:p>24.68651295581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48854" calcext:value-type="float">
            <text:p>-0.020816330248854</text:p>
          </table:table-cell>
          <table:table-cell table:number-columns-repeated="7"/>
        </table:table-row>
        <table:table-row table:style-name="ro1">
          <table:table-cell office:value-type="float" office:value="4.9373025920941" calcext:value-type="float">
            <text:p>4.9373025920941</text:p>
          </table:table-cell>
          <table:table-cell office:value-type="float" office:value="24.68651296047" calcext:value-type="float">
            <text:p>24.6865129604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52369" calcext:value-type="float">
            <text:p>-0.020816330252369</text:p>
          </table:table-cell>
          <table:table-cell table:number-columns-repeated="7"/>
        </table:table-row>
        <table:table-row table:style-name="ro1">
          <table:table-cell office:value-type="float" office:value="4.9373025930254" calcext:value-type="float">
            <text:p>4.9373025930254</text:p>
          </table:table-cell>
          <table:table-cell office:value-type="float" office:value="24.686512965127" calcext:value-type="float">
            <text:p>24.68651296512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55753" calcext:value-type="float">
            <text:p>-0.020816330255753</text:p>
          </table:table-cell>
          <table:table-cell table:number-columns-repeated="7"/>
        </table:table-row>
        <table:table-row table:style-name="ro1">
          <table:table-cell office:value-type="float" office:value="4.9373025939567" calcext:value-type="float">
            <text:p>4.9373025939567</text:p>
          </table:table-cell>
          <table:table-cell office:value-type="float" office:value="24.686512969784" calcext:value-type="float">
            <text:p>24.68651296978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59268" calcext:value-type="float">
            <text:p>-0.020816330259268</text:p>
          </table:table-cell>
          <table:table-cell table:number-columns-repeated="7"/>
        </table:table-row>
        <table:table-row table:style-name="ro1">
          <table:table-cell office:value-type="float" office:value="4.937302594888" calcext:value-type="float">
            <text:p>4.937302594888</text:p>
          </table:table-cell>
          <table:table-cell office:value-type="float" office:value="24.68651297444" calcext:value-type="float">
            <text:p>24.6865129744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62651" calcext:value-type="float">
            <text:p>-0.020816330262651</text:p>
          </table:table-cell>
          <table:table-cell table:number-columns-repeated="7"/>
        </table:table-row>
        <table:table-row table:style-name="ro1">
          <table:table-cell office:value-type="float" office:value="4.9373025958193" calcext:value-type="float">
            <text:p>4.9373025958193</text:p>
          </table:table-cell>
          <table:table-cell office:value-type="float" office:value="24.686512979097" calcext:value-type="float">
            <text:p>24.68651297909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66166" calcext:value-type="float">
            <text:p>-0.020816330266166</text:p>
          </table:table-cell>
          <table:table-cell table:number-columns-repeated="7"/>
        </table:table-row>
        <table:table-row table:style-name="ro1">
          <table:table-cell office:value-type="float" office:value="4.9373025967507" calcext:value-type="float">
            <text:p>4.9373025967507</text:p>
          </table:table-cell>
          <table:table-cell office:value-type="float" office:value="24.686512983753" calcext:value-type="float">
            <text:p>24.68651298375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6955" calcext:value-type="float">
            <text:p>-0.02081633026955</text:p>
          </table:table-cell>
          <table:table-cell table:number-columns-repeated="7"/>
        </table:table-row>
        <table:table-row table:style-name="ro1">
          <table:table-cell office:value-type="float" office:value="4.937302597682" calcext:value-type="float">
            <text:p>4.937302597682</text:p>
          </table:table-cell>
          <table:table-cell office:value-type="float" office:value="24.68651298841" calcext:value-type="float">
            <text:p>24.6865129884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73065" calcext:value-type="float">
            <text:p>-0.020816330273065</text:p>
          </table:table-cell>
          <table:table-cell table:number-columns-repeated="7"/>
        </table:table-row>
        <table:table-row table:style-name="ro1">
          <table:table-cell office:value-type="float" office:value="4.9373025986133" calcext:value-type="float">
            <text:p>4.9373025986133</text:p>
          </table:table-cell>
          <table:table-cell office:value-type="float" office:value="24.686512993067" calcext:value-type="float">
            <text:p>24.68651299306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76449" calcext:value-type="float">
            <text:p>-0.020816330276449</text:p>
          </table:table-cell>
          <table:table-cell table:number-columns-repeated="7"/>
        </table:table-row>
        <table:table-row table:style-name="ro1">
          <table:table-cell office:value-type="float" office:value="4.9373025995446" calcext:value-type="float">
            <text:p>4.9373025995446</text:p>
          </table:table-cell>
          <table:table-cell office:value-type="float" office:value="24.686512997723" calcext:value-type="float">
            <text:p>24.68651299772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79964" calcext:value-type="float">
            <text:p>-0.020816330279964</text:p>
          </table:table-cell>
          <table:table-cell table:number-columns-repeated="7"/>
        </table:table-row>
        <table:table-row table:style-name="ro1">
          <table:table-cell office:value-type="float" office:value="4.937302600476" calcext:value-type="float">
            <text:p>4.937302600476</text:p>
          </table:table-cell>
          <table:table-cell office:value-type="float" office:value="24.68651300238" calcext:value-type="float">
            <text:p>24.6865130023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83347" calcext:value-type="float">
            <text:p>-0.020816330283347</text:p>
          </table:table-cell>
          <table:table-cell table:number-columns-repeated="7"/>
        </table:table-row>
        <table:table-row table:style-name="ro1">
          <table:table-cell office:value-type="float" office:value="4.9373026014073" calcext:value-type="float">
            <text:p>4.9373026014073</text:p>
          </table:table-cell>
          <table:table-cell office:value-type="float" office:value="24.686513007036" calcext:value-type="float">
            <text:p>24.68651300703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86863" calcext:value-type="float">
            <text:p>-0.020816330286863</text:p>
          </table:table-cell>
          <table:table-cell table:number-columns-repeated="7"/>
        </table:table-row>
        <table:table-row table:style-name="ro1">
          <table:table-cell office:value-type="float" office:value="4.9373026023386" calcext:value-type="float">
            <text:p>4.9373026023386</text:p>
          </table:table-cell>
          <table:table-cell office:value-type="float" office:value="24.686513011693" calcext:value-type="float">
            <text:p>24.68651301169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90246" calcext:value-type="float">
            <text:p>-0.020816330290246</text:p>
          </table:table-cell>
          <table:table-cell table:number-columns-repeated="7"/>
        </table:table-row>
        <table:table-row table:style-name="ro1">
          <table:table-cell office:value-type="float" office:value="4.9373026032699" calcext:value-type="float">
            <text:p>4.9373026032699</text:p>
          </table:table-cell>
          <table:table-cell office:value-type="float" office:value="24.68651301635" calcext:value-type="float">
            <text:p>24.6865130163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293761" calcext:value-type="float">
            <text:p>-0.020816330293761</text:p>
          </table:table-cell>
          <table:table-cell table:number-columns-repeated="7"/>
        </table:table-row>
        <table:table-row table:style-name="ro1">
          <table:table-cell office:value-type="float" office:value="4.9373026042012" calcext:value-type="float">
            <text:p>4.9373026042012</text:p>
          </table:table-cell>
          <table:table-cell office:value-type="float" office:value="24.686513021006" calcext:value-type="float">
            <text:p>24.68651302100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297145" calcext:value-type="float">
            <text:p>-0.020816330297145</text:p>
          </table:table-cell>
          <table:table-cell table:number-columns-repeated="7"/>
        </table:table-row>
        <table:table-row table:style-name="ro1">
          <table:table-cell office:value-type="float" office:value="4.9373026051326" calcext:value-type="float">
            <text:p>4.9373026051326</text:p>
          </table:table-cell>
          <table:table-cell office:value-type="float" office:value="24.686513025663" calcext:value-type="float">
            <text:p>24.68651302566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0066" calcext:value-type="float">
            <text:p>-0.02081633030066</text:p>
          </table:table-cell>
          <table:table-cell table:number-columns-repeated="7"/>
        </table:table-row>
        <table:table-row table:style-name="ro1">
          <table:table-cell office:value-type="float" office:value="4.9373026060639" calcext:value-type="float">
            <text:p>4.9373026060639</text:p>
          </table:table-cell>
          <table:table-cell office:value-type="float" office:value="24.686513030319" calcext:value-type="float">
            <text:p>24.68651303031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04043" calcext:value-type="float">
            <text:p>-0.020816330304043</text:p>
          </table:table-cell>
          <table:table-cell table:number-columns-repeated="7"/>
        </table:table-row>
        <table:table-row table:style-name="ro1">
          <table:table-cell office:value-type="float" office:value="4.9373026069952" calcext:value-type="float">
            <text:p>4.9373026069952</text:p>
          </table:table-cell>
          <table:table-cell office:value-type="float" office:value="24.686513034976" calcext:value-type="float">
            <text:p>24.68651303497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07559" calcext:value-type="float">
            <text:p>-0.020816330307559</text:p>
          </table:table-cell>
          <table:table-cell table:number-columns-repeated="7"/>
        </table:table-row>
        <table:table-row table:style-name="ro1">
          <table:table-cell office:value-type="float" office:value="4.9373026079265" calcext:value-type="float">
            <text:p>4.9373026079265</text:p>
          </table:table-cell>
          <table:table-cell office:value-type="float" office:value="24.686513039633" calcext:value-type="float">
            <text:p>24.68651303963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10942" calcext:value-type="float">
            <text:p>-0.020816330310942</text:p>
          </table:table-cell>
          <table:table-cell table:number-columns-repeated="7"/>
        </table:table-row>
        <table:table-row table:style-name="ro1">
          <table:table-cell office:value-type="float" office:value="4.9373026088579" calcext:value-type="float">
            <text:p>4.9373026088579</text:p>
          </table:table-cell>
          <table:table-cell office:value-type="float" office:value="24.686513044289" calcext:value-type="float">
            <text:p>24.68651304428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14457" calcext:value-type="float">
            <text:p>-0.020816330314457</text:p>
          </table:table-cell>
          <table:table-cell table:number-columns-repeated="7"/>
        </table:table-row>
        <table:table-row table:style-name="ro1">
          <table:table-cell office:value-type="float" office:value="4.9373026097892" calcext:value-type="float">
            <text:p>4.9373026097892</text:p>
          </table:table-cell>
          <table:table-cell office:value-type="float" office:value="24.686513048946" calcext:value-type="float">
            <text:p>24.68651304894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17841" calcext:value-type="float">
            <text:p>-0.020816330317841</text:p>
          </table:table-cell>
          <table:table-cell table:number-columns-repeated="7"/>
        </table:table-row>
        <table:table-row table:style-name="ro1">
          <table:table-cell office:value-type="float" office:value="4.9373026107205" calcext:value-type="float">
            <text:p>4.9373026107205</text:p>
          </table:table-cell>
          <table:table-cell office:value-type="float" office:value="24.686513053603" calcext:value-type="float">
            <text:p>24.68651305360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21356" calcext:value-type="float">
            <text:p>-0.020816330321356</text:p>
          </table:table-cell>
          <table:table-cell table:number-columns-repeated="7"/>
        </table:table-row>
        <table:table-row table:style-name="ro1">
          <table:table-cell office:value-type="float" office:value="4.9373026116518" calcext:value-type="float">
            <text:p>4.9373026116518</text:p>
          </table:table-cell>
          <table:table-cell office:value-type="float" office:value="24.686513058259" calcext:value-type="float">
            <text:p>24.68651305825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24739" calcext:value-type="float">
            <text:p>-0.020816330324739</text:p>
          </table:table-cell>
          <table:table-cell table:number-columns-repeated="7"/>
        </table:table-row>
        <table:table-row table:style-name="ro1">
          <table:table-cell office:value-type="float" office:value="4.9373026125832" calcext:value-type="float">
            <text:p>4.9373026125832</text:p>
          </table:table-cell>
          <table:table-cell office:value-type="float" office:value="24.686513062916" calcext:value-type="float">
            <text:p>24.68651306291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28255" calcext:value-type="float">
            <text:p>-0.020816330328255</text:p>
          </table:table-cell>
          <table:table-cell table:number-columns-repeated="7"/>
        </table:table-row>
        <table:table-row table:style-name="ro1">
          <table:table-cell office:value-type="float" office:value="4.9373026135145" calcext:value-type="float">
            <text:p>4.9373026135145</text:p>
          </table:table-cell>
          <table:table-cell office:value-type="float" office:value="24.686513067572" calcext:value-type="float">
            <text:p>24.686513067572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31638" calcext:value-type="float">
            <text:p>-0.020816330331638</text:p>
          </table:table-cell>
          <table:table-cell table:number-columns-repeated="7"/>
        </table:table-row>
        <table:table-row table:style-name="ro1">
          <table:table-cell office:value-type="float" office:value="4.9373026144458" calcext:value-type="float">
            <text:p>4.9373026144458</text:p>
          </table:table-cell>
          <table:table-cell office:value-type="float" office:value="24.686513072229" calcext:value-type="float">
            <text:p>24.68651307222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35153" calcext:value-type="float">
            <text:p>-0.020816330335153</text:p>
          </table:table-cell>
          <table:table-cell table:number-columns-repeated="7"/>
        </table:table-row>
        <table:table-row table:style-name="ro1">
          <table:table-cell office:value-type="float" office:value="4.9373026153771" calcext:value-type="float">
            <text:p>4.9373026153771</text:p>
          </table:table-cell>
          <table:table-cell office:value-type="float" office:value="24.686513076886" calcext:value-type="float">
            <text:p>24.68651307688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38537" calcext:value-type="float">
            <text:p>-0.020816330338537</text:p>
          </table:table-cell>
          <table:table-cell table:number-columns-repeated="7"/>
        </table:table-row>
        <table:table-row table:style-name="ro1">
          <table:table-cell office:value-type="float" office:value="4.9373026163084" calcext:value-type="float">
            <text:p>4.9373026163084</text:p>
          </table:table-cell>
          <table:table-cell office:value-type="float" office:value="24.686513081542" calcext:value-type="float">
            <text:p>24.68651308154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42052" calcext:value-type="float">
            <text:p>-0.020816330342052</text:p>
          </table:table-cell>
          <table:table-cell table:number-columns-repeated="7"/>
        </table:table-row>
        <table:table-row table:style-name="ro1">
          <table:table-cell office:value-type="float" office:value="4.9373026172398" calcext:value-type="float">
            <text:p>4.9373026172398</text:p>
          </table:table-cell>
          <table:table-cell office:value-type="float" office:value="24.686513086199" calcext:value-type="float">
            <text:p>24.68651308619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45436" calcext:value-type="float">
            <text:p>-0.020816330345436</text:p>
          </table:table-cell>
          <table:table-cell table:number-columns-repeated="7"/>
        </table:table-row>
        <table:table-row table:style-name="ro1">
          <table:table-cell office:value-type="float" office:value="4.9373026181711" calcext:value-type="float">
            <text:p>4.9373026181711</text:p>
          </table:table-cell>
          <table:table-cell office:value-type="float" office:value="24.686513090855" calcext:value-type="float">
            <text:p>24.68651309085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48951" calcext:value-type="float">
            <text:p>-0.020816330348951</text:p>
          </table:table-cell>
          <table:table-cell table:number-columns-repeated="7"/>
        </table:table-row>
        <table:table-row table:style-name="ro1">
          <table:table-cell office:value-type="float" office:value="4.9373026191024" calcext:value-type="float">
            <text:p>4.9373026191024</text:p>
          </table:table-cell>
          <table:table-cell office:value-type="float" office:value="24.686513095512" calcext:value-type="float">
            <text:p>24.68651309551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52334" calcext:value-type="float">
            <text:p>-0.020816330352334</text:p>
          </table:table-cell>
          <table:table-cell table:number-columns-repeated="7"/>
        </table:table-row>
        <table:table-row table:style-name="ro1">
          <table:table-cell office:value-type="float" office:value="4.9373026200337" calcext:value-type="float">
            <text:p>4.9373026200337</text:p>
          </table:table-cell>
          <table:table-cell office:value-type="float" office:value="24.686513100169" calcext:value-type="float">
            <text:p>24.68651310016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55849" calcext:value-type="float">
            <text:p>-0.020816330355849</text:p>
          </table:table-cell>
          <table:table-cell table:number-columns-repeated="7"/>
        </table:table-row>
        <table:table-row table:style-name="ro1">
          <table:table-cell office:value-type="float" office:value="4.9373026209651" calcext:value-type="float">
            <text:p>4.9373026209651</text:p>
          </table:table-cell>
          <table:table-cell office:value-type="float" office:value="24.686513104825" calcext:value-type="float">
            <text:p>24.68651310482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59233" calcext:value-type="float">
            <text:p>-0.020816330359233</text:p>
          </table:table-cell>
          <table:table-cell table:number-columns-repeated="7"/>
        </table:table-row>
        <table:table-row table:style-name="ro1">
          <table:table-cell office:value-type="float" office:value="4.9373026218964" calcext:value-type="float">
            <text:p>4.9373026218964</text:p>
          </table:table-cell>
          <table:table-cell office:value-type="float" office:value="24.686513109482" calcext:value-type="float">
            <text:p>24.68651310948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62748" calcext:value-type="float">
            <text:p>-0.020816330362748</text:p>
          </table:table-cell>
          <table:table-cell table:number-columns-repeated="7"/>
        </table:table-row>
        <table:table-row table:style-name="ro1">
          <table:table-cell office:value-type="float" office:value="4.9373026228277" calcext:value-type="float">
            <text:p>4.9373026228277</text:p>
          </table:table-cell>
          <table:table-cell office:value-type="float" office:value="24.686513114139" calcext:value-type="float">
            <text:p>24.68651311413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66132" calcext:value-type="float">
            <text:p>-0.020816330366132</text:p>
          </table:table-cell>
          <table:table-cell table:number-columns-repeated="7"/>
        </table:table-row>
        <table:table-row table:style-name="ro1">
          <table:table-cell office:value-type="float" office:value="4.937302623759" calcext:value-type="float">
            <text:p>4.937302623759</text:p>
          </table:table-cell>
          <table:table-cell office:value-type="float" office:value="24.686513118795" calcext:value-type="float">
            <text:p>24.68651311879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69647" calcext:value-type="float">
            <text:p>-0.020816330369647</text:p>
          </table:table-cell>
          <table:table-cell table:number-columns-repeated="7"/>
        </table:table-row>
        <table:table-row table:style-name="ro1">
          <table:table-cell office:value-type="float" office:value="4.9373026246903" calcext:value-type="float">
            <text:p>4.9373026246903</text:p>
          </table:table-cell>
          <table:table-cell office:value-type="float" office:value="24.686513123452" calcext:value-type="float">
            <text:p>24.68651312345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7303" calcext:value-type="float">
            <text:p>-0.02081633037303</text:p>
          </table:table-cell>
          <table:table-cell table:number-columns-repeated="7"/>
        </table:table-row>
        <table:table-row table:style-name="ro1">
          <table:table-cell office:value-type="float" office:value="4.9373026256217" calcext:value-type="float">
            <text:p>4.9373026256217</text:p>
          </table:table-cell>
          <table:table-cell office:value-type="float" office:value="24.686513128108" calcext:value-type="float">
            <text:p>24.68651312810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76545" calcext:value-type="float">
            <text:p>-0.020816330376545</text:p>
          </table:table-cell>
          <table:table-cell table:number-columns-repeated="7"/>
        </table:table-row>
        <table:table-row table:style-name="ro1">
          <table:table-cell office:value-type="float" office:value="4.937302626553" calcext:value-type="float">
            <text:p>4.937302626553</text:p>
          </table:table-cell>
          <table:table-cell office:value-type="float" office:value="24.686513132765" calcext:value-type="float">
            <text:p>24.68651313276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79929" calcext:value-type="float">
            <text:p>-0.020816330379929</text:p>
          </table:table-cell>
          <table:table-cell table:number-columns-repeated="7"/>
        </table:table-row>
        <table:table-row table:style-name="ro1">
          <table:table-cell office:value-type="float" office:value="4.9373026274843" calcext:value-type="float">
            <text:p>4.9373026274843</text:p>
          </table:table-cell>
          <table:table-cell office:value-type="float" office:value="24.686513137422" calcext:value-type="float">
            <text:p>24.68651313742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83444" calcext:value-type="float">
            <text:p>-0.020816330383444</text:p>
          </table:table-cell>
          <table:table-cell table:number-columns-repeated="7"/>
        </table:table-row>
        <table:table-row table:style-name="ro1">
          <table:table-cell office:value-type="float" office:value="4.9373026284156" calcext:value-type="float">
            <text:p>4.9373026284156</text:p>
          </table:table-cell>
          <table:table-cell office:value-type="float" office:value="24.686513142078" calcext:value-type="float">
            <text:p>24.68651314207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86828" calcext:value-type="float">
            <text:p>-0.020816330386828</text:p>
          </table:table-cell>
          <table:table-cell table:number-columns-repeated="7"/>
        </table:table-row>
        <table:table-row table:style-name="ro1">
          <table:table-cell office:value-type="float" office:value="4.937302629347" calcext:value-type="float">
            <text:p>4.937302629347</text:p>
          </table:table-cell>
          <table:table-cell office:value-type="float" office:value="24.686513146735" calcext:value-type="float">
            <text:p>24.68651314673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90343" calcext:value-type="float">
            <text:p>-0.020816330390343</text:p>
          </table:table-cell>
          <table:table-cell table:number-columns-repeated="7"/>
        </table:table-row>
        <table:table-row table:style-name="ro1">
          <table:table-cell office:value-type="float" office:value="4.9373026302783" calcext:value-type="float">
            <text:p>4.9373026302783</text:p>
          </table:table-cell>
          <table:table-cell office:value-type="float" office:value="24.686513151391" calcext:value-type="float">
            <text:p>24.68651315139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393726" calcext:value-type="float">
            <text:p>-0.020816330393726</text:p>
          </table:table-cell>
          <table:table-cell table:number-columns-repeated="7"/>
        </table:table-row>
        <table:table-row table:style-name="ro1">
          <table:table-cell office:value-type="float" office:value="4.9373026312096" calcext:value-type="float">
            <text:p>4.9373026312096</text:p>
          </table:table-cell>
          <table:table-cell office:value-type="float" office:value="24.686513156048" calcext:value-type="float">
            <text:p>24.68651315604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397241" calcext:value-type="float">
            <text:p>-0.020816330397241</text:p>
          </table:table-cell>
          <table:table-cell table:number-columns-repeated="7"/>
        </table:table-row>
        <table:table-row table:style-name="ro1">
          <table:table-cell office:value-type="float" office:value="4.9373026321409" calcext:value-type="float">
            <text:p>4.9373026321409</text:p>
          </table:table-cell>
          <table:table-cell office:value-type="float" office:value="24.686513160705" calcext:value-type="float">
            <text:p>24.686513160705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00625" calcext:value-type="float">
            <text:p>-0.020816330400625</text:p>
          </table:table-cell>
          <table:table-cell table:number-columns-repeated="7"/>
        </table:table-row>
        <table:table-row table:style-name="ro1">
          <table:table-cell office:value-type="float" office:value="4.9373026330722" calcext:value-type="float">
            <text:p>4.9373026330722</text:p>
          </table:table-cell>
          <table:table-cell office:value-type="float" office:value="24.686513165361" calcext:value-type="float">
            <text:p>24.68651316536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0414" calcext:value-type="float">
            <text:p>-0.02081633040414</text:p>
          </table:table-cell>
          <table:table-cell table:number-columns-repeated="7"/>
        </table:table-row>
        <table:table-row table:style-name="ro1">
          <table:table-cell office:value-type="float" office:value="4.9373026340036" calcext:value-type="float">
            <text:p>4.9373026340036</text:p>
          </table:table-cell>
          <table:table-cell office:value-type="float" office:value="24.686513170018" calcext:value-type="float">
            <text:p>24.68651317001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07524" calcext:value-type="float">
            <text:p>-0.020816330407524</text:p>
          </table:table-cell>
          <table:table-cell table:number-columns-repeated="7"/>
        </table:table-row>
        <table:table-row table:style-name="ro1">
          <table:table-cell office:value-type="float" office:value="4.9373026349349" calcext:value-type="float">
            <text:p>4.9373026349349</text:p>
          </table:table-cell>
          <table:table-cell office:value-type="float" office:value="24.686513174674" calcext:value-type="float">
            <text:p>24.68651317467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11039" calcext:value-type="float">
            <text:p>-0.020816330411039</text:p>
          </table:table-cell>
          <table:table-cell table:number-columns-repeated="7"/>
        </table:table-row>
        <table:table-row table:style-name="ro1">
          <table:table-cell office:value-type="float" office:value="4.9373026358662" calcext:value-type="float">
            <text:p>4.9373026358662</text:p>
          </table:table-cell>
          <table:table-cell office:value-type="float" office:value="24.686513179331" calcext:value-type="float">
            <text:p>24.68651317933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14422" calcext:value-type="float">
            <text:p>-0.020816330414422</text:p>
          </table:table-cell>
          <table:table-cell table:number-columns-repeated="7"/>
        </table:table-row>
        <table:table-row table:style-name="ro1">
          <table:table-cell office:value-type="float" office:value="4.9373026367975" calcext:value-type="float">
            <text:p>4.9373026367975</text:p>
          </table:table-cell>
          <table:table-cell office:value-type="float" office:value="24.686513183988" calcext:value-type="float">
            <text:p>24.68651318398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17938" calcext:value-type="float">
            <text:p>-0.020816330417938</text:p>
          </table:table-cell>
          <table:table-cell table:number-columns-repeated="7"/>
        </table:table-row>
        <table:table-row table:style-name="ro1">
          <table:table-cell office:value-type="float" office:value="4.9373026377289" calcext:value-type="float">
            <text:p>4.9373026377289</text:p>
          </table:table-cell>
          <table:table-cell office:value-type="float" office:value="24.686513188644" calcext:value-type="float">
            <text:p>24.68651318864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21321" calcext:value-type="float">
            <text:p>-0.020816330421321</text:p>
          </table:table-cell>
          <table:table-cell table:number-columns-repeated="7"/>
        </table:table-row>
        <table:table-row table:style-name="ro1">
          <table:table-cell office:value-type="float" office:value="4.9373026386602" calcext:value-type="float">
            <text:p>4.9373026386602</text:p>
          </table:table-cell>
          <table:table-cell office:value-type="float" office:value="24.686513193301" calcext:value-type="float">
            <text:p>24.68651319330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24836" calcext:value-type="float">
            <text:p>-0.020816330424836</text:p>
          </table:table-cell>
          <table:table-cell table:number-columns-repeated="7"/>
        </table:table-row>
        <table:table-row table:style-name="ro1">
          <table:table-cell office:value-type="float" office:value="4.9373026395915" calcext:value-type="float">
            <text:p>4.9373026395915</text:p>
          </table:table-cell>
          <table:table-cell office:value-type="float" office:value="24.686513197958" calcext:value-type="float">
            <text:p>24.68651319795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2822" calcext:value-type="float">
            <text:p>-0.02081633042822</text:p>
          </table:table-cell>
          <table:table-cell table:number-columns-repeated="7"/>
        </table:table-row>
        <table:table-row table:style-name="ro1">
          <table:table-cell office:value-type="float" office:value="4.9373026405228" calcext:value-type="float">
            <text:p>4.9373026405228</text:p>
          </table:table-cell>
          <table:table-cell office:value-type="float" office:value="24.686513202614" calcext:value-type="float">
            <text:p>24.68651320261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31735" calcext:value-type="float">
            <text:p>-0.020816330431735</text:p>
          </table:table-cell>
          <table:table-cell table:number-columns-repeated="7"/>
        </table:table-row>
        <table:table-row table:style-name="ro1">
          <table:table-cell office:value-type="float" office:value="4.9373026414542" calcext:value-type="float">
            <text:p>4.9373026414542</text:p>
          </table:table-cell>
          <table:table-cell office:value-type="float" office:value="24.686513207271" calcext:value-type="float">
            <text:p>24.68651320727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35118" calcext:value-type="float">
            <text:p>-0.020816330435118</text:p>
          </table:table-cell>
          <table:table-cell table:number-columns-repeated="7"/>
        </table:table-row>
        <table:table-row table:style-name="ro1">
          <table:table-cell office:value-type="float" office:value="4.9373026423855" calcext:value-type="float">
            <text:p>4.9373026423855</text:p>
          </table:table-cell>
          <table:table-cell office:value-type="float" office:value="24.686513211927" calcext:value-type="float">
            <text:p>24.68651321192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38634" calcext:value-type="float">
            <text:p>-0.020816330438634</text:p>
          </table:table-cell>
          <table:table-cell table:number-columns-repeated="7"/>
        </table:table-row>
        <table:table-row table:style-name="ro1">
          <table:table-cell office:value-type="float" office:value="4.9373026433168" calcext:value-type="float">
            <text:p>4.9373026433168</text:p>
          </table:table-cell>
          <table:table-cell office:value-type="float" office:value="24.686513216584" calcext:value-type="float">
            <text:p>24.68651321658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42017" calcext:value-type="float">
            <text:p>-0.020816330442017</text:p>
          </table:table-cell>
          <table:table-cell table:number-columns-repeated="7"/>
        </table:table-row>
        <table:table-row table:style-name="ro1">
          <table:table-cell office:value-type="float" office:value="4.9373026442481" calcext:value-type="float">
            <text:p>4.9373026442481</text:p>
          </table:table-cell>
          <table:table-cell office:value-type="float" office:value="24.686513221241" calcext:value-type="float">
            <text:p>24.68651322124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45532" calcext:value-type="float">
            <text:p>-0.020816330445532</text:p>
          </table:table-cell>
          <table:table-cell table:number-columns-repeated="7"/>
        </table:table-row>
        <table:table-row table:style-name="ro1">
          <table:table-cell office:value-type="float" office:value="4.9373026451794" calcext:value-type="float">
            <text:p>4.9373026451794</text:p>
          </table:table-cell>
          <table:table-cell office:value-type="float" office:value="24.686513225897" calcext:value-type="float">
            <text:p>24.68651322589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48916" calcext:value-type="float">
            <text:p>-0.020816330448916</text:p>
          </table:table-cell>
          <table:table-cell table:number-columns-repeated="7"/>
        </table:table-row>
        <table:table-row table:style-name="ro1">
          <table:table-cell office:value-type="float" office:value="4.9373026461108" calcext:value-type="float">
            <text:p>4.9373026461108</text:p>
          </table:table-cell>
          <table:table-cell office:value-type="float" office:value="24.686513230554" calcext:value-type="float">
            <text:p>24.68651323055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52431" calcext:value-type="float">
            <text:p>-0.020816330452431</text:p>
          </table:table-cell>
          <table:table-cell table:number-columns-repeated="7"/>
        </table:table-row>
        <table:table-row table:style-name="ro1">
          <table:table-cell office:value-type="float" office:value="4.9373026470421" calcext:value-type="float">
            <text:p>4.9373026470421</text:p>
          </table:table-cell>
          <table:table-cell office:value-type="float" office:value="24.68651323521" calcext:value-type="float">
            <text:p>24.6865132352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55815" calcext:value-type="float">
            <text:p>-0.020816330455815</text:p>
          </table:table-cell>
          <table:table-cell table:number-columns-repeated="7"/>
        </table:table-row>
        <table:table-row table:style-name="ro1">
          <table:table-cell office:value-type="float" office:value="4.9373026479734" calcext:value-type="float">
            <text:p>4.9373026479734</text:p>
          </table:table-cell>
          <table:table-cell office:value-type="float" office:value="24.686513239867" calcext:value-type="float">
            <text:p>24.68651323986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5933" calcext:value-type="float">
            <text:p>-0.02081633045933</text:p>
          </table:table-cell>
          <table:table-cell table:number-columns-repeated="7"/>
        </table:table-row>
        <table:table-row table:style-name="ro1">
          <table:table-cell office:value-type="float" office:value="4.9373026489047" calcext:value-type="float">
            <text:p>4.9373026489047</text:p>
          </table:table-cell>
          <table:table-cell office:value-type="float" office:value="24.686513244524" calcext:value-type="float">
            <text:p>24.68651324452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62713" calcext:value-type="float">
            <text:p>-0.020816330462713</text:p>
          </table:table-cell>
          <table:table-cell table:number-columns-repeated="7"/>
        </table:table-row>
        <table:table-row table:style-name="ro1">
          <table:table-cell office:value-type="float" office:value="4.9373026498361" calcext:value-type="float">
            <text:p>4.9373026498361</text:p>
          </table:table-cell>
          <table:table-cell office:value-type="float" office:value="24.68651324918" calcext:value-type="float">
            <text:p>24.6865132491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66228" calcext:value-type="float">
            <text:p>-0.020816330466228</text:p>
          </table:table-cell>
          <table:table-cell table:number-columns-repeated="7"/>
        </table:table-row>
        <table:table-row table:style-name="ro1">
          <table:table-cell office:value-type="float" office:value="4.9373026507674" calcext:value-type="float">
            <text:p>4.9373026507674</text:p>
          </table:table-cell>
          <table:table-cell office:value-type="float" office:value="24.686513253837" calcext:value-type="float">
            <text:p>24.68651325383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69612" calcext:value-type="float">
            <text:p>-0.020816330469612</text:p>
          </table:table-cell>
          <table:table-cell table:number-columns-repeated="7"/>
        </table:table-row>
        <table:table-row table:style-name="ro1">
          <table:table-cell office:value-type="float" office:value="4.9373026516987" calcext:value-type="float">
            <text:p>4.9373026516987</text:p>
          </table:table-cell>
          <table:table-cell office:value-type="float" office:value="24.686513258494" calcext:value-type="float">
            <text:p>24.68651325849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73127" calcext:value-type="float">
            <text:p>-0.020816330473127</text:p>
          </table:table-cell>
          <table:table-cell table:number-columns-repeated="7"/>
        </table:table-row>
        <table:table-row table:style-name="ro1">
          <table:table-cell office:value-type="float" office:value="4.93730265263" calcext:value-type="float">
            <text:p>4.93730265263</text:p>
          </table:table-cell>
          <table:table-cell office:value-type="float" office:value="24.68651326315" calcext:value-type="float">
            <text:p>24.6865132631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76511" calcext:value-type="float">
            <text:p>-0.020816330476511</text:p>
          </table:table-cell>
          <table:table-cell table:number-columns-repeated="7"/>
        </table:table-row>
        <table:table-row table:style-name="ro1">
          <table:table-cell office:value-type="float" office:value="4.9373026535613" calcext:value-type="float">
            <text:p>4.9373026535613</text:p>
          </table:table-cell>
          <table:table-cell office:value-type="float" office:value="24.686513267807" calcext:value-type="float">
            <text:p>24.68651326780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80026" calcext:value-type="float">
            <text:p>-0.020816330480026</text:p>
          </table:table-cell>
          <table:table-cell table:number-columns-repeated="7"/>
        </table:table-row>
        <table:table-row table:style-name="ro1">
          <table:table-cell office:value-type="float" office:value="4.9373026544927" calcext:value-type="float">
            <text:p>4.9373026544927</text:p>
          </table:table-cell>
          <table:table-cell office:value-type="float" office:value="24.686513272463" calcext:value-type="float">
            <text:p>24.68651327246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83409" calcext:value-type="float">
            <text:p>-0.020816330483409</text:p>
          </table:table-cell>
          <table:table-cell table:number-columns-repeated="7"/>
        </table:table-row>
        <table:table-row table:style-name="ro1">
          <table:table-cell office:value-type="float" office:value="4.937302655424" calcext:value-type="float">
            <text:p>4.937302655424</text:p>
          </table:table-cell>
          <table:table-cell office:value-type="float" office:value="24.68651327712" calcext:value-type="float">
            <text:p>24.6865132771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86924" calcext:value-type="float">
            <text:p>-0.020816330486924</text:p>
          </table:table-cell>
          <table:table-cell table:number-columns-repeated="7"/>
        </table:table-row>
        <table:table-row table:style-name="ro1">
          <table:table-cell office:value-type="float" office:value="4.9373026563553" calcext:value-type="float">
            <text:p>4.9373026563553</text:p>
          </table:table-cell>
          <table:table-cell office:value-type="float" office:value="24.686513281777" calcext:value-type="float">
            <text:p>24.68651328177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90308" calcext:value-type="float">
            <text:p>-0.020816330490308</text:p>
          </table:table-cell>
          <table:table-cell table:number-columns-repeated="7"/>
        </table:table-row>
        <table:table-row table:style-name="ro1">
          <table:table-cell office:value-type="float" office:value="4.9373026572866" calcext:value-type="float">
            <text:p>4.9373026572866</text:p>
          </table:table-cell>
          <table:table-cell office:value-type="float" office:value="24.686513286433" calcext:value-type="float">
            <text:p>24.68651328643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493823" calcext:value-type="float">
            <text:p>-0.020816330493823</text:p>
          </table:table-cell>
          <table:table-cell table:number-columns-repeated="7"/>
        </table:table-row>
        <table:table-row table:style-name="ro1">
          <table:table-cell office:value-type="float" office:value="4.937302658218" calcext:value-type="float">
            <text:p>4.937302658218</text:p>
          </table:table-cell>
          <table:table-cell office:value-type="float" office:value="24.68651329109" calcext:value-type="float">
            <text:p>24.6865132910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497207" calcext:value-type="float">
            <text:p>-0.020816330497207</text:p>
          </table:table-cell>
          <table:table-cell table:number-columns-repeated="7"/>
        </table:table-row>
        <table:table-row table:style-name="ro1">
          <table:table-cell office:value-type="float" office:value="4.9373026591493" calcext:value-type="float">
            <text:p>4.9373026591493</text:p>
          </table:table-cell>
          <table:table-cell office:value-type="float" office:value="24.686513295746" calcext:value-type="float">
            <text:p>24.68651329574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00722" calcext:value-type="float">
            <text:p>-0.020816330500722</text:p>
          </table:table-cell>
          <table:table-cell table:number-columns-repeated="7"/>
        </table:table-row>
        <table:table-row table:style-name="ro1">
          <table:table-cell office:value-type="float" office:value="4.9373026600806" calcext:value-type="float">
            <text:p>4.9373026600806</text:p>
          </table:table-cell>
          <table:table-cell office:value-type="float" office:value="24.686513300403" calcext:value-type="float">
            <text:p>24.68651330040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04105" calcext:value-type="float">
            <text:p>-0.020816330504105</text:p>
          </table:table-cell>
          <table:table-cell table:number-columns-repeated="7"/>
        </table:table-row>
        <table:table-row table:style-name="ro1">
          <table:table-cell office:value-type="float" office:value="4.9373026610119" calcext:value-type="float">
            <text:p>4.9373026610119</text:p>
          </table:table-cell>
          <table:table-cell office:value-type="float" office:value="24.68651330506" calcext:value-type="float">
            <text:p>24.6865133050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0762" calcext:value-type="float">
            <text:p>-0.02081633050762</text:p>
          </table:table-cell>
          <table:table-cell table:number-columns-repeated="7"/>
        </table:table-row>
        <table:table-row table:style-name="ro1">
          <table:table-cell office:value-type="float" office:value="4.9373026619432" calcext:value-type="float">
            <text:p>4.9373026619432</text:p>
          </table:table-cell>
          <table:table-cell office:value-type="float" office:value="24.686513309716" calcext:value-type="float">
            <text:p>24.68651330971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11004" calcext:value-type="float">
            <text:p>-0.020816330511004</text:p>
          </table:table-cell>
          <table:table-cell table:number-columns-repeated="7"/>
        </table:table-row>
        <table:table-row table:style-name="ro1">
          <table:table-cell office:value-type="float" office:value="4.9373026628746" calcext:value-type="float">
            <text:p>4.9373026628746</text:p>
          </table:table-cell>
          <table:table-cell office:value-type="float" office:value="24.686513314373" calcext:value-type="float">
            <text:p>24.68651331437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14519" calcext:value-type="float">
            <text:p>-0.020816330514519</text:p>
          </table:table-cell>
          <table:table-cell table:number-columns-repeated="7"/>
        </table:table-row>
        <table:table-row table:style-name="ro1">
          <table:table-cell office:value-type="float" office:value="4.9373026638059" calcext:value-type="float">
            <text:p>4.9373026638059</text:p>
          </table:table-cell>
          <table:table-cell office:value-type="float" office:value="24.686513319029" calcext:value-type="float">
            <text:p>24.68651331902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17903" calcext:value-type="float">
            <text:p>-0.020816330517903</text:p>
          </table:table-cell>
          <table:table-cell table:number-columns-repeated="7"/>
        </table:table-row>
        <table:table-row table:style-name="ro1">
          <table:table-cell office:value-type="float" office:value="4.9373026647372" calcext:value-type="float">
            <text:p>4.9373026647372</text:p>
          </table:table-cell>
          <table:table-cell office:value-type="float" office:value="24.686513323686" calcext:value-type="float">
            <text:p>24.68651332368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21418" calcext:value-type="float">
            <text:p>-0.020816330521418</text:p>
          </table:table-cell>
          <table:table-cell table:number-columns-repeated="7"/>
        </table:table-row>
        <table:table-row table:style-name="ro1">
          <table:table-cell office:value-type="float" office:value="4.9373026656685" calcext:value-type="float">
            <text:p>4.9373026656685</text:p>
          </table:table-cell>
          <table:table-cell office:value-type="float" office:value="24.686513328343" calcext:value-type="float">
            <text:p>24.68651332834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24801" calcext:value-type="float">
            <text:p>-0.020816330524801</text:p>
          </table:table-cell>
          <table:table-cell table:number-columns-repeated="7"/>
        </table:table-row>
        <table:table-row table:style-name="ro1">
          <table:table-cell office:value-type="float" office:value="4.9373026665999" calcext:value-type="float">
            <text:p>4.9373026665999</text:p>
          </table:table-cell>
          <table:table-cell office:value-type="float" office:value="24.686513332999" calcext:value-type="float">
            <text:p>24.68651333299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28317" calcext:value-type="float">
            <text:p>-0.020816330528317</text:p>
          </table:table-cell>
          <table:table-cell table:number-columns-repeated="7"/>
        </table:table-row>
        <table:table-row table:style-name="ro1">
          <table:table-cell office:value-type="float" office:value="4.9373026675312" calcext:value-type="float">
            <text:p>4.9373026675312</text:p>
          </table:table-cell>
          <table:table-cell office:value-type="float" office:value="24.686513337656" calcext:value-type="float">
            <text:p>24.686513337656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317" calcext:value-type="float">
            <text:p>-0.0208163305317</text:p>
          </table:table-cell>
          <table:table-cell table:number-columns-repeated="7"/>
        </table:table-row>
        <table:table-row table:style-name="ro1">
          <table:table-cell office:value-type="float" office:value="4.9373026684625" calcext:value-type="float">
            <text:p>4.9373026684625</text:p>
          </table:table-cell>
          <table:table-cell office:value-type="float" office:value="24.686513342313" calcext:value-type="float">
            <text:p>24.68651334231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35215" calcext:value-type="float">
            <text:p>-0.020816330535215</text:p>
          </table:table-cell>
          <table:table-cell table:number-columns-repeated="7"/>
        </table:table-row>
        <table:table-row table:style-name="ro1">
          <table:table-cell office:value-type="float" office:value="4.9373026693938" calcext:value-type="float">
            <text:p>4.9373026693938</text:p>
          </table:table-cell>
          <table:table-cell office:value-type="float" office:value="24.686513346969" calcext:value-type="float">
            <text:p>24.68651334696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38599" calcext:value-type="float">
            <text:p>-0.020816330538599</text:p>
          </table:table-cell>
          <table:table-cell table:number-columns-repeated="7"/>
        </table:table-row>
        <table:table-row table:style-name="ro1">
          <table:table-cell office:value-type="float" office:value="4.9373026703252" calcext:value-type="float">
            <text:p>4.9373026703252</text:p>
          </table:table-cell>
          <table:table-cell office:value-type="float" office:value="24.686513351626" calcext:value-type="float">
            <text:p>24.68651335162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42114" calcext:value-type="float">
            <text:p>-0.020816330542114</text:p>
          </table:table-cell>
          <table:table-cell table:number-columns-repeated="7"/>
        </table:table-row>
        <table:table-row table:style-name="ro1">
          <table:table-cell office:value-type="float" office:value="4.9373026712565" calcext:value-type="float">
            <text:p>4.9373026712565</text:p>
          </table:table-cell>
          <table:table-cell office:value-type="float" office:value="24.686513356282" calcext:value-type="float">
            <text:p>24.68651335628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45497" calcext:value-type="float">
            <text:p>-0.020816330545497</text:p>
          </table:table-cell>
          <table:table-cell table:number-columns-repeated="7"/>
        </table:table-row>
        <table:table-row table:style-name="ro1">
          <table:table-cell office:value-type="float" office:value="4.9373026721878" calcext:value-type="float">
            <text:p>4.9373026721878</text:p>
          </table:table-cell>
          <table:table-cell office:value-type="float" office:value="24.686513360939" calcext:value-type="float">
            <text:p>24.68651336093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49013" calcext:value-type="float">
            <text:p>-0.020816330549013</text:p>
          </table:table-cell>
          <table:table-cell table:number-columns-repeated="7"/>
        </table:table-row>
        <table:table-row table:style-name="ro1">
          <table:table-cell office:value-type="float" office:value="4.9373026731191" calcext:value-type="float">
            <text:p>4.9373026731191</text:p>
          </table:table-cell>
          <table:table-cell office:value-type="float" office:value="24.686513365596" calcext:value-type="float">
            <text:p>24.68651336559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52396" calcext:value-type="float">
            <text:p>-0.020816330552396</text:p>
          </table:table-cell>
          <table:table-cell table:number-columns-repeated="7"/>
        </table:table-row>
        <table:table-row table:style-name="ro1">
          <table:table-cell office:value-type="float" office:value="4.9373026740504" calcext:value-type="float">
            <text:p>4.9373026740504</text:p>
          </table:table-cell>
          <table:table-cell office:value-type="float" office:value="24.686513370252" calcext:value-type="float">
            <text:p>24.68651337025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55911" calcext:value-type="float">
            <text:p>-0.020816330555911</text:p>
          </table:table-cell>
          <table:table-cell table:number-columns-repeated="7"/>
        </table:table-row>
        <table:table-row table:style-name="ro1">
          <table:table-cell office:value-type="float" office:value="4.9373026749818" calcext:value-type="float">
            <text:p>4.9373026749818</text:p>
          </table:table-cell>
          <table:table-cell office:value-type="float" office:value="24.686513374909" calcext:value-type="float">
            <text:p>24.68651337490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59295" calcext:value-type="float">
            <text:p>-0.020816330559295</text:p>
          </table:table-cell>
          <table:table-cell table:number-columns-repeated="7"/>
        </table:table-row>
        <table:table-row table:style-name="ro1">
          <table:table-cell office:value-type="float" office:value="4.9373026759131" calcext:value-type="float">
            <text:p>4.9373026759131</text:p>
          </table:table-cell>
          <table:table-cell office:value-type="float" office:value="24.686513379565" calcext:value-type="float">
            <text:p>24.68651337956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6281" calcext:value-type="float">
            <text:p>-0.02081633056281</text:p>
          </table:table-cell>
          <table:table-cell table:number-columns-repeated="7"/>
        </table:table-row>
        <table:table-row table:style-name="ro1">
          <table:table-cell office:value-type="float" office:value="4.9373026768444" calcext:value-type="float">
            <text:p>4.9373026768444</text:p>
          </table:table-cell>
          <table:table-cell office:value-type="float" office:value="24.686513384222" calcext:value-type="float">
            <text:p>24.68651338422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66193" calcext:value-type="float">
            <text:p>-0.020816330566193</text:p>
          </table:table-cell>
          <table:table-cell table:number-columns-repeated="7"/>
        </table:table-row>
        <table:table-row table:style-name="ro1">
          <table:table-cell office:value-type="float" office:value="4.9373026777757" calcext:value-type="float">
            <text:p>4.9373026777757</text:p>
          </table:table-cell>
          <table:table-cell office:value-type="float" office:value="24.686513388879" calcext:value-type="float">
            <text:p>24.68651338887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69709" calcext:value-type="float">
            <text:p>-0.020816330569709</text:p>
          </table:table-cell>
          <table:table-cell table:number-columns-repeated="7"/>
        </table:table-row>
        <table:table-row table:style-name="ro1">
          <table:table-cell office:value-type="float" office:value="4.9373026787071" calcext:value-type="float">
            <text:p>4.9373026787071</text:p>
          </table:table-cell>
          <table:table-cell office:value-type="float" office:value="24.686513393535" calcext:value-type="float">
            <text:p>24.68651339353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73092" calcext:value-type="float">
            <text:p>-0.020816330573092</text:p>
          </table:table-cell>
          <table:table-cell table:number-columns-repeated="7"/>
        </table:table-row>
        <table:table-row table:style-name="ro1">
          <table:table-cell office:value-type="float" office:value="4.9373026796384" calcext:value-type="float">
            <text:p>4.9373026796384</text:p>
          </table:table-cell>
          <table:table-cell office:value-type="float" office:value="24.686513398192" calcext:value-type="float">
            <text:p>24.68651339819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76607" calcext:value-type="float">
            <text:p>-0.020816330576607</text:p>
          </table:table-cell>
          <table:table-cell table:number-columns-repeated="7"/>
        </table:table-row>
        <table:table-row table:style-name="ro1">
          <table:table-cell office:value-type="float" office:value="4.9373026805697" calcext:value-type="float">
            <text:p>4.9373026805697</text:p>
          </table:table-cell>
          <table:table-cell office:value-type="float" office:value="24.686513402849" calcext:value-type="float">
            <text:p>24.68651340284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79991" calcext:value-type="float">
            <text:p>-0.020816330579991</text:p>
          </table:table-cell>
          <table:table-cell table:number-columns-repeated="7"/>
        </table:table-row>
        <table:table-row table:style-name="ro1">
          <table:table-cell office:value-type="float" office:value="4.937302681501" calcext:value-type="float">
            <text:p>4.937302681501</text:p>
          </table:table-cell>
          <table:table-cell office:value-type="float" office:value="24.686513407505" calcext:value-type="float">
            <text:p>24.68651340750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83506" calcext:value-type="float">
            <text:p>-0.020816330583506</text:p>
          </table:table-cell>
          <table:table-cell table:number-columns-repeated="7"/>
        </table:table-row>
        <table:table-row table:style-name="ro1">
          <table:table-cell office:value-type="float" office:value="4.9373026824323" calcext:value-type="float">
            <text:p>4.9373026824323</text:p>
          </table:table-cell>
          <table:table-cell office:value-type="float" office:value="24.686513412162" calcext:value-type="float">
            <text:p>24.68651341216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8689" calcext:value-type="float">
            <text:p>-0.02081633058689</text:p>
          </table:table-cell>
          <table:table-cell table:number-columns-repeated="7"/>
        </table:table-row>
        <table:table-row table:style-name="ro1">
          <table:table-cell office:value-type="float" office:value="4.9373026833637" calcext:value-type="float">
            <text:p>4.9373026833637</text:p>
          </table:table-cell>
          <table:table-cell office:value-type="float" office:value="24.686513416818" calcext:value-type="float">
            <text:p>24.68651341681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90405" calcext:value-type="float">
            <text:p>-0.020816330590405</text:p>
          </table:table-cell>
          <table:table-cell table:number-columns-repeated="7"/>
        </table:table-row>
        <table:table-row table:style-name="ro1">
          <table:table-cell office:value-type="float" office:value="4.937302684295" calcext:value-type="float">
            <text:p>4.937302684295</text:p>
          </table:table-cell>
          <table:table-cell office:value-type="float" office:value="24.686513421475" calcext:value-type="float">
            <text:p>24.68651342147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593788" calcext:value-type="float">
            <text:p>-0.020816330593788</text:p>
          </table:table-cell>
          <table:table-cell table:number-columns-repeated="7"/>
        </table:table-row>
        <table:table-row table:style-name="ro1">
          <table:table-cell office:value-type="float" office:value="4.9373026852263" calcext:value-type="float">
            <text:p>4.9373026852263</text:p>
          </table:table-cell>
          <table:table-cell office:value-type="float" office:value="24.686513426132" calcext:value-type="float">
            <text:p>24.68651342613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597303" calcext:value-type="float">
            <text:p>-0.020816330597303</text:p>
          </table:table-cell>
          <table:table-cell table:number-columns-repeated="7"/>
        </table:table-row>
        <table:table-row table:style-name="ro1">
          <table:table-cell office:value-type="float" office:value="4.9373026861576" calcext:value-type="float">
            <text:p>4.9373026861576</text:p>
          </table:table-cell>
          <table:table-cell office:value-type="float" office:value="24.686513430788" calcext:value-type="float">
            <text:p>24.68651343078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00687" calcext:value-type="float">
            <text:p>-0.020816330600687</text:p>
          </table:table-cell>
          <table:table-cell table:number-columns-repeated="7"/>
        </table:table-row>
        <table:table-row table:style-name="ro1">
          <table:table-cell office:value-type="float" office:value="4.937302687089" calcext:value-type="float">
            <text:p>4.937302687089</text:p>
          </table:table-cell>
          <table:table-cell office:value-type="float" office:value="24.686513435445" calcext:value-type="float">
            <text:p>24.68651343544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04202" calcext:value-type="float">
            <text:p>-0.020816330604202</text:p>
          </table:table-cell>
          <table:table-cell table:number-columns-repeated="7"/>
        </table:table-row>
        <table:table-row table:style-name="ro1">
          <table:table-cell office:value-type="float" office:value="4.9373026880203" calcext:value-type="float">
            <text:p>4.9373026880203</text:p>
          </table:table-cell>
          <table:table-cell office:value-type="float" office:value="24.686513440101" calcext:value-type="float">
            <text:p>24.68651344010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07586" calcext:value-type="float">
            <text:p>-0.020816330607586</text:p>
          </table:table-cell>
          <table:table-cell table:number-columns-repeated="7"/>
        </table:table-row>
        <table:table-row table:style-name="ro1">
          <table:table-cell office:value-type="float" office:value="4.9373026889516" calcext:value-type="float">
            <text:p>4.9373026889516</text:p>
          </table:table-cell>
          <table:table-cell office:value-type="float" office:value="24.686513444758" calcext:value-type="float">
            <text:p>24.68651344475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11101" calcext:value-type="float">
            <text:p>-0.020816330611101</text:p>
          </table:table-cell>
          <table:table-cell table:number-columns-repeated="7"/>
        </table:table-row>
        <table:table-row table:style-name="ro1">
          <table:table-cell office:value-type="float" office:value="4.9373026898829" calcext:value-type="float">
            <text:p>4.9373026898829</text:p>
          </table:table-cell>
          <table:table-cell office:value-type="float" office:value="24.686513449415" calcext:value-type="float">
            <text:p>24.68651344941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14484" calcext:value-type="float">
            <text:p>-0.020816330614484</text:p>
          </table:table-cell>
          <table:table-cell table:number-columns-repeated="7"/>
        </table:table-row>
        <table:table-row table:style-name="ro1">
          <table:table-cell office:value-type="float" office:value="4.9373026908142" calcext:value-type="float">
            <text:p>4.9373026908142</text:p>
          </table:table-cell>
          <table:table-cell office:value-type="float" office:value="24.686513454071" calcext:value-type="float">
            <text:p>24.68651345407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17999" calcext:value-type="float">
            <text:p>-0.020816330617999</text:p>
          </table:table-cell>
          <table:table-cell table:number-columns-repeated="7"/>
        </table:table-row>
        <table:table-row table:style-name="ro1">
          <table:table-cell office:value-type="float" office:value="4.9373026917456" calcext:value-type="float">
            <text:p>4.9373026917456</text:p>
          </table:table-cell>
          <table:table-cell office:value-type="float" office:value="24.686513458728" calcext:value-type="float">
            <text:p>24.68651345872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21383" calcext:value-type="float">
            <text:p>-0.020816330621383</text:p>
          </table:table-cell>
          <table:table-cell table:number-columns-repeated="7"/>
        </table:table-row>
        <table:table-row table:style-name="ro1">
          <table:table-cell office:value-type="float" office:value="4.9373026926769" calcext:value-type="float">
            <text:p>4.9373026926769</text:p>
          </table:table-cell>
          <table:table-cell office:value-type="float" office:value="24.686513463384" calcext:value-type="float">
            <text:p>24.68651346338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24898" calcext:value-type="float">
            <text:p>-0.020816330624898</text:p>
          </table:table-cell>
          <table:table-cell table:number-columns-repeated="7"/>
        </table:table-row>
        <table:table-row table:style-name="ro1">
          <table:table-cell office:value-type="float" office:value="4.9373026936082" calcext:value-type="float">
            <text:p>4.9373026936082</text:p>
          </table:table-cell>
          <table:table-cell office:value-type="float" office:value="24.686513468041" calcext:value-type="float">
            <text:p>24.68651346804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28282" calcext:value-type="float">
            <text:p>-0.020816330628282</text:p>
          </table:table-cell>
          <table:table-cell table:number-columns-repeated="7"/>
        </table:table-row>
        <table:table-row table:style-name="ro1">
          <table:table-cell office:value-type="float" office:value="4.9373026945395" calcext:value-type="float">
            <text:p>4.9373026945395</text:p>
          </table:table-cell>
          <table:table-cell office:value-type="float" office:value="24.686513472698" calcext:value-type="float">
            <text:p>24.68651347269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31797" calcext:value-type="float">
            <text:p>-0.020816330631797</text:p>
          </table:table-cell>
          <table:table-cell table:number-columns-repeated="7"/>
        </table:table-row>
        <table:table-row table:style-name="ro1">
          <table:table-cell office:value-type="float" office:value="4.9373026954709" calcext:value-type="float">
            <text:p>4.9373026954709</text:p>
          </table:table-cell>
          <table:table-cell office:value-type="float" office:value="24.686513477354" calcext:value-type="float">
            <text:p>24.68651347735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3518" calcext:value-type="float">
            <text:p>-0.02081633063518</text:p>
          </table:table-cell>
          <table:table-cell table:number-columns-repeated="7"/>
        </table:table-row>
        <table:table-row table:style-name="ro1">
          <table:table-cell office:value-type="float" office:value="4.9373026964022" calcext:value-type="float">
            <text:p>4.9373026964022</text:p>
          </table:table-cell>
          <table:table-cell office:value-type="float" office:value="24.686513482011" calcext:value-type="float">
            <text:p>24.68651348201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38696" calcext:value-type="float">
            <text:p>-0.020816330638696</text:p>
          </table:table-cell>
          <table:table-cell table:number-columns-repeated="7"/>
        </table:table-row>
        <table:table-row table:style-name="ro1">
          <table:table-cell office:value-type="float" office:value="4.9373026973335" calcext:value-type="float">
            <text:p>4.9373026973335</text:p>
          </table:table-cell>
          <table:table-cell office:value-type="float" office:value="24.686513486668" calcext:value-type="float">
            <text:p>24.68651348666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42079" calcext:value-type="float">
            <text:p>-0.020816330642079</text:p>
          </table:table-cell>
          <table:table-cell table:number-columns-repeated="7"/>
        </table:table-row>
        <table:table-row table:style-name="ro1">
          <table:table-cell office:value-type="float" office:value="4.9373026982648" calcext:value-type="float">
            <text:p>4.9373026982648</text:p>
          </table:table-cell>
          <table:table-cell office:value-type="float" office:value="24.686513491324" calcext:value-type="float">
            <text:p>24.68651349132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45594" calcext:value-type="float">
            <text:p>-0.020816330645594</text:p>
          </table:table-cell>
          <table:table-cell table:number-columns-repeated="7"/>
        </table:table-row>
        <table:table-row table:style-name="ro1">
          <table:table-cell office:value-type="float" office:value="4.9373026991962" calcext:value-type="float">
            <text:p>4.9373026991962</text:p>
          </table:table-cell>
          <table:table-cell office:value-type="float" office:value="24.686513495981" calcext:value-type="float">
            <text:p>24.68651349598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48978" calcext:value-type="float">
            <text:p>-0.020816330648978</text:p>
          </table:table-cell>
          <table:table-cell table:number-columns-repeated="7"/>
        </table:table-row>
        <table:table-row table:style-name="ro1">
          <table:table-cell office:value-type="float" office:value="4.9373027001275" calcext:value-type="float">
            <text:p>4.9373027001275</text:p>
          </table:table-cell>
          <table:table-cell office:value-type="float" office:value="24.686513500637" calcext:value-type="float">
            <text:p>24.68651350063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52493" calcext:value-type="float">
            <text:p>-0.020816330652493</text:p>
          </table:table-cell>
          <table:table-cell table:number-columns-repeated="7"/>
        </table:table-row>
        <table:table-row table:style-name="ro1">
          <table:table-cell office:value-type="float" office:value="4.9373027010588" calcext:value-type="float">
            <text:p>4.9373027010588</text:p>
          </table:table-cell>
          <table:table-cell office:value-type="float" office:value="24.686513505294" calcext:value-type="float">
            <text:p>24.68651350529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55876" calcext:value-type="float">
            <text:p>-0.020816330655876</text:p>
          </table:table-cell>
          <table:table-cell table:number-columns-repeated="7"/>
        </table:table-row>
        <table:table-row table:style-name="ro1">
          <table:table-cell office:value-type="float" office:value="4.9373027019901" calcext:value-type="float">
            <text:p>4.9373027019901</text:p>
          </table:table-cell>
          <table:table-cell office:value-type="float" office:value="24.686513509951" calcext:value-type="float">
            <text:p>24.68651350995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59392" calcext:value-type="float">
            <text:p>-0.020816330659392</text:p>
          </table:table-cell>
          <table:table-cell table:number-columns-repeated="7"/>
        </table:table-row>
        <table:table-row table:style-name="ro1">
          <table:table-cell office:value-type="float" office:value="4.9373027029214" calcext:value-type="float">
            <text:p>4.9373027029214</text:p>
          </table:table-cell>
          <table:table-cell office:value-type="float" office:value="24.686513514607" calcext:value-type="float">
            <text:p>24.68651351460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62775" calcext:value-type="float">
            <text:p>-0.020816330662775</text:p>
          </table:table-cell>
          <table:table-cell table:number-columns-repeated="7"/>
        </table:table-row>
        <table:table-row table:style-name="ro1">
          <table:table-cell office:value-type="float" office:value="4.9373027038528" calcext:value-type="float">
            <text:p>4.9373027038528</text:p>
          </table:table-cell>
          <table:table-cell office:value-type="float" office:value="24.686513519264" calcext:value-type="float">
            <text:p>24.68651351926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6629" calcext:value-type="float">
            <text:p>-0.02081633066629</text:p>
          </table:table-cell>
          <table:table-cell table:number-columns-repeated="7"/>
        </table:table-row>
        <table:table-row table:style-name="ro1">
          <table:table-cell office:value-type="float" office:value="4.9373027047841" calcext:value-type="float">
            <text:p>4.9373027047841</text:p>
          </table:table-cell>
          <table:table-cell office:value-type="float" office:value="24.68651352392" calcext:value-type="float">
            <text:p>24.6865135239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69674" calcext:value-type="float">
            <text:p>-0.020816330669674</text:p>
          </table:table-cell>
          <table:table-cell table:number-columns-repeated="7"/>
        </table:table-row>
        <table:table-row table:style-name="ro1">
          <table:table-cell office:value-type="float" office:value="4.9373027057154" calcext:value-type="float">
            <text:p>4.9373027057154</text:p>
          </table:table-cell>
          <table:table-cell office:value-type="float" office:value="24.686513528577" calcext:value-type="float">
            <text:p>24.68651352857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73189" calcext:value-type="float">
            <text:p>-0.020816330673189</text:p>
          </table:table-cell>
          <table:table-cell table:number-columns-repeated="7"/>
        </table:table-row>
        <table:table-row table:style-name="ro1">
          <table:table-cell office:value-type="float" office:value="4.9373027066467" calcext:value-type="float">
            <text:p>4.9373027066467</text:p>
          </table:table-cell>
          <table:table-cell office:value-type="float" office:value="24.686513533234" calcext:value-type="float">
            <text:p>24.68651353323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76572" calcext:value-type="float">
            <text:p>-0.020816330676572</text:p>
          </table:table-cell>
          <table:table-cell table:number-columns-repeated="7"/>
        </table:table-row>
        <table:table-row table:style-name="ro1">
          <table:table-cell office:value-type="float" office:value="4.9373027075781" calcext:value-type="float">
            <text:p>4.9373027075781</text:p>
          </table:table-cell>
          <table:table-cell office:value-type="float" office:value="24.68651353789" calcext:value-type="float">
            <text:p>24.6865135378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80088" calcext:value-type="float">
            <text:p>-0.020816330680088</text:p>
          </table:table-cell>
          <table:table-cell table:number-columns-repeated="7"/>
        </table:table-row>
        <table:table-row table:style-name="ro1">
          <table:table-cell office:value-type="float" office:value="4.9373027085094" calcext:value-type="float">
            <text:p>4.9373027085094</text:p>
          </table:table-cell>
          <table:table-cell office:value-type="float" office:value="24.686513542547" calcext:value-type="float">
            <text:p>24.68651354254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83471" calcext:value-type="float">
            <text:p>-0.020816330683471</text:p>
          </table:table-cell>
          <table:table-cell table:number-columns-repeated="7"/>
        </table:table-row>
        <table:table-row table:style-name="ro1">
          <table:table-cell office:value-type="float" office:value="4.9373027094407" calcext:value-type="float">
            <text:p>4.9373027094407</text:p>
          </table:table-cell>
          <table:table-cell office:value-type="float" office:value="24.686513547204" calcext:value-type="float">
            <text:p>24.68651354720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86986" calcext:value-type="float">
            <text:p>-0.020816330686986</text:p>
          </table:table-cell>
          <table:table-cell table:number-columns-repeated="7"/>
        </table:table-row>
        <table:table-row table:style-name="ro1">
          <table:table-cell office:value-type="float" office:value="4.937302710372" calcext:value-type="float">
            <text:p>4.937302710372</text:p>
          </table:table-cell>
          <table:table-cell office:value-type="float" office:value="24.68651355186" calcext:value-type="float">
            <text:p>24.6865135518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9037" calcext:value-type="float">
            <text:p>-0.02081633069037</text:p>
          </table:table-cell>
          <table:table-cell table:number-columns-repeated="7"/>
        </table:table-row>
        <table:table-row table:style-name="ro1">
          <table:table-cell office:value-type="float" office:value="4.9373027113033" calcext:value-type="float">
            <text:p>4.9373027113033</text:p>
          </table:table-cell>
          <table:table-cell office:value-type="float" office:value="24.686513556517" calcext:value-type="float">
            <text:p>24.68651355651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693885" calcext:value-type="float">
            <text:p>-0.020816330693885</text:p>
          </table:table-cell>
          <table:table-cell table:number-columns-repeated="7"/>
        </table:table-row>
        <table:table-row table:style-name="ro1">
          <table:table-cell office:value-type="float" office:value="4.9373027122347" calcext:value-type="float">
            <text:p>4.9373027122347</text:p>
          </table:table-cell>
          <table:table-cell office:value-type="float" office:value="24.686513561173" calcext:value-type="float">
            <text:p>24.68651356117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697268" calcext:value-type="float">
            <text:p>-0.020816330697268</text:p>
          </table:table-cell>
          <table:table-cell table:number-columns-repeated="7"/>
        </table:table-row>
        <table:table-row table:style-name="ro1">
          <table:table-cell office:value-type="float" office:value="4.937302713166" calcext:value-type="float">
            <text:p>4.937302713166</text:p>
          </table:table-cell>
          <table:table-cell office:value-type="float" office:value="24.68651356583" calcext:value-type="float">
            <text:p>24.6865135658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00784" calcext:value-type="float">
            <text:p>-0.020816330700784</text:p>
          </table:table-cell>
          <table:table-cell table:number-columns-repeated="7"/>
        </table:table-row>
        <table:table-row table:style-name="ro1">
          <table:table-cell office:value-type="float" office:value="4.9373027140973" calcext:value-type="float">
            <text:p>4.9373027140973</text:p>
          </table:table-cell>
          <table:table-cell office:value-type="float" office:value="24.686513570487" calcext:value-type="float">
            <text:p>24.68651357048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04167" calcext:value-type="float">
            <text:p>-0.020816330704167</text:p>
          </table:table-cell>
          <table:table-cell table:number-columns-repeated="7"/>
        </table:table-row>
        <table:table-row table:style-name="ro1">
          <table:table-cell office:value-type="float" office:value="4.9373027150286" calcext:value-type="float">
            <text:p>4.9373027150286</text:p>
          </table:table-cell>
          <table:table-cell office:value-type="float" office:value="24.686513575143" calcext:value-type="float">
            <text:p>24.68651357514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07682" calcext:value-type="float">
            <text:p>-0.020816330707682</text:p>
          </table:table-cell>
          <table:table-cell table:number-columns-repeated="7"/>
        </table:table-row>
        <table:table-row table:style-name="ro1">
          <table:table-cell office:value-type="float" office:value="4.93730271596" calcext:value-type="float">
            <text:p>4.93730271596</text:p>
          </table:table-cell>
          <table:table-cell office:value-type="float" office:value="24.6865135798" calcext:value-type="float">
            <text:p>24.686513579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11066" calcext:value-type="float">
            <text:p>-0.020816330711066</text:p>
          </table:table-cell>
          <table:table-cell table:number-columns-repeated="7"/>
        </table:table-row>
        <table:table-row table:style-name="ro1">
          <table:table-cell office:value-type="float" office:value="4.9373027168913" calcext:value-type="float">
            <text:p>4.9373027168913</text:p>
          </table:table-cell>
          <table:table-cell office:value-type="float" office:value="24.686513584456" calcext:value-type="float">
            <text:p>24.68651358445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14581" calcext:value-type="float">
            <text:p>-0.020816330714581</text:p>
          </table:table-cell>
          <table:table-cell table:number-columns-repeated="7"/>
        </table:table-row>
        <table:table-row table:style-name="ro1">
          <table:table-cell office:value-type="float" office:value="4.9373027178226" calcext:value-type="float">
            <text:p>4.9373027178226</text:p>
          </table:table-cell>
          <table:table-cell office:value-type="float" office:value="24.686513589113" calcext:value-type="float">
            <text:p>24.68651358911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17965" calcext:value-type="float">
            <text:p>-0.020816330717965</text:p>
          </table:table-cell>
          <table:table-cell table:number-columns-repeated="7"/>
        </table:table-row>
        <table:table-row table:style-name="ro1">
          <table:table-cell office:value-type="float" office:value="4.9373027187539" calcext:value-type="float">
            <text:p>4.9373027187539</text:p>
          </table:table-cell>
          <table:table-cell office:value-type="float" office:value="24.68651359377" calcext:value-type="float">
            <text:p>24.6865135937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2148" calcext:value-type="float">
            <text:p>-0.02081633072148</text:p>
          </table:table-cell>
          <table:table-cell table:number-columns-repeated="7"/>
        </table:table-row>
        <table:table-row table:style-name="ro1">
          <table:table-cell office:value-type="float" office:value="4.9373027196852" calcext:value-type="float">
            <text:p>4.9373027196852</text:p>
          </table:table-cell>
          <table:table-cell office:value-type="float" office:value="24.686513598426" calcext:value-type="float">
            <text:p>24.68651359842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24863" calcext:value-type="float">
            <text:p>-0.020816330724863</text:p>
          </table:table-cell>
          <table:table-cell table:number-columns-repeated="7"/>
        </table:table-row>
        <table:table-row table:style-name="ro1">
          <table:table-cell office:value-type="float" office:value="4.9373027206166" calcext:value-type="float">
            <text:p>4.9373027206166</text:p>
          </table:table-cell>
          <table:table-cell office:value-type="float" office:value="24.686513603083" calcext:value-type="float">
            <text:p>24.68651360308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28378" calcext:value-type="float">
            <text:p>-0.020816330728378</text:p>
          </table:table-cell>
          <table:table-cell table:number-columns-repeated="7"/>
        </table:table-row>
        <table:table-row table:style-name="ro1">
          <table:table-cell office:value-type="float" office:value="4.9373027215479" calcext:value-type="float">
            <text:p>4.9373027215479</text:p>
          </table:table-cell>
          <table:table-cell office:value-type="float" office:value="24.686513607739" calcext:value-type="float">
            <text:p>24.68651360773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31762" calcext:value-type="float">
            <text:p>-0.020816330731762</text:p>
          </table:table-cell>
          <table:table-cell table:number-columns-repeated="7"/>
        </table:table-row>
        <table:table-row table:style-name="ro1">
          <table:table-cell office:value-type="float" office:value="4.9373027224792" calcext:value-type="float">
            <text:p>4.9373027224792</text:p>
          </table:table-cell>
          <table:table-cell office:value-type="float" office:value="24.686513612396" calcext:value-type="float">
            <text:p>24.68651361239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35277" calcext:value-type="float">
            <text:p>-0.020816330735277</text:p>
          </table:table-cell>
          <table:table-cell table:number-columns-repeated="7"/>
        </table:table-row>
        <table:table-row table:style-name="ro1">
          <table:table-cell office:value-type="float" office:value="4.9373027234105" calcext:value-type="float">
            <text:p>4.9373027234105</text:p>
          </table:table-cell>
          <table:table-cell office:value-type="float" office:value="24.686513617053" calcext:value-type="float">
            <text:p>24.68651361705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38661" calcext:value-type="float">
            <text:p>-0.020816330738661</text:p>
          </table:table-cell>
          <table:table-cell table:number-columns-repeated="7"/>
        </table:table-row>
        <table:table-row table:style-name="ro1">
          <table:table-cell office:value-type="float" office:value="4.9373027243419" calcext:value-type="float">
            <text:p>4.9373027243419</text:p>
          </table:table-cell>
          <table:table-cell office:value-type="float" office:value="24.686513621709" calcext:value-type="float">
            <text:p>24.68651362170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42176" calcext:value-type="float">
            <text:p>-0.020816330742176</text:p>
          </table:table-cell>
          <table:table-cell table:number-columns-repeated="7"/>
        </table:table-row>
        <table:table-row table:style-name="ro1">
          <table:table-cell office:value-type="float" office:value="4.9373027252732" calcext:value-type="float">
            <text:p>4.9373027252732</text:p>
          </table:table-cell>
          <table:table-cell office:value-type="float" office:value="24.686513626366" calcext:value-type="float">
            <text:p>24.68651362636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45559" calcext:value-type="float">
            <text:p>-0.020816330745559</text:p>
          </table:table-cell>
          <table:table-cell table:number-columns-repeated="7"/>
        </table:table-row>
        <table:table-row table:style-name="ro1">
          <table:table-cell office:value-type="float" office:value="4.9373027262045" calcext:value-type="float">
            <text:p>4.9373027262045</text:p>
          </table:table-cell>
          <table:table-cell office:value-type="float" office:value="24.686513631023" calcext:value-type="float">
            <text:p>24.68651363102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49074" calcext:value-type="float">
            <text:p>-0.020816330749074</text:p>
          </table:table-cell>
          <table:table-cell table:number-columns-repeated="7"/>
        </table:table-row>
        <table:table-row table:style-name="ro1">
          <table:table-cell office:value-type="float" office:value="4.9373027271358" calcext:value-type="float">
            <text:p>4.9373027271358</text:p>
          </table:table-cell>
          <table:table-cell office:value-type="float" office:value="24.686513635679" calcext:value-type="float">
            <text:p>24.68651363567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52458" calcext:value-type="float">
            <text:p>-0.020816330752458</text:p>
          </table:table-cell>
          <table:table-cell table:number-columns-repeated="7"/>
        </table:table-row>
        <table:table-row table:style-name="ro1">
          <table:table-cell office:value-type="float" office:value="4.9373027280672" calcext:value-type="float">
            <text:p>4.9373027280672</text:p>
          </table:table-cell>
          <table:table-cell office:value-type="float" office:value="24.686513640336" calcext:value-type="float">
            <text:p>24.68651364033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55973" calcext:value-type="float">
            <text:p>-0.020816330755973</text:p>
          </table:table-cell>
          <table:table-cell table:number-columns-repeated="7"/>
        </table:table-row>
        <table:table-row table:style-name="ro1">
          <table:table-cell office:value-type="float" office:value="4.9373027289985" calcext:value-type="float">
            <text:p>4.9373027289985</text:p>
          </table:table-cell>
          <table:table-cell office:value-type="float" office:value="24.686513644992" calcext:value-type="float">
            <text:p>24.68651364499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59357" calcext:value-type="float">
            <text:p>-0.020816330759357</text:p>
          </table:table-cell>
          <table:table-cell table:number-columns-repeated="7"/>
        </table:table-row>
        <table:table-row table:style-name="ro1">
          <table:table-cell office:value-type="float" office:value="4.9373027299298" calcext:value-type="float">
            <text:p>4.9373027299298</text:p>
          </table:table-cell>
          <table:table-cell office:value-type="float" office:value="24.686513649649" calcext:value-type="float">
            <text:p>24.68651364964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62872" calcext:value-type="float">
            <text:p>-0.020816330762872</text:p>
          </table:table-cell>
          <table:table-cell table:number-columns-repeated="7"/>
        </table:table-row>
        <table:table-row table:style-name="ro1">
          <table:table-cell office:value-type="float" office:value="4.9373027308611" calcext:value-type="float">
            <text:p>4.9373027308611</text:p>
          </table:table-cell>
          <table:table-cell office:value-type="float" office:value="24.686513654306" calcext:value-type="float">
            <text:p>24.68651365430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66255" calcext:value-type="float">
            <text:p>-0.020816330766255</text:p>
          </table:table-cell>
          <table:table-cell table:number-columns-repeated="7"/>
        </table:table-row>
        <table:table-row table:style-name="ro1">
          <table:table-cell office:value-type="float" office:value="4.9373027317924" calcext:value-type="float">
            <text:p>4.9373027317924</text:p>
          </table:table-cell>
          <table:table-cell office:value-type="float" office:value="24.686513658962" calcext:value-type="float">
            <text:p>24.68651365896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69771" calcext:value-type="float">
            <text:p>-0.020816330769771</text:p>
          </table:table-cell>
          <table:table-cell table:number-columns-repeated="7"/>
        </table:table-row>
        <table:table-row table:style-name="ro1">
          <table:table-cell office:value-type="float" office:value="4.9373027327238" calcext:value-type="float">
            <text:p>4.9373027327238</text:p>
          </table:table-cell>
          <table:table-cell office:value-type="float" office:value="24.686513663619" calcext:value-type="float">
            <text:p>24.68651366361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73154" calcext:value-type="float">
            <text:p>-0.020816330773154</text:p>
          </table:table-cell>
          <table:table-cell table:number-columns-repeated="7"/>
        </table:table-row>
        <table:table-row table:style-name="ro1">
          <table:table-cell office:value-type="float" office:value="4.9373027336551" calcext:value-type="float">
            <text:p>4.9373027336551</text:p>
          </table:table-cell>
          <table:table-cell office:value-type="float" office:value="24.686513668275" calcext:value-type="float">
            <text:p>24.68651366827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76669" calcext:value-type="float">
            <text:p>-0.020816330776669</text:p>
          </table:table-cell>
          <table:table-cell table:number-columns-repeated="7"/>
        </table:table-row>
        <table:table-row table:style-name="ro1">
          <table:table-cell office:value-type="float" office:value="4.9373027345864" calcext:value-type="float">
            <text:p>4.9373027345864</text:p>
          </table:table-cell>
          <table:table-cell office:value-type="float" office:value="24.686513672932" calcext:value-type="float">
            <text:p>24.68651367293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80053" calcext:value-type="float">
            <text:p>-0.020816330780053</text:p>
          </table:table-cell>
          <table:table-cell table:number-columns-repeated="7"/>
        </table:table-row>
        <table:table-row table:style-name="ro1">
          <table:table-cell office:value-type="float" office:value="4.9373027355177" calcext:value-type="float">
            <text:p>4.9373027355177</text:p>
          </table:table-cell>
          <table:table-cell office:value-type="float" office:value="24.686513677589" calcext:value-type="float">
            <text:p>24.68651367758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83568" calcext:value-type="float">
            <text:p>-0.020816330783568</text:p>
          </table:table-cell>
          <table:table-cell table:number-columns-repeated="7"/>
        </table:table-row>
        <table:table-row table:style-name="ro1">
          <table:table-cell office:value-type="float" office:value="4.9373027364491" calcext:value-type="float">
            <text:p>4.9373027364491</text:p>
          </table:table-cell>
          <table:table-cell office:value-type="float" office:value="24.686513682245" calcext:value-type="float">
            <text:p>24.68651368224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86951" calcext:value-type="float">
            <text:p>-0.020816330786951</text:p>
          </table:table-cell>
          <table:table-cell table:number-columns-repeated="7"/>
        </table:table-row>
        <table:table-row table:style-name="ro1">
          <table:table-cell office:value-type="float" office:value="4.9373027373804" calcext:value-type="float">
            <text:p>4.9373027373804</text:p>
          </table:table-cell>
          <table:table-cell office:value-type="float" office:value="24.686513686902" calcext:value-type="float">
            <text:p>24.68651368690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90467" calcext:value-type="float">
            <text:p>-0.020816330790467</text:p>
          </table:table-cell>
          <table:table-cell table:number-columns-repeated="7"/>
        </table:table-row>
        <table:table-row table:style-name="ro1">
          <table:table-cell office:value-type="float" office:value="4.9373027383117" calcext:value-type="float">
            <text:p>4.9373027383117</text:p>
          </table:table-cell>
          <table:table-cell office:value-type="float" office:value="24.686513691559" calcext:value-type="float">
            <text:p>24.68651369155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79385" calcext:value-type="float">
            <text:p>-0.02081633079385</text:p>
          </table:table-cell>
          <table:table-cell table:number-columns-repeated="7"/>
        </table:table-row>
        <table:table-row table:style-name="ro1">
          <table:table-cell office:value-type="float" office:value="4.937302739243" calcext:value-type="float">
            <text:p>4.937302739243</text:p>
          </table:table-cell>
          <table:table-cell office:value-type="float" office:value="24.686513696215" calcext:value-type="float">
            <text:p>24.68651369621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797365" calcext:value-type="float">
            <text:p>-0.020816330797365</text:p>
          </table:table-cell>
          <table:table-cell table:number-columns-repeated="7"/>
        </table:table-row>
        <table:table-row table:style-name="ro1">
          <table:table-cell office:value-type="float" office:value="4.9373027401743" calcext:value-type="float">
            <text:p>4.9373027401743</text:p>
          </table:table-cell>
          <table:table-cell office:value-type="float" office:value="24.686513700872" calcext:value-type="float">
            <text:p>24.68651370087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00749" calcext:value-type="float">
            <text:p>-0.020816330800749</text:p>
          </table:table-cell>
          <table:table-cell table:number-columns-repeated="7"/>
        </table:table-row>
        <table:table-row table:style-name="ro1">
          <table:table-cell office:value-type="float" office:value="4.9373027411057" calcext:value-type="float">
            <text:p>4.9373027411057</text:p>
          </table:table-cell>
          <table:table-cell office:value-type="float" office:value="24.686513705528" calcext:value-type="float">
            <text:p>24.68651370552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04264" calcext:value-type="float">
            <text:p>-0.020816330804264</text:p>
          </table:table-cell>
          <table:table-cell table:number-columns-repeated="7"/>
        </table:table-row>
        <table:table-row table:style-name="ro1">
          <table:table-cell office:value-type="float" office:value="4.937302742037" calcext:value-type="float">
            <text:p>4.937302742037</text:p>
          </table:table-cell>
          <table:table-cell office:value-type="float" office:value="24.686513710185" calcext:value-type="float">
            <text:p>24.68651371018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07647" calcext:value-type="float">
            <text:p>-0.020816330807647</text:p>
          </table:table-cell>
          <table:table-cell table:number-columns-repeated="7"/>
        </table:table-row>
        <table:table-row table:style-name="ro1">
          <table:table-cell office:value-type="float" office:value="4.9373027429683" calcext:value-type="float">
            <text:p>4.9373027429683</text:p>
          </table:table-cell>
          <table:table-cell office:value-type="float" office:value="24.686513714842" calcext:value-type="float">
            <text:p>24.68651371484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11163" calcext:value-type="float">
            <text:p>-0.020816330811163</text:p>
          </table:table-cell>
          <table:table-cell table:number-columns-repeated="7"/>
        </table:table-row>
        <table:table-row table:style-name="ro1">
          <table:table-cell office:value-type="float" office:value="4.9373027438996" calcext:value-type="float">
            <text:p>4.9373027438996</text:p>
          </table:table-cell>
          <table:table-cell office:value-type="float" office:value="24.686513719498" calcext:value-type="float">
            <text:p>24.68651371949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14546" calcext:value-type="float">
            <text:p>-0.020816330814546</text:p>
          </table:table-cell>
          <table:table-cell table:number-columns-repeated="7"/>
        </table:table-row>
        <table:table-row table:style-name="ro1">
          <table:table-cell office:value-type="float" office:value="4.937302744831" calcext:value-type="float">
            <text:p>4.937302744831</text:p>
          </table:table-cell>
          <table:table-cell office:value-type="float" office:value="24.686513724155" calcext:value-type="float">
            <text:p>24.68651372415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18061" calcext:value-type="float">
            <text:p>-0.020816330818061</text:p>
          </table:table-cell>
          <table:table-cell table:number-columns-repeated="7"/>
        </table:table-row>
        <table:table-row table:style-name="ro1">
          <table:table-cell office:value-type="float" office:value="4.9373027457623" calcext:value-type="float">
            <text:p>4.9373027457623</text:p>
          </table:table-cell>
          <table:table-cell office:value-type="float" office:value="24.686513728811" calcext:value-type="float">
            <text:p>24.68651372881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21445" calcext:value-type="float">
            <text:p>-0.020816330821445</text:p>
          </table:table-cell>
          <table:table-cell table:number-columns-repeated="7"/>
        </table:table-row>
        <table:table-row table:style-name="ro1">
          <table:table-cell office:value-type="float" office:value="4.9373027466936" calcext:value-type="float">
            <text:p>4.9373027466936</text:p>
          </table:table-cell>
          <table:table-cell office:value-type="float" office:value="24.686513733468" calcext:value-type="float">
            <text:p>24.68651373346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2496" calcext:value-type="float">
            <text:p>-0.02081633082496</text:p>
          </table:table-cell>
          <table:table-cell table:number-columns-repeated="7"/>
        </table:table-row>
        <table:table-row table:style-name="ro1">
          <table:table-cell office:value-type="float" office:value="4.9373027476249" calcext:value-type="float">
            <text:p>4.9373027476249</text:p>
          </table:table-cell>
          <table:table-cell office:value-type="float" office:value="24.686513738125" calcext:value-type="float">
            <text:p>24.68651373812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28344" calcext:value-type="float">
            <text:p>-0.020816330828344</text:p>
          </table:table-cell>
          <table:table-cell table:number-columns-repeated="7"/>
        </table:table-row>
        <table:table-row table:style-name="ro1">
          <table:table-cell office:value-type="float" office:value="4.9373027485562" calcext:value-type="float">
            <text:p>4.9373027485562</text:p>
          </table:table-cell>
          <table:table-cell office:value-type="float" office:value="24.686513742781" calcext:value-type="float">
            <text:p>24.68651374278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31859" calcext:value-type="float">
            <text:p>-0.020816330831859</text:p>
          </table:table-cell>
          <table:table-cell table:number-columns-repeated="7"/>
        </table:table-row>
        <table:table-row table:style-name="ro1">
          <table:table-cell office:value-type="float" office:value="4.9373027494876" calcext:value-type="float">
            <text:p>4.9373027494876</text:p>
          </table:table-cell>
          <table:table-cell office:value-type="float" office:value="24.686513747438" calcext:value-type="float">
            <text:p>24.68651374743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35242" calcext:value-type="float">
            <text:p>-0.020816330835242</text:p>
          </table:table-cell>
          <table:table-cell table:number-columns-repeated="7"/>
        </table:table-row>
        <table:table-row table:style-name="ro1">
          <table:table-cell office:value-type="float" office:value="4.9373027504189" calcext:value-type="float">
            <text:p>4.9373027504189</text:p>
          </table:table-cell>
          <table:table-cell office:value-type="float" office:value="24.686513752094" calcext:value-type="float">
            <text:p>24.68651375209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38757" calcext:value-type="float">
            <text:p>-0.020816330838757</text:p>
          </table:table-cell>
          <table:table-cell table:number-columns-repeated="7"/>
        </table:table-row>
        <table:table-row table:style-name="ro1">
          <table:table-cell office:value-type="float" office:value="4.9373027513502" calcext:value-type="float">
            <text:p>4.9373027513502</text:p>
          </table:table-cell>
          <table:table-cell office:value-type="float" office:value="24.686513756751" calcext:value-type="float">
            <text:p>24.68651375675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42141" calcext:value-type="float">
            <text:p>-0.020816330842141</text:p>
          </table:table-cell>
          <table:table-cell table:number-columns-repeated="7"/>
        </table:table-row>
        <table:table-row table:style-name="ro1">
          <table:table-cell office:value-type="float" office:value="4.9373027522815" calcext:value-type="float">
            <text:p>4.9373027522815</text:p>
          </table:table-cell>
          <table:table-cell office:value-type="float" office:value="24.686513761408" calcext:value-type="float">
            <text:p>24.68651376140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45656" calcext:value-type="float">
            <text:p>-0.020816330845656</text:p>
          </table:table-cell>
          <table:table-cell table:number-columns-repeated="7"/>
        </table:table-row>
        <table:table-row table:style-name="ro1">
          <table:table-cell office:value-type="float" office:value="4.9373027532129" calcext:value-type="float">
            <text:p>4.9373027532129</text:p>
          </table:table-cell>
          <table:table-cell office:value-type="float" office:value="24.686513766064" calcext:value-type="float">
            <text:p>24.68651376606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4904" calcext:value-type="float">
            <text:p>-0.02081633084904</text:p>
          </table:table-cell>
          <table:table-cell table:number-columns-repeated="7"/>
        </table:table-row>
        <table:table-row table:style-name="ro1">
          <table:table-cell office:value-type="float" office:value="4.9373027541442" calcext:value-type="float">
            <text:p>4.9373027541442</text:p>
          </table:table-cell>
          <table:table-cell office:value-type="float" office:value="24.686513770721" calcext:value-type="float">
            <text:p>24.68651377072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52555" calcext:value-type="float">
            <text:p>-0.020816330852555</text:p>
          </table:table-cell>
          <table:table-cell table:number-columns-repeated="7"/>
        </table:table-row>
        <table:table-row table:style-name="ro1">
          <table:table-cell office:value-type="float" office:value="4.9373027550755" calcext:value-type="float">
            <text:p>4.9373027550755</text:p>
          </table:table-cell>
          <table:table-cell office:value-type="float" office:value="24.686513775378" calcext:value-type="float">
            <text:p>24.68651377537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55938" calcext:value-type="float">
            <text:p>-0.020816330855938</text:p>
          </table:table-cell>
          <table:table-cell table:number-columns-repeated="7"/>
        </table:table-row>
        <table:table-row table:style-name="ro1">
          <table:table-cell office:value-type="float" office:value="4.9373027560068" calcext:value-type="float">
            <text:p>4.9373027560068</text:p>
          </table:table-cell>
          <table:table-cell office:value-type="float" office:value="24.686513780034" calcext:value-type="float">
            <text:p>24.68651378003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59453" calcext:value-type="float">
            <text:p>-0.020816330859453</text:p>
          </table:table-cell>
          <table:table-cell table:number-columns-repeated="7"/>
        </table:table-row>
        <table:table-row table:style-name="ro1">
          <table:table-cell office:value-type="float" office:value="4.9373027569382" calcext:value-type="float">
            <text:p>4.9373027569382</text:p>
          </table:table-cell>
          <table:table-cell office:value-type="float" office:value="24.686513784691" calcext:value-type="float">
            <text:p>24.686513784691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62837" calcext:value-type="float">
            <text:p>-0.020816330862837</text:p>
          </table:table-cell>
          <table:table-cell table:number-columns-repeated="7"/>
        </table:table-row>
        <table:table-row table:style-name="ro1">
          <table:table-cell office:value-type="float" office:value="4.9373027578695" calcext:value-type="float">
            <text:p>4.9373027578695</text:p>
          </table:table-cell>
          <table:table-cell office:value-type="float" office:value="24.686513789347" calcext:value-type="float">
            <text:p>24.68651378934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66352" calcext:value-type="float">
            <text:p>-0.020816330866352</text:p>
          </table:table-cell>
          <table:table-cell table:number-columns-repeated="7"/>
        </table:table-row>
        <table:table-row table:style-name="ro1">
          <table:table-cell office:value-type="float" office:value="4.9373027588008" calcext:value-type="float">
            <text:p>4.9373027588008</text:p>
          </table:table-cell>
          <table:table-cell office:value-type="float" office:value="24.686513794004" calcext:value-type="float">
            <text:p>24.68651379400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69736" calcext:value-type="float">
            <text:p>-0.020816330869736</text:p>
          </table:table-cell>
          <table:table-cell table:number-columns-repeated="7"/>
        </table:table-row>
        <table:table-row table:style-name="ro1">
          <table:table-cell office:value-type="float" office:value="4.9373027597321" calcext:value-type="float">
            <text:p>4.9373027597321</text:p>
          </table:table-cell>
          <table:table-cell office:value-type="float" office:value="24.686513798661" calcext:value-type="float">
            <text:p>24.68651379866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73251" calcext:value-type="float">
            <text:p>-0.020816330873251</text:p>
          </table:table-cell>
          <table:table-cell table:number-columns-repeated="7"/>
        </table:table-row>
        <table:table-row table:style-name="ro1">
          <table:table-cell office:value-type="float" office:value="4.9373027606634" calcext:value-type="float">
            <text:p>4.9373027606634</text:p>
          </table:table-cell>
          <table:table-cell office:value-type="float" office:value="24.686513803317" calcext:value-type="float">
            <text:p>24.68651380331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76634" calcext:value-type="float">
            <text:p>-0.020816330876634</text:p>
          </table:table-cell>
          <table:table-cell table:number-columns-repeated="7"/>
        </table:table-row>
        <table:table-row table:style-name="ro1">
          <table:table-cell office:value-type="float" office:value="4.9373027615948" calcext:value-type="float">
            <text:p>4.9373027615948</text:p>
          </table:table-cell>
          <table:table-cell office:value-type="float" office:value="24.686513807974" calcext:value-type="float">
            <text:p>24.68651380797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8015" calcext:value-type="float">
            <text:p>-0.02081633088015</text:p>
          </table:table-cell>
          <table:table-cell table:number-columns-repeated="7"/>
        </table:table-row>
        <table:table-row table:style-name="ro1">
          <table:table-cell office:value-type="float" office:value="4.9373027625261" calcext:value-type="float">
            <text:p>4.9373027625261</text:p>
          </table:table-cell>
          <table:table-cell office:value-type="float" office:value="24.68651381263" calcext:value-type="float">
            <text:p>24.6865138126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83533" calcext:value-type="float">
            <text:p>-0.020816330883533</text:p>
          </table:table-cell>
          <table:table-cell table:number-columns-repeated="7"/>
        </table:table-row>
        <table:table-row table:style-name="ro1">
          <table:table-cell office:value-type="float" office:value="4.9373027634574" calcext:value-type="float">
            <text:p>4.9373027634574</text:p>
          </table:table-cell>
          <table:table-cell office:value-type="float" office:value="24.686513817287" calcext:value-type="float">
            <text:p>24.68651381728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87048" calcext:value-type="float">
            <text:p>-0.020816330887048</text:p>
          </table:table-cell>
          <table:table-cell table:number-columns-repeated="7"/>
        </table:table-row>
        <table:table-row table:style-name="ro1">
          <table:table-cell office:value-type="float" office:value="4.9373027643887" calcext:value-type="float">
            <text:p>4.9373027643887</text:p>
          </table:table-cell>
          <table:table-cell office:value-type="float" office:value="24.686513821944" calcext:value-type="float">
            <text:p>24.68651382194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90432" calcext:value-type="float">
            <text:p>-0.020816330890432</text:p>
          </table:table-cell>
          <table:table-cell table:number-columns-repeated="7"/>
        </table:table-row>
        <table:table-row table:style-name="ro1">
          <table:table-cell office:value-type="float" office:value="4.9373027653201" calcext:value-type="float">
            <text:p>4.9373027653201</text:p>
          </table:table-cell>
          <table:table-cell office:value-type="float" office:value="24.6865138266" calcext:value-type="float">
            <text:p>24.686513826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893947" calcext:value-type="float">
            <text:p>-0.020816330893947</text:p>
          </table:table-cell>
          <table:table-cell table:number-columns-repeated="7"/>
        </table:table-row>
        <table:table-row table:style-name="ro1">
          <table:table-cell office:value-type="float" office:value="4.9373027662514" calcext:value-type="float">
            <text:p>4.9373027662514</text:p>
          </table:table-cell>
          <table:table-cell office:value-type="float" office:value="24.686513831257" calcext:value-type="float">
            <text:p>24.68651383125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89733" calcext:value-type="float">
            <text:p>-0.02081633089733</text:p>
          </table:table-cell>
          <table:table-cell table:number-columns-repeated="7"/>
        </table:table-row>
        <table:table-row table:style-name="ro1">
          <table:table-cell office:value-type="float" office:value="4.9373027671827" calcext:value-type="float">
            <text:p>4.9373027671827</text:p>
          </table:table-cell>
          <table:table-cell office:value-type="float" office:value="24.686513835914" calcext:value-type="float">
            <text:p>24.68651383591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00846" calcext:value-type="float">
            <text:p>-0.020816330900846</text:p>
          </table:table-cell>
          <table:table-cell table:number-columns-repeated="7"/>
        </table:table-row>
        <table:table-row table:style-name="ro1">
          <table:table-cell office:value-type="float" office:value="4.937302768114" calcext:value-type="float">
            <text:p>4.937302768114</text:p>
          </table:table-cell>
          <table:table-cell office:value-type="float" office:value="24.68651384057" calcext:value-type="float">
            <text:p>24.6865138405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04229" calcext:value-type="float">
            <text:p>-0.020816330904229</text:p>
          </table:table-cell>
          <table:table-cell table:number-columns-repeated="7"/>
        </table:table-row>
        <table:table-row table:style-name="ro1">
          <table:table-cell office:value-type="float" office:value="4.9373027690453" calcext:value-type="float">
            <text:p>4.9373027690453</text:p>
          </table:table-cell>
          <table:table-cell office:value-type="float" office:value="24.686513845227" calcext:value-type="float">
            <text:p>24.68651384522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07744" calcext:value-type="float">
            <text:p>-0.020816330907744</text:p>
          </table:table-cell>
          <table:table-cell table:number-columns-repeated="7"/>
        </table:table-row>
        <table:table-row table:style-name="ro1">
          <table:table-cell office:value-type="float" office:value="4.9373027699767" calcext:value-type="float">
            <text:p>4.9373027699767</text:p>
          </table:table-cell>
          <table:table-cell office:value-type="float" office:value="24.686513849883" calcext:value-type="float">
            <text:p>24.686513849883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11128" calcext:value-type="float">
            <text:p>-0.020816330911128</text:p>
          </table:table-cell>
          <table:table-cell table:number-columns-repeated="7"/>
        </table:table-row>
        <table:table-row table:style-name="ro1">
          <table:table-cell office:value-type="float" office:value="4.937302770908" calcext:value-type="float">
            <text:p>4.937302770908</text:p>
          </table:table-cell>
          <table:table-cell office:value-type="float" office:value="24.68651385454" calcext:value-type="float">
            <text:p>24.6865138545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14643" calcext:value-type="float">
            <text:p>-0.020816330914643</text:p>
          </table:table-cell>
          <table:table-cell table:number-columns-repeated="7"/>
        </table:table-row>
        <table:table-row table:style-name="ro1">
          <table:table-cell office:value-type="float" office:value="4.9373027718393" calcext:value-type="float">
            <text:p>4.9373027718393</text:p>
          </table:table-cell>
          <table:table-cell office:value-type="float" office:value="24.686513859197" calcext:value-type="float">
            <text:p>24.68651385919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18026" calcext:value-type="float">
            <text:p>-0.020816330918026</text:p>
          </table:table-cell>
          <table:table-cell table:number-columns-repeated="7"/>
        </table:table-row>
        <table:table-row table:style-name="ro1">
          <table:table-cell office:value-type="float" office:value="4.9373027727706" calcext:value-type="float">
            <text:p>4.9373027727706</text:p>
          </table:table-cell>
          <table:table-cell office:value-type="float" office:value="24.686513863853" calcext:value-type="float">
            <text:p>24.68651386385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21542" calcext:value-type="float">
            <text:p>-0.020816330921542</text:p>
          </table:table-cell>
          <table:table-cell table:number-columns-repeated="7"/>
        </table:table-row>
        <table:table-row table:style-name="ro1">
          <table:table-cell office:value-type="float" office:value="4.937302773702" calcext:value-type="float">
            <text:p>4.937302773702</text:p>
          </table:table-cell>
          <table:table-cell office:value-type="float" office:value="24.68651386851" calcext:value-type="float">
            <text:p>24.6865138685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24925" calcext:value-type="float">
            <text:p>-0.020816330924925</text:p>
          </table:table-cell>
          <table:table-cell table:number-columns-repeated="7"/>
        </table:table-row>
        <table:table-row table:style-name="ro1">
          <table:table-cell office:value-type="float" office:value="4.9373027746333" calcext:value-type="float">
            <text:p>4.9373027746333</text:p>
          </table:table-cell>
          <table:table-cell office:value-type="float" office:value="24.686513873166" calcext:value-type="float">
            <text:p>24.68651387316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2844" calcext:value-type="float">
            <text:p>-0.02081633092844</text:p>
          </table:table-cell>
          <table:table-cell table:number-columns-repeated="7"/>
        </table:table-row>
        <table:table-row table:style-name="ro1">
          <table:table-cell office:value-type="float" office:value="4.9373027755646" calcext:value-type="float">
            <text:p>4.9373027755646</text:p>
          </table:table-cell>
          <table:table-cell office:value-type="float" office:value="24.686513877823" calcext:value-type="float">
            <text:p>24.68651387782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31824" calcext:value-type="float">
            <text:p>-0.020816330931824</text:p>
          </table:table-cell>
          <table:table-cell table:number-columns-repeated="7"/>
        </table:table-row>
        <table:table-row table:style-name="ro1">
          <table:table-cell office:value-type="float" office:value="4.9373027764959" calcext:value-type="float">
            <text:p>4.9373027764959</text:p>
          </table:table-cell>
          <table:table-cell office:value-type="float" office:value="24.68651388248" calcext:value-type="float">
            <text:p>24.6865138824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35339" calcext:value-type="float">
            <text:p>-0.020816330935339</text:p>
          </table:table-cell>
          <table:table-cell table:number-columns-repeated="7"/>
        </table:table-row>
        <table:table-row table:style-name="ro1">
          <table:table-cell office:value-type="float" office:value="4.9373027774272" calcext:value-type="float">
            <text:p>4.9373027774272</text:p>
          </table:table-cell>
          <table:table-cell office:value-type="float" office:value="24.686513887136" calcext:value-type="float">
            <text:p>24.68651388713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38722" calcext:value-type="float">
            <text:p>-0.020816330938722</text:p>
          </table:table-cell>
          <table:table-cell table:number-columns-repeated="7"/>
        </table:table-row>
        <table:table-row table:style-name="ro1">
          <table:table-cell office:value-type="float" office:value="4.9373027783586" calcext:value-type="float">
            <text:p>4.9373027783586</text:p>
          </table:table-cell>
          <table:table-cell office:value-type="float" office:value="24.686513891793" calcext:value-type="float">
            <text:p>24.68651389179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42238" calcext:value-type="float">
            <text:p>-0.020816330942238</text:p>
          </table:table-cell>
          <table:table-cell table:number-columns-repeated="7"/>
        </table:table-row>
        <table:table-row table:style-name="ro1">
          <table:table-cell office:value-type="float" office:value="4.9373027792899" calcext:value-type="float">
            <text:p>4.9373027792899</text:p>
          </table:table-cell>
          <table:table-cell office:value-type="float" office:value="24.686513896449" calcext:value-type="float">
            <text:p>24.68651389644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45621" calcext:value-type="float">
            <text:p>-0.020816330945621</text:p>
          </table:table-cell>
          <table:table-cell table:number-columns-repeated="7"/>
        </table:table-row>
        <table:table-row table:style-name="ro1">
          <table:table-cell office:value-type="float" office:value="4.9373027802212" calcext:value-type="float">
            <text:p>4.9373027802212</text:p>
          </table:table-cell>
          <table:table-cell office:value-type="float" office:value="24.686513901106" calcext:value-type="float">
            <text:p>24.68651390110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49136" calcext:value-type="float">
            <text:p>-0.020816330949136</text:p>
          </table:table-cell>
          <table:table-cell table:number-columns-repeated="7"/>
        </table:table-row>
        <table:table-row table:style-name="ro1">
          <table:table-cell office:value-type="float" office:value="4.9373027811525" calcext:value-type="float">
            <text:p>4.9373027811525</text:p>
          </table:table-cell>
          <table:table-cell office:value-type="float" office:value="24.686513905763" calcext:value-type="float">
            <text:p>24.68651390576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5252" calcext:value-type="float">
            <text:p>-0.02081633095252</text:p>
          </table:table-cell>
          <table:table-cell table:number-columns-repeated="7"/>
        </table:table-row>
        <table:table-row table:style-name="ro1">
          <table:table-cell office:value-type="float" office:value="4.9373027820839" calcext:value-type="float">
            <text:p>4.9373027820839</text:p>
          </table:table-cell>
          <table:table-cell office:value-type="float" office:value="24.686513910419" calcext:value-type="float">
            <text:p>24.68651391041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56035" calcext:value-type="float">
            <text:p>-0.020816330956035</text:p>
          </table:table-cell>
          <table:table-cell table:number-columns-repeated="7"/>
        </table:table-row>
        <table:table-row table:style-name="ro1">
          <table:table-cell office:value-type="float" office:value="4.9373027830152" calcext:value-type="float">
            <text:p>4.9373027830152</text:p>
          </table:table-cell>
          <table:table-cell office:value-type="float" office:value="24.686513915076" calcext:value-type="float">
            <text:p>24.68651391507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59419" calcext:value-type="float">
            <text:p>-0.020816330959419</text:p>
          </table:table-cell>
          <table:table-cell table:number-columns-repeated="7"/>
        </table:table-row>
        <table:table-row table:style-name="ro1">
          <table:table-cell office:value-type="float" office:value="4.9373027839465" calcext:value-type="float">
            <text:p>4.9373027839465</text:p>
          </table:table-cell>
          <table:table-cell office:value-type="float" office:value="24.686513919733" calcext:value-type="float">
            <text:p>24.686513919733</text:p>
          </table:table-cell>
          <table:table-cell office:value-type="float" office:value="625.00000001625" calcext:value-type="float">
            <text:p>625.00000001625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62934" calcext:value-type="float">
            <text:p>-0.020816330962934</text:p>
          </table:table-cell>
          <table:table-cell table:number-columns-repeated="7"/>
        </table:table-row>
        <table:table-row table:style-name="ro1">
          <table:table-cell office:value-type="float" office:value="4.9373027848778" calcext:value-type="float">
            <text:p>4.9373027848778</text:p>
          </table:table-cell>
          <table:table-cell office:value-type="float" office:value="24.686513924389" calcext:value-type="float">
            <text:p>24.68651392438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66317" calcext:value-type="float">
            <text:p>-0.020816330966317</text:p>
          </table:table-cell>
          <table:table-cell table:number-columns-repeated="7"/>
        </table:table-row>
        <table:table-row table:style-name="ro1">
          <table:table-cell office:value-type="float" office:value="4.9373027858092" calcext:value-type="float">
            <text:p>4.9373027858092</text:p>
          </table:table-cell>
          <table:table-cell office:value-type="float" office:value="24.686513929046" calcext:value-type="float">
            <text:p>24.68651392904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69832" calcext:value-type="float">
            <text:p>-0.020816330969832</text:p>
          </table:table-cell>
          <table:table-cell table:number-columns-repeated="7"/>
        </table:table-row>
        <table:table-row table:style-name="ro1">
          <table:table-cell office:value-type="float" office:value="4.9373027867405" calcext:value-type="float">
            <text:p>4.9373027867405</text:p>
          </table:table-cell>
          <table:table-cell office:value-type="float" office:value="24.686513933702" calcext:value-type="float">
            <text:p>24.68651393370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73216" calcext:value-type="float">
            <text:p>-0.020816330973216</text:p>
          </table:table-cell>
          <table:table-cell table:number-columns-repeated="7"/>
        </table:table-row>
        <table:table-row table:style-name="ro1">
          <table:table-cell office:value-type="float" office:value="4.9373027876718" calcext:value-type="float">
            <text:p>4.9373027876718</text:p>
          </table:table-cell>
          <table:table-cell office:value-type="float" office:value="24.686513938359" calcext:value-type="float">
            <text:p>24.68651393835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76731" calcext:value-type="float">
            <text:p>-0.020816330976731</text:p>
          </table:table-cell>
          <table:table-cell table:number-columns-repeated="7"/>
        </table:table-row>
        <table:table-row table:style-name="ro1">
          <table:table-cell office:value-type="float" office:value="4.9373027886031" calcext:value-type="float">
            <text:p>4.9373027886031</text:p>
          </table:table-cell>
          <table:table-cell office:value-type="float" office:value="24.686513943016" calcext:value-type="float">
            <text:p>24.68651394301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80115" calcext:value-type="float">
            <text:p>-0.020816330980115</text:p>
          </table:table-cell>
          <table:table-cell table:number-columns-repeated="7"/>
        </table:table-row>
        <table:table-row table:style-name="ro1">
          <table:table-cell office:value-type="float" office:value="4.9373027895344" calcext:value-type="float">
            <text:p>4.9373027895344</text:p>
          </table:table-cell>
          <table:table-cell office:value-type="float" office:value="24.686513947672" calcext:value-type="float">
            <text:p>24.68651394767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8363" calcext:value-type="float">
            <text:p>-0.02081633098363</text:p>
          </table:table-cell>
          <table:table-cell table:number-columns-repeated="7"/>
        </table:table-row>
        <table:table-row table:style-name="ro1">
          <table:table-cell office:value-type="float" office:value="4.9373027904658" calcext:value-type="float">
            <text:p>4.9373027904658</text:p>
          </table:table-cell>
          <table:table-cell office:value-type="float" office:value="24.686513952329" calcext:value-type="float">
            <text:p>24.68651395232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87013" calcext:value-type="float">
            <text:p>-0.020816330987013</text:p>
          </table:table-cell>
          <table:table-cell table:number-columns-repeated="7"/>
        </table:table-row>
        <table:table-row table:style-name="ro1">
          <table:table-cell office:value-type="float" office:value="4.9373027913971" calcext:value-type="float">
            <text:p>4.9373027913971</text:p>
          </table:table-cell>
          <table:table-cell office:value-type="float" office:value="24.686513956985" calcext:value-type="float">
            <text:p>24.68651395698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90528" calcext:value-type="float">
            <text:p>-0.020816330990528</text:p>
          </table:table-cell>
          <table:table-cell table:number-columns-repeated="7"/>
        </table:table-row>
        <table:table-row table:style-name="ro1">
          <table:table-cell office:value-type="float" office:value="4.9373027923284" calcext:value-type="float">
            <text:p>4.9373027923284</text:p>
          </table:table-cell>
          <table:table-cell office:value-type="float" office:value="24.686513961642" calcext:value-type="float">
            <text:p>24.686513961642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0993912" calcext:value-type="float">
            <text:p>-0.020816330993912</text:p>
          </table:table-cell>
          <table:table-cell table:number-columns-repeated="7"/>
        </table:table-row>
        <table:table-row table:style-name="ro1">
          <table:table-cell office:value-type="float" office:value="4.9373027932597" calcext:value-type="float">
            <text:p>4.9373027932597</text:p>
          </table:table-cell>
          <table:table-cell office:value-type="float" office:value="24.686513966299" calcext:value-type="float">
            <text:p>24.68651396629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0997427" calcext:value-type="float">
            <text:p>-0.020816330997427</text:p>
          </table:table-cell>
          <table:table-cell table:number-columns-repeated="7"/>
        </table:table-row>
        <table:table-row table:style-name="ro1">
          <table:table-cell office:value-type="float" office:value="4.9373027941911" calcext:value-type="float">
            <text:p>4.9373027941911</text:p>
          </table:table-cell>
          <table:table-cell office:value-type="float" office:value="24.686513970955" calcext:value-type="float">
            <text:p>24.686513970955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00811" calcext:value-type="float">
            <text:p>-0.020816331000811</text:p>
          </table:table-cell>
          <table:table-cell table:number-columns-repeated="7"/>
        </table:table-row>
        <table:table-row table:style-name="ro1">
          <table:table-cell office:value-type="float" office:value="4.9373027951224" calcext:value-type="float">
            <text:p>4.9373027951224</text:p>
          </table:table-cell>
          <table:table-cell office:value-type="float" office:value="24.686513975612" calcext:value-type="float">
            <text:p>24.68651397561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04326" calcext:value-type="float">
            <text:p>-0.020816331004326</text:p>
          </table:table-cell>
          <table:table-cell table:number-columns-repeated="7"/>
        </table:table-row>
        <table:table-row table:style-name="ro1">
          <table:table-cell office:value-type="float" office:value="4.9373027960537" calcext:value-type="float">
            <text:p>4.9373027960537</text:p>
          </table:table-cell>
          <table:table-cell office:value-type="float" office:value="24.686513980269" calcext:value-type="float">
            <text:p>24.68651398026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07709" calcext:value-type="float">
            <text:p>-0.020816331007709</text:p>
          </table:table-cell>
          <table:table-cell table:number-columns-repeated="7"/>
        </table:table-row>
        <table:table-row table:style-name="ro1">
          <table:table-cell office:value-type="float" office:value="4.937302796985" calcext:value-type="float">
            <text:p>4.937302796985</text:p>
          </table:table-cell>
          <table:table-cell office:value-type="float" office:value="24.686513984925" calcext:value-type="float">
            <text:p>24.68651398492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11225" calcext:value-type="float">
            <text:p>-0.020816331011225</text:p>
          </table:table-cell>
          <table:table-cell table:number-columns-repeated="7"/>
        </table:table-row>
        <table:table-row table:style-name="ro1">
          <table:table-cell office:value-type="float" office:value="4.9373027979163" calcext:value-type="float">
            <text:p>4.9373027979163</text:p>
          </table:table-cell>
          <table:table-cell office:value-type="float" office:value="24.686513989582" calcext:value-type="float">
            <text:p>24.68651398958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14608" calcext:value-type="float">
            <text:p>-0.020816331014608</text:p>
          </table:table-cell>
          <table:table-cell table:number-columns-repeated="7"/>
        </table:table-row>
        <table:table-row table:style-name="ro1">
          <table:table-cell office:value-type="float" office:value="4.9373027988477" calcext:value-type="float">
            <text:p>4.9373027988477</text:p>
          </table:table-cell>
          <table:table-cell office:value-type="float" office:value="24.686513994238" calcext:value-type="float">
            <text:p>24.68651399423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18123" calcext:value-type="float">
            <text:p>-0.020816331018123</text:p>
          </table:table-cell>
          <table:table-cell table:number-columns-repeated="7"/>
        </table:table-row>
        <table:table-row table:style-name="ro1">
          <table:table-cell office:value-type="float" office:value="4.937302799779" calcext:value-type="float">
            <text:p>4.937302799779</text:p>
          </table:table-cell>
          <table:table-cell office:value-type="float" office:value="24.686513998895" calcext:value-type="float">
            <text:p>24.68651399889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21507" calcext:value-type="float">
            <text:p>-0.020816331021507</text:p>
          </table:table-cell>
          <table:table-cell table:number-columns-repeated="7"/>
        </table:table-row>
        <table:table-row table:style-name="ro1">
          <table:table-cell office:value-type="float" office:value="4.9373028007103" calcext:value-type="float">
            <text:p>4.9373028007103</text:p>
          </table:table-cell>
          <table:table-cell office:value-type="float" office:value="24.686514003552" calcext:value-type="float">
            <text:p>24.686514003552</text:p>
          </table:table-cell>
          <table:table-cell office:value-type="float" office:value="625.00000001625" calcext:value-type="float">
            <text:p>625.00000001625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25022" calcext:value-type="float">
            <text:p>-0.020816331025022</text:p>
          </table:table-cell>
          <table:table-cell table:number-columns-repeated="7"/>
        </table:table-row>
        <table:table-row table:style-name="ro1">
          <table:table-cell office:value-type="float" office:value="4.9373028016416" calcext:value-type="float">
            <text:p>4.9373028016416</text:p>
          </table:table-cell>
          <table:table-cell office:value-type="float" office:value="24.686514008208" calcext:value-type="float">
            <text:p>24.68651400820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28405" calcext:value-type="float">
            <text:p>-0.020816331028405</text:p>
          </table:table-cell>
          <table:table-cell table:number-columns-repeated="7"/>
        </table:table-row>
        <table:table-row table:style-name="ro1">
          <table:table-cell office:value-type="float" office:value="4.937302802573" calcext:value-type="float">
            <text:p>4.937302802573</text:p>
          </table:table-cell>
          <table:table-cell office:value-type="float" office:value="24.686514012865" calcext:value-type="float">
            <text:p>24.68651401286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31921" calcext:value-type="float">
            <text:p>-0.020816331031921</text:p>
          </table:table-cell>
          <table:table-cell table:number-columns-repeated="7"/>
        </table:table-row>
        <table:table-row table:style-name="ro1">
          <table:table-cell office:value-type="float" office:value="4.9373028035043" calcext:value-type="float">
            <text:p>4.9373028035043</text:p>
          </table:table-cell>
          <table:table-cell office:value-type="float" office:value="24.686514017521" calcext:value-type="float">
            <text:p>24.68651401752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35304" calcext:value-type="float">
            <text:p>-0.020816331035304</text:p>
          </table:table-cell>
          <table:table-cell table:number-columns-repeated="7"/>
        </table:table-row>
        <table:table-row table:style-name="ro1">
          <table:table-cell office:value-type="float" office:value="4.9373028044356" calcext:value-type="float">
            <text:p>4.9373028044356</text:p>
          </table:table-cell>
          <table:table-cell office:value-type="float" office:value="24.686514022178" calcext:value-type="float">
            <text:p>24.68651402217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38819" calcext:value-type="float">
            <text:p>-0.020816331038819</text:p>
          </table:table-cell>
          <table:table-cell table:number-columns-repeated="7"/>
        </table:table-row>
        <table:table-row table:style-name="ro1">
          <table:table-cell office:value-type="float" office:value="4.9373028053669" calcext:value-type="float">
            <text:p>4.9373028053669</text:p>
          </table:table-cell>
          <table:table-cell office:value-type="float" office:value="24.686514026835" calcext:value-type="float">
            <text:p>24.68651402683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42203" calcext:value-type="float">
            <text:p>-0.020816331042203</text:p>
          </table:table-cell>
          <table:table-cell table:number-columns-repeated="7"/>
        </table:table-row>
        <table:table-row table:style-name="ro1">
          <table:table-cell office:value-type="float" office:value="4.9373028062982" calcext:value-type="float">
            <text:p>4.9373028062982</text:p>
          </table:table-cell>
          <table:table-cell office:value-type="float" office:value="24.686514031491" calcext:value-type="float">
            <text:p>24.68651403149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45718" calcext:value-type="float">
            <text:p>-0.020816331045718</text:p>
          </table:table-cell>
          <table:table-cell table:number-columns-repeated="7"/>
        </table:table-row>
        <table:table-row table:style-name="ro1">
          <table:table-cell office:value-type="float" office:value="4.9373028072296" calcext:value-type="float">
            <text:p>4.9373028072296</text:p>
          </table:table-cell>
          <table:table-cell office:value-type="float" office:value="24.686514036148" calcext:value-type="float">
            <text:p>24.68651403614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49101" calcext:value-type="float">
            <text:p>-0.020816331049101</text:p>
          </table:table-cell>
          <table:table-cell table:number-columns-repeated="7"/>
        </table:table-row>
        <table:table-row table:style-name="ro1">
          <table:table-cell office:value-type="float" office:value="4.9373028081609" calcext:value-type="float">
            <text:p>4.9373028081609</text:p>
          </table:table-cell>
          <table:table-cell office:value-type="float" office:value="24.686514040804" calcext:value-type="float">
            <text:p>24.68651404080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52617" calcext:value-type="float">
            <text:p>-0.020816331052617</text:p>
          </table:table-cell>
          <table:table-cell table:number-columns-repeated="7"/>
        </table:table-row>
        <table:table-row table:style-name="ro1">
          <table:table-cell office:value-type="float" office:value="4.9373028090922" calcext:value-type="float">
            <text:p>4.9373028090922</text:p>
          </table:table-cell>
          <table:table-cell office:value-type="float" office:value="24.686514045461" calcext:value-type="float">
            <text:p>24.68651404546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56" calcext:value-type="float">
            <text:p>-0.020816331056</text:p>
          </table:table-cell>
          <table:table-cell table:number-columns-repeated="7"/>
        </table:table-row>
        <table:table-row table:style-name="ro1">
          <table:table-cell office:value-type="float" office:value="4.9373028100235" calcext:value-type="float">
            <text:p>4.9373028100235</text:p>
          </table:table-cell>
          <table:table-cell office:value-type="float" office:value="24.686514050118" calcext:value-type="float">
            <text:p>24.68651405011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59515" calcext:value-type="float">
            <text:p>-0.020816331059515</text:p>
          </table:table-cell>
          <table:table-cell table:number-columns-repeated="7"/>
        </table:table-row>
        <table:table-row table:style-name="ro1">
          <table:table-cell office:value-type="float" office:value="4.9373028109549" calcext:value-type="float">
            <text:p>4.9373028109549</text:p>
          </table:table-cell>
          <table:table-cell office:value-type="float" office:value="24.686514054774" calcext:value-type="float">
            <text:p>24.68651405477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62899" calcext:value-type="float">
            <text:p>-0.020816331062899</text:p>
          </table:table-cell>
          <table:table-cell table:number-columns-repeated="7"/>
        </table:table-row>
        <table:table-row table:style-name="ro1">
          <table:table-cell office:value-type="float" office:value="4.9373028118862" calcext:value-type="float">
            <text:p>4.9373028118862</text:p>
          </table:table-cell>
          <table:table-cell office:value-type="float" office:value="24.686514059431" calcext:value-type="float">
            <text:p>24.68651405943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66414" calcext:value-type="float">
            <text:p>-0.020816331066414</text:p>
          </table:table-cell>
          <table:table-cell table:number-columns-repeated="7"/>
        </table:table-row>
        <table:table-row table:style-name="ro1">
          <table:table-cell office:value-type="float" office:value="4.9373028128175" calcext:value-type="float">
            <text:p>4.9373028128175</text:p>
          </table:table-cell>
          <table:table-cell office:value-type="float" office:value="24.686514064088" calcext:value-type="float">
            <text:p>24.68651406408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69798" calcext:value-type="float">
            <text:p>-0.020816331069798</text:p>
          </table:table-cell>
          <table:table-cell table:number-columns-repeated="7"/>
        </table:table-row>
        <table:table-row table:style-name="ro1">
          <table:table-cell office:value-type="float" office:value="4.9373028137488" calcext:value-type="float">
            <text:p>4.9373028137488</text:p>
          </table:table-cell>
          <table:table-cell office:value-type="float" office:value="24.686514068744" calcext:value-type="float">
            <text:p>24.68651406874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73313" calcext:value-type="float">
            <text:p>-0.020816331073313</text:p>
          </table:table-cell>
          <table:table-cell table:number-columns-repeated="7"/>
        </table:table-row>
        <table:table-row table:style-name="ro1">
          <table:table-cell office:value-type="float" office:value="4.9373028146802" calcext:value-type="float">
            <text:p>4.9373028146802</text:p>
          </table:table-cell>
          <table:table-cell office:value-type="float" office:value="24.686514073401" calcext:value-type="float">
            <text:p>24.68651407340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76696" calcext:value-type="float">
            <text:p>-0.020816331076696</text:p>
          </table:table-cell>
          <table:table-cell table:number-columns-repeated="7"/>
        </table:table-row>
        <table:table-row table:style-name="ro1">
          <table:table-cell office:value-type="float" office:value="4.9373028156115" calcext:value-type="float">
            <text:p>4.9373028156115</text:p>
          </table:table-cell>
          <table:table-cell office:value-type="float" office:value="24.686514078057" calcext:value-type="float">
            <text:p>24.68651407805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80211" calcext:value-type="float">
            <text:p>-0.020816331080211</text:p>
          </table:table-cell>
          <table:table-cell table:number-columns-repeated="7"/>
        </table:table-row>
        <table:table-row table:style-name="ro1">
          <table:table-cell office:value-type="float" office:value="4.9373028165428" calcext:value-type="float">
            <text:p>4.9373028165428</text:p>
          </table:table-cell>
          <table:table-cell office:value-type="float" office:value="24.686514082714" calcext:value-type="float">
            <text:p>24.68651408271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83595" calcext:value-type="float">
            <text:p>-0.020816331083595</text:p>
          </table:table-cell>
          <table:table-cell table:number-columns-repeated="7"/>
        </table:table-row>
        <table:table-row table:style-name="ro1">
          <table:table-cell office:value-type="float" office:value="4.9373028174741" calcext:value-type="float">
            <text:p>4.9373028174741</text:p>
          </table:table-cell>
          <table:table-cell office:value-type="float" office:value="24.686514087371" calcext:value-type="float">
            <text:p>24.68651408737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8711" calcext:value-type="float">
            <text:p>-0.02081633108711</text:p>
          </table:table-cell>
          <table:table-cell table:number-columns-repeated="7"/>
        </table:table-row>
        <table:table-row table:style-name="ro1">
          <table:table-cell office:value-type="float" office:value="4.9373028184054" calcext:value-type="float">
            <text:p>4.9373028184054</text:p>
          </table:table-cell>
          <table:table-cell office:value-type="float" office:value="24.686514092027" calcext:value-type="float">
            <text:p>24.68651409202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90494" calcext:value-type="float">
            <text:p>-0.020816331090494</text:p>
          </table:table-cell>
          <table:table-cell table:number-columns-repeated="7"/>
        </table:table-row>
        <table:table-row table:style-name="ro1">
          <table:table-cell office:value-type="float" office:value="4.9373028193368" calcext:value-type="float">
            <text:p>4.9373028193368</text:p>
          </table:table-cell>
          <table:table-cell office:value-type="float" office:value="24.686514096684" calcext:value-type="float">
            <text:p>24.68651409668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094009" calcext:value-type="float">
            <text:p>-0.020816331094009</text:p>
          </table:table-cell>
          <table:table-cell table:number-columns-repeated="7"/>
        </table:table-row>
        <table:table-row table:style-name="ro1">
          <table:table-cell office:value-type="float" office:value="4.9373028202681" calcext:value-type="float">
            <text:p>4.9373028202681</text:p>
          </table:table-cell>
          <table:table-cell office:value-type="float" office:value="24.68651410134" calcext:value-type="float">
            <text:p>24.6865141013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097392" calcext:value-type="float">
            <text:p>-0.020816331097392</text:p>
          </table:table-cell>
          <table:table-cell table:number-columns-repeated="7"/>
        </table:table-row>
        <table:table-row table:style-name="ro1">
          <table:table-cell office:value-type="float" office:value="4.9373028211994" calcext:value-type="float">
            <text:p>4.9373028211994</text:p>
          </table:table-cell>
          <table:table-cell office:value-type="float" office:value="24.686514105997" calcext:value-type="float">
            <text:p>24.68651410599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00907" calcext:value-type="float">
            <text:p>-0.020816331100907</text:p>
          </table:table-cell>
          <table:table-cell table:number-columns-repeated="7"/>
        </table:table-row>
        <table:table-row table:style-name="ro1">
          <table:table-cell office:value-type="float" office:value="4.9373028221307" calcext:value-type="float">
            <text:p>4.9373028221307</text:p>
          </table:table-cell>
          <table:table-cell office:value-type="float" office:value="24.686514110654" calcext:value-type="float">
            <text:p>24.68651411065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04291" calcext:value-type="float">
            <text:p>-0.020816331104291</text:p>
          </table:table-cell>
          <table:table-cell table:number-columns-repeated="7"/>
        </table:table-row>
        <table:table-row table:style-name="ro1">
          <table:table-cell office:value-type="float" office:value="4.9373028230621" calcext:value-type="float">
            <text:p>4.9373028230621</text:p>
          </table:table-cell>
          <table:table-cell office:value-type="float" office:value="24.68651411531" calcext:value-type="float">
            <text:p>24.6865141153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07806" calcext:value-type="float">
            <text:p>-0.020816331107806</text:p>
          </table:table-cell>
          <table:table-cell table:number-columns-repeated="7"/>
        </table:table-row>
        <table:table-row table:style-name="ro1">
          <table:table-cell office:value-type="float" office:value="4.9373028239934" calcext:value-type="float">
            <text:p>4.9373028239934</text:p>
          </table:table-cell>
          <table:table-cell office:value-type="float" office:value="24.686514119967" calcext:value-type="float">
            <text:p>24.68651411996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1119" calcext:value-type="float">
            <text:p>-0.02081633111119</text:p>
          </table:table-cell>
          <table:table-cell table:number-columns-repeated="7"/>
        </table:table-row>
        <table:table-row table:style-name="ro1">
          <table:table-cell office:value-type="float" office:value="4.9373028249247" calcext:value-type="float">
            <text:p>4.9373028249247</text:p>
          </table:table-cell>
          <table:table-cell office:value-type="float" office:value="24.686514124623" calcext:value-type="float">
            <text:p>24.68651412462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14705" calcext:value-type="float">
            <text:p>-0.020816331114705</text:p>
          </table:table-cell>
          <table:table-cell table:number-columns-repeated="7"/>
        </table:table-row>
        <table:table-row table:style-name="ro1">
          <table:table-cell office:value-type="float" office:value="4.937302825856" calcext:value-type="float">
            <text:p>4.937302825856</text:p>
          </table:table-cell>
          <table:table-cell office:value-type="float" office:value="24.68651412928" calcext:value-type="float">
            <text:p>24.6865141292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18088" calcext:value-type="float">
            <text:p>-0.020816331118088</text:p>
          </table:table-cell>
          <table:table-cell table:number-columns-repeated="7"/>
        </table:table-row>
        <table:table-row table:style-name="ro1">
          <table:table-cell office:value-type="float" office:value="4.9373028267873" calcext:value-type="float">
            <text:p>4.9373028267873</text:p>
          </table:table-cell>
          <table:table-cell office:value-type="float" office:value="24.686514133937" calcext:value-type="float">
            <text:p>24.68651413393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21603" calcext:value-type="float">
            <text:p>-0.020816331121603</text:p>
          </table:table-cell>
          <table:table-cell table:number-columns-repeated="7"/>
        </table:table-row>
        <table:table-row table:style-name="ro1">
          <table:table-cell office:value-type="float" office:value="4.9373028277187" calcext:value-type="float">
            <text:p>4.9373028277187</text:p>
          </table:table-cell>
          <table:table-cell office:value-type="float" office:value="24.686514138593" calcext:value-type="float">
            <text:p>24.68651413859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24987" calcext:value-type="float">
            <text:p>-0.020816331124987</text:p>
          </table:table-cell>
          <table:table-cell table:number-columns-repeated="7"/>
        </table:table-row>
        <table:table-row table:style-name="ro1">
          <table:table-cell office:value-type="float" office:value="4.93730282865" calcext:value-type="float">
            <text:p>4.93730282865</text:p>
          </table:table-cell>
          <table:table-cell office:value-type="float" office:value="24.68651414325" calcext:value-type="float">
            <text:p>24.6865141432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28502" calcext:value-type="float">
            <text:p>-0.020816331128502</text:p>
          </table:table-cell>
          <table:table-cell table:number-columns-repeated="7"/>
        </table:table-row>
        <table:table-row table:style-name="ro1">
          <table:table-cell office:value-type="float" office:value="4.9373028295813" calcext:value-type="float">
            <text:p>4.9373028295813</text:p>
          </table:table-cell>
          <table:table-cell office:value-type="float" office:value="24.686514147907" calcext:value-type="float">
            <text:p>24.68651414790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31886" calcext:value-type="float">
            <text:p>-0.020816331131886</text:p>
          </table:table-cell>
          <table:table-cell table:number-columns-repeated="7"/>
        </table:table-row>
        <table:table-row table:style-name="ro1">
          <table:table-cell office:value-type="float" office:value="4.9373028305126" calcext:value-type="float">
            <text:p>4.9373028305126</text:p>
          </table:table-cell>
          <table:table-cell office:value-type="float" office:value="24.686514152563" calcext:value-type="float">
            <text:p>24.68651415256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35401" calcext:value-type="float">
            <text:p>-0.020816331135401</text:p>
          </table:table-cell>
          <table:table-cell table:number-columns-repeated="7"/>
        </table:table-row>
        <table:table-row table:style-name="ro1">
          <table:table-cell office:value-type="float" office:value="4.937302831444" calcext:value-type="float">
            <text:p>4.937302831444</text:p>
          </table:table-cell>
          <table:table-cell office:value-type="float" office:value="24.68651415722" calcext:value-type="float">
            <text:p>24.6865141572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38784" calcext:value-type="float">
            <text:p>-0.020816331138784</text:p>
          </table:table-cell>
          <table:table-cell table:number-columns-repeated="7"/>
        </table:table-row>
        <table:table-row table:style-name="ro1">
          <table:table-cell office:value-type="float" office:value="4.9373028323753" calcext:value-type="float">
            <text:p>4.9373028323753</text:p>
          </table:table-cell>
          <table:table-cell office:value-type="float" office:value="24.686514161876" calcext:value-type="float">
            <text:p>24.68651416187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423" calcext:value-type="float">
            <text:p>-0.0208163311423</text:p>
          </table:table-cell>
          <table:table-cell table:number-columns-repeated="7"/>
        </table:table-row>
        <table:table-row table:style-name="ro1">
          <table:table-cell office:value-type="float" office:value="4.9373028333066" calcext:value-type="float">
            <text:p>4.9373028333066</text:p>
          </table:table-cell>
          <table:table-cell office:value-type="float" office:value="24.686514166533" calcext:value-type="float">
            <text:p>24.68651416653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45683" calcext:value-type="float">
            <text:p>-0.020816331145683</text:p>
          </table:table-cell>
          <table:table-cell table:number-columns-repeated="7"/>
        </table:table-row>
        <table:table-row table:style-name="ro1">
          <table:table-cell office:value-type="float" office:value="4.9373028342379" calcext:value-type="float">
            <text:p>4.9373028342379</text:p>
          </table:table-cell>
          <table:table-cell office:value-type="float" office:value="24.68651417119" calcext:value-type="float">
            <text:p>24.6865141711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49198" calcext:value-type="float">
            <text:p>-0.020816331149198</text:p>
          </table:table-cell>
          <table:table-cell table:number-columns-repeated="7"/>
        </table:table-row>
        <table:table-row table:style-name="ro1">
          <table:table-cell office:value-type="float" office:value="4.9373028351692" calcext:value-type="float">
            <text:p>4.9373028351692</text:p>
          </table:table-cell>
          <table:table-cell office:value-type="float" office:value="24.686514175846" calcext:value-type="float">
            <text:p>24.68651417584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52582" calcext:value-type="float">
            <text:p>-0.020816331152582</text:p>
          </table:table-cell>
          <table:table-cell table:number-columns-repeated="7"/>
        </table:table-row>
        <table:table-row table:style-name="ro1">
          <table:table-cell office:value-type="float" office:value="4.9373028361006" calcext:value-type="float">
            <text:p>4.9373028361006</text:p>
          </table:table-cell>
          <table:table-cell office:value-type="float" office:value="24.686514180503" calcext:value-type="float">
            <text:p>24.68651418050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56097" calcext:value-type="float">
            <text:p>-0.020816331156097</text:p>
          </table:table-cell>
          <table:table-cell table:number-columns-repeated="7"/>
        </table:table-row>
        <table:table-row table:style-name="ro1">
          <table:table-cell office:value-type="float" office:value="4.9373028370319" calcext:value-type="float">
            <text:p>4.9373028370319</text:p>
          </table:table-cell>
          <table:table-cell office:value-type="float" office:value="24.686514185159" calcext:value-type="float">
            <text:p>24.68651418515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5948" calcext:value-type="float">
            <text:p>-0.02081633115948</text:p>
          </table:table-cell>
          <table:table-cell table:number-columns-repeated="7"/>
        </table:table-row>
        <table:table-row table:style-name="ro1">
          <table:table-cell office:value-type="float" office:value="4.9373028379632" calcext:value-type="float">
            <text:p>4.9373028379632</text:p>
          </table:table-cell>
          <table:table-cell office:value-type="float" office:value="24.686514189816" calcext:value-type="float">
            <text:p>24.68651418981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62996" calcext:value-type="float">
            <text:p>-0.020816331162996</text:p>
          </table:table-cell>
          <table:table-cell table:number-columns-repeated="7"/>
        </table:table-row>
        <table:table-row table:style-name="ro1">
          <table:table-cell office:value-type="float" office:value="4.9373028388945" calcext:value-type="float">
            <text:p>4.9373028388945</text:p>
          </table:table-cell>
          <table:table-cell office:value-type="float" office:value="24.686514194473" calcext:value-type="float">
            <text:p>24.68651419447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66379" calcext:value-type="float">
            <text:p>-0.020816331166379</text:p>
          </table:table-cell>
          <table:table-cell table:number-columns-repeated="7"/>
        </table:table-row>
        <table:table-row table:style-name="ro1">
          <table:table-cell office:value-type="float" office:value="4.9373028398259" calcext:value-type="float">
            <text:p>4.9373028398259</text:p>
          </table:table-cell>
          <table:table-cell office:value-type="float" office:value="24.686514199129" calcext:value-type="float">
            <text:p>24.68651419912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69894" calcext:value-type="float">
            <text:p>-0.020816331169894</text:p>
          </table:table-cell>
          <table:table-cell table:number-columns-repeated="7"/>
        </table:table-row>
        <table:table-row table:style-name="ro1">
          <table:table-cell office:value-type="float" office:value="4.9373028407572" calcext:value-type="float">
            <text:p>4.9373028407572</text:p>
          </table:table-cell>
          <table:table-cell office:value-type="float" office:value="24.686514203786" calcext:value-type="float">
            <text:p>24.68651420378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73278" calcext:value-type="float">
            <text:p>-0.020816331173278</text:p>
          </table:table-cell>
          <table:table-cell table:number-columns-repeated="7"/>
        </table:table-row>
        <table:table-row table:style-name="ro1">
          <table:table-cell office:value-type="float" office:value="4.9373028416885" calcext:value-type="float">
            <text:p>4.9373028416885</text:p>
          </table:table-cell>
          <table:table-cell office:value-type="float" office:value="24.686514208443" calcext:value-type="float">
            <text:p>24.686514208443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76793" calcext:value-type="float">
            <text:p>-0.020816331176793</text:p>
          </table:table-cell>
          <table:table-cell table:number-columns-repeated="7"/>
        </table:table-row>
        <table:table-row table:style-name="ro1">
          <table:table-cell office:value-type="float" office:value="4.9373028426198" calcext:value-type="float">
            <text:p>4.9373028426198</text:p>
          </table:table-cell>
          <table:table-cell office:value-type="float" office:value="24.686514213099" calcext:value-type="float">
            <text:p>24.68651421309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80177" calcext:value-type="float">
            <text:p>-0.020816331180177</text:p>
          </table:table-cell>
          <table:table-cell table:number-columns-repeated="7"/>
        </table:table-row>
        <table:table-row table:style-name="ro1">
          <table:table-cell office:value-type="float" office:value="4.9373028435512" calcext:value-type="float">
            <text:p>4.9373028435512</text:p>
          </table:table-cell>
          <table:table-cell office:value-type="float" office:value="24.686514217756" calcext:value-type="float">
            <text:p>24.68651421775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83692" calcext:value-type="float">
            <text:p>-0.020816331183692</text:p>
          </table:table-cell>
          <table:table-cell table:number-columns-repeated="7"/>
        </table:table-row>
        <table:table-row table:style-name="ro1">
          <table:table-cell office:value-type="float" office:value="4.9373028444825" calcext:value-type="float">
            <text:p>4.9373028444825</text:p>
          </table:table-cell>
          <table:table-cell office:value-type="float" office:value="24.686514222412" calcext:value-type="float">
            <text:p>24.68651422241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87075" calcext:value-type="float">
            <text:p>-0.020816331187075</text:p>
          </table:table-cell>
          <table:table-cell table:number-columns-repeated="7"/>
        </table:table-row>
        <table:table-row table:style-name="ro1">
          <table:table-cell office:value-type="float" office:value="4.9373028454138" calcext:value-type="float">
            <text:p>4.9373028454138</text:p>
          </table:table-cell>
          <table:table-cell office:value-type="float" office:value="24.686514227069" calcext:value-type="float">
            <text:p>24.68651422706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9059" calcext:value-type="float">
            <text:p>-0.02081633119059</text:p>
          </table:table-cell>
          <table:table-cell table:number-columns-repeated="7"/>
        </table:table-row>
        <table:table-row table:style-name="ro1">
          <table:table-cell office:value-type="float" office:value="4.9373028463451" calcext:value-type="float">
            <text:p>4.9373028463451</text:p>
          </table:table-cell>
          <table:table-cell office:value-type="float" office:value="24.686514231726" calcext:value-type="float">
            <text:p>24.68651423172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193974" calcext:value-type="float">
            <text:p>-0.020816331193974</text:p>
          </table:table-cell>
          <table:table-cell table:number-columns-repeated="7"/>
        </table:table-row>
        <table:table-row table:style-name="ro1">
          <table:table-cell office:value-type="float" office:value="4.9373028472764" calcext:value-type="float">
            <text:p>4.9373028472764</text:p>
          </table:table-cell>
          <table:table-cell office:value-type="float" office:value="24.686514236382" calcext:value-type="float">
            <text:p>24.68651423638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197489" calcext:value-type="float">
            <text:p>-0.020816331197489</text:p>
          </table:table-cell>
          <table:table-cell table:number-columns-repeated="7"/>
        </table:table-row>
        <table:table-row table:style-name="ro1">
          <table:table-cell office:value-type="float" office:value="4.9373028482078" calcext:value-type="float">
            <text:p>4.9373028482078</text:p>
          </table:table-cell>
          <table:table-cell office:value-type="float" office:value="24.686514241039" calcext:value-type="float">
            <text:p>24.686514241039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00873" calcext:value-type="float">
            <text:p>-0.020816331200873</text:p>
          </table:table-cell>
          <table:table-cell table:number-columns-repeated="7"/>
        </table:table-row>
        <table:table-row table:style-name="ro1">
          <table:table-cell office:value-type="float" office:value="4.9373028491391" calcext:value-type="float">
            <text:p>4.9373028491391</text:p>
          </table:table-cell>
          <table:table-cell office:value-type="float" office:value="24.686514245695" calcext:value-type="float">
            <text:p>24.68651424569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04388" calcext:value-type="float">
            <text:p>-0.020816331204388</text:p>
          </table:table-cell>
          <table:table-cell table:number-columns-repeated="7"/>
        </table:table-row>
        <table:table-row table:style-name="ro1">
          <table:table-cell office:value-type="float" office:value="4.9373028500704" calcext:value-type="float">
            <text:p>4.9373028500704</text:p>
          </table:table-cell>
          <table:table-cell office:value-type="float" office:value="24.686514250352" calcext:value-type="float">
            <text:p>24.686514250352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07771" calcext:value-type="float">
            <text:p>-0.020816331207771</text:p>
          </table:table-cell>
          <table:table-cell table:number-columns-repeated="7"/>
        </table:table-row>
        <table:table-row table:style-name="ro1">
          <table:table-cell office:value-type="float" office:value="4.9373028510017" calcext:value-type="float">
            <text:p>4.9373028510017</text:p>
          </table:table-cell>
          <table:table-cell office:value-type="float" office:value="24.686514255009" calcext:value-type="float">
            <text:p>24.68651425500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11286" calcext:value-type="float">
            <text:p>-0.020816331211286</text:p>
          </table:table-cell>
          <table:table-cell table:number-columns-repeated="7"/>
        </table:table-row>
        <table:table-row table:style-name="ro1">
          <table:table-cell office:value-type="float" office:value="4.9373028519331" calcext:value-type="float">
            <text:p>4.9373028519331</text:p>
          </table:table-cell>
          <table:table-cell office:value-type="float" office:value="24.686514259665" calcext:value-type="float">
            <text:p>24.68651425966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1467" calcext:value-type="float">
            <text:p>-0.02081633121467</text:p>
          </table:table-cell>
          <table:table-cell table:number-columns-repeated="7"/>
        </table:table-row>
        <table:table-row table:style-name="ro1">
          <table:table-cell office:value-type="float" office:value="4.9373028528644" calcext:value-type="float">
            <text:p>4.9373028528644</text:p>
          </table:table-cell>
          <table:table-cell office:value-type="float" office:value="24.686514264322" calcext:value-type="float">
            <text:p>24.68651426432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18185" calcext:value-type="float">
            <text:p>-0.020816331218185</text:p>
          </table:table-cell>
          <table:table-cell table:number-columns-repeated="7"/>
        </table:table-row>
        <table:table-row table:style-name="ro1">
          <table:table-cell office:value-type="float" office:value="4.9373028537957" calcext:value-type="float">
            <text:p>4.9373028537957</text:p>
          </table:table-cell>
          <table:table-cell office:value-type="float" office:value="24.686514268978" calcext:value-type="float">
            <text:p>24.68651426897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21569" calcext:value-type="float">
            <text:p>-0.020816331221569</text:p>
          </table:table-cell>
          <table:table-cell table:number-columns-repeated="7"/>
        </table:table-row>
        <table:table-row table:style-name="ro1">
          <table:table-cell office:value-type="float" office:value="4.937302854727" calcext:value-type="float">
            <text:p>4.937302854727</text:p>
          </table:table-cell>
          <table:table-cell office:value-type="float" office:value="24.686514273635" calcext:value-type="float">
            <text:p>24.68651427363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25084" calcext:value-type="float">
            <text:p>-0.020816331225084</text:p>
          </table:table-cell>
          <table:table-cell table:number-columns-repeated="7"/>
        </table:table-row>
        <table:table-row table:style-name="ro1">
          <table:table-cell office:value-type="float" office:value="4.9373028556583" calcext:value-type="float">
            <text:p>4.9373028556583</text:p>
          </table:table-cell>
          <table:table-cell office:value-type="float" office:value="24.686514278292" calcext:value-type="float">
            <text:p>24.68651427829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28467" calcext:value-type="float">
            <text:p>-0.020816331228467</text:p>
          </table:table-cell>
          <table:table-cell table:number-columns-repeated="7"/>
        </table:table-row>
        <table:table-row table:style-name="ro1">
          <table:table-cell office:value-type="float" office:value="4.9373028565897" calcext:value-type="float">
            <text:p>4.9373028565897</text:p>
          </table:table-cell>
          <table:table-cell office:value-type="float" office:value="24.686514282948" calcext:value-type="float">
            <text:p>24.68651428294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31982" calcext:value-type="float">
            <text:p>-0.020816331231982</text:p>
          </table:table-cell>
          <table:table-cell table:number-columns-repeated="7"/>
        </table:table-row>
        <table:table-row table:style-name="ro1">
          <table:table-cell office:value-type="float" office:value="4.937302857521" calcext:value-type="float">
            <text:p>4.937302857521</text:p>
          </table:table-cell>
          <table:table-cell office:value-type="float" office:value="24.686514287605" calcext:value-type="float">
            <text:p>24.68651428760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35366" calcext:value-type="float">
            <text:p>-0.020816331235366</text:p>
          </table:table-cell>
          <table:table-cell table:number-columns-repeated="7"/>
        </table:table-row>
        <table:table-row table:style-name="ro1">
          <table:table-cell office:value-type="float" office:value="4.9373028584523" calcext:value-type="float">
            <text:p>4.9373028584523</text:p>
          </table:table-cell>
          <table:table-cell office:value-type="float" office:value="24.686514292262" calcext:value-type="float">
            <text:p>24.68651429226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38881" calcext:value-type="float">
            <text:p>-0.020816331238881</text:p>
          </table:table-cell>
          <table:table-cell table:number-columns-repeated="7"/>
        </table:table-row>
        <table:table-row table:style-name="ro1">
          <table:table-cell office:value-type="float" office:value="4.9373028593836" calcext:value-type="float">
            <text:p>4.9373028593836</text:p>
          </table:table-cell>
          <table:table-cell office:value-type="float" office:value="24.686514296918" calcext:value-type="float">
            <text:p>24.68651429691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42265" calcext:value-type="float">
            <text:p>-0.020816331242265</text:p>
          </table:table-cell>
          <table:table-cell table:number-columns-repeated="7"/>
        </table:table-row>
        <table:table-row table:style-name="ro1">
          <table:table-cell office:value-type="float" office:value="4.937302860315" calcext:value-type="float">
            <text:p>4.937302860315</text:p>
          </table:table-cell>
          <table:table-cell office:value-type="float" office:value="24.686514301575" calcext:value-type="float">
            <text:p>24.68651430157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4578" calcext:value-type="float">
            <text:p>-0.02081633124578</text:p>
          </table:table-cell>
          <table:table-cell table:number-columns-repeated="7"/>
        </table:table-row>
        <table:table-row table:style-name="ro1">
          <table:table-cell office:value-type="float" office:value="4.9373028612463" calcext:value-type="float">
            <text:p>4.9373028612463</text:p>
          </table:table-cell>
          <table:table-cell office:value-type="float" office:value="24.686514306231" calcext:value-type="float">
            <text:p>24.686514306231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49163" calcext:value-type="float">
            <text:p>-0.020816331249163</text:p>
          </table:table-cell>
          <table:table-cell table:number-columns-repeated="7"/>
        </table:table-row>
        <table:table-row table:style-name="ro1">
          <table:table-cell office:value-type="float" office:value="4.9373028621776" calcext:value-type="float">
            <text:p>4.9373028621776</text:p>
          </table:table-cell>
          <table:table-cell office:value-type="float" office:value="24.686514310888" calcext:value-type="float">
            <text:p>24.68651431088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52679" calcext:value-type="float">
            <text:p>-0.020816331252679</text:p>
          </table:table-cell>
          <table:table-cell table:number-columns-repeated="7"/>
        </table:table-row>
        <table:table-row table:style-name="ro1">
          <table:table-cell office:value-type="float" office:value="4.9373028631089" calcext:value-type="float">
            <text:p>4.9373028631089</text:p>
          </table:table-cell>
          <table:table-cell office:value-type="float" office:value="24.686514315545" calcext:value-type="float">
            <text:p>24.68651431554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56062" calcext:value-type="float">
            <text:p>-0.020816331256062</text:p>
          </table:table-cell>
          <table:table-cell table:number-columns-repeated="7"/>
        </table:table-row>
        <table:table-row table:style-name="ro1">
          <table:table-cell office:value-type="float" office:value="4.9373028640402" calcext:value-type="float">
            <text:p>4.9373028640402</text:p>
          </table:table-cell>
          <table:table-cell office:value-type="float" office:value="24.686514320201" calcext:value-type="float">
            <text:p>24.68651432020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59577" calcext:value-type="float">
            <text:p>-0.020816331259577</text:p>
          </table:table-cell>
          <table:table-cell table:number-columns-repeated="7"/>
        </table:table-row>
        <table:table-row table:style-name="ro1">
          <table:table-cell office:value-type="float" office:value="4.9373028649716" calcext:value-type="float">
            <text:p>4.9373028649716</text:p>
          </table:table-cell>
          <table:table-cell office:value-type="float" office:value="24.686514324858" calcext:value-type="float">
            <text:p>24.68651432485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62961" calcext:value-type="float">
            <text:p>-0.020816331262961</text:p>
          </table:table-cell>
          <table:table-cell table:number-columns-repeated="7"/>
        </table:table-row>
        <table:table-row table:style-name="ro1">
          <table:table-cell office:value-type="float" office:value="4.9373028659029" calcext:value-type="float">
            <text:p>4.9373028659029</text:p>
          </table:table-cell>
          <table:table-cell office:value-type="float" office:value="24.686514329514" calcext:value-type="float">
            <text:p>24.68651432951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66476" calcext:value-type="float">
            <text:p>-0.020816331266476</text:p>
          </table:table-cell>
          <table:table-cell table:number-columns-repeated="7"/>
        </table:table-row>
        <table:table-row table:style-name="ro1">
          <table:table-cell office:value-type="float" office:value="4.9373028668342" calcext:value-type="float">
            <text:p>4.9373028668342</text:p>
          </table:table-cell>
          <table:table-cell office:value-type="float" office:value="24.686514334171" calcext:value-type="float">
            <text:p>24.686514334171</text:p>
          </table:table-cell>
          <table:table-cell office:value-type="float" office:value="624.99999999999" calcext:value-type="float">
            <text:p>624.99999999999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69859" calcext:value-type="float">
            <text:p>-0.020816331269859</text:p>
          </table:table-cell>
          <table:table-cell table:number-columns-repeated="7"/>
        </table:table-row>
        <table:table-row table:style-name="ro1">
          <table:table-cell office:value-type="float" office:value="4.9373028677655" calcext:value-type="float">
            <text:p>4.9373028677655</text:p>
          </table:table-cell>
          <table:table-cell office:value-type="float" office:value="24.686514338828" calcext:value-type="float">
            <text:p>24.68651433882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73375" calcext:value-type="float">
            <text:p>-0.020816331273375</text:p>
          </table:table-cell>
          <table:table-cell table:number-columns-repeated="7"/>
        </table:table-row>
        <table:table-row table:style-name="ro1">
          <table:table-cell office:value-type="float" office:value="4.9373028686969" calcext:value-type="float">
            <text:p>4.9373028686969</text:p>
          </table:table-cell>
          <table:table-cell office:value-type="float" office:value="24.686514343484" calcext:value-type="float">
            <text:p>24.68651434348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76758" calcext:value-type="float">
            <text:p>-0.020816331276758</text:p>
          </table:table-cell>
          <table:table-cell table:number-columns-repeated="7"/>
        </table:table-row>
        <table:table-row table:style-name="ro1">
          <table:table-cell office:value-type="float" office:value="4.9373028696282" calcext:value-type="float">
            <text:p>4.9373028696282</text:p>
          </table:table-cell>
          <table:table-cell office:value-type="float" office:value="24.686514348141" calcext:value-type="float">
            <text:p>24.68651434814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80273" calcext:value-type="float">
            <text:p>-0.020816331280273</text:p>
          </table:table-cell>
          <table:table-cell table:number-columns-repeated="7"/>
        </table:table-row>
        <table:table-row table:style-name="ro1">
          <table:table-cell office:value-type="float" office:value="4.9373028705595" calcext:value-type="float">
            <text:p>4.9373028705595</text:p>
          </table:table-cell>
          <table:table-cell office:value-type="float" office:value="24.686514352798" calcext:value-type="float">
            <text:p>24.68651435279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83657" calcext:value-type="float">
            <text:p>-0.020816331283657</text:p>
          </table:table-cell>
          <table:table-cell table:number-columns-repeated="7"/>
        </table:table-row>
        <table:table-row table:style-name="ro1">
          <table:table-cell office:value-type="float" office:value="4.9373028714908" calcext:value-type="float">
            <text:p>4.9373028714908</text:p>
          </table:table-cell>
          <table:table-cell office:value-type="float" office:value="24.686514357454" calcext:value-type="float">
            <text:p>24.68651435745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87172" calcext:value-type="float">
            <text:p>-0.020816331287172</text:p>
          </table:table-cell>
          <table:table-cell table:number-columns-repeated="7"/>
        </table:table-row>
        <table:table-row table:style-name="ro1">
          <table:table-cell office:value-type="float" office:value="4.9373028724222" calcext:value-type="float">
            <text:p>4.9373028724222</text:p>
          </table:table-cell>
          <table:table-cell office:value-type="float" office:value="24.686514362111" calcext:value-type="float">
            <text:p>24.68651436211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90555" calcext:value-type="float">
            <text:p>-0.020816331290555</text:p>
          </table:table-cell>
          <table:table-cell table:number-columns-repeated="7"/>
        </table:table-row>
        <table:table-row table:style-name="ro1">
          <table:table-cell office:value-type="float" office:value="4.9373028733535" calcext:value-type="float">
            <text:p>4.9373028733535</text:p>
          </table:table-cell>
          <table:table-cell office:value-type="float" office:value="24.686514366767" calcext:value-type="float">
            <text:p>24.68651436676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294071" calcext:value-type="float">
            <text:p>-0.020816331294071</text:p>
          </table:table-cell>
          <table:table-cell table:number-columns-repeated="7"/>
        </table:table-row>
        <table:table-row table:style-name="ro1">
          <table:table-cell office:value-type="float" office:value="4.9373028742848" calcext:value-type="float">
            <text:p>4.9373028742848</text:p>
          </table:table-cell>
          <table:table-cell office:value-type="float" office:value="24.686514371424" calcext:value-type="float">
            <text:p>24.68651437142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297454" calcext:value-type="float">
            <text:p>-0.020816331297454</text:p>
          </table:table-cell>
          <table:table-cell table:number-columns-repeated="7"/>
        </table:table-row>
        <table:table-row table:style-name="ro1">
          <table:table-cell office:value-type="float" office:value="4.9373028752161" calcext:value-type="float">
            <text:p>4.9373028752161</text:p>
          </table:table-cell>
          <table:table-cell office:value-type="float" office:value="24.686514376081" calcext:value-type="float">
            <text:p>24.68651437608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00969" calcext:value-type="float">
            <text:p>-0.020816331300969</text:p>
          </table:table-cell>
          <table:table-cell table:number-columns-repeated="7"/>
        </table:table-row>
        <table:table-row table:style-name="ro1">
          <table:table-cell office:value-type="float" office:value="4.9373028761474" calcext:value-type="float">
            <text:p>4.9373028761474</text:p>
          </table:table-cell>
          <table:table-cell office:value-type="float" office:value="24.686514380737" calcext:value-type="float">
            <text:p>24.68651438073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04353" calcext:value-type="float">
            <text:p>-0.020816331304353</text:p>
          </table:table-cell>
          <table:table-cell table:number-columns-repeated="7"/>
        </table:table-row>
        <table:table-row table:style-name="ro1">
          <table:table-cell office:value-type="float" office:value="4.9373028770788" calcext:value-type="float">
            <text:p>4.9373028770788</text:p>
          </table:table-cell>
          <table:table-cell office:value-type="float" office:value="24.686514385394" calcext:value-type="float">
            <text:p>24.68651438539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07868" calcext:value-type="float">
            <text:p>-0.020816331307868</text:p>
          </table:table-cell>
          <table:table-cell table:number-columns-repeated="7"/>
        </table:table-row>
        <table:table-row table:style-name="ro1">
          <table:table-cell office:value-type="float" office:value="4.9373028780101" calcext:value-type="float">
            <text:p>4.9373028780101</text:p>
          </table:table-cell>
          <table:table-cell office:value-type="float" office:value="24.68651439005" calcext:value-type="float">
            <text:p>24.68651439005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11252" calcext:value-type="float">
            <text:p>-0.020816331311252</text:p>
          </table:table-cell>
          <table:table-cell table:number-columns-repeated="7"/>
        </table:table-row>
        <table:table-row table:style-name="ro1">
          <table:table-cell office:value-type="float" office:value="4.9373028789414" calcext:value-type="float">
            <text:p>4.9373028789414</text:p>
          </table:table-cell>
          <table:table-cell office:value-type="float" office:value="24.686514394707" calcext:value-type="float">
            <text:p>24.68651439470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14767" calcext:value-type="float">
            <text:p>-0.020816331314767</text:p>
          </table:table-cell>
          <table:table-cell table:number-columns-repeated="7"/>
        </table:table-row>
        <table:table-row table:style-name="ro1">
          <table:table-cell office:value-type="float" office:value="4.9373028798727" calcext:value-type="float">
            <text:p>4.9373028798727</text:p>
          </table:table-cell>
          <table:table-cell office:value-type="float" office:value="24.686514399364" calcext:value-type="float">
            <text:p>24.686514399364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1815" calcext:value-type="float">
            <text:p>-0.02081633131815</text:p>
          </table:table-cell>
          <table:table-cell table:number-columns-repeated="7"/>
        </table:table-row>
        <table:table-row table:style-name="ro1">
          <table:table-cell office:value-type="float" office:value="4.9373028808041" calcext:value-type="float">
            <text:p>4.9373028808041</text:p>
          </table:table-cell>
          <table:table-cell office:value-type="float" office:value="24.68651440402" calcext:value-type="float">
            <text:p>24.6865144040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21665" calcext:value-type="float">
            <text:p>-0.020816331321665</text:p>
          </table:table-cell>
          <table:table-cell table:number-columns-repeated="7"/>
        </table:table-row>
        <table:table-row table:style-name="ro1">
          <table:table-cell office:value-type="float" office:value="4.9373028817354" calcext:value-type="float">
            <text:p>4.9373028817354</text:p>
          </table:table-cell>
          <table:table-cell office:value-type="float" office:value="24.686514408677" calcext:value-type="float">
            <text:p>24.686514408677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25049" calcext:value-type="float">
            <text:p>-0.020816331325049</text:p>
          </table:table-cell>
          <table:table-cell table:number-columns-repeated="7"/>
        </table:table-row>
        <table:table-row table:style-name="ro1">
          <table:table-cell office:value-type="float" office:value="4.9373028826667" calcext:value-type="float">
            <text:p>4.9373028826667</text:p>
          </table:table-cell>
          <table:table-cell office:value-type="float" office:value="24.686514413333" calcext:value-type="float">
            <text:p>24.68651441333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28564" calcext:value-type="float">
            <text:p>-0.020816331328564</text:p>
          </table:table-cell>
          <table:table-cell table:number-columns-repeated="7"/>
        </table:table-row>
        <table:table-row table:style-name="ro1">
          <table:table-cell office:value-type="float" office:value="4.937302883598" calcext:value-type="float">
            <text:p>4.937302883598</text:p>
          </table:table-cell>
          <table:table-cell office:value-type="float" office:value="24.68651441799" calcext:value-type="float">
            <text:p>24.6865144179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31948" calcext:value-type="float">
            <text:p>-0.020816331331948</text:p>
          </table:table-cell>
          <table:table-cell table:number-columns-repeated="7"/>
        </table:table-row>
        <table:table-row table:style-name="ro1">
          <table:table-cell office:value-type="float" office:value="4.9373028845293" calcext:value-type="float">
            <text:p>4.9373028845293</text:p>
          </table:table-cell>
          <table:table-cell office:value-type="float" office:value="24.686514422647" calcext:value-type="float">
            <text:p>24.686514422647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35463" calcext:value-type="float">
            <text:p>-0.020816331335463</text:p>
          </table:table-cell>
          <table:table-cell table:number-columns-repeated="7"/>
        </table:table-row>
        <table:table-row table:style-name="ro1">
          <table:table-cell office:value-type="float" office:value="4.9373028854607" calcext:value-type="float">
            <text:p>4.9373028854607</text:p>
          </table:table-cell>
          <table:table-cell office:value-type="float" office:value="24.686514427303" calcext:value-type="float">
            <text:p>24.68651442730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38846" calcext:value-type="float">
            <text:p>-0.020816331338846</text:p>
          </table:table-cell>
          <table:table-cell table:number-columns-repeated="7"/>
        </table:table-row>
        <table:table-row table:style-name="ro1">
          <table:table-cell office:value-type="float" office:value="4.937302886392" calcext:value-type="float">
            <text:p>4.937302886392</text:p>
          </table:table-cell>
          <table:table-cell office:value-type="float" office:value="24.68651443196" calcext:value-type="float">
            <text:p>24.68651443196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42361" calcext:value-type="float">
            <text:p>-0.020816331342361</text:p>
          </table:table-cell>
          <table:table-cell table:number-columns-repeated="7"/>
        </table:table-row>
        <table:table-row table:style-name="ro1">
          <table:table-cell office:value-type="float" office:value="4.9373028873233" calcext:value-type="float">
            <text:p>4.9373028873233</text:p>
          </table:table-cell>
          <table:table-cell office:value-type="float" office:value="24.686514436617" calcext:value-type="float">
            <text:p>24.68651443661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45745" calcext:value-type="float">
            <text:p>-0.020816331345745</text:p>
          </table:table-cell>
          <table:table-cell table:number-columns-repeated="7"/>
        </table:table-row>
        <table:table-row table:style-name="ro1">
          <table:table-cell office:value-type="float" office:value="4.9373028882546" calcext:value-type="float">
            <text:p>4.9373028882546</text:p>
          </table:table-cell>
          <table:table-cell office:value-type="float" office:value="24.686514441273" calcext:value-type="float">
            <text:p>24.68651444127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4926" calcext:value-type="float">
            <text:p>-0.02081633134926</text:p>
          </table:table-cell>
          <table:table-cell table:number-columns-repeated="7"/>
        </table:table-row>
        <table:table-row table:style-name="ro1">
          <table:table-cell office:value-type="float" office:value="4.937302889186" calcext:value-type="float">
            <text:p>4.937302889186</text:p>
          </table:table-cell>
          <table:table-cell office:value-type="float" office:value="24.68651444593" calcext:value-type="float">
            <text:p>24.6865144459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52644" calcext:value-type="float">
            <text:p>-0.020816331352644</text:p>
          </table:table-cell>
          <table:table-cell table:number-columns-repeated="7"/>
        </table:table-row>
        <table:table-row table:style-name="ro1">
          <table:table-cell office:value-type="float" office:value="4.9373028901173" calcext:value-type="float">
            <text:p>4.9373028901173</text:p>
          </table:table-cell>
          <table:table-cell office:value-type="float" office:value="24.686514450586" calcext:value-type="float">
            <text:p>24.68651445058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56159" calcext:value-type="float">
            <text:p>-0.020816331356159</text:p>
          </table:table-cell>
          <table:table-cell table:number-columns-repeated="7"/>
        </table:table-row>
        <table:table-row table:style-name="ro1">
          <table:table-cell office:value-type="float" office:value="4.9373028910486" calcext:value-type="float">
            <text:p>4.9373028910486</text:p>
          </table:table-cell>
          <table:table-cell office:value-type="float" office:value="24.686514455243" calcext:value-type="float">
            <text:p>24.68651445524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59542" calcext:value-type="float">
            <text:p>-0.020816331359542</text:p>
          </table:table-cell>
          <table:table-cell table:number-columns-repeated="7"/>
        </table:table-row>
        <table:table-row table:style-name="ro1">
          <table:table-cell office:value-type="float" office:value="4.9373028919799" calcext:value-type="float">
            <text:p>4.9373028919799</text:p>
          </table:table-cell>
          <table:table-cell office:value-type="float" office:value="24.6865144599" calcext:value-type="float">
            <text:p>24.686514459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63058" calcext:value-type="float">
            <text:p>-0.020816331363058</text:p>
          </table:table-cell>
          <table:table-cell table:number-columns-repeated="7"/>
        </table:table-row>
        <table:table-row table:style-name="ro1">
          <table:table-cell office:value-type="float" office:value="4.9373028929112" calcext:value-type="float">
            <text:p>4.9373028929112</text:p>
          </table:table-cell>
          <table:table-cell office:value-type="float" office:value="24.686514464556" calcext:value-type="float">
            <text:p>24.68651446455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66441" calcext:value-type="float">
            <text:p>-0.020816331366441</text:p>
          </table:table-cell>
          <table:table-cell table:number-columns-repeated="7"/>
        </table:table-row>
        <table:table-row table:style-name="ro1">
          <table:table-cell office:value-type="float" office:value="4.9373028938426" calcext:value-type="float">
            <text:p>4.9373028938426</text:p>
          </table:table-cell>
          <table:table-cell office:value-type="float" office:value="24.686514469213" calcext:value-type="float">
            <text:p>24.68651446921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69956" calcext:value-type="float">
            <text:p>-0.020816331369956</text:p>
          </table:table-cell>
          <table:table-cell table:number-columns-repeated="7"/>
        </table:table-row>
        <table:table-row table:style-name="ro1">
          <table:table-cell office:value-type="float" office:value="4.9373028947739" calcext:value-type="float">
            <text:p>4.9373028947739</text:p>
          </table:table-cell>
          <table:table-cell office:value-type="float" office:value="24.686514473869" calcext:value-type="float">
            <text:p>24.68651447386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7334" calcext:value-type="float">
            <text:p>-0.02081633137334</text:p>
          </table:table-cell>
          <table:table-cell table:number-columns-repeated="7"/>
        </table:table-row>
        <table:table-row table:style-name="ro1">
          <table:table-cell office:value-type="float" office:value="4.9373028957052" calcext:value-type="float">
            <text:p>4.9373028957052</text:p>
          </table:table-cell>
          <table:table-cell office:value-type="float" office:value="24.686514478526" calcext:value-type="float">
            <text:p>24.68651447852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76855" calcext:value-type="float">
            <text:p>-0.020816331376855</text:p>
          </table:table-cell>
          <table:table-cell table:number-columns-repeated="7"/>
        </table:table-row>
        <table:table-row table:style-name="ro1">
          <table:table-cell office:value-type="float" office:value="4.9373028966365" calcext:value-type="float">
            <text:p>4.9373028966365</text:p>
          </table:table-cell>
          <table:table-cell office:value-type="float" office:value="24.686514483183" calcext:value-type="float">
            <text:p>24.686514483183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80238" calcext:value-type="float">
            <text:p>-0.020816331380238</text:p>
          </table:table-cell>
          <table:table-cell table:number-columns-repeated="7"/>
        </table:table-row>
        <table:table-row table:style-name="ro1">
          <table:table-cell office:value-type="float" office:value="4.9373028975679" calcext:value-type="float">
            <text:p>4.9373028975679</text:p>
          </table:table-cell>
          <table:table-cell office:value-type="float" office:value="24.686514487839" calcext:value-type="float">
            <text:p>24.68651448783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83754" calcext:value-type="float">
            <text:p>-0.020816331383754</text:p>
          </table:table-cell>
          <table:table-cell table:number-columns-repeated="7"/>
        </table:table-row>
        <table:table-row table:style-name="ro1">
          <table:table-cell office:value-type="float" office:value="4.9373028984992" calcext:value-type="float">
            <text:p>4.9373028984992</text:p>
          </table:table-cell>
          <table:table-cell office:value-type="float" office:value="24.686514492496" calcext:value-type="float">
            <text:p>24.686514492496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87137" calcext:value-type="float">
            <text:p>-0.020816331387137</text:p>
          </table:table-cell>
          <table:table-cell table:number-columns-repeated="7"/>
        </table:table-row>
        <table:table-row table:style-name="ro1">
          <table:table-cell office:value-type="float" office:value="4.9373028994305" calcext:value-type="float">
            <text:p>4.9373028994305</text:p>
          </table:table-cell>
          <table:table-cell office:value-type="float" office:value="24.686514497153" calcext:value-type="float">
            <text:p>24.686514497153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90652" calcext:value-type="float">
            <text:p>-0.020816331390652</text:p>
          </table:table-cell>
          <table:table-cell table:number-columns-repeated="7"/>
        </table:table-row>
        <table:table-row table:style-name="ro1">
          <table:table-cell office:value-type="float" office:value="4.9373029003618" calcext:value-type="float">
            <text:p>4.9373029003618</text:p>
          </table:table-cell>
          <table:table-cell office:value-type="float" office:value="24.686514501809" calcext:value-type="float">
            <text:p>24.68651450180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394036" calcext:value-type="float">
            <text:p>-0.020816331394036</text:p>
          </table:table-cell>
          <table:table-cell table:number-columns-repeated="7"/>
        </table:table-row>
        <table:table-row table:style-name="ro1">
          <table:table-cell office:value-type="float" office:value="4.9373029012932" calcext:value-type="float">
            <text:p>4.9373029012932</text:p>
          </table:table-cell>
          <table:table-cell office:value-type="float" office:value="24.686514506466" calcext:value-type="float">
            <text:p>24.686514506466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397551" calcext:value-type="float">
            <text:p>-0.020816331397551</text:p>
          </table:table-cell>
          <table:table-cell table:number-columns-repeated="7"/>
        </table:table-row>
        <table:table-row table:style-name="ro1">
          <table:table-cell office:value-type="float" office:value="4.9373029022245" calcext:value-type="float">
            <text:p>4.9373029022245</text:p>
          </table:table-cell>
          <table:table-cell office:value-type="float" office:value="24.686514511122" calcext:value-type="float">
            <text:p>24.68651451112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00934" calcext:value-type="float">
            <text:p>-0.020816331400934</text:p>
          </table:table-cell>
          <table:table-cell table:number-columns-repeated="7"/>
        </table:table-row>
        <table:table-row table:style-name="ro1">
          <table:table-cell office:value-type="float" office:value="4.9373029031558" calcext:value-type="float">
            <text:p>4.9373029031558</text:p>
          </table:table-cell>
          <table:table-cell office:value-type="float" office:value="24.686514515779" calcext:value-type="float">
            <text:p>24.686514515779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0445" calcext:value-type="float">
            <text:p>-0.02081633140445</text:p>
          </table:table-cell>
          <table:table-cell table:number-columns-repeated="7"/>
        </table:table-row>
        <table:table-row table:style-name="ro1">
          <table:table-cell office:value-type="float" office:value="4.9373029040871" calcext:value-type="float">
            <text:p>4.9373029040871</text:p>
          </table:table-cell>
          <table:table-cell office:value-type="float" office:value="24.686514520436" calcext:value-type="float">
            <text:p>24.68651452043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07833" calcext:value-type="float">
            <text:p>-0.020816331407833</text:p>
          </table:table-cell>
          <table:table-cell table:number-columns-repeated="7"/>
        </table:table-row>
        <table:table-row table:style-name="ro1">
          <table:table-cell office:value-type="float" office:value="4.9373029050184" calcext:value-type="float">
            <text:p>4.9373029050184</text:p>
          </table:table-cell>
          <table:table-cell office:value-type="float" office:value="24.686514525092" calcext:value-type="float">
            <text:p>24.686514525092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11348" calcext:value-type="float">
            <text:p>-0.020816331411348</text:p>
          </table:table-cell>
          <table:table-cell table:number-columns-repeated="7"/>
        </table:table-row>
        <table:table-row table:style-name="ro1">
          <table:table-cell office:value-type="float" office:value="4.9373029059498" calcext:value-type="float">
            <text:p>4.9373029059498</text:p>
          </table:table-cell>
          <table:table-cell office:value-type="float" office:value="24.686514529749" calcext:value-type="float">
            <text:p>24.686514529749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14732" calcext:value-type="float">
            <text:p>-0.020816331414732</text:p>
          </table:table-cell>
          <table:table-cell table:number-columns-repeated="7"/>
        </table:table-row>
        <table:table-row table:style-name="ro1">
          <table:table-cell office:value-type="float" office:value="4.9373029068811" calcext:value-type="float">
            <text:p>4.9373029068811</text:p>
          </table:table-cell>
          <table:table-cell office:value-type="float" office:value="24.686514534405" calcext:value-type="float">
            <text:p>24.686514534405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18247" calcext:value-type="float">
            <text:p>-0.020816331418247</text:p>
          </table:table-cell>
          <table:table-cell table:number-columns-repeated="7"/>
        </table:table-row>
        <table:table-row table:style-name="ro1">
          <table:table-cell office:value-type="float" office:value="4.9373029078124" calcext:value-type="float">
            <text:p>4.9373029078124</text:p>
          </table:table-cell>
          <table:table-cell office:value-type="float" office:value="24.686514539062" calcext:value-type="float">
            <text:p>24.686514539062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21631" calcext:value-type="float">
            <text:p>-0.020816331421631</text:p>
          </table:table-cell>
          <table:table-cell table:number-columns-repeated="7"/>
        </table:table-row>
        <table:table-row table:style-name="ro1">
          <table:table-cell office:value-type="float" office:value="4.9373029087437" calcext:value-type="float">
            <text:p>4.9373029087437</text:p>
          </table:table-cell>
          <table:table-cell office:value-type="float" office:value="24.686514543719" calcext:value-type="float">
            <text:p>24.686514543719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25146" calcext:value-type="float">
            <text:p>-0.020816331425146</text:p>
          </table:table-cell>
          <table:table-cell table:number-columns-repeated="7"/>
        </table:table-row>
        <table:table-row table:style-name="ro1">
          <table:table-cell office:value-type="float" office:value="4.9373029096751" calcext:value-type="float">
            <text:p>4.9373029096751</text:p>
          </table:table-cell>
          <table:table-cell office:value-type="float" office:value="24.686514548375" calcext:value-type="float">
            <text:p>24.68651454837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28529" calcext:value-type="float">
            <text:p>-0.020816331428529</text:p>
          </table:table-cell>
          <table:table-cell table:number-columns-repeated="7"/>
        </table:table-row>
        <table:table-row table:style-name="ro1">
          <table:table-cell office:value-type="float" office:value="4.9373029106064" calcext:value-type="float">
            <text:p>4.9373029106064</text:p>
          </table:table-cell>
          <table:table-cell office:value-type="float" office:value="24.686514553032" calcext:value-type="float">
            <text:p>24.68651455303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32044" calcext:value-type="float">
            <text:p>-0.020816331432044</text:p>
          </table:table-cell>
          <table:table-cell table:number-columns-repeated="7"/>
        </table:table-row>
        <table:table-row table:style-name="ro1">
          <table:table-cell office:value-type="float" office:value="4.9373029115377" calcext:value-type="float">
            <text:p>4.9373029115377</text:p>
          </table:table-cell>
          <table:table-cell office:value-type="float" office:value="24.686514557688" calcext:value-type="float">
            <text:p>24.68651455768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35428" calcext:value-type="float">
            <text:p>-0.020816331435428</text:p>
          </table:table-cell>
          <table:table-cell table:number-columns-repeated="7"/>
        </table:table-row>
        <table:table-row table:style-name="ro1">
          <table:table-cell office:value-type="float" office:value="4.937302912469" calcext:value-type="float">
            <text:p>4.937302912469</text:p>
          </table:table-cell>
          <table:table-cell office:value-type="float" office:value="24.686514562345" calcext:value-type="float">
            <text:p>24.68651456234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38943" calcext:value-type="float">
            <text:p>-0.020816331438943</text:p>
          </table:table-cell>
          <table:table-cell table:number-columns-repeated="7"/>
        </table:table-row>
        <table:table-row table:style-name="ro1">
          <table:table-cell office:value-type="float" office:value="4.9373029134003" calcext:value-type="float">
            <text:p>4.9373029134003</text:p>
          </table:table-cell>
          <table:table-cell office:value-type="float" office:value="24.686514567002" calcext:value-type="float">
            <text:p>24.686514567002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42327" calcext:value-type="float">
            <text:p>-0.020816331442327</text:p>
          </table:table-cell>
          <table:table-cell table:number-columns-repeated="7"/>
        </table:table-row>
        <table:table-row table:style-name="ro1">
          <table:table-cell office:value-type="float" office:value="4.9373029143317" calcext:value-type="float">
            <text:p>4.9373029143317</text:p>
          </table:table-cell>
          <table:table-cell office:value-type="float" office:value="24.686514571658" calcext:value-type="float">
            <text:p>24.68651457165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45842" calcext:value-type="float">
            <text:p>-0.020816331445842</text:p>
          </table:table-cell>
          <table:table-cell table:number-columns-repeated="7"/>
        </table:table-row>
        <table:table-row table:style-name="ro1">
          <table:table-cell office:value-type="float" office:value="4.937302915263" calcext:value-type="float">
            <text:p>4.937302915263</text:p>
          </table:table-cell>
          <table:table-cell office:value-type="float" office:value="24.686514576315" calcext:value-type="float">
            <text:p>24.68651457631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49225" calcext:value-type="float">
            <text:p>-0.020816331449225</text:p>
          </table:table-cell>
          <table:table-cell table:number-columns-repeated="7"/>
        </table:table-row>
        <table:table-row table:style-name="ro1">
          <table:table-cell office:value-type="float" office:value="4.9373029161943" calcext:value-type="float">
            <text:p>4.9373029161943</text:p>
          </table:table-cell>
          <table:table-cell office:value-type="float" office:value="24.686514580972" calcext:value-type="float">
            <text:p>24.686514580972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5274" calcext:value-type="float">
            <text:p>-0.02081633145274</text:p>
          </table:table-cell>
          <table:table-cell table:number-columns-repeated="7"/>
        </table:table-row>
        <table:table-row table:style-name="ro1">
          <table:table-cell office:value-type="float" office:value="4.9373029171256" calcext:value-type="float">
            <text:p>4.9373029171256</text:p>
          </table:table-cell>
          <table:table-cell office:value-type="float" office:value="24.686514585628" calcext:value-type="float">
            <text:p>24.68651458562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56124" calcext:value-type="float">
            <text:p>-0.020816331456124</text:p>
          </table:table-cell>
          <table:table-cell table:number-columns-repeated="7"/>
        </table:table-row>
        <table:table-row table:style-name="ro1">
          <table:table-cell office:value-type="float" office:value="4.937302918057" calcext:value-type="float">
            <text:p>4.937302918057</text:p>
          </table:table-cell>
          <table:table-cell office:value-type="float" office:value="24.686514590285" calcext:value-type="float">
            <text:p>24.686514590285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59639" calcext:value-type="float">
            <text:p>-0.020816331459639</text:p>
          </table:table-cell>
          <table:table-cell table:number-columns-repeated="7"/>
        </table:table-row>
        <table:table-row table:style-name="ro1">
          <table:table-cell office:value-type="float" office:value="4.9373029189883" calcext:value-type="float">
            <text:p>4.9373029189883</text:p>
          </table:table-cell>
          <table:table-cell office:value-type="float" office:value="24.686514594941" calcext:value-type="float">
            <text:p>24.68651459494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63023" calcext:value-type="float">
            <text:p>-0.020816331463023</text:p>
          </table:table-cell>
          <table:table-cell table:number-columns-repeated="7"/>
        </table:table-row>
        <table:table-row table:style-name="ro1">
          <table:table-cell office:value-type="float" office:value="4.9373029199196" calcext:value-type="float">
            <text:p>4.9373029199196</text:p>
          </table:table-cell>
          <table:table-cell office:value-type="float" office:value="24.686514599598" calcext:value-type="float">
            <text:p>24.686514599598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66538" calcext:value-type="float">
            <text:p>-0.020816331466538</text:p>
          </table:table-cell>
          <table:table-cell table:number-columns-repeated="7"/>
        </table:table-row>
        <table:table-row table:style-name="ro1">
          <table:table-cell office:value-type="float" office:value="4.9373029208509" calcext:value-type="float">
            <text:p>4.9373029208509</text:p>
          </table:table-cell>
          <table:table-cell office:value-type="float" office:value="24.686514604255" calcext:value-type="float">
            <text:p>24.686514604255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69921" calcext:value-type="float">
            <text:p>-0.020816331469921</text:p>
          </table:table-cell>
          <table:table-cell table:number-columns-repeated="7"/>
        </table:table-row>
        <table:table-row table:style-name="ro1">
          <table:table-cell office:value-type="float" office:value="4.9373029217822" calcext:value-type="float">
            <text:p>4.9373029217822</text:p>
          </table:table-cell>
          <table:table-cell office:value-type="float" office:value="24.686514608911" calcext:value-type="float">
            <text:p>24.686514608911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73436" calcext:value-type="float">
            <text:p>-0.020816331473436</text:p>
          </table:table-cell>
          <table:table-cell table:number-columns-repeated="7"/>
        </table:table-row>
        <table:table-row table:style-name="ro1">
          <table:table-cell office:value-type="float" office:value="4.9373029227136" calcext:value-type="float">
            <text:p>4.9373029227136</text:p>
          </table:table-cell>
          <table:table-cell office:value-type="float" office:value="24.686514613568" calcext:value-type="float">
            <text:p>24.686514613568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7682" calcext:value-type="float">
            <text:p>-0.02081633147682</text:p>
          </table:table-cell>
          <table:table-cell table:number-columns-repeated="7"/>
        </table:table-row>
        <table:table-row table:style-name="ro1">
          <table:table-cell office:value-type="float" office:value="4.9373029236449" calcext:value-type="float">
            <text:p>4.9373029236449</text:p>
          </table:table-cell>
          <table:table-cell office:value-type="float" office:value="24.686514618224" calcext:value-type="float">
            <text:p>24.686514618224</text:p>
          </table:table-cell>
          <table:table-cell office:value-type="float" office:value="625.00000001627" calcext:value-type="float">
            <text:p>625.00000001627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80335" calcext:value-type="float">
            <text:p>-0.020816331480335</text:p>
          </table:table-cell>
          <table:table-cell table:number-columns-repeated="7"/>
        </table:table-row>
        <table:table-row table:style-name="ro1">
          <table:table-cell office:value-type="float" office:value="4.9373029245762" calcext:value-type="float">
            <text:p>4.9373029245762</text:p>
          </table:table-cell>
          <table:table-cell office:value-type="float" office:value="24.686514622881" calcext:value-type="float">
            <text:p>24.68651462288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83719" calcext:value-type="float">
            <text:p>-0.020816331483719</text:p>
          </table:table-cell>
          <table:table-cell table:number-columns-repeated="7"/>
        </table:table-row>
        <table:table-row table:style-name="ro1">
          <table:table-cell office:value-type="float" office:value="4.9373029255075" calcext:value-type="float">
            <text:p>4.9373029255075</text:p>
          </table:table-cell>
          <table:table-cell office:value-type="float" office:value="24.686514627538" calcext:value-type="float">
            <text:p>24.686514627538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87234" calcext:value-type="float">
            <text:p>-0.020816331487234</text:p>
          </table:table-cell>
          <table:table-cell table:number-columns-repeated="7"/>
        </table:table-row>
        <table:table-row table:style-name="ro1">
          <table:table-cell office:value-type="float" office:value="4.9373029264389" calcext:value-type="float">
            <text:p>4.9373029264389</text:p>
          </table:table-cell>
          <table:table-cell office:value-type="float" office:value="24.686514632194" calcext:value-type="float">
            <text:p>24.68651463219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90617" calcext:value-type="float">
            <text:p>-0.020816331490617</text:p>
          </table:table-cell>
          <table:table-cell table:number-columns-repeated="7"/>
        </table:table-row>
        <table:table-row table:style-name="ro1">
          <table:table-cell office:value-type="float" office:value="4.9373029273702" calcext:value-type="float">
            <text:p>4.9373029273702</text:p>
          </table:table-cell>
          <table:table-cell office:value-type="float" office:value="24.686514636851" calcext:value-type="float">
            <text:p>24.68651463685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494133" calcext:value-type="float">
            <text:p>-0.020816331494133</text:p>
          </table:table-cell>
          <table:table-cell table:number-columns-repeated="7"/>
        </table:table-row>
        <table:table-row table:style-name="ro1">
          <table:table-cell office:value-type="float" office:value="4.9373029283015" calcext:value-type="float">
            <text:p>4.9373029283015</text:p>
          </table:table-cell>
          <table:table-cell office:value-type="float" office:value="24.686514641508" calcext:value-type="float">
            <text:p>24.686514641508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497516" calcext:value-type="float">
            <text:p>-0.020816331497516</text:p>
          </table:table-cell>
          <table:table-cell table:number-columns-repeated="7"/>
        </table:table-row>
        <table:table-row table:style-name="ro1">
          <table:table-cell office:value-type="float" office:value="4.9373029292328" calcext:value-type="float">
            <text:p>4.9373029292328</text:p>
          </table:table-cell>
          <table:table-cell office:value-type="float" office:value="24.686514646164" calcext:value-type="float">
            <text:p>24.68651464616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501031" calcext:value-type="float">
            <text:p>-0.020816331501031</text:p>
          </table:table-cell>
          <table:table-cell table:number-columns-repeated="7"/>
        </table:table-row>
        <table:table-row table:style-name="ro1">
          <table:table-cell office:value-type="float" office:value="4.9373029301642" calcext:value-type="float">
            <text:p>4.9373029301642</text:p>
          </table:table-cell>
          <table:table-cell office:value-type="float" office:value="24.686514650821" calcext:value-type="float">
            <text:p>24.686514650821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504415" calcext:value-type="float">
            <text:p>-0.020816331504415</text:p>
          </table:table-cell>
          <table:table-cell table:number-columns-repeated="7"/>
        </table:table-row>
        <table:table-row table:style-name="ro1">
          <table:table-cell office:value-type="float" office:value="4.9373029310955" calcext:value-type="float">
            <text:p>4.9373029310955</text:p>
          </table:table-cell>
          <table:table-cell office:value-type="float" office:value="24.686514655477" calcext:value-type="float">
            <text:p>24.68651465547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50793" calcext:value-type="float">
            <text:p>-0.02081633150793</text:p>
          </table:table-cell>
          <table:table-cell table:number-columns-repeated="7"/>
        </table:table-row>
        <table:table-row table:style-name="ro1">
          <table:table-cell office:value-type="float" office:value="4.9373029320268" calcext:value-type="float">
            <text:p>4.9373029320268</text:p>
          </table:table-cell>
          <table:table-cell office:value-type="float" office:value="24.686514660134" calcext:value-type="float">
            <text:p>24.686514660134</text:p>
          </table:table-cell>
          <table:table-cell office:value-type="float" office:value="625" calcext:value-type="float">
            <text:p>625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511313" calcext:value-type="float">
            <text:p>-0.020816331511313</text:p>
          </table:table-cell>
          <table:table-cell table:number-columns-repeated="7"/>
        </table:table-row>
        <table:table-row table:style-name="ro1">
          <table:table-cell office:value-type="float" office:value="4.9373029329581" calcext:value-type="float">
            <text:p>4.9373029329581</text:p>
          </table:table-cell>
          <table:table-cell office:value-type="float" office:value="24.686514664791" calcext:value-type="float">
            <text:p>24.686514664791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514829" calcext:value-type="float">
            <text:p>-0.020816331514829</text:p>
          </table:table-cell>
          <table:table-cell table:number-columns-repeated="7"/>
        </table:table-row>
        <table:table-row table:style-name="ro1">
          <table:table-cell office:value-type="float" office:value="4.9373029338894" calcext:value-type="float">
            <text:p>4.9373029338894</text:p>
          </table:table-cell>
          <table:table-cell office:value-type="float" office:value="24.686514669447" calcext:value-type="float">
            <text:p>24.686514669447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518212" calcext:value-type="float">
            <text:p>-0.020816331518212</text:p>
          </table:table-cell>
          <table:table-cell table:number-columns-repeated="7"/>
        </table:table-row>
        <table:table-row table:style-name="ro1">
          <table:table-cell office:value-type="float" office:value="4.9373029348208" calcext:value-type="float">
            <text:p>4.9373029348208</text:p>
          </table:table-cell>
          <table:table-cell office:value-type="float" office:value="24.686514674104" calcext:value-type="float">
            <text:p>24.686514674104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521727" calcext:value-type="float">
            <text:p>-0.020816331521727</text:p>
          </table:table-cell>
          <table:table-cell table:number-columns-repeated="7"/>
        </table:table-row>
        <table:table-row table:style-name="ro1">
          <table:table-cell office:value-type="float" office:value="4.9373029357521" calcext:value-type="float">
            <text:p>4.9373029357521</text:p>
          </table:table-cell>
          <table:table-cell office:value-type="float" office:value="24.68651467876" calcext:value-type="float">
            <text:p>24.68651467876</text:p>
          </table:table-cell>
          <table:table-cell office:value-type="float" office:value="625.00000000001" calcext:value-type="float">
            <text:p>625.00000000001</text:p>
          </table:table-cell>
          <table:table-cell office:value-type="float" office:value="-843750" calcext:value-type="float">
            <text:p>-843750</text:p>
          </table:table-cell>
          <table:table-cell office:value-type="float" office:value="-0.020816331525111" calcext:value-type="float">
            <text:p>-0.020816331525111</text:p>
          </table:table-cell>
          <table:table-cell table:number-columns-repeated="7"/>
        </table:table-row>
        <table:table-row table:style-name="ro1">
          <table:table-cell office:value-type="float" office:value="4.9373029366834" calcext:value-type="float">
            <text:p>4.9373029366834</text:p>
          </table:table-cell>
          <table:table-cell office:value-type="float" office:value="24.686514683417" calcext:value-type="float">
            <text:p>24.686514683417</text:p>
          </table:table-cell>
          <table:table-cell office:value-type="float" office:value="625.00000001626" calcext:value-type="float">
            <text:p>625.00000001626</text:p>
          </table:table-cell>
          <table:table-cell office:value-type="float" office:value="-843750.00002195" calcext:value-type="float">
            <text:p>-843750.00002195</text:p>
          </table:table-cell>
          <table:table-cell office:value-type="float" office:value="-0.020816331528626" calcext:value-type="float">
            <text:p>-0.0208163315286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3T11:04:15.078912603</dc:date>
    <meta:editing-duration>PT6M35S</meta:editing-duration>
    <meta:editing-cycles>1</meta:editing-cycles>
    <meta:document-statistic meta:table-count="1" meta:cell-count="756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2cm" svg:height="9.006cm" xlink:href=".." xlink:type="simple" chart:class="chart:scatter" chart:style-name="ch1">
        <chart:plot-area chart:style-name="ch2" table:cell-range-address="'terminated run'.C1:'terminated run'.C1507 'terminated run'.B2:'terminated run'.B1507 'terminated run'.J2:'terminated run'.J9" chart:data-source-has-labels="column" svg:x="0.319cm" svg:y="0.18cm" svg:width="15.344cm" svg:height="8.646cm">
          <chartooo:coordinate-region svg:x="1.126cm" svg:y="0.379cm" svg:width="14.35cm" svg:height="7.8cm"/>
          <chart:axis chart:dimension="x" chart:name="primary-x" chart:style-name="ch3" chartooo:axis-type="auto">
            <chart:categories table:cell-range-address="'terminated run'.C1:'terminated run'.C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terminated run'.C2:'terminated run'.C1507" chart:class="chart:scatter">
            <chart:domain table:cell-range-address="'terminated run'.B2:'terminated run'.B1507"/>
            <chart:data-point chart:repeated="1506"/>
          </chart:series>
          <chart:series chart:style-name="ch6" chart:values-cell-range-address="'terminated run'.J2:'terminated run'.J9" chart:class="chart:scatter">
            <chart:domain table:cell-range-address="'terminated run'.I2:'terminated run'.I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forces_y</text:p>
                <draw:g>
                  <svg:desc>'terminated run'.C1:'terminated run'.C1</svg:desc>
                </draw:g>
              </table:table-cell>
              <table:table-cell office:value-type="float" office:value="0">
                <text:p>0</text:p>
                <draw:g>
                  <svg:desc>'terminated run'.B2:'terminated run'.B1507</svg:desc>
                </draw:g>
              </table:table-cell>
              <table:table-cell office:value-type="float" office:value="0">
                <text:p>0</text:p>
                <draw:g>
                  <svg:desc>'terminated run'.C2:'terminated run'.C1507</svg:desc>
                </draw:g>
              </table:table-cell>
              <table:table-cell office:value-type="float" office:value="0">
                <text:p>0</text:p>
                <draw:g>
                  <svg:desc>'terminated run'.I2:'terminated run'.I9</svg:desc>
                </draw:g>
              </table:table-cell>
              <table:table-cell office:value-type="float" office:value="0">
                <text:p>0</text:p>
                <draw:g>
                  <svg:desc>'terminated run'.J2:'terminated run'.J9</svg:desc>
                </draw:g>
              </table:table-cell>
            </table:table-row>
            <table:table-row>
              <table:table-cell office:value-type="string"/>
              <table:table-cell office:value-type="float" office:value="2.5">
                <text:p>2.5</text:p>
              </table:table-cell>
              <table:table-cell office:value-type="float" office:value="150.82079555538">
                <text:p>150.82079555538</text:p>
              </table:table-cell>
              <table:table-cell office:value-type="float" office:value="5">
                <text:p>5</text:p>
              </table:table-cell>
              <table:table-cell office:value-type="float" office:value="310.03937007875">
                <text:p>310.0393700787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301.64158898903">
                <text:p>301.64158898903</text:p>
              </table:table-cell>
              <table:table-cell office:value-type="float" office:value="10">
                <text:p>10</text:p>
              </table:table-cell>
              <table:table-cell office:value-type="float" office:value="620.0787401575">
                <text:p>620.0787401575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452.46238242268">
                <text:p>452.46238242268</text:p>
              </table:table-cell>
              <table:table-cell office:value-type="float" office:value="12.5">
                <text:p>12.5</text:p>
              </table:table-cell>
              <table:table-cell office:value-type="float" office:value="625.00002474845">
                <text:p>625.000024748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39.45075818454">
                <text:p>539.45075818454</text:p>
              </table:table-cell>
              <table:table-cell office:value-type="float" office:value="15">
                <text:p>15</text:p>
              </table:table-cell>
              <table:table-cell office:value-type="float" office:value="625.00002555988">
                <text:p>625.00002555988</text:p>
              </table:table-cell>
            </table:table-row>
            <table:table-row>
              <table:table-cell office:value-type="string"/>
              <table:table-cell office:value-type="float" office:value="12.5">
                <text:p>12.5</text:p>
              </table:table-cell>
              <table:table-cell office:value-type="float" office:value="582.44276675605">
                <text:p>582.44276675605</text:p>
              </table:table-cell>
              <table:table-cell office:value-type="float" office:value="17.5">
                <text:p>17.5</text:p>
              </table:table-cell>
              <table:table-cell office:value-type="float" office:value="625.00002555988">
                <text:p>625.00002555988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591.17316223598">
                <text:p>591.17316223598</text:p>
              </table:table-cell>
              <table:table-cell office:value-type="float" office:value="20">
                <text:p>20</text:p>
              </table:table-cell>
              <table:table-cell office:value-type="float" office:value="625.00002555987">
                <text:p>625.00002555987</text:p>
              </table:table-cell>
            </table:table-row>
            <table:table-row>
              <table:table-cell office:value-type="string"/>
              <table:table-cell office:value-type="float" office:value="17.5">
                <text:p>17.5</text:p>
              </table:table-cell>
              <table:table-cell office:value-type="float" office:value="599.90357713835">
                <text:p>599.90357713835</text:p>
              </table:table-cell>
              <table:table-cell office:value-type="float" office:value="25">
                <text:p>25</text:p>
              </table:table-cell>
              <table:table-cell office:value-type="float" office:value="626.00002555987">
                <text:p>626.0000255598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608.63398372474">
                <text:p>608.6339837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5">
                <text:p>22.5</text:p>
              </table:table-cell>
              <table:table-cell office:value-type="float" office:value="617.36437796368">
                <text:p>617.3643779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75">
                <text:p>23.75</text:p>
              </table:table-cell>
              <table:table-cell office:value-type="float" office:value="621.72957493779">
                <text:p>621.72957493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375">
                <text:p>24.375</text:p>
              </table:table-cell>
              <table:table-cell office:value-type="float" office:value="623.91217150134">
                <text:p>623.9121715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53125">
                <text:p>24.53125</text:p>
              </table:table-cell>
              <table:table-cell office:value-type="float" office:value="624.45781573664">
                <text:p>624.4578157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09375">
                <text:p>24.609375</text:p>
              </table:table-cell>
              <table:table-cell office:value-type="float" office:value="624.73064010629">
                <text:p>624.73064010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484375">
                <text:p>24.6484375</text:p>
              </table:table-cell>
              <table:table-cell office:value-type="float" office:value="624.8670522911">
                <text:p>624.8670522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6796875">
                <text:p>24.66796875</text:p>
              </table:table-cell>
              <table:table-cell office:value-type="float" office:value="624.93525838351">
                <text:p>624.93525838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77734375">
                <text:p>24.677734375</text:p>
              </table:table-cell>
              <table:table-cell office:value-type="float" office:value="624.96936136818">
                <text:p>624.96936136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26171875">
                <text:p>24.6826171875</text:p>
              </table:table-cell>
              <table:table-cell office:value-type="float" office:value="624.98641291538">
                <text:p>624.9864129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505859375">
                <text:p>24.68505859375</text:p>
              </table:table-cell>
              <table:table-cell office:value-type="float" office:value="624.99493868093">
                <text:p>624.99493868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279296875">
                <text:p>24.686279296875</text:p>
              </table:table-cell>
              <table:table-cell office:value-type="float" office:value="624.99920156298">
                <text:p>624.99920156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431884766">
                <text:p>24.686431884766</text:p>
              </table:table-cell>
              <table:table-cell office:value-type="float" office:value="624.99973441687">
                <text:p>624.99973441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470031738">
                <text:p>24.686470031738</text:p>
              </table:table-cell>
              <table:table-cell office:value-type="float" office:value="624.9998676308">
                <text:p>624.999867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489105225">
                <text:p>24.686489105225</text:p>
              </table:table-cell>
              <table:table-cell office:value-type="float" office:value="624.99993423831">
                <text:p>624.99993423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498641968">
                <text:p>24.686498641968</text:p>
              </table:table-cell>
              <table:table-cell office:value-type="float" office:value="624.99996754206">
                <text:p>624.99996754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3410339">
                <text:p>24.686503410339</text:p>
              </table:table-cell>
              <table:table-cell office:value-type="float" office:value="624.99998419394">
                <text:p>624.99998419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5794525">
                <text:p>24.686505794525</text:p>
              </table:table-cell>
              <table:table-cell office:value-type="float" office:value="624.99999251986">
                <text:p>624.9999925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6986618">
                <text:p>24.686506986618</text:p>
              </table:table-cell>
              <table:table-cell office:value-type="float" office:value="624.99999668284">
                <text:p>624.9999966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582664">
                <text:p>24.686507582664</text:p>
              </table:table-cell>
              <table:table-cell office:value-type="float" office:value="624.99999876433">
                <text:p>624.9999987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731676">
                <text:p>24.686507731676</text:p>
              </table:table-cell>
              <table:table-cell office:value-type="float" office:value="624.99999928469">
                <text:p>624.99999928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06182">
                <text:p>24.686507806182</text:p>
              </table:table-cell>
              <table:table-cell office:value-type="float" office:value="624.99999954489">
                <text:p>624.9999995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43435">
                <text:p>24.686507843435</text:p>
              </table:table-cell>
              <table:table-cell office:value-type="float" office:value="624.99999967498">
                <text:p>624.9999996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62061">
                <text:p>24.686507862061</text:p>
              </table:table-cell>
              <table:table-cell office:value-type="float" office:value="624.99999974002">
                <text:p>624.9999997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66718">
                <text:p>24.686507866718</text:p>
              </table:table-cell>
              <table:table-cell office:value-type="float" office:value="624.99999975629">
                <text:p>624.9999997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71374">
                <text:p>24.686507871374</text:p>
              </table:table-cell>
              <table:table-cell office:value-type="float" office:value="624.99999977256">
                <text:p>624.99999977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76031">
                <text:p>24.686507876031</text:p>
              </table:table-cell>
              <table:table-cell office:value-type="float" office:value="624.9999997888">
                <text:p>624.9999997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80688">
                <text:p>24.686507880688</text:p>
              </table:table-cell>
              <table:table-cell office:value-type="float" office:value="624.99999980507">
                <text:p>624.9999998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85344">
                <text:p>24.686507885344</text:p>
              </table:table-cell>
              <table:table-cell office:value-type="float" office:value="624.99999982133">
                <text:p>624.99999982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90001">
                <text:p>24.686507890001</text:p>
              </table:table-cell>
              <table:table-cell office:value-type="float" office:value="624.9999998376">
                <text:p>624.9999998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94658">
                <text:p>24.686507894658</text:p>
              </table:table-cell>
              <table:table-cell office:value-type="float" office:value="624.99999985385">
                <text:p>624.9999998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899314">
                <text:p>24.686507899314</text:p>
              </table:table-cell>
              <table:table-cell office:value-type="float" office:value="624.99999987011">
                <text:p>624.99999987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03971">
                <text:p>24.686507903971</text:p>
              </table:table-cell>
              <table:table-cell office:value-type="float" office:value="624.99999988638">
                <text:p>624.99999988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08627">
                <text:p>24.686507908627</text:p>
              </table:table-cell>
              <table:table-cell office:value-type="float" office:value="624.99999990265">
                <text:p>624.9999999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13284">
                <text:p>24.686507913284</text:p>
              </table:table-cell>
              <table:table-cell office:value-type="float" office:value="624.9999999189">
                <text:p>624.9999999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17941">
                <text:p>24.686507917941</text:p>
              </table:table-cell>
              <table:table-cell office:value-type="float" office:value="624.99999993516">
                <text:p>624.9999999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22597">
                <text:p>24.686507922597</text:p>
              </table:table-cell>
              <table:table-cell office:value-type="float" office:value="624.99999995143">
                <text:p>624.99999995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27254">
                <text:p>24.686507927254</text:p>
              </table:table-cell>
              <table:table-cell office:value-type="float" office:value="624.99999996769">
                <text:p>624.9999999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3191">
                <text:p>24.68650793191</text:p>
              </table:table-cell>
              <table:table-cell office:value-type="float" office:value="624.99999998395">
                <text:p>624.9999999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34239">
                <text:p>24.686507934239</text:p>
              </table:table-cell>
              <table:table-cell office:value-type="float" office:value="625.00000012442">
                <text:p>625.00000012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34821">
                <text:p>24.686507934821</text:p>
              </table:table-cell>
              <table:table-cell office:value-type="float" office:value="625.00000015953">
                <text:p>625.00000015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35985">
                <text:p>24.686507935985</text:p>
              </table:table-cell>
              <table:table-cell office:value-type="float" office:value="624.99999999818">
                <text:p>624.99999999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38313">
                <text:p>24.686507938313</text:p>
              </table:table-cell>
              <table:table-cell office:value-type="float" office:value="625.00000013865">
                <text:p>625.0000001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38895">
                <text:p>24.686507938895</text:p>
              </table:table-cell>
              <table:table-cell office:value-type="float" office:value="625.00000017375">
                <text:p>625.0000001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4006">
                <text:p>24.68650794006</text:p>
              </table:table-cell>
              <table:table-cell office:value-type="float" office:value="625.0000000124">
                <text:p>625.000000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42388">
                <text:p>24.686507942388</text:p>
              </table:table-cell>
              <table:table-cell office:value-type="float" office:value="625.00000015286">
                <text:p>625.00000015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4297">
                <text:p>24.68650794297</text:p>
              </table:table-cell>
              <table:table-cell office:value-type="float" office:value="625.00000018799">
                <text:p>625.00000018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44134">
                <text:p>24.686507944134</text:p>
              </table:table-cell>
              <table:table-cell office:value-type="float" office:value="625.00000009349">
                <text:p>625.00000009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45298">
                <text:p>24.686507945298</text:p>
              </table:table-cell>
              <table:table-cell office:value-type="float" office:value="625.0000001134">
                <text:p>625.000000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46462">
                <text:p>24.686507946462</text:p>
              </table:table-cell>
              <table:table-cell office:value-type="float" office:value="625.00000005429">
                <text:p>625.00000005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47627">
                <text:p>24.686507947627</text:p>
              </table:table-cell>
              <table:table-cell office:value-type="float" office:value="625.00000012451">
                <text:p>625.00000012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49955">
                <text:p>24.686507949955</text:p>
              </table:table-cell>
              <table:table-cell office:value-type="float" office:value="625.00000001384">
                <text:p>625.0000000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54611">
                <text:p>24.68650795461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59268">
                <text:p>24.68650795926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63925">
                <text:p>24.6865079639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68581">
                <text:p>24.68650796858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73238">
                <text:p>24.68650797323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77895">
                <text:p>24.68650797789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82551">
                <text:p>24.68650798255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87208">
                <text:p>24.68650798720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91864">
                <text:p>24.68650799186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7996521">
                <text:p>24.68650799652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01178">
                <text:p>24.68650800117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05834">
                <text:p>24.6865080058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10491">
                <text:p>24.68650801049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15147">
                <text:p>24.68650801514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19804">
                <text:p>24.68650801980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24461">
                <text:p>24.68650802446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29117">
                <text:p>24.68650802911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33774">
                <text:p>24.68650803377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3843">
                <text:p>24.6865080384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43087">
                <text:p>24.68650804308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47744">
                <text:p>24.68650804774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524">
                <text:p>24.686508052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57057">
                <text:p>24.68650805705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61714">
                <text:p>24.68650806171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6637">
                <text:p>24.6865080663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71027">
                <text:p>24.68650807102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75683">
                <text:p>24.68650807568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8034">
                <text:p>24.6865080803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84997">
                <text:p>24.68650808499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89653">
                <text:p>24.68650808965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9431">
                <text:p>24.68650809431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098966">
                <text:p>24.68650809896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03623">
                <text:p>24.68650810362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0828">
                <text:p>24.6865081082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12936">
                <text:p>24.68650811293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17593">
                <text:p>24.68650811759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2225">
                <text:p>24.686508122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26906">
                <text:p>24.68650812690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31563">
                <text:p>24.68650813156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36219">
                <text:p>24.686508136219</text:p>
              </table:table-cell>
              <table:table-cell office:value-type="float" office:value="625.00000001625">
                <text:p>625.00000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40876">
                <text:p>24.68650814087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45533">
                <text:p>24.68650814553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50189">
                <text:p>24.68650815018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54846">
                <text:p>24.68650815484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59502">
                <text:p>24.68650815950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64159">
                <text:p>24.68650816415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68816">
                <text:p>24.68650816881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73472">
                <text:p>24.68650817347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78129">
                <text:p>24.68650817812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82785">
                <text:p>24.68650818278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87442">
                <text:p>24.68650818744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92099">
                <text:p>24.68650819209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196755">
                <text:p>24.68650819675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01412">
                <text:p>24.68650820141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06069">
                <text:p>24.68650820606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10725">
                <text:p>24.68650821072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15382">
                <text:p>24.68650821538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20038">
                <text:p>24.68650822003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24695">
                <text:p>24.68650822469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29352">
                <text:p>24.68650822935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34008">
                <text:p>24.68650823400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38665">
                <text:p>24.68650823866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43321">
                <text:p>24.68650824332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47978">
                <text:p>24.68650824797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52635">
                <text:p>24.68650825263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57291">
                <text:p>24.68650825729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61948">
                <text:p>24.68650826194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66605">
                <text:p>24.68650826660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71261">
                <text:p>24.68650827126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75918">
                <text:p>24.68650827591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80574">
                <text:p>24.686508280574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85231">
                <text:p>24.68650828523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89888">
                <text:p>24.68650828988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94544">
                <text:p>24.68650829454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299201">
                <text:p>24.68650829920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03857">
                <text:p>24.68650830385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08514">
                <text:p>24.68650830851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13171">
                <text:p>24.68650831317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17827">
                <text:p>24.68650831782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22484">
                <text:p>24.68650832248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2714">
                <text:p>24.6865083271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31797">
                <text:p>24.68650833179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36454">
                <text:p>24.68650833645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4111">
                <text:p>24.6865083411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45767">
                <text:p>24.68650834576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50424">
                <text:p>24.68650835042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5508">
                <text:p>24.6865083550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59737">
                <text:p>24.68650835973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64393">
                <text:p>24.68650836439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6905">
                <text:p>24.6865083690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73707">
                <text:p>24.686508373707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78363">
                <text:p>24.68650837836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8302">
                <text:p>24.6865083830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87676">
                <text:p>24.68650838767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92333">
                <text:p>24.68650839233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39699">
                <text:p>24.6865083969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01646">
                <text:p>24.68650840164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06303">
                <text:p>24.68650840630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1096">
                <text:p>24.6865084109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15616">
                <text:p>24.68650841561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20273">
                <text:p>24.68650842027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24929">
                <text:p>24.68650842492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29586">
                <text:p>24.68650842958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34243">
                <text:p>24.68650843424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38899">
                <text:p>24.68650843889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43556">
                <text:p>24.68650844355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48212">
                <text:p>24.68650844821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52869">
                <text:p>24.68650845286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57526">
                <text:p>24.68650845752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62182">
                <text:p>24.68650846218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66839">
                <text:p>24.68650846683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71495">
                <text:p>24.68650847149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76152">
                <text:p>24.68650847615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80809">
                <text:p>24.68650848080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85465">
                <text:p>24.68650848546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90122">
                <text:p>24.68650849012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94779">
                <text:p>24.68650849477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499435">
                <text:p>24.68650849943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04092">
                <text:p>24.68650850409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08748">
                <text:p>24.68650850874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13405">
                <text:p>24.68650851340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18062">
                <text:p>24.68650851806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22718">
                <text:p>24.68650852271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27375">
                <text:p>24.68650852737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32031">
                <text:p>24.68650853203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36688">
                <text:p>24.68650853668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41345">
                <text:p>24.686508541345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46001">
                <text:p>24.68650854600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50658">
                <text:p>24.68650855065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55315">
                <text:p>24.68650855531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59971">
                <text:p>24.68650855997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64628">
                <text:p>24.68650856462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69284">
                <text:p>24.68650856928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73941">
                <text:p>24.68650857394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78598">
                <text:p>24.68650857859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83254">
                <text:p>24.68650858325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87911">
                <text:p>24.68650858791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92567">
                <text:p>24.68650859256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597224">
                <text:p>24.68650859722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01881">
                <text:p>24.68650860188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06537">
                <text:p>24.68650860653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11194">
                <text:p>24.68650861119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1585">
                <text:p>24.6865086158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20507">
                <text:p>24.68650862050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25164">
                <text:p>24.68650862516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2982">
                <text:p>24.6865086298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34477">
                <text:p>24.68650863447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39134">
                <text:p>24.6865086391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4379">
                <text:p>24.6865086437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48447">
                <text:p>24.68650864844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53103">
                <text:p>24.68650865310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5776">
                <text:p>24.6865086577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62417">
                <text:p>24.68650866241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67073">
                <text:p>24.68650866707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7173">
                <text:p>24.6865086717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76386">
                <text:p>24.68650867638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81043">
                <text:p>24.68650868104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857">
                <text:p>24.686508685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90356">
                <text:p>24.68650869035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95013">
                <text:p>24.68650869501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69967">
                <text:p>24.6865086996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04326">
                <text:p>24.68650870432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08983">
                <text:p>24.68650870898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13639">
                <text:p>24.68650871363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18296">
                <text:p>24.68650871829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22953">
                <text:p>24.68650872295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27609">
                <text:p>24.68650872760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32266">
                <text:p>24.68650873226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36922">
                <text:p>24.68650873692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41579">
                <text:p>24.68650874157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46236">
                <text:p>24.68650874623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50892">
                <text:p>24.68650875089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55549">
                <text:p>24.68650875554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60205">
                <text:p>24.68650876020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64862">
                <text:p>24.68650876486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69519">
                <text:p>24.68650876951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74175">
                <text:p>24.68650877417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78832">
                <text:p>24.68650877883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83489">
                <text:p>24.68650878348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88145">
                <text:p>24.68650878814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92802">
                <text:p>24.68650879280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797458">
                <text:p>24.68650879745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02115">
                <text:p>24.68650880211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06772">
                <text:p>24.68650880677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11428">
                <text:p>24.68650881142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16085">
                <text:p>24.68650881608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20741">
                <text:p>24.68650882074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25398">
                <text:p>24.68650882539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30055">
                <text:p>24.68650883005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34711">
                <text:p>24.68650883471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39368">
                <text:p>24.68650883936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44025">
                <text:p>24.68650884402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48681">
                <text:p>24.68650884868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53338">
                <text:p>24.68650885333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57994">
                <text:p>24.68650885799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62651">
                <text:p>24.68650886265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67308">
                <text:p>24.68650886730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71964">
                <text:p>24.68650887196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76621">
                <text:p>24.68650887662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81277">
                <text:p>24.68650888127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85934">
                <text:p>24.68650888593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90591">
                <text:p>24.68650889059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95247">
                <text:p>24.68650889524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899904">
                <text:p>24.68650889990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0456">
                <text:p>24.6865089045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09217">
                <text:p>24.68650890921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13874">
                <text:p>24.68650891387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1853">
                <text:p>24.6865089185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23187">
                <text:p>24.68650892318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27844">
                <text:p>24.68650892784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325">
                <text:p>24.68650893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37157">
                <text:p>24.686508937157</text:p>
              </table:table-cell>
              <table:table-cell office:value-type="float" office:value="625.00000001625">
                <text:p>625.00000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41813">
                <text:p>24.68650894181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4647">
                <text:p>24.6865089464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51127">
                <text:p>24.68650895112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55783">
                <text:p>24.68650895578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6044">
                <text:p>24.6865089604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65096">
                <text:p>24.68650896509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69753">
                <text:p>24.68650896975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7441">
                <text:p>24.6865089744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79066">
                <text:p>24.68650897906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83723">
                <text:p>24.68650898372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8838">
                <text:p>24.6865089883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93036">
                <text:p>24.68650899303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8997693">
                <text:p>24.68650899769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02349">
                <text:p>24.68650900234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07006">
                <text:p>24.68650900700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11663">
                <text:p>24.68650901166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16319">
                <text:p>24.68650901631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20976">
                <text:p>24.68650902097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25632">
                <text:p>24.68650902563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30289">
                <text:p>24.68650903028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34946">
                <text:p>24.68650903494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39602">
                <text:p>24.68650903960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44259">
                <text:p>24.68650904425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48915">
                <text:p>24.68650904891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53572">
                <text:p>24.68650905357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58229">
                <text:p>24.68650905822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62885">
                <text:p>24.68650906288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67542">
                <text:p>24.68650906754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72199">
                <text:p>24.68650907219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76855">
                <text:p>24.68650907685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81512">
                <text:p>24.68650908151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86168">
                <text:p>24.68650908616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90825">
                <text:p>24.6865090908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095482">
                <text:p>24.68650909548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00138">
                <text:p>24.68650910013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04795">
                <text:p>24.68650910479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09451">
                <text:p>24.68650910945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14108">
                <text:p>24.68650911410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18765">
                <text:p>24.68650911876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23421">
                <text:p>24.68650912342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28078">
                <text:p>24.68650912807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32734">
                <text:p>24.6865091327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37391">
                <text:p>24.68650913739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42048">
                <text:p>24.68650914204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46704">
                <text:p>24.68650914670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51361">
                <text:p>24.68650915136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56018">
                <text:p>24.68650915601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60674">
                <text:p>24.68650916067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65331">
                <text:p>24.68650916533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69987">
                <text:p>24.68650916998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74644">
                <text:p>24.68650917464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79301">
                <text:p>24.68650917930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83957">
                <text:p>24.68650918395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88614">
                <text:p>24.68650918861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9327">
                <text:p>24.6865091932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197927">
                <text:p>24.68650919792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02584">
                <text:p>24.68650920258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0724">
                <text:p>24.6865092072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11897">
                <text:p>24.68650921189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16554">
                <text:p>24.68650921655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2121">
                <text:p>24.6865092212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25867">
                <text:p>24.68650922586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30523">
                <text:p>24.68650923052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3518">
                <text:p>24.6865092351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39837">
                <text:p>24.68650923983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44493">
                <text:p>24.68650924449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4915">
                <text:p>24.6865092491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53806">
                <text:p>24.68650925380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58463">
                <text:p>24.68650925846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6312">
                <text:p>24.6865092631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67776">
                <text:p>24.68650926777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72433">
                <text:p>24.68650927243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77089">
                <text:p>24.68650927708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81746">
                <text:p>24.68650928174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86403">
                <text:p>24.68650928640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91059">
                <text:p>24.68650929105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295716">
                <text:p>24.68650929571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00373">
                <text:p>24.68650930037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05029">
                <text:p>24.68650930502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09686">
                <text:p>24.68650930968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14342">
                <text:p>24.68650931434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18999">
                <text:p>24.68650931899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23656">
                <text:p>24.68650932365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28312">
                <text:p>24.68650932831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32969">
                <text:p>24.68650933296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37625">
                <text:p>24.68650933762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42282">
                <text:p>24.68650934228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46939">
                <text:p>24.68650934693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51595">
                <text:p>24.68650935159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56252">
                <text:p>24.68650935625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60909">
                <text:p>24.68650936090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65565">
                <text:p>24.68650936556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70222">
                <text:p>24.68650937022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74878">
                <text:p>24.68650937487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79535">
                <text:p>24.68650937953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84192">
                <text:p>24.68650938419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88848">
                <text:p>24.68650938884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93505">
                <text:p>24.68650939350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398161">
                <text:p>24.68650939816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02818">
                <text:p>24.68650940281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07475">
                <text:p>24.68650940747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12131">
                <text:p>24.68650941213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16788">
                <text:p>24.68650941678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21444">
                <text:p>24.68650942144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26101">
                <text:p>24.68650942610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30758">
                <text:p>24.68650943075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35414">
                <text:p>24.68650943541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40071">
                <text:p>24.68650944007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44728">
                <text:p>24.68650944472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49384">
                <text:p>24.68650944938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54041">
                <text:p>24.68650945404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58697">
                <text:p>24.68650945869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63354">
                <text:p>24.68650946335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68011">
                <text:p>24.68650946801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72667">
                <text:p>24.68650947266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77324">
                <text:p>24.68650947732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8198">
                <text:p>24.6865094819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86637">
                <text:p>24.68650948663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91294">
                <text:p>24.68650949129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49595">
                <text:p>24.6865094959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00607">
                <text:p>24.68650950060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05264">
                <text:p>24.68650950526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0992">
                <text:p>24.6865095099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14577">
                <text:p>24.68650951457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19233">
                <text:p>24.68650951923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2389">
                <text:p>24.6865095238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28547">
                <text:p>24.68650952854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33203">
                <text:p>24.68650953320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3786">
                <text:p>24.6865095378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42516">
                <text:p>24.68650954251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47173">
                <text:p>24.68650954717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5183">
                <text:p>24.6865095518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56486">
                <text:p>24.68650955648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61143">
                <text:p>24.68650956114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65799">
                <text:p>24.68650956579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70456">
                <text:p>24.68650957045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75113">
                <text:p>24.68650957511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79769">
                <text:p>24.686509579769</text:p>
              </table:table-cell>
              <table:table-cell office:value-type="float" office:value="625.00000001625">
                <text:p>625.00000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84426">
                <text:p>24.68650958442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89083">
                <text:p>24.68650958908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93739">
                <text:p>24.68650959373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598396">
                <text:p>24.68650959839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03052">
                <text:p>24.68650960305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07709">
                <text:p>24.68650960770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12366">
                <text:p>24.68650961236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17022">
                <text:p>24.68650961702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21679">
                <text:p>24.68650962167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26335">
                <text:p>24.68650962633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30992">
                <text:p>24.68650963099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35649">
                <text:p>24.68650963564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40305">
                <text:p>24.68650964030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44962">
                <text:p>24.68650964496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49619">
                <text:p>24.68650964961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54275">
                <text:p>24.68650965427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58932">
                <text:p>24.68650965893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63588">
                <text:p>24.68650966358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68245">
                <text:p>24.68650966824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72902">
                <text:p>24.68650967290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77558">
                <text:p>24.68650967755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82215">
                <text:p>24.68650968221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86871">
                <text:p>24.68650968687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91528">
                <text:p>24.68650969152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696185">
                <text:p>24.68650969618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00841">
                <text:p>24.68650970084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05498">
                <text:p>24.68650970549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10154">
                <text:p>24.68650971015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14811">
                <text:p>24.68650971481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19468">
                <text:p>24.68650971946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24124">
                <text:p>24.68650972412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28781">
                <text:p>24.68650972878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33438">
                <text:p>24.68650973343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38094">
                <text:p>24.68650973809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42751">
                <text:p>24.68650974275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47407">
                <text:p>24.68650974740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52064">
                <text:p>24.68650975206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56721">
                <text:p>24.68650975672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61377">
                <text:p>24.68650976137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66034">
                <text:p>24.6865097660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7069">
                <text:p>24.6865097706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75347">
                <text:p>24.68650977534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80004">
                <text:p>24.68650978000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8466">
                <text:p>24.6865097846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89317">
                <text:p>24.68650978931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93974">
                <text:p>24.68650979397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79863">
                <text:p>24.6865097986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03287">
                <text:p>24.68650980328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07943">
                <text:p>24.686509807943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126">
                <text:p>24.686509812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17257">
                <text:p>24.68650981725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21913">
                <text:p>24.68650982191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2657">
                <text:p>24.6865098265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31226">
                <text:p>24.68650983122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35883">
                <text:p>24.68650983588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4054">
                <text:p>24.6865098405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45196">
                <text:p>24.68650984519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49853">
                <text:p>24.68650984985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54509">
                <text:p>24.68650985450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59166">
                <text:p>24.68650985916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63823">
                <text:p>24.68650986382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68479">
                <text:p>24.68650986847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73136">
                <text:p>24.68650987313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77793">
                <text:p>24.68650987779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82449">
                <text:p>24.68650988244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87106">
                <text:p>24.68650988710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91762">
                <text:p>24.68650989176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896419">
                <text:p>24.68650989641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01076">
                <text:p>24.68650990107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05732">
                <text:p>24.68650990573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10389">
                <text:p>24.68650991038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15045">
                <text:p>24.68650991504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19702">
                <text:p>24.68650991970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24359">
                <text:p>24.68650992435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29015">
                <text:p>24.68650992901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33672">
                <text:p>24.68650993367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38329">
                <text:p>24.68650993832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42985">
                <text:p>24.68650994298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47642">
                <text:p>24.68650994764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52298">
                <text:p>24.68650995229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56955">
                <text:p>24.68650995695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61612">
                <text:p>24.68650996161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66268">
                <text:p>24.68650996626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70925">
                <text:p>24.68650997092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75581">
                <text:p>24.68650997558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80238">
                <text:p>24.68650998023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84895">
                <text:p>24.68650998489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89551">
                <text:p>24.68650998955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94208">
                <text:p>24.68650999420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09998864">
                <text:p>24.68650999886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03521">
                <text:p>24.68651000352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08178">
                <text:p>24.68651000817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12834">
                <text:p>24.68651001283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17491">
                <text:p>24.68651001749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22148">
                <text:p>24.68651002214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26804">
                <text:p>24.68651002680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31461">
                <text:p>24.68651003146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36117">
                <text:p>24.68651003611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40774">
                <text:p>24.68651004077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45431">
                <text:p>24.68651004543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50087">
                <text:p>24.68651005008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54744">
                <text:p>24.68651005474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594">
                <text:p>24.686510059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64057">
                <text:p>24.68651006405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68714">
                <text:p>24.68651006871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7337">
                <text:p>24.6865100733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78027">
                <text:p>24.68651007802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82684">
                <text:p>24.68651008268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8734">
                <text:p>24.6865100873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91997">
                <text:p>24.68651009199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096653">
                <text:p>24.68651009665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0131">
                <text:p>24.6865101013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05967">
                <text:p>24.68651010596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10623">
                <text:p>24.68651011062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1528">
                <text:p>24.6865101152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19936">
                <text:p>24.68651011993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24593">
                <text:p>24.68651012459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2925">
                <text:p>24.6865101292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33906">
                <text:p>24.68651013390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38563">
                <text:p>24.68651013856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43219">
                <text:p>24.68651014321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47876">
                <text:p>24.68651014787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52533">
                <text:p>24.68651015253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57189">
                <text:p>24.68651015718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61846">
                <text:p>24.68651016184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66503">
                <text:p>24.68651016650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71159">
                <text:p>24.68651017115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75816">
                <text:p>24.68651017581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80472">
                <text:p>24.68651018047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85129">
                <text:p>24.68651018512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89786">
                <text:p>24.68651018978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94442">
                <text:p>24.68651019444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199099">
                <text:p>24.68651019909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03755">
                <text:p>24.68651020375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08412">
                <text:p>24.68651020841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13069">
                <text:p>24.68651021306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17725">
                <text:p>24.6865102177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22382">
                <text:p>24.68651022238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27039">
                <text:p>24.68651022703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31695">
                <text:p>24.68651023169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36352">
                <text:p>24.68651023635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41008">
                <text:p>24.68651024100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45665">
                <text:p>24.68651024566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50322">
                <text:p>24.68651025032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54978">
                <text:p>24.68651025497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59635">
                <text:p>24.68651025963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64291">
                <text:p>24.68651026429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68948">
                <text:p>24.68651026894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73605">
                <text:p>24.686510273605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78261">
                <text:p>24.68651027826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82918">
                <text:p>24.68651028291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87574">
                <text:p>24.68651028757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92231">
                <text:p>24.68651029223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296888">
                <text:p>24.68651029688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01544">
                <text:p>24.68651030154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06201">
                <text:p>24.68651030620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10858">
                <text:p>24.68651031085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15514">
                <text:p>24.68651031551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20171">
                <text:p>24.68651032017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24827">
                <text:p>24.68651032482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29484">
                <text:p>24.68651032948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34141">
                <text:p>24.68651033414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38797">
                <text:p>24.68651033879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43454">
                <text:p>24.68651034345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4811">
                <text:p>24.6865103481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52767">
                <text:p>24.68651035276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57424">
                <text:p>24.68651035742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6208">
                <text:p>24.6865103620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66737">
                <text:p>24.68651036673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71394">
                <text:p>24.68651037139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7605">
                <text:p>24.6865103760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80707">
                <text:p>24.68651038070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85363">
                <text:p>24.68651038536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9002">
                <text:p>24.6865103900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94677">
                <text:p>24.68651039467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399333">
                <text:p>24.68651039933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0399">
                <text:p>24.6865104039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08646">
                <text:p>24.68651040864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13303">
                <text:p>24.68651041330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1796">
                <text:p>24.6865104179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22616">
                <text:p>24.68651042261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27273">
                <text:p>24.68651042727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31929">
                <text:p>24.68651043192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36586">
                <text:p>24.68651043658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41243">
                <text:p>24.68651044124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45899">
                <text:p>24.68651044589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50556">
                <text:p>24.68651045055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55213">
                <text:p>24.68651045521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59869">
                <text:p>24.68651045986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64526">
                <text:p>24.68651046452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69182">
                <text:p>24.68651046918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73839">
                <text:p>24.68651047383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78496">
                <text:p>24.68651047849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83152">
                <text:p>24.68651048315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87809">
                <text:p>24.68651048780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92465">
                <text:p>24.68651049246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497122">
                <text:p>24.68651049712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01779">
                <text:p>24.68651050177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06435">
                <text:p>24.68651050643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11092">
                <text:p>24.68651051109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15749">
                <text:p>24.68651051574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20405">
                <text:p>24.68651052040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25062">
                <text:p>24.68651052506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29718">
                <text:p>24.68651052971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34375">
                <text:p>24.68651053437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39032">
                <text:p>24.68651053903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43688">
                <text:p>24.68651054368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48345">
                <text:p>24.68651054834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53001">
                <text:p>24.68651055300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57658">
                <text:p>24.68651055765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62315">
                <text:p>24.68651056231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66971">
                <text:p>24.68651056697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71628">
                <text:p>24.68651057162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76284">
                <text:p>24.68651057628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80941">
                <text:p>24.68651058094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85598">
                <text:p>24.68651058559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90254">
                <text:p>24.68651059025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94911">
                <text:p>24.68651059491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599568">
                <text:p>24.68651059956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04224">
                <text:p>24.68651060422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08881">
                <text:p>24.68651060888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13537">
                <text:p>24.68651061353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18194">
                <text:p>24.68651061819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22851">
                <text:p>24.68651062285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27507">
                <text:p>24.68651062750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32164">
                <text:p>24.68651063216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3682">
                <text:p>24.6865106368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41477">
                <text:p>24.68651064147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46134">
                <text:p>24.68651064613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5079">
                <text:p>24.6865106507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55447">
                <text:p>24.68651065544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60104">
                <text:p>24.68651066010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6476">
                <text:p>24.6865106647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69417">
                <text:p>24.68651066941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74073">
                <text:p>24.68651067407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7873">
                <text:p>24.6865106787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83387">
                <text:p>24.68651068338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88043">
                <text:p>24.68651068804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927">
                <text:p>24.686510692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697356">
                <text:p>24.68651069735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02013">
                <text:p>24.68651070201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0667">
                <text:p>24.6865107066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11326">
                <text:p>24.686510711326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15983">
                <text:p>24.68651071598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20639">
                <text:p>24.68651072063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25296">
                <text:p>24.68651072529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29953">
                <text:p>24.68651072995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34609">
                <text:p>24.68651073460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39266">
                <text:p>24.68651073926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43923">
                <text:p>24.68651074392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48579">
                <text:p>24.68651074857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53236">
                <text:p>24.68651075323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57892">
                <text:p>24.68651075789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62549">
                <text:p>24.68651076254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67206">
                <text:p>24.68651076720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71862">
                <text:p>24.68651077186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76519">
                <text:p>24.68651077651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81175">
                <text:p>24.68651078117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85832">
                <text:p>24.68651078583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90489">
                <text:p>24.68651079048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95145">
                <text:p>24.68651079514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799802">
                <text:p>24.68651079980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04459">
                <text:p>24.68651080445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09115">
                <text:p>24.68651080911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13772">
                <text:p>24.68651081377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18428">
                <text:p>24.68651081842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23085">
                <text:p>24.68651082308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27742">
                <text:p>24.68651082774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32398">
                <text:p>24.68651083239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37055">
                <text:p>24.68651083705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41711">
                <text:p>24.68651084171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46368">
                <text:p>24.68651084636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51025">
                <text:p>24.6865108510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55681">
                <text:p>24.68651085568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60338">
                <text:p>24.68651086033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64994">
                <text:p>24.68651086499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69651">
                <text:p>24.68651086965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74308">
                <text:p>24.68651087430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78964">
                <text:p>24.68651087896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83621">
                <text:p>24.68651088362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88278">
                <text:p>24.68651088827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92934">
                <text:p>24.6865108929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897591">
                <text:p>24.68651089759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02247">
                <text:p>24.68651090224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06904">
                <text:p>24.68651090690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11561">
                <text:p>24.68651091156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16217">
                <text:p>24.68651091621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20874">
                <text:p>24.68651092087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2553">
                <text:p>24.6865109255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30187">
                <text:p>24.68651093018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34844">
                <text:p>24.68651093484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395">
                <text:p>24.686510939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44157">
                <text:p>24.68651094415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48814">
                <text:p>24.68651094881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5347">
                <text:p>24.6865109534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58127">
                <text:p>24.68651095812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62783">
                <text:p>24.68651096278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6744">
                <text:p>24.6865109674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72097">
                <text:p>24.68651097209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76753">
                <text:p>24.68651097675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8141">
                <text:p>24.68651098141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86066">
                <text:p>24.68651098606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90723">
                <text:p>24.68651099072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099538">
                <text:p>24.6865109953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00036">
                <text:p>24.68651100003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04693">
                <text:p>24.68651100469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09349">
                <text:p>24.68651100934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14006">
                <text:p>24.68651101400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18663">
                <text:p>24.68651101866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23319">
                <text:p>24.68651102331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27976">
                <text:p>24.68651102797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32633">
                <text:p>24.68651103263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37289">
                <text:p>24.68651103728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41946">
                <text:p>24.68651104194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46602">
                <text:p>24.68651104660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51259">
                <text:p>24.68651105125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55916">
                <text:p>24.68651105591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60572">
                <text:p>24.68651106057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65229">
                <text:p>24.68651106522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69885">
                <text:p>24.68651106988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74542">
                <text:p>24.68651107454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79199">
                <text:p>24.68651107919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83855">
                <text:p>24.68651108385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88512">
                <text:p>24.68651108851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93169">
                <text:p>24.68651109316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097825">
                <text:p>24.68651109782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02482">
                <text:p>24.68651110248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07138">
                <text:p>24.68651110713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11795">
                <text:p>24.68651111179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16452">
                <text:p>24.68651111645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21108">
                <text:p>24.68651112110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25765">
                <text:p>24.68651112576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30421">
                <text:p>24.68651113042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35078">
                <text:p>24.68651113507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39735">
                <text:p>24.68651113973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44391">
                <text:p>24.68651114439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49048">
                <text:p>24.68651114904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53704">
                <text:p>24.68651115370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58361">
                <text:p>24.686511158361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63018">
                <text:p>24.68651116301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67674">
                <text:p>24.68651116767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72331">
                <text:p>24.68651117233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76988">
                <text:p>24.68651117698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81644">
                <text:p>24.68651118164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86301">
                <text:p>24.68651118630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90957">
                <text:p>24.68651119095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195614">
                <text:p>24.68651119561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00271">
                <text:p>24.68651120027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04927">
                <text:p>24.68651120492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09584">
                <text:p>24.68651120958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1424">
                <text:p>24.6865112142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18897">
                <text:p>24.68651121889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23554">
                <text:p>24.68651122355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2821">
                <text:p>24.6865112282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32867">
                <text:p>24.68651123286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37524">
                <text:p>24.68651123752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4218">
                <text:p>24.6865112421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46837">
                <text:p>24.68651124683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51493">
                <text:p>24.68651125149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5615">
                <text:p>24.6865112561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60807">
                <text:p>24.68651126080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65463">
                <text:p>24.68651126546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7012">
                <text:p>24.6865112701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74776">
                <text:p>24.68651127477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79433">
                <text:p>24.68651127943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8409">
                <text:p>24.6865112840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88746">
                <text:p>24.68651128874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93403">
                <text:p>24.68651129340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298059">
                <text:p>24.68651129805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02716">
                <text:p>24.68651130271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07373">
                <text:p>24.68651130737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12029">
                <text:p>24.68651131202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16686">
                <text:p>24.68651131668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21343">
                <text:p>24.68651132134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25999">
                <text:p>24.68651132599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30656">
                <text:p>24.68651133065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35312">
                <text:p>24.68651133531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39969">
                <text:p>24.68651133996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44626">
                <text:p>24.68651134462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49282">
                <text:p>24.68651134928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53939">
                <text:p>24.686511353939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58595">
                <text:p>24.68651135859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63252">
                <text:p>24.68651136325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67909">
                <text:p>24.68651136790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72565">
                <text:p>24.68651137256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77222">
                <text:p>24.68651137722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81879">
                <text:p>24.68651138187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86535">
                <text:p>24.68651138653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91192">
                <text:p>24.68651139119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395848">
                <text:p>24.68651139584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00505">
                <text:p>24.68651140050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05162">
                <text:p>24.68651140516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09818">
                <text:p>24.68651140981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14475">
                <text:p>24.68651141447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19131">
                <text:p>24.68651141913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23788">
                <text:p>24.68651142378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28445">
                <text:p>24.68651142844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33101">
                <text:p>24.68651143310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37758">
                <text:p>24.68651143775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42414">
                <text:p>24.68651144241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47071">
                <text:p>24.68651144707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51728">
                <text:p>24.68651145172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56384">
                <text:p>24.68651145638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61041">
                <text:p>24.68651146104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65698">
                <text:p>24.68651146569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70354">
                <text:p>24.68651147035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75011">
                <text:p>24.68651147501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79667">
                <text:p>24.68651147966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84324">
                <text:p>24.68651148432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88981">
                <text:p>24.68651148898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93637">
                <text:p>24.68651149363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498294">
                <text:p>24.68651149829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0295">
                <text:p>24.6865115029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07607">
                <text:p>24.68651150760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12264">
                <text:p>24.68651151226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1692">
                <text:p>24.6865115169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21577">
                <text:p>24.686511521577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26234">
                <text:p>24.6865115262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3089">
                <text:p>24.6865115308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35547">
                <text:p>24.68651153554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40203">
                <text:p>24.68651154020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4486">
                <text:p>24.6865115448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49517">
                <text:p>24.68651154951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54173">
                <text:p>24.68651155417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5883">
                <text:p>24.6865115588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63486">
                <text:p>24.686511563486</text:p>
              </table:table-cell>
              <table:table-cell office:value-type="float" office:value="625.00000001625">
                <text:p>625.00000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68143">
                <text:p>24.68651156814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728">
                <text:p>24.686511572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77456">
                <text:p>24.68651157745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82113">
                <text:p>24.68651158211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86769">
                <text:p>24.68651158676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91426">
                <text:p>24.68651159142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596083">
                <text:p>24.68651159608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00739">
                <text:p>24.68651160073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05396">
                <text:p>24.68651160539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10053">
                <text:p>24.68651161005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14709">
                <text:p>24.68651161470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19366">
                <text:p>24.68651161936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24022">
                <text:p>24.68651162402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28679">
                <text:p>24.68651162867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33336">
                <text:p>24.68651163333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37992">
                <text:p>24.68651163799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42649">
                <text:p>24.68651164264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47305">
                <text:p>24.68651164730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51962">
                <text:p>24.68651165196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56619">
                <text:p>24.68651165661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61275">
                <text:p>24.68651166127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65932">
                <text:p>24.68651166593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70589">
                <text:p>24.68651167058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75245">
                <text:p>24.68651167524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79902">
                <text:p>24.68651167990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84558">
                <text:p>24.68651168455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89215">
                <text:p>24.68651168921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93872">
                <text:p>24.68651169387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698528">
                <text:p>24.68651169852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03185">
                <text:p>24.68651170318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07841">
                <text:p>24.68651170784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12498">
                <text:p>24.68651171249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17155">
                <text:p>24.68651171715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21811">
                <text:p>24.68651172181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26468">
                <text:p>24.68651172646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31124">
                <text:p>24.68651173112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35781">
                <text:p>24.68651173578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40438">
                <text:p>24.68651174043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45094">
                <text:p>24.68651174509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49751">
                <text:p>24.68651174975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54408">
                <text:p>24.68651175440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59064">
                <text:p>24.68651175906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63721">
                <text:p>24.68651176372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68377">
                <text:p>24.68651176837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73034">
                <text:p>24.68651177303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77691">
                <text:p>24.68651177769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82347">
                <text:p>24.68651178234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87004">
                <text:p>24.68651178700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9166">
                <text:p>24.6865117916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796317">
                <text:p>24.68651179631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00974">
                <text:p>24.68651180097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0563">
                <text:p>24.6865118056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10287">
                <text:p>24.68651181028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14944">
                <text:p>24.68651181494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196">
                <text:p>24.686511819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24257">
                <text:p>24.68651182425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28913">
                <text:p>24.68651182891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3357">
                <text:p>24.6865118335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38227">
                <text:p>24.68651183822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42883">
                <text:p>24.68651184288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4754">
                <text:p>24.6865118475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52196">
                <text:p>24.68651185219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56853">
                <text:p>24.68651185685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6151">
                <text:p>24.6865118615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66166">
                <text:p>24.68651186616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70823">
                <text:p>24.68651187082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75479">
                <text:p>24.68651187547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80136">
                <text:p>24.68651188013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84793">
                <text:p>24.68651188479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89449">
                <text:p>24.68651188944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94106">
                <text:p>24.68651189410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898763">
                <text:p>24.68651189876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03419">
                <text:p>24.68651190341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08076">
                <text:p>24.68651190807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12732">
                <text:p>24.68651191273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17389">
                <text:p>24.68651191738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22046">
                <text:p>24.68651192204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26702">
                <text:p>24.686511926702</text:p>
              </table:table-cell>
              <table:table-cell office:value-type="float" office:value="625.00000001625">
                <text:p>625.00000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31359">
                <text:p>24.68651193135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36015">
                <text:p>24.68651193601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40672">
                <text:p>24.68651194067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45329">
                <text:p>24.68651194532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49985">
                <text:p>24.68651194998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54642">
                <text:p>24.68651195464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59299">
                <text:p>24.68651195929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63955">
                <text:p>24.68651196395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68612">
                <text:p>24.68651196861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73268">
                <text:p>24.68651197326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77925">
                <text:p>24.68651197792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82582">
                <text:p>24.68651198258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87238">
                <text:p>24.68651198723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91895">
                <text:p>24.68651199189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1996551">
                <text:p>24.68651199655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01208">
                <text:p>24.68651200120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05865">
                <text:p>24.68651200586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10521">
                <text:p>24.68651201052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15178">
                <text:p>24.68651201517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19834">
                <text:p>24.6865120198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24491">
                <text:p>24.68651202449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29148">
                <text:p>24.68651202914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33804">
                <text:p>24.68651203380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38461">
                <text:p>24.68651203846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43118">
                <text:p>24.68651204311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47774">
                <text:p>24.68651204777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52431">
                <text:p>24.68651205243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57087">
                <text:p>24.68651205708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61744">
                <text:p>24.686512061744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66401">
                <text:p>24.68651206640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71057">
                <text:p>24.68651207105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75714">
                <text:p>24.68651207571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8037">
                <text:p>24.6865120803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85027">
                <text:p>24.68651208502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89684">
                <text:p>24.68651208968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9434">
                <text:p>24.686512094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098997">
                <text:p>24.68651209899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03654">
                <text:p>24.68651210365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0831">
                <text:p>24.6865121083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12967">
                <text:p>24.68651211296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17623">
                <text:p>24.68651211762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2228">
                <text:p>24.6865121222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26937">
                <text:p>24.68651212693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31593">
                <text:p>24.68651213159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3625">
                <text:p>24.686512136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40906">
                <text:p>24.68651214090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45563">
                <text:p>24.68651214556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5022">
                <text:p>24.6865121502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54876">
                <text:p>24.68651215487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59533">
                <text:p>24.68651215953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64189">
                <text:p>24.68651216418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68846">
                <text:p>24.68651216884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73503">
                <text:p>24.68651217350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78159">
                <text:p>24.68651217815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82816">
                <text:p>24.68651218281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87473">
                <text:p>24.68651218747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92129">
                <text:p>24.68651219212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196786">
                <text:p>24.68651219678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01442">
                <text:p>24.68651220144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06099">
                <text:p>24.68651220609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10756">
                <text:p>24.68651221075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15412">
                <text:p>24.68651221541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20069">
                <text:p>24.68651222006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24725">
                <text:p>24.68651222472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29382">
                <text:p>24.68651222938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34039">
                <text:p>24.68651223403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38695">
                <text:p>24.68651223869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43352">
                <text:p>24.68651224335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48009">
                <text:p>24.68651224800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52665">
                <text:p>24.68651225266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57322">
                <text:p>24.68651225732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61978">
                <text:p>24.68651226197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66635">
                <text:p>24.68651226663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71292">
                <text:p>24.68651227129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75948">
                <text:p>24.68651227594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80605">
                <text:p>24.68651228060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85261">
                <text:p>24.68651228526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89918">
                <text:p>24.68651228991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94575">
                <text:p>24.68651229457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299231">
                <text:p>24.686512299231</text:p>
              </table:table-cell>
              <table:table-cell office:value-type="float" office:value="625.00000001625">
                <text:p>625.00000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03888">
                <text:p>24.68651230388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08544">
                <text:p>24.68651230854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13201">
                <text:p>24.68651231320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17858">
                <text:p>24.68651231785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22514">
                <text:p>24.68651232251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27171">
                <text:p>24.68651232717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31828">
                <text:p>24.68651233182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36484">
                <text:p>24.68651233648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41141">
                <text:p>24.68651234114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45797">
                <text:p>24.68651234579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50454">
                <text:p>24.68651235045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55111">
                <text:p>24.68651235511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59767">
                <text:p>24.68651235976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64424">
                <text:p>24.68651236442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6908">
                <text:p>24.6865123690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73737">
                <text:p>24.68651237373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78394">
                <text:p>24.68651237839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8305">
                <text:p>24.6865123830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87707">
                <text:p>24.68651238770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92364">
                <text:p>24.68651239236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39702">
                <text:p>24.6865123970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01677">
                <text:p>24.68651240167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06333">
                <text:p>24.68651240633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1099">
                <text:p>24.6865124109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15647">
                <text:p>24.68651241564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20303">
                <text:p>24.68651242030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2496">
                <text:p>24.6865124249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29616">
                <text:p>24.68651242961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34273">
                <text:p>24.68651243427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3893">
                <text:p>24.6865124389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43586">
                <text:p>24.68651244358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48243">
                <text:p>24.68651244824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52899">
                <text:p>24.68651245289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57556">
                <text:p>24.68651245755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62213">
                <text:p>24.68651246221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66869">
                <text:p>24.68651246686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71526">
                <text:p>24.68651247152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76183">
                <text:p>24.68651247618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80839">
                <text:p>24.68651248083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85496">
                <text:p>24.68651248549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90152">
                <text:p>24.68651249015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94809">
                <text:p>24.68651249480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499466">
                <text:p>24.68651249946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04122">
                <text:p>24.68651250412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08779">
                <text:p>24.68651250877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13435">
                <text:p>24.68651251343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18092">
                <text:p>24.68651251809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22749">
                <text:p>24.68651252274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27405">
                <text:p>24.68651252740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32062">
                <text:p>24.68651253206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36719">
                <text:p>24.68651253671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41375">
                <text:p>24.68651254137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46032">
                <text:p>24.68651254603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50688">
                <text:p>24.68651255068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55345">
                <text:p>24.68651255534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60002">
                <text:p>24.68651256000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64658">
                <text:p>24.68651256465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69315">
                <text:p>24.68651256931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73971">
                <text:p>24.68651257397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78628">
                <text:p>24.68651257862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83285">
                <text:p>24.68651258328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87941">
                <text:p>24.68651258794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92598">
                <text:p>24.68651259259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597254">
                <text:p>24.68651259725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01911">
                <text:p>24.68651260191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06568">
                <text:p>24.68651260656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11224">
                <text:p>24.68651261122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15881">
                <text:p>24.68651261588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20538">
                <text:p>24.68651262053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25194">
                <text:p>24.68651262519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29851">
                <text:p>24.68651262985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34507">
                <text:p>24.68651263450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39164">
                <text:p>24.68651263916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43821">
                <text:p>24.68651264382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48477">
                <text:p>24.68651264847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53134">
                <text:p>24.6865126531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5779">
                <text:p>24.6865126577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62447">
                <text:p>24.68651266244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67104">
                <text:p>24.68651266710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7176">
                <text:p>24.6865126717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76417">
                <text:p>24.68651267641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81074">
                <text:p>24.68651268107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8573">
                <text:p>24.6865126857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90387">
                <text:p>24.68651269038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95043">
                <text:p>24.68651269504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6997">
                <text:p>24.686512699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04357">
                <text:p>24.68651270435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09013">
                <text:p>24.68651270901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1367">
                <text:p>24.6865127136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18326">
                <text:p>24.68651271832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22983">
                <text:p>24.68651272298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2764">
                <text:p>24.6865127276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32296">
                <text:p>24.68651273229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36953">
                <text:p>24.68651273695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41609">
                <text:p>24.68651274160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46266">
                <text:p>24.68651274626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50923">
                <text:p>24.68651275092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55579">
                <text:p>24.68651275557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60236">
                <text:p>24.68651276023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64893">
                <text:p>24.68651276489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69549">
                <text:p>24.68651276954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74206">
                <text:p>24.68651277420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78862">
                <text:p>24.68651277886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83519">
                <text:p>24.68651278351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88176">
                <text:p>24.68651278817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92832">
                <text:p>24.68651279283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797489">
                <text:p>24.68651279748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02145">
                <text:p>24.68651280214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06802">
                <text:p>24.68651280680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11459">
                <text:p>24.68651281145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16115">
                <text:p>24.68651281611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20772">
                <text:p>24.68651282077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25429">
                <text:p>24.68651282542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30085">
                <text:p>24.68651283008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34742">
                <text:p>24.68651283474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39398">
                <text:p>24.68651283939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44055">
                <text:p>24.68651284405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48712">
                <text:p>24.68651284871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53368">
                <text:p>24.68651285336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58025">
                <text:p>24.68651285802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62681">
                <text:p>24.68651286268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67338">
                <text:p>24.68651286733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71995">
                <text:p>24.68651287199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76651">
                <text:p>24.68651287665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81308">
                <text:p>24.68651288130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85964">
                <text:p>24.68651288596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90621">
                <text:p>24.68651289062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95278">
                <text:p>24.68651289527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899934">
                <text:p>24.68651289993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04591">
                <text:p>24.68651290459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09248">
                <text:p>24.68651290924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13904">
                <text:p>24.68651291390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18561">
                <text:p>24.68651291856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23217">
                <text:p>24.68651292321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27874">
                <text:p>24.68651292787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32531">
                <text:p>24.68651293253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37187">
                <text:p>24.68651293718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41844">
                <text:p>24.68651294184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465">
                <text:p>24.686512946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51157">
                <text:p>24.68651295115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55814">
                <text:p>24.68651295581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6047">
                <text:p>24.6865129604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65127">
                <text:p>24.68651296512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69784">
                <text:p>24.68651296978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7444">
                <text:p>24.6865129744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79097">
                <text:p>24.68651297909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83753">
                <text:p>24.68651298375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8841">
                <text:p>24.6865129884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93067">
                <text:p>24.68651299306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2997723">
                <text:p>24.68651299772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0238">
                <text:p>24.6865130023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07036">
                <text:p>24.68651300703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11693">
                <text:p>24.68651301169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1635">
                <text:p>24.6865130163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21006">
                <text:p>24.68651302100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25663">
                <text:p>24.68651302566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30319">
                <text:p>24.68651303031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34976">
                <text:p>24.68651303497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39633">
                <text:p>24.68651303963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44289">
                <text:p>24.68651304428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48946">
                <text:p>24.68651304894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53603">
                <text:p>24.68651305360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58259">
                <text:p>24.68651305825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62916">
                <text:p>24.68651306291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67572">
                <text:p>24.686513067572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72229">
                <text:p>24.68651307222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76886">
                <text:p>24.68651307688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81542">
                <text:p>24.68651308154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86199">
                <text:p>24.68651308619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90855">
                <text:p>24.68651309085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095512">
                <text:p>24.68651309551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00169">
                <text:p>24.68651310016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04825">
                <text:p>24.68651310482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09482">
                <text:p>24.68651310948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14139">
                <text:p>24.68651311413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18795">
                <text:p>24.68651311879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23452">
                <text:p>24.68651312345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28108">
                <text:p>24.68651312810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32765">
                <text:p>24.68651313276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37422">
                <text:p>24.68651313742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42078">
                <text:p>24.68651314207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46735">
                <text:p>24.68651314673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51391">
                <text:p>24.68651315139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56048">
                <text:p>24.68651315604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60705">
                <text:p>24.686513160705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65361">
                <text:p>24.68651316536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70018">
                <text:p>24.68651317001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74674">
                <text:p>24.68651317467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79331">
                <text:p>24.68651317933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83988">
                <text:p>24.68651318398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88644">
                <text:p>24.68651318864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93301">
                <text:p>24.68651319330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197958">
                <text:p>24.68651319795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02614">
                <text:p>24.68651320261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07271">
                <text:p>24.68651320727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11927">
                <text:p>24.68651321192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16584">
                <text:p>24.68651321658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21241">
                <text:p>24.68651322124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25897">
                <text:p>24.68651322589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30554">
                <text:p>24.68651323055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3521">
                <text:p>24.6865132352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39867">
                <text:p>24.68651323986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44524">
                <text:p>24.68651324452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4918">
                <text:p>24.6865132491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53837">
                <text:p>24.68651325383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58494">
                <text:p>24.68651325849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6315">
                <text:p>24.6865132631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67807">
                <text:p>24.68651326780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72463">
                <text:p>24.68651327246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7712">
                <text:p>24.6865132771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81777">
                <text:p>24.68651328177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86433">
                <text:p>24.68651328643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9109">
                <text:p>24.6865132910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295746">
                <text:p>24.68651329574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00403">
                <text:p>24.68651330040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0506">
                <text:p>24.6865133050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09716">
                <text:p>24.68651330971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14373">
                <text:p>24.68651331437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19029">
                <text:p>24.68651331902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23686">
                <text:p>24.68651332368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28343">
                <text:p>24.68651332834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32999">
                <text:p>24.68651333299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37656">
                <text:p>24.686513337656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42313">
                <text:p>24.68651334231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46969">
                <text:p>24.68651334696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51626">
                <text:p>24.68651335162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56282">
                <text:p>24.68651335628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60939">
                <text:p>24.68651336093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65596">
                <text:p>24.68651336559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70252">
                <text:p>24.68651337025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74909">
                <text:p>24.68651337490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79565">
                <text:p>24.68651337956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84222">
                <text:p>24.68651338422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88879">
                <text:p>24.68651338887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93535">
                <text:p>24.68651339353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398192">
                <text:p>24.68651339819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02849">
                <text:p>24.68651340284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07505">
                <text:p>24.68651340750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12162">
                <text:p>24.68651341216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16818">
                <text:p>24.68651341681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21475">
                <text:p>24.68651342147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26132">
                <text:p>24.68651342613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30788">
                <text:p>24.68651343078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35445">
                <text:p>24.68651343544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40101">
                <text:p>24.68651344010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44758">
                <text:p>24.68651344475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49415">
                <text:p>24.68651344941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54071">
                <text:p>24.68651345407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58728">
                <text:p>24.68651345872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63384">
                <text:p>24.68651346338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68041">
                <text:p>24.68651346804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72698">
                <text:p>24.68651347269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77354">
                <text:p>24.68651347735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82011">
                <text:p>24.68651348201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86668">
                <text:p>24.68651348666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91324">
                <text:p>24.68651349132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495981">
                <text:p>24.68651349598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00637">
                <text:p>24.68651350063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05294">
                <text:p>24.68651350529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09951">
                <text:p>24.68651350995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14607">
                <text:p>24.68651351460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19264">
                <text:p>24.68651351926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2392">
                <text:p>24.6865135239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28577">
                <text:p>24.68651352857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33234">
                <text:p>24.68651353323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3789">
                <text:p>24.6865135378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42547">
                <text:p>24.68651354254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47204">
                <text:p>24.68651354720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5186">
                <text:p>24.6865135518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56517">
                <text:p>24.68651355651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61173">
                <text:p>24.68651356117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6583">
                <text:p>24.6865135658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70487">
                <text:p>24.68651357048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75143">
                <text:p>24.68651357514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798">
                <text:p>24.686513579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84456">
                <text:p>24.68651358445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89113">
                <text:p>24.68651358911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9377">
                <text:p>24.6865135937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598426">
                <text:p>24.68651359842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03083">
                <text:p>24.68651360308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07739">
                <text:p>24.68651360773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12396">
                <text:p>24.68651361239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17053">
                <text:p>24.68651361705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21709">
                <text:p>24.68651362170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26366">
                <text:p>24.68651362636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31023">
                <text:p>24.68651363102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35679">
                <text:p>24.68651363567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40336">
                <text:p>24.68651364033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44992">
                <text:p>24.68651364499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49649">
                <text:p>24.68651364964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54306">
                <text:p>24.68651365430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58962">
                <text:p>24.68651365896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63619">
                <text:p>24.68651366361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68275">
                <text:p>24.68651366827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72932">
                <text:p>24.68651367293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77589">
                <text:p>24.68651367758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82245">
                <text:p>24.68651368224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86902">
                <text:p>24.68651368690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91559">
                <text:p>24.68651369155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696215">
                <text:p>24.68651369621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00872">
                <text:p>24.68651370087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05528">
                <text:p>24.68651370552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10185">
                <text:p>24.68651371018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14842">
                <text:p>24.68651371484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19498">
                <text:p>24.68651371949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24155">
                <text:p>24.68651372415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28811">
                <text:p>24.68651372881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33468">
                <text:p>24.68651373346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38125">
                <text:p>24.68651373812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42781">
                <text:p>24.68651374278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47438">
                <text:p>24.68651374743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52094">
                <text:p>24.68651375209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56751">
                <text:p>24.68651375675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61408">
                <text:p>24.68651376140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66064">
                <text:p>24.68651376606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70721">
                <text:p>24.68651377072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75378">
                <text:p>24.68651377537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80034">
                <text:p>24.68651378003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84691">
                <text:p>24.686513784691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89347">
                <text:p>24.68651378934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94004">
                <text:p>24.68651379400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798661">
                <text:p>24.68651379866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03317">
                <text:p>24.68651380331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07974">
                <text:p>24.68651380797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1263">
                <text:p>24.6865138126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17287">
                <text:p>24.68651381728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21944">
                <text:p>24.68651382194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266">
                <text:p>24.686513826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31257">
                <text:p>24.68651383125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35914">
                <text:p>24.68651383591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4057">
                <text:p>24.6865138405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45227">
                <text:p>24.68651384522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49883">
                <text:p>24.686513849883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5454">
                <text:p>24.6865138545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59197">
                <text:p>24.68651385919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63853">
                <text:p>24.68651386385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6851">
                <text:p>24.6865138685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73166">
                <text:p>24.68651387316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77823">
                <text:p>24.68651387782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8248">
                <text:p>24.6865138824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87136">
                <text:p>24.68651388713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91793">
                <text:p>24.68651389179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896449">
                <text:p>24.68651389644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01106">
                <text:p>24.68651390110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05763">
                <text:p>24.68651390576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10419">
                <text:p>24.68651391041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15076">
                <text:p>24.68651391507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19733">
                <text:p>24.686513919733</text:p>
              </table:table-cell>
              <table:table-cell office:value-type="float" office:value="625.00000001625">
                <text:p>625.00000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24389">
                <text:p>24.68651392438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29046">
                <text:p>24.68651392904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33702">
                <text:p>24.68651393370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38359">
                <text:p>24.68651393835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43016">
                <text:p>24.68651394301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47672">
                <text:p>24.68651394767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52329">
                <text:p>24.68651395232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56985">
                <text:p>24.68651395698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61642">
                <text:p>24.686513961642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66299">
                <text:p>24.68651396629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70955">
                <text:p>24.686513970955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75612">
                <text:p>24.68651397561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80269">
                <text:p>24.68651398026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84925">
                <text:p>24.68651398492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89582">
                <text:p>24.68651398958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94238">
                <text:p>24.68651399423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3998895">
                <text:p>24.68651399889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03552">
                <text:p>24.686514003552</text:p>
              </table:table-cell>
              <table:table-cell office:value-type="float" office:value="625.00000001625">
                <text:p>625.0000000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08208">
                <text:p>24.68651400820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12865">
                <text:p>24.68651401286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17521">
                <text:p>24.68651401752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22178">
                <text:p>24.68651402217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26835">
                <text:p>24.68651402683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31491">
                <text:p>24.68651403149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36148">
                <text:p>24.68651403614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40804">
                <text:p>24.68651404080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45461">
                <text:p>24.68651404546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50118">
                <text:p>24.68651405011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54774">
                <text:p>24.68651405477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59431">
                <text:p>24.68651405943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64088">
                <text:p>24.68651406408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68744">
                <text:p>24.68651406874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73401">
                <text:p>24.68651407340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78057">
                <text:p>24.68651407805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82714">
                <text:p>24.68651408271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87371">
                <text:p>24.68651408737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92027">
                <text:p>24.68651409202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096684">
                <text:p>24.68651409668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0134">
                <text:p>24.6865141013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05997">
                <text:p>24.68651410599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10654">
                <text:p>24.68651411065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1531">
                <text:p>24.6865141153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19967">
                <text:p>24.68651411996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24623">
                <text:p>24.68651412462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2928">
                <text:p>24.6865141292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33937">
                <text:p>24.68651413393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38593">
                <text:p>24.68651413859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4325">
                <text:p>24.6865141432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47907">
                <text:p>24.68651414790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52563">
                <text:p>24.68651415256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5722">
                <text:p>24.6865141572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61876">
                <text:p>24.68651416187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66533">
                <text:p>24.68651416653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7119">
                <text:p>24.6865141711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75846">
                <text:p>24.68651417584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80503">
                <text:p>24.68651418050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85159">
                <text:p>24.68651418515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89816">
                <text:p>24.68651418981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94473">
                <text:p>24.68651419447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199129">
                <text:p>24.68651419912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03786">
                <text:p>24.68651420378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08443">
                <text:p>24.686514208443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13099">
                <text:p>24.68651421309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17756">
                <text:p>24.68651421775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22412">
                <text:p>24.68651422241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27069">
                <text:p>24.68651422706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31726">
                <text:p>24.68651423172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36382">
                <text:p>24.68651423638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41039">
                <text:p>24.686514241039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45695">
                <text:p>24.68651424569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50352">
                <text:p>24.686514250352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55009">
                <text:p>24.68651425500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59665">
                <text:p>24.68651425966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64322">
                <text:p>24.68651426432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68978">
                <text:p>24.68651426897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73635">
                <text:p>24.68651427363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78292">
                <text:p>24.68651427829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82948">
                <text:p>24.68651428294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87605">
                <text:p>24.68651428760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92262">
                <text:p>24.68651429226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296918">
                <text:p>24.68651429691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01575">
                <text:p>24.68651430157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06231">
                <text:p>24.686514306231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10888">
                <text:p>24.68651431088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15545">
                <text:p>24.68651431554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20201">
                <text:p>24.68651432020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24858">
                <text:p>24.68651432485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29514">
                <text:p>24.68651432951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34171">
                <text:p>24.686514334171</text:p>
              </table:table-cell>
              <table:table-cell office:value-type="float" office:value="624.99999999999">
                <text:p>624.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38828">
                <text:p>24.68651433882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43484">
                <text:p>24.68651434348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48141">
                <text:p>24.68651434814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52798">
                <text:p>24.68651435279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57454">
                <text:p>24.68651435745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62111">
                <text:p>24.68651436211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66767">
                <text:p>24.68651436676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71424">
                <text:p>24.68651437142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76081">
                <text:p>24.68651437608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80737">
                <text:p>24.68651438073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85394">
                <text:p>24.68651438539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9005">
                <text:p>24.68651439005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94707">
                <text:p>24.68651439470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399364">
                <text:p>24.686514399364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0402">
                <text:p>24.6865144040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08677">
                <text:p>24.686514408677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13333">
                <text:p>24.68651441333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1799">
                <text:p>24.6865144179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22647">
                <text:p>24.686514422647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27303">
                <text:p>24.68651442730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3196">
                <text:p>24.68651443196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36617">
                <text:p>24.68651443661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41273">
                <text:p>24.68651444127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4593">
                <text:p>24.6865144459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50586">
                <text:p>24.68651445058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55243">
                <text:p>24.68651445524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599">
                <text:p>24.686514459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64556">
                <text:p>24.68651446455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69213">
                <text:p>24.68651446921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73869">
                <text:p>24.68651447386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78526">
                <text:p>24.68651447852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83183">
                <text:p>24.686514483183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87839">
                <text:p>24.68651448783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92496">
                <text:p>24.686514492496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497153">
                <text:p>24.686514497153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01809">
                <text:p>24.68651450180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06466">
                <text:p>24.686514506466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11122">
                <text:p>24.68651451112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15779">
                <text:p>24.686514515779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20436">
                <text:p>24.68651452043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25092">
                <text:p>24.686514525092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29749">
                <text:p>24.686514529749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34405">
                <text:p>24.686514534405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39062">
                <text:p>24.686514539062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43719">
                <text:p>24.686514543719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48375">
                <text:p>24.68651454837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53032">
                <text:p>24.68651455303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57688">
                <text:p>24.68651455768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62345">
                <text:p>24.68651456234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67002">
                <text:p>24.686514567002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71658">
                <text:p>24.68651457165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76315">
                <text:p>24.68651457631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80972">
                <text:p>24.686514580972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85628">
                <text:p>24.68651458562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90285">
                <text:p>24.686514590285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94941">
                <text:p>24.68651459494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599598">
                <text:p>24.686514599598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04255">
                <text:p>24.686514604255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08911">
                <text:p>24.686514608911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13568">
                <text:p>24.686514613568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18224">
                <text:p>24.686514618224</text:p>
              </table:table-cell>
              <table:table-cell office:value-type="float" office:value="625.00000001627">
                <text:p>625.00000001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22881">
                <text:p>24.68651462288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27538">
                <text:p>24.686514627538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32194">
                <text:p>24.68651463219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36851">
                <text:p>24.68651463685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41508">
                <text:p>24.686514641508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46164">
                <text:p>24.68651464616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50821">
                <text:p>24.686514650821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55477">
                <text:p>24.68651465547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60134">
                <text:p>24.686514660134</text:p>
              </table:table-cell>
              <table:table-cell office:value-type="float" office:value="625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64791">
                <text:p>24.686514664791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69447">
                <text:p>24.686514669447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74104">
                <text:p>24.686514674104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7876">
                <text:p>24.68651467876</text:p>
              </table:table-cell>
              <table:table-cell office:value-type="float" office:value="625.00000000001">
                <text:p>625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686514683417">
                <text:p>24.686514683417</text:p>
              </table:table-cell>
              <table:table-cell office:value-type="float" office:value="625.00000001626">
                <text:p>625.00000001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